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4" style:family="table-column">
      <style:table-column-properties fo:break-before="auto" style:column-width="1.0555in"/>
    </style:style>
    <style:style style:name="co5" style:family="table-column">
      <style:table-column-properties fo:break-before="auto" style:column-width="0.611in"/>
    </style:style>
    <style:style style:name="co6" style:family="table-column">
      <style:table-column-properties fo:break-before="auto" style:column-width="1.3516in"/>
    </style:style>
    <style:style style:name="co7" style:family="table-column">
      <style:table-column-properties fo:break-before="auto" style:column-width="1.0035in"/>
    </style:style>
    <style:style style:name="co8" style:family="table-column">
      <style:table-column-properties fo:break-before="auto" style:column-width="1.5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cccccc"/>
    </style:style>
    <style:style style:name="ce3" style:family="table-cell" style:parent-style-name="Default">
      <style:table-cell-properties fo:background-color="#ff3333"/>
    </style:style>
    <style:style style:name="ce4" style:family="table-cell" style:parent-style-name="Default">
      <style:table-cell-properties fo:background-color="#6666ff"/>
    </style:style>
    <style:style style:name="ce5" style:family="table-cell" style:parent-style-name="Default">
      <style:table-cell-properties fo:background-color="#99ff66"/>
    </style:style>
    <style:style style:name="ce6" style:family="table-cell" style:parent-style-name="Default">
      <style:table-cell-properties fo:background-color="#66ffff"/>
    </style:style>
    <style:style style:name="ce7" style:family="table-cell" style:parent-style-name="Default">
      <style:table-cell-properties fo:background-color="#ff33ff"/>
    </style:style>
    <style:style style:name="ce8" style:family="table-cell" style:parent-style-name="Default">
      <style:table-cell-properties fo:background-color="#cccccc"/>
      <style:text-properties fo:font-weight="bold" style:font-weight-asian="bold" style:font-weight-complex="bold"/>
    </style:style>
    <style:style style:name="ce9" style:family="table-cell" style:parent-style-name="Default">
      <style:table-cell-properties fo:background-color="#ffff99"/>
      <style:text-properties fo:color="#000000"/>
    </style:style>
    <style:style style:name="ce10" style:family="table-cell" style:parent-style-name="Default">
      <style:table-cell-properties fo:background-color="#cccccc"/>
      <style:text-properties fo:font-weight="normal" style:font-weight-asian="normal" style:font-weight-complex="normal"/>
    </style:style>
    <style:style style:name="ce11" style:family="table-cell" style:parent-style-name="Default">
      <style:table-cell-properties fo:background-color="transparent"/>
      <style:text-properties fo:color="#000000"/>
    </style:style>
    <style:style style:name="ce12" style:family="table-cell" style:parent-style-name="Default">
      <style:table-cell-properties fo:background-color="transparent"/>
    </style:style>
    <style:style style:name="ce13" style:family="table-cell" style:parent-style-name="Default">
      <style:table-cell-properties fo:background-color="#ffff99"/>
    </style:style>
    <style:style style:name="ce14" style:family="table-cell" style:parent-style-name="Default">
      <style:table-cell-properties fo:background-color="#ffff00"/>
    </style:style>
    <style:style style:name="ce15" style:family="table-cell" style:parent-style-name="Default">
      <style:table-cell-properties fo:background-color="#cccccc"/>
      <style:text-properties fo:color="#000000"/>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4" table:default-cell-style-name="Default"/>
        <table:table-row table:style-name="ro1">
          <table:table-cell office:value-type="string" calcext:value-type="string">
            <text:p>Below is a list of samples taken for attenuation length measurements:</text:p>
          </table:table-cell>
        </table:table-row>
        <table:table-row table:style-name="ro1">
          <table:table-cell table:style-name="ce1" office:value-type="string" calcext:value-type="string">
            <text:p>Sample Name</text:p>
          </table:table-cell>
        </table:table-row>
        <table:table-row table:style-name="ro1">
          <table:table-cell table:formula="of:=[HolderMatrix.H4]" office:value-type="string" office:string-value="0100_1F27" calcext:value-type="string">
            <text:p>0100_1F27</text:p>
          </table:table-cell>
        </table:table-row>
        <table:table-row table:style-name="ro1">
          <table:table-cell table:formula="of:=[HolderMatrix.H11]" office:value-type="string" office:string-value="0100_2F27" calcext:value-type="string">
            <text:p>0100_2F27</text:p>
          </table:table-cell>
        </table:table-row>
        <table:table-row table:style-name="ro1">
          <table:table-cell table:formula="of:=[HolderMatrix.H18]" office:value-type="string" office:string-value="0100_3F27" calcext:value-type="string">
            <text:p>0100_3F27</text:p>
          </table:table-cell>
        </table:table-row>
        <table:table-row table:style-name="ro1">
          <table:table-cell table:formula="of:=[HolderMatrix.H25]" office:value-type="string" office:string-value="0100_4F27" calcext:value-type="string">
            <text:p>0100_4F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11]" office:value-type="string" office:string-value="0100_2R27" calcext:value-type="string">
            <text:p>0100_2R27</text:p>
          </table:table-cell>
        </table:table-row>
        <table:table-row table:style-name="ro1">
          <table:table-cell table:formula="of:=[HolderMatrix.Q18]" office:value-type="string" office:string-value="0100_3R27" calcext:value-type="string">
            <text:p>0100_3R27</text:p>
          </table:table-cell>
        </table:table-row>
        <table:table-row table:style-name="ro1">
          <table:table-cell table:formula="of:=[HolderMatrix.Q25]" office:value-type="string" office:string-value="0100_4R27" calcext:value-type="string">
            <text:p>0100_4R27</text:p>
          </table:table-cell>
        </table:table-row>
        <table:table-row table:style-name="ro1">
          <table:table-cell table:formula="of:=[HolderMatrix.H5]" office:value-type="string" office:string-value="1000_1F37" calcext:value-type="string">
            <text:p>1000_1F37</text:p>
          </table:table-cell>
        </table:table-row>
        <table:table-row table:style-name="ro1">
          <table:table-cell table:formula="of:=[HolderMatrix.H12]" office:value-type="string" office:string-value="1000_2F37" calcext:value-type="string">
            <text:p>1000_2F37</text:p>
          </table:table-cell>
        </table:table-row>
        <table:table-row table:style-name="ro1">
          <table:table-cell table:formula="of:=[HolderMatrix.H19]" office:value-type="string" office:string-value="1000_3F37" calcext:value-type="string">
            <text:p>1000_3F37</text:p>
          </table:table-cell>
        </table:table-row>
        <table:table-row table:style-name="ro1">
          <table:table-cell table:formula="of:=[HolderMatrix.H26]" office:value-type="string" office:string-value="1000_4F37" calcext:value-type="string">
            <text:p>1000_4F37</text:p>
          </table:table-cell>
        </table:table-row>
        <table:table-row table:style-name="ro1">
          <table:table-cell table:formula="of:=[HolderMatrix.Q5]" office:value-type="string" office:string-value="1000_1R37" calcext:value-type="string">
            <text:p>1000_1R37</text:p>
          </table:table-cell>
        </table:table-row>
        <table:table-row table:style-name="ro1">
          <table:table-cell table:formula="of:=[HolderMatrix.Q12]" office:value-type="string" office:string-value="1000_2R37" calcext:value-type="string">
            <text:p>1000_2R37</text:p>
          </table:table-cell>
        </table:table-row>
        <table:table-row table:style-name="ro1">
          <table:table-cell table:formula="of:=[HolderMatrix.Q19]" office:value-type="string" office:string-value="1000_3R37" calcext:value-type="string">
            <text:p>1000_3R37</text:p>
          </table:table-cell>
        </table:table-row>
        <table:table-row table:style-name="ro1">
          <table:table-cell table:formula="of:=[HolderMatrix.Q26]" office:value-type="string" office:string-value="1000_4R37" calcext:value-type="string">
            <text:p>1000_4R37</text:p>
          </table:table-cell>
        </table:table-row>
      </table:table>
      <table:table table:name="HolderMatrix"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3" office:value-type="string" calcext:value-type="string">
            <text:p>0052_1F12</text:p>
          </table:table-cell>
          <table:table-cell table:style-name="ce3" office:value-type="string" calcext:value-type="string">
            <text:p>0050_1F13</text:p>
          </table:table-cell>
          <table:table-cell table:style-name="ce3" office:value-type="string" calcext:value-type="string">
            <text:p>0052_1F14</text:p>
          </table:table-cell>
          <table:table-cell table:style-name="ce3" office:value-type="string" calcext:value-type="string">
            <text:p>0100_1F15</text:p>
          </table:table-cell>
          <table:table-cell table:style-name="ce3" office:value-type="string" calcext:value-type="string">
            <text:p>0050_1F16</text:p>
          </table:table-cell>
          <table:table-cell table:style-name="ce3" office:value-type="string" calcext:value-type="string">
            <text:p>0052_1F17</text:p>
          </table:table-cell>
          <table:table-cell/>
          <table:table-cell office:value-type="float" office:value="1" calcext:value-type="float">
            <text:p>1</text:p>
          </table:table-cell>
          <table:table-cell table:style-name="ce3" office:value-type="string" calcext:value-type="string">
            <text:p>0050_1R11</text:p>
          </table:table-cell>
          <table:table-cell table:style-name="ce3" office:value-type="string" calcext:value-type="string">
            <text:p>0052_1R12</text:p>
          </table:table-cell>
          <table:table-cell table:style-name="ce3" office:value-type="string" calcext:value-type="string">
            <text:p>0050_1R13</text:p>
          </table:table-cell>
          <table:table-cell table:style-name="ce3" office:value-type="string" calcext:value-type="string">
            <text:p>0052_1R14</text:p>
          </table:table-cell>
          <table:table-cell table:style-name="ce3" office:value-type="string" calcext:value-type="string">
            <text:p>0100_1R15</text:p>
          </table:table-cell>
          <table:table-cell table:style-name="ce3" office:value-type="string" calcext:value-type="string">
            <text:p>0050_1R16</text:p>
          </table:table-cell>
          <table:table-cell table:style-name="ce3" office:value-type="string" calcext:value-type="string">
            <text:p>0052_1R17</text:p>
          </table:table-cell>
        </table:table-row>
        <table:table-row table:style-name="ro1">
          <table:table-cell office:value-type="float" office:value="2" calcext:value-type="float">
            <text:p>2</text:p>
          </table:table-cell>
          <table:table-cell table:style-name="ce3" office:value-type="string" calcext:value-type="string">
            <text:p>0102_1F21</text:p>
          </table:table-cell>
          <table:table-cell table:style-name="ce3" office:value-type="string" calcext:value-type="string">
            <text:p>0100_1F22</text:p>
          </table:table-cell>
          <table:table-cell table:style-name="ce3" office:value-type="string" calcext:value-type="string">
            <text:p>0140_1F23</text:p>
          </table:table-cell>
          <table:table-cell table:style-name="ce3" office:value-type="string" calcext:value-type="string">
            <text:p>F_1F24</text:p>
          </table:table-cell>
          <table:table-cell table:style-name="ce3" office:value-type="string" calcext:value-type="string">
            <text:p>0102_1F25</text:p>
          </table:table-cell>
          <table:table-cell table:style-name="ce3" office:value-type="string" calcext:value-type="string">
            <text:p>0142_1F26</text:p>
          </table:table-cell>
          <table:table-cell table:style-name="ce3" office:value-type="string" calcext:value-type="string">
            <text:p>0100_1F27</text:p>
          </table:table-cell>
          <table:table-cell/>
          <table:table-cell office:value-type="float" office:value="2" calcext:value-type="float">
            <text:p>2</text:p>
          </table:table-cell>
          <table:table-cell table:style-name="ce3" office:value-type="string" calcext:value-type="string">
            <text:p>0102_1R21</text:p>
          </table:table-cell>
          <table:table-cell table:style-name="ce3" office:value-type="string" calcext:value-type="string">
            <text:p>0100_1R22</text:p>
          </table:table-cell>
          <table:table-cell table:style-name="ce3" office:value-type="string" calcext:value-type="string">
            <text:p>0140_1R23</text:p>
          </table:table-cell>
          <table:table-cell table:style-name="ce3" office:value-type="string" calcext:value-type="string">
            <text:p>F_1R24</text:p>
          </table:table-cell>
          <table:table-cell table:style-name="ce3" office:value-type="string" calcext:value-type="string">
            <text:p>0102_1R25</text:p>
          </table:table-cell>
          <table:table-cell table:style-name="ce3" office:value-type="string" calcext:value-type="string">
            <text:p>0142_1R2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140_1F31</text:p>
          </table:table-cell>
          <table:table-cell table:style-name="ce3" office:value-type="string" calcext:value-type="string">
            <text:p>1002_1F32</text:p>
          </table:table-cell>
          <table:table-cell table:style-name="ce3" office:value-type="string" calcext:value-type="string">
            <text:p>0142_1F33</text:p>
          </table:table-cell>
          <table:table-cell table:style-name="ce3" office:value-type="string" calcext:value-type="string">
            <text:p>1000_1F34</text:p>
          </table:table-cell>
          <table:table-cell table:style-name="ce3" office:value-type="string" calcext:value-type="string">
            <text:p>1002_1F35</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140_1R31</text:p>
          </table:table-cell>
          <table:table-cell table:style-name="ce3" office:value-type="string" calcext:value-type="string">
            <text:p>1002_1R32</text:p>
          </table:table-cell>
          <table:table-cell table:style-name="ce3" office:value-type="string" calcext:value-type="string">
            <text:p>0142_1R33</text:p>
          </table:table-cell>
          <table:table-cell table:style-name="ce3" office:value-type="string" calcext:value-type="string">
            <text:p>1000_1R34</text:p>
          </table:table-cell>
          <table:table-cell table:style-name="ce3" office:value-type="string" calcext:value-type="string">
            <text:p>1002_1R35</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4" office:value-type="string" calcext:value-type="string">
            <text:p>0052_2F12</text:p>
          </table:table-cell>
          <table:table-cell table:style-name="ce4" office:value-type="string" calcext:value-type="string">
            <text:p>0050_2F13</text:p>
          </table:table-cell>
          <table:table-cell table:style-name="ce4" office:value-type="string" calcext:value-type="string">
            <text:p>0052_2F14</text:p>
          </table:table-cell>
          <table:table-cell table:style-name="ce4" office:value-type="string" calcext:value-type="string">
            <text:p>0100_2F15</text:p>
          </table:table-cell>
          <table:table-cell table:style-name="ce4" office:value-type="string" calcext:value-type="string">
            <text:p>0050_2F16</text:p>
          </table:table-cell>
          <table:table-cell table:style-name="ce4" office:value-type="string" calcext:value-type="string">
            <text:p>0052_2F17</text:p>
          </table:table-cell>
          <table:table-cell/>
          <table:table-cell office:value-type="float" office:value="1" calcext:value-type="float">
            <text:p>1</text:p>
          </table:table-cell>
          <table:table-cell table:style-name="ce4" office:value-type="string" calcext:value-type="string">
            <text:p>0050_2R11</text:p>
          </table:table-cell>
          <table:table-cell table:style-name="ce4" office:value-type="string" calcext:value-type="string">
            <text:p>0052_2R12</text:p>
          </table:table-cell>
          <table:table-cell table:style-name="ce4" office:value-type="string" calcext:value-type="string">
            <text:p>0050_2R13</text:p>
          </table:table-cell>
          <table:table-cell table:style-name="ce4" office:value-type="string" calcext:value-type="string">
            <text:p>0052_2R14</text:p>
          </table:table-cell>
          <table:table-cell table:style-name="ce4" office:value-type="string" calcext:value-type="string">
            <text:p>0100_2R15</text:p>
          </table:table-cell>
          <table:table-cell table:style-name="ce4" office:value-type="string" calcext:value-type="string">
            <text:p>0050_2R16</text:p>
          </table:table-cell>
          <table:table-cell table:style-name="ce4" office:value-type="string" calcext:value-type="string">
            <text:p>0052_2R17</text:p>
          </table:table-cell>
        </table:table-row>
        <table:table-row table:style-name="ro1">
          <table:table-cell office:value-type="float" office:value="2" calcext:value-type="float">
            <text:p>2</text:p>
          </table:table-cell>
          <table:table-cell table:style-name="ce4" office:value-type="string" calcext:value-type="string">
            <text:p>0102_2F21</text:p>
          </table:table-cell>
          <table:table-cell table:style-name="ce4" office:value-type="string" calcext:value-type="string">
            <text:p>0100_2F22</text:p>
          </table:table-cell>
          <table:table-cell table:style-name="ce4" office:value-type="string" calcext:value-type="string">
            <text:p>0140_2F23</text:p>
          </table:table-cell>
          <table:table-cell table:style-name="ce4" office:value-type="string" calcext:value-type="string">
            <text:p>F_2F24</text:p>
          </table:table-cell>
          <table:table-cell table:style-name="ce4" office:value-type="string" calcext:value-type="string">
            <text:p>0102_2F25</text:p>
          </table:table-cell>
          <table:table-cell table:style-name="ce4" office:value-type="string" calcext:value-type="string">
            <text:p>0142_2F26</text:p>
          </table:table-cell>
          <table:table-cell table:style-name="ce4" office:value-type="string" calcext:value-type="string">
            <text:p>0100_2F27</text:p>
          </table:table-cell>
          <table:table-cell/>
          <table:table-cell office:value-type="float" office:value="2" calcext:value-type="float">
            <text:p>2</text:p>
          </table:table-cell>
          <table:table-cell table:style-name="ce4" office:value-type="string" calcext:value-type="string">
            <text:p>0102_2R21</text:p>
          </table:table-cell>
          <table:table-cell table:style-name="ce4" office:value-type="string" calcext:value-type="string">
            <text:p>0100_2R22</text:p>
          </table:table-cell>
          <table:table-cell table:style-name="ce4" office:value-type="string" calcext:value-type="string">
            <text:p>0140_2R23</text:p>
          </table:table-cell>
          <table:table-cell table:style-name="ce4" office:value-type="string" calcext:value-type="string">
            <text:p>F_2R24</text:p>
          </table:table-cell>
          <table:table-cell table:style-name="ce4" office:value-type="string" calcext:value-type="string">
            <text:p>0102_2R25</text:p>
          </table:table-cell>
          <table:table-cell table:style-name="ce4" office:value-type="string" calcext:value-type="string">
            <text:p>0142_2R2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140_2F31</text:p>
          </table:table-cell>
          <table:table-cell table:style-name="ce4" office:value-type="string" calcext:value-type="string">
            <text:p>1002_2F32</text:p>
          </table:table-cell>
          <table:table-cell table:style-name="ce4" office:value-type="string" calcext:value-type="string">
            <text:p>0142_2F33</text:p>
          </table:table-cell>
          <table:table-cell table:style-name="ce4" office:value-type="string" calcext:value-type="string">
            <text:p>1000_2F34</text:p>
          </table:table-cell>
          <table:table-cell table:style-name="ce4" office:value-type="string" calcext:value-type="string">
            <text:p>1002_2F35</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140_2R31</text:p>
          </table:table-cell>
          <table:table-cell table:style-name="ce4" office:value-type="string" calcext:value-type="string">
            <text:p>1002_2R32</text:p>
          </table:table-cell>
          <table:table-cell table:style-name="ce4" office:value-type="string" calcext:value-type="string">
            <text:p>0142_2R33</text:p>
          </table:table-cell>
          <table:table-cell table:style-name="ce4" office:value-type="string" calcext:value-type="string">
            <text:p>1000_2R34</text:p>
          </table:table-cell>
          <table:table-cell table:style-name="ce4" office:value-type="string" calcext:value-type="string">
            <text:p>1002_2R35</text:p>
          </table:table-cell>
          <table:table-cell table:style-name="ce4" office:value-type="string" calcext:value-type="string">
            <text:p>1000_2R36</text:p>
          </table:table-cell>
          <table:table-cell table:style-name="ce4" office:value-type="string" calcext:value-type="string">
            <text:p>1000_2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3,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3F11</text:p>
          </table:table-cell>
          <table:table-cell table:style-name="ce5" office:value-type="string" calcext:value-type="string">
            <text:p>0052_3F12</text:p>
          </table:table-cell>
          <table:table-cell table:style-name="ce5" office:value-type="string" calcext:value-type="string">
            <text:p>0050_3F13</text:p>
          </table:table-cell>
          <table:table-cell table:style-name="ce5" office:value-type="string" calcext:value-type="string">
            <text:p>0052_3F14</text:p>
          </table:table-cell>
          <table:table-cell table:style-name="ce5" office:value-type="string" calcext:value-type="string">
            <text:p>0100_3F15</text:p>
          </table:table-cell>
          <table:table-cell table:style-name="ce5" office:value-type="string" calcext:value-type="string">
            <text:p>0050_3F16</text:p>
          </table:table-cell>
          <table:table-cell table:style-name="ce5" office:value-type="string" calcext:value-type="string">
            <text:p>0052_3F17</text:p>
          </table:table-cell>
          <table:table-cell/>
          <table:table-cell office:value-type="float" office:value="1" calcext:value-type="float">
            <text:p>1</text:p>
          </table:table-cell>
          <table:table-cell table:style-name="ce5" office:value-type="string" calcext:value-type="string">
            <text:p>0050_3R11</text:p>
          </table:table-cell>
          <table:table-cell table:style-name="ce5" office:value-type="string" calcext:value-type="string">
            <text:p>0052_3R12</text:p>
          </table:table-cell>
          <table:table-cell table:style-name="ce5" office:value-type="string" calcext:value-type="string">
            <text:p>0050_3R13</text:p>
          </table:table-cell>
          <table:table-cell table:style-name="ce5" office:value-type="string" calcext:value-type="string">
            <text:p>0052_3R14</text:p>
          </table:table-cell>
          <table:table-cell table:style-name="ce5" office:value-type="string" calcext:value-type="string">
            <text:p>0100_3R15</text:p>
          </table:table-cell>
          <table:table-cell table:style-name="ce5" office:value-type="string" calcext:value-type="string">
            <text:p>0050_3R16</text:p>
          </table:table-cell>
          <table:table-cell table:style-name="ce5" office:value-type="string" calcext:value-type="string">
            <text:p>0052_3R17</text:p>
          </table:table-cell>
        </table:table-row>
        <table:table-row table:style-name="ro1">
          <table:table-cell office:value-type="float" office:value="2" calcext:value-type="float">
            <text:p>2</text:p>
          </table:table-cell>
          <table:table-cell table:style-name="ce5" office:value-type="string" calcext:value-type="string">
            <text:p>0102_3F21</text:p>
          </table:table-cell>
          <table:table-cell table:style-name="ce5" office:value-type="string" calcext:value-type="string">
            <text:p>0100_3F22</text:p>
          </table:table-cell>
          <table:table-cell table:style-name="ce5" office:value-type="string" calcext:value-type="string">
            <text:p>0140_3F23</text:p>
          </table:table-cell>
          <table:table-cell table:style-name="ce5" office:value-type="string" calcext:value-type="string">
            <text:p>F_3F24</text:p>
          </table:table-cell>
          <table:table-cell table:style-name="ce5" office:value-type="string" calcext:value-type="string">
            <text:p>0102_3F25</text:p>
          </table:table-cell>
          <table:table-cell table:style-name="ce5" office:value-type="string" calcext:value-type="string">
            <text:p>0142_3F26</text:p>
          </table:table-cell>
          <table:table-cell table:style-name="ce5" office:value-type="string" calcext:value-type="string">
            <text:p>0100_3F27</text:p>
          </table:table-cell>
          <table:table-cell/>
          <table:table-cell office:value-type="float" office:value="2" calcext:value-type="float">
            <text:p>2</text:p>
          </table:table-cell>
          <table:table-cell table:style-name="ce5" office:value-type="string" calcext:value-type="string">
            <text:p>0102_3R21</text:p>
          </table:table-cell>
          <table:table-cell table:style-name="ce5" office:value-type="string" calcext:value-type="string">
            <text:p>0100_3R22</text:p>
          </table:table-cell>
          <table:table-cell table:style-name="ce5" office:value-type="string" calcext:value-type="string">
            <text:p>0140_3R23</text:p>
          </table:table-cell>
          <table:table-cell table:style-name="ce5" office:value-type="string" calcext:value-type="string">
            <text:p>F_3R24</text:p>
          </table:table-cell>
          <table:table-cell table:style-name="ce5" office:value-type="string" calcext:value-type="string">
            <text:p>0102_3R25</text:p>
          </table:table-cell>
          <table:table-cell table:style-name="ce5" office:value-type="string" calcext:value-type="string">
            <text:p>0142_3R26</text:p>
          </table:table-cell>
          <table:table-cell table:style-name="ce5" office:value-type="string" calcext:value-type="string">
            <text:p>0100_3R27</text:p>
          </table:table-cell>
        </table:table-row>
        <table:table-row table:style-name="ro1">
          <table:table-cell office:value-type="float" office:value="3" calcext:value-type="float">
            <text:p>3</text:p>
          </table:table-cell>
          <table:table-cell table:style-name="ce5" office:value-type="string" calcext:value-type="string">
            <text:p>0140_3F31</text:p>
          </table:table-cell>
          <table:table-cell table:style-name="ce5" office:value-type="string" calcext:value-type="string">
            <text:p>1002_3F32</text:p>
          </table:table-cell>
          <table:table-cell table:style-name="ce5" office:value-type="string" calcext:value-type="string">
            <text:p>0142_3F33</text:p>
          </table:table-cell>
          <table:table-cell table:style-name="ce5" office:value-type="string" calcext:value-type="string">
            <text:p>1000_3F34</text:p>
          </table:table-cell>
          <table:table-cell table:style-name="ce5" office:value-type="string" calcext:value-type="string">
            <text:p>1002_3F35</text:p>
          </table:table-cell>
          <table:table-cell table:style-name="ce5" office:value-type="string" calcext:value-type="string">
            <text:p>1000_3F36</text:p>
          </table:table-cell>
          <table:table-cell table:style-name="ce5" office:value-type="string" calcext:value-type="string">
            <text:p>1000_3F37</text:p>
          </table:table-cell>
          <table:table-cell/>
          <table:table-cell office:value-type="float" office:value="3" calcext:value-type="float">
            <text:p>3</text:p>
          </table:table-cell>
          <table:table-cell table:style-name="ce5" office:value-type="string" calcext:value-type="string">
            <text:p>0140_3R31</text:p>
          </table:table-cell>
          <table:table-cell table:style-name="ce5" office:value-type="string" calcext:value-type="string">
            <text:p>1002_3R32</text:p>
          </table:table-cell>
          <table:table-cell table:style-name="ce5" office:value-type="string" calcext:value-type="string">
            <text:p>0142_3R33</text:p>
          </table:table-cell>
          <table:table-cell table:style-name="ce5" office:value-type="string" calcext:value-type="string">
            <text:p>1000_3R34</text:p>
          </table:table-cell>
          <table:table-cell table:style-name="ce5" office:value-type="string" calcext:value-type="string">
            <text:p>1002_3R35</text:p>
          </table:table-cell>
          <table:table-cell table:style-name="ce5" office:value-type="string" calcext:value-type="string">
            <text:p>1000_3R36</text:p>
          </table:table-cell>
          <table:table-cell table:style-name="ce5" office:value-type="string" calcext:value-type="string">
            <text:p>1000_3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4,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4F11</text:p>
          </table:table-cell>
          <table:table-cell table:style-name="ce6" office:value-type="string" calcext:value-type="string">
            <text:p>0052_4F12</text:p>
          </table:table-cell>
          <table:table-cell table:style-name="ce6" office:value-type="string" calcext:value-type="string">
            <text:p>0050_4F13</text:p>
          </table:table-cell>
          <table:table-cell table:style-name="ce6" office:value-type="string" calcext:value-type="string">
            <text:p>0052_4F14</text:p>
          </table:table-cell>
          <table:table-cell table:style-name="ce6" office:value-type="string" calcext:value-type="string">
            <text:p>0100_4F15</text:p>
          </table:table-cell>
          <table:table-cell table:style-name="ce6" office:value-type="string" calcext:value-type="string">
            <text:p>0050_4F16</text:p>
          </table:table-cell>
          <table:table-cell table:style-name="ce6" office:value-type="string" calcext:value-type="string">
            <text:p>0052_4F17</text:p>
          </table:table-cell>
          <table:table-cell/>
          <table:table-cell office:value-type="float" office:value="1" calcext:value-type="float">
            <text:p>1</text:p>
          </table:table-cell>
          <table:table-cell table:style-name="ce6" office:value-type="string" calcext:value-type="string">
            <text:p>0050_4R11</text:p>
          </table:table-cell>
          <table:table-cell table:style-name="ce6" office:value-type="string" calcext:value-type="string">
            <text:p>0052_4R12</text:p>
          </table:table-cell>
          <table:table-cell table:style-name="ce6" office:value-type="string" calcext:value-type="string">
            <text:p>0050_4R13</text:p>
          </table:table-cell>
          <table:table-cell table:style-name="ce6" office:value-type="string" calcext:value-type="string">
            <text:p>0052_4R14</text:p>
          </table:table-cell>
          <table:table-cell table:style-name="ce6" office:value-type="string" calcext:value-type="string">
            <text:p>0100_4R15</text:p>
          </table:table-cell>
          <table:table-cell table:style-name="ce6" office:value-type="string" calcext:value-type="string">
            <text:p>0050_4R16</text:p>
          </table:table-cell>
          <table:table-cell table:style-name="ce6" office:value-type="string" calcext:value-type="string">
            <text:p>0052_4R17</text:p>
          </table:table-cell>
        </table:table-row>
        <table:table-row table:style-name="ro1">
          <table:table-cell office:value-type="float" office:value="2" calcext:value-type="float">
            <text:p>2</text:p>
          </table:table-cell>
          <table:table-cell table:style-name="ce6" office:value-type="string" calcext:value-type="string">
            <text:p>0102_4F21</text:p>
          </table:table-cell>
          <table:table-cell table:style-name="ce6" office:value-type="string" calcext:value-type="string">
            <text:p>0100_4F22</text:p>
          </table:table-cell>
          <table:table-cell table:style-name="ce6" office:value-type="string" calcext:value-type="string">
            <text:p>0140_4F23</text:p>
          </table:table-cell>
          <table:table-cell table:style-name="ce6" office:value-type="string" calcext:value-type="string">
            <text:p>F_4F24</text:p>
          </table:table-cell>
          <table:table-cell table:style-name="ce6" office:value-type="string" calcext:value-type="string">
            <text:p>0102_4F25</text:p>
          </table:table-cell>
          <table:table-cell table:style-name="ce6" office:value-type="string" calcext:value-type="string">
            <text:p>0142_4F26</text:p>
          </table:table-cell>
          <table:table-cell table:style-name="ce6" office:value-type="string" calcext:value-type="string">
            <text:p>0100_4F27</text:p>
          </table:table-cell>
          <table:table-cell/>
          <table:table-cell office:value-type="float" office:value="2" calcext:value-type="float">
            <text:p>2</text:p>
          </table:table-cell>
          <table:table-cell table:style-name="ce6" office:value-type="string" calcext:value-type="string">
            <text:p>0102_4R21</text:p>
          </table:table-cell>
          <table:table-cell table:style-name="ce6" office:value-type="string" calcext:value-type="string">
            <text:p>0100_4R22</text:p>
          </table:table-cell>
          <table:table-cell table:style-name="ce6" office:value-type="string" calcext:value-type="string">
            <text:p>0140_4R23</text:p>
          </table:table-cell>
          <table:table-cell table:style-name="ce6" office:value-type="string" calcext:value-type="string">
            <text:p>F_4R24</text:p>
          </table:table-cell>
          <table:table-cell table:style-name="ce6" office:value-type="string" calcext:value-type="string">
            <text:p>0102_4R25</text:p>
          </table:table-cell>
          <table:table-cell table:style-name="ce6" office:value-type="string" calcext:value-type="string">
            <text:p>0142_4R26</text:p>
          </table:table-cell>
          <table:table-cell table:style-name="ce6" office:value-type="string" calcext:value-type="string">
            <text:p>0100_4R27</text:p>
          </table:table-cell>
        </table:table-row>
        <table:table-row table:style-name="ro1">
          <table:table-cell office:value-type="float" office:value="3" calcext:value-type="float">
            <text:p>3</text:p>
          </table:table-cell>
          <table:table-cell table:style-name="ce6" office:value-type="string" calcext:value-type="string">
            <text:p>0140_4F31</text:p>
          </table:table-cell>
          <table:table-cell table:style-name="ce6" office:value-type="string" calcext:value-type="string">
            <text:p>1002_4F32</text:p>
          </table:table-cell>
          <table:table-cell table:style-name="ce6" office:value-type="string" calcext:value-type="string">
            <text:p>0142_4F33</text:p>
          </table:table-cell>
          <table:table-cell table:style-name="ce6" office:value-type="string" calcext:value-type="string">
            <text:p>1000_4F34</text:p>
          </table:table-cell>
          <table:table-cell table:style-name="ce6" office:value-type="string" calcext:value-type="string">
            <text:p>1002_4F35</text:p>
          </table:table-cell>
          <table:table-cell table:style-name="ce6" office:value-type="string" calcext:value-type="string">
            <text:p>1000_4F36</text:p>
          </table:table-cell>
          <table:table-cell table:style-name="ce6" office:value-type="string" calcext:value-type="string">
            <text:p>1000_4F37</text:p>
          </table:table-cell>
          <table:table-cell/>
          <table:table-cell office:value-type="float" office:value="3" calcext:value-type="float">
            <text:p>3</text:p>
          </table:table-cell>
          <table:table-cell table:style-name="ce6" office:value-type="string" calcext:value-type="string">
            <text:p>0140_4R31</text:p>
          </table:table-cell>
          <table:table-cell table:style-name="ce6" office:value-type="string" calcext:value-type="string">
            <text:p>1002_4R32</text:p>
          </table:table-cell>
          <table:table-cell table:style-name="ce6" office:value-type="string" calcext:value-type="string">
            <text:p>0142_4R33</text:p>
          </table:table-cell>
          <table:table-cell table:style-name="ce6" office:value-type="string" calcext:value-type="string">
            <text:p>1000_4R34</text:p>
          </table:table-cell>
          <table:table-cell table:style-name="ce6" office:value-type="string" calcext:value-type="string">
            <text:p>1002_4R35</text:p>
          </table:table-cell>
          <table:table-cell table:style-name="ce6" office:value-type="string" calcext:value-type="string">
            <text:p>1000_4R36</text:p>
          </table:table-cell>
          <table:table-cell table:style-name="ce6" office:value-type="string" calcext:value-type="string">
            <text:p>1000_4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5</text:p>
          </table:table-cell>
          <table:table-cell table:number-columns-repeated="16"/>
        </table:table-row>
        <table:table-row table:style-name="ro1">
          <table:table-cell table:style-name="ce1" office:value-type="string" calcext:value-type="string">
            <text:p>Front:</text:p>
          </table:table-cell>
          <table:table-cell table:style-name="ce7" office:value-type="string" calcext:value-type="string">
            <text:p>0050_FPMT</text:p>
          </table:table-cell>
          <table:table-cell table:style-name="ce7" office:value-type="string" calcext:value-type="string">
            <text:p>F_FPMT1</text:p>
          </table:table-cell>
          <table:table-cell table:style-name="ce7" office:value-type="string" calcext:value-type="string">
            <text:p>F_FPMT2</text:p>
          </table:table-cell>
          <table:table-cell table:number-columns-repeated="13"/>
        </table:table-row>
        <table:table-row table:style-name="ro1">
          <table:table-cell table:style-name="ce1" office:value-type="string" calcext:value-type="string">
            <text:p>Rear:</text:p>
          </table:table-cell>
          <table:table-cell table:style-name="ce7" office:value-type="string" calcext:value-type="string">
            <text:p>0050_RPMT</text:p>
          </table:table-cell>
          <table:table-cell table:style-name="ce7" office:value-type="string" calcext:value-type="string">
            <text:p>F_RPMT1</text:p>
          </table:table-cell>
          <table:table-cell table:style-name="ce7" office:value-type="string" calcext:value-type="string">
            <text:p>F_RPMT2</text:p>
          </table:table-cell>
          <table:table-cell table:number-columns-repeated="13"/>
        </table:table-row>
        <table:table-row table:style-name="ro1">
          <table:table-cell table:number-columns-repeated="17"/>
        </table:table-row>
        <table:table-row table:style-name="ro1">
          <table:table-cell table:style-name="ce1" office:value-type="string" calcext:value-type="string">
            <text:p>Not Irradiated:</text:p>
          </table:table-cell>
          <table:table-cell table:number-columns-repeated="16"/>
        </table:table-row>
        <table:table-row table:style-name="ro1">
          <table:table-cell table:style-name="ce2" office:value-type="string" calcext:value-type="string">
            <text:p>0050_REF1</text:p>
          </table:table-cell>
          <table:table-cell table:style-name="ce2" office:value-type="string" calcext:value-type="string">
            <text:p>0052_REF1</text:p>
          </table:table-cell>
          <table:table-cell table:style-name="ce2" office:value-type="string" calcext:value-type="string">
            <text:p>0100_REF1</text:p>
          </table:table-cell>
          <table:table-cell table:style-name="ce2" office:value-type="string" calcext:value-type="string">
            <text:p>0102_REF1</text:p>
          </table:table-cell>
          <table:table-cell table:style-name="ce2" office:value-type="string" calcext:value-type="string">
            <text:p>0140_REF1</text:p>
          </table:table-cell>
          <table:table-cell table:style-name="ce2" office:value-type="string" calcext:value-type="string">
            <text:p>0142_REF1</text:p>
          </table:table-cell>
          <table:table-cell table:style-name="ce2" office:value-type="string" calcext:value-type="string">
            <text:p>1000_REF1</text:p>
          </table:table-cell>
          <table:table-cell table:style-name="ce2" office:value-type="string" calcext:value-type="string">
            <text:p>1002_REF1</text:p>
          </table:table-cell>
          <table:table-cell table:number-columns-repeated="9"/>
        </table:table-row>
        <table:table-row table:style-name="ro1">
          <table:table-cell table:style-name="ce2" office:value-type="string" calcext:value-type="string">
            <text:p>0050_REF2</text:p>
          </table:table-cell>
          <table:table-cell table:style-name="ce2" office:value-type="string" calcext:value-type="string">
            <text:p>0052_REF2</text:p>
          </table:table-cell>
          <table:table-cell table:style-name="ce2" office:value-type="string" calcext:value-type="string">
            <text:p>0100_REF2</text:p>
          </table:table-cell>
          <table:table-cell table:style-name="ce2" office:value-type="string" calcext:value-type="string">
            <text:p>0102_REF2</text:p>
          </table:table-cell>
          <table:table-cell table:style-name="ce2" office:value-type="string" calcext:value-type="string">
            <text:p>0140_REF2</text:p>
          </table:table-cell>
          <table:table-cell table:style-name="ce2" office:value-type="string" calcext:value-type="string">
            <text:p>0142_REF2</text:p>
          </table:table-cell>
          <table:table-cell table:style-name="ce2" office:value-type="string" calcext:value-type="string">
            <text:p>1000_REF2</text:p>
          </table:table-cell>
          <table:table-cell table:style-name="ce2" office:value-type="string" calcext:value-type="string">
            <text:p>1002_REF2</text:p>
          </table:table-cell>
          <table:table-cell table:number-columns-repeated="9"/>
        </table:table-row>
        <table:table-row table:style-name="ro1">
          <table:table-cell table:style-name="ce2" office:value-type="string" calcext:value-type="string">
            <text:p>F_REF1</text:p>
          </table:table-cell>
          <table:table-cell table:style-name="ce2" office:value-type="string" calcext:value-type="string">
            <text:p>F_REF2</text:p>
          </table:table-cell>
          <table:table-cell table:style-name="ce2" office:value-type="string" calcext:value-type="string">
            <text:p>F_REF3</text:p>
          </table:table-cell>
          <table:table-cell table:number-columns-repeated="14"/>
        </table:table-row>
        <table:table-row table:style-name="ro1" table:number-rows-repeated="3">
          <table:table-cell table:number-columns-repeated="17"/>
        </table:table-row>
        <table:table-row table:style-name="ro1">
          <table:table-cell table:style-name="ce1"/>
          <table:table-cell table:number-columns-repeated="16"/>
        </table:table-row>
      </table:table>
      <table:table table:name="LS Measurement arrangement" table:style-name="ta1">
        <table:table-column table:style-name="co5" table:default-cell-style-name="Default"/>
        <table:table-column table:style-name="co6" table:number-columns-repeated="12" table:default-cell-style-name="Default"/>
        <table:table-column table:style-name="co1" table:number-columns-repeated="1011" table:default-cell-style-name="ce12"/>
        <table:table-row table:style-name="ro1">
          <table:table-cell table:style-name="ce1" office:value-type="string" calcext:value-type="string">
            <text:p>Pre-irradiation measurements 141014 (actual)</text:p>
          </table:table-cell>
          <table:table-cell table:style-name="ce1" table:number-columns-repeated="12"/>
          <table:table-cell table:style-name="Default"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style-name="Default" table:number-columns-repeated="1011"/>
        </table:table-row>
        <table:table-row table:style-name="ro1">
          <table:table-cell table:style-name="ce1" office:value-type="string" calcext:value-type="string">
            <text:p>S1</text:p>
          </table:table-cell>
          <table:table-cell table:style-name="ce9" office:value-type="string" calcext:value-type="string">
            <text:p>EMPTY</text:p>
          </table:table-cell>
          <table:table-cell table:formula="of:=[HolderMatrix.D3]" office:value-type="string" office:string-value="0050_1F13" calcext:value-type="string">
            <text:p>0050_1F13</text:p>
          </table:table-cell>
          <table:table-cell table:formula="of:=[HolderMatrix.E3]" office:value-type="string" office:string-value="0052_1F14" calcext:value-type="string">
            <text:p>0052_1F14</text:p>
          </table:table-cell>
          <table:table-cell table:formula="of:=[HolderMatrix.D10]" office:value-type="string" office:string-value="0050_2F13" calcext:value-type="string">
            <text:p>0050_2F13</text:p>
          </table:table-cell>
          <table:table-cell table:formula="of:=[HolderMatrix.E10]" office:value-type="string" office:string-value="0052_2F14" calcext:value-type="string">
            <text:p>0052_2F14</text:p>
          </table:table-cell>
          <table:table-cell table:formula="of:=[HolderMatrix.D17]" office:value-type="string" office:string-value="0050_3F13" calcext:value-type="string">
            <text:p>0050_3F13</text:p>
          </table:table-cell>
          <table:table-cell table:formula="of:=[HolderMatrix.E17]" office:value-type="string" office:string-value="0052_3F14" calcext:value-type="string">
            <text:p>0052_3F14</text:p>
          </table:table-cell>
          <table:table-cell table:formula="of:=[HolderMatrix.D24]" office:value-type="string" office:string-value="0050_4F13" calcext:value-type="string">
            <text:p>0050_4F13</text:p>
          </table:table-cell>
          <table:table-cell table:formula="of:=[HolderMatrix.E24]" office:value-type="string" office:string-value="0052_4F14" calcext:value-type="string">
            <text:p>0052_4F14</text:p>
          </table:table-cell>
          <table:table-cell table:formula="of:=[HolderMatrix.F3]" office:value-type="string" office:string-value="0100_1F15" calcext:value-type="string">
            <text:p>0100_1F15</text:p>
          </table:table-cell>
          <table:table-cell table:formula="of:=[HolderMatrix.F4]" office:value-type="string" office:string-value="0102_1F25" calcext:value-type="string">
            <text:p>0102_1F25</text:p>
          </table:table-cell>
          <table:table-cell table:formula="of:=[HolderMatrix.F10]" office:value-type="string" office:string-value="0100_2F15" calcext:value-type="string">
            <text:p>0100_2F15</text:p>
          </table:table-cell>
          <table:table-cell table:number-columns-repeated="1011"/>
        </table:table-row>
        <table:table-row table:style-name="ro1">
          <table:table-cell table:style-name="ce1" office:value-type="string" calcext:value-type="string">
            <text:p>S2</text:p>
          </table:table-cell>
          <table:table-cell table:formula="of:=[HolderMatrix.F11]" office:value-type="string" office:string-value="0102_2F25" calcext:value-type="string">
            <text:p>0102_2F25</text:p>
          </table:table-cell>
          <table:table-cell table:style-name="ce9" office:value-type="string" calcext:value-type="string">
            <text:p>EMPTY</text:p>
          </table:table-cell>
          <table:table-cell table:formula="of:=[HolderMatrix.F17]" office:value-type="string" office:string-value="0100_3F15" calcext:value-type="string">
            <text:p>0100_3F15</text:p>
          </table:table-cell>
          <table:table-cell table:formula="of:=[HolderMatrix.F18]" office:value-type="string" office:string-value="0102_3F25" calcext:value-type="string">
            <text:p>0102_3F25</text:p>
          </table:table-cell>
          <table:table-cell table:formula="of:=[HolderMatrix.F24]" office:value-type="string" office:string-value="0100_4F15" calcext:value-type="string">
            <text:p>0100_4F15</text:p>
          </table:table-cell>
          <table:table-cell table:formula="of:=[HolderMatrix.F25]" office:value-type="string" office:string-value="0102_4F25" calcext:value-type="string">
            <text:p>0102_4F25</text:p>
          </table:table-cell>
          <table:table-cell table:formula="of:=[HolderMatrix.D4]" office:value-type="string" office:string-value="0140_1F23" calcext:value-type="string">
            <text:p>0140_1F23</text:p>
          </table:table-cell>
          <table:table-cell table:formula="of:=[HolderMatrix.D5]" office:value-type="string" office:string-value="0142_1F33" calcext:value-type="string">
            <text:p>0142_1F33</text:p>
          </table:table-cell>
          <table:table-cell table:formula="of:=[HolderMatrix.D11]" office:value-type="string" office:string-value="0140_2F23" calcext:value-type="string">
            <text:p>0140_2F23</text:p>
          </table:table-cell>
          <table:table-cell table:formula="of:=[HolderMatrix.D12]" office:value-type="string" office:string-value="0142_2F33" calcext:value-type="string">
            <text:p>0142_2F33</text:p>
          </table:table-cell>
          <table:table-cell table:formula="of:=[HolderMatrix.D18]" office:value-type="string" office:string-value="0140_3F23" calcext:value-type="string">
            <text:p>0140_3F23</text:p>
          </table:table-cell>
          <table:table-cell table:formula="of:=[HolderMatrix.D19]" office:value-type="string" office:string-value="0142_3F33" calcext:value-type="string">
            <text:p>0142_3F33</text:p>
          </table:table-cell>
          <table:table-cell table:number-columns-repeated="1011"/>
        </table:table-row>
        <table:table-row table:style-name="ro1">
          <table:table-cell table:style-name="ce1" office:value-type="string" calcext:value-type="string">
            <text:p>S3</text:p>
          </table:table-cell>
          <table:table-cell table:formula="of:=[HolderMatrix.D25]" office:value-type="string" office:string-value="0140_4F23" calcext:value-type="string">
            <text:p>0140_4F23</text:p>
          </table:table-cell>
          <table:table-cell table:formula="of:=[HolderMatrix.D26]" office:value-type="string" office:string-value="0142_4F33" calcext:value-type="string">
            <text:p>0142_4F33</text:p>
          </table:table-cell>
          <table:table-cell table:style-name="ce9" office:value-type="string" calcext:value-type="string">
            <text:p>EMPTY</text:p>
          </table:table-cell>
          <table:table-cell table:formula="of:=[HolderMatrix.E5]" office:value-type="string" office:string-value="1000_1F34" calcext:value-type="string">
            <text:p>1000_1F34</text:p>
          </table:table-cell>
          <table:table-cell table:formula="of:=[HolderMatrix.F5]" office:value-type="string" office:string-value="1002_1F35" calcext:value-type="string">
            <text:p>1002_1F35</text:p>
          </table:table-cell>
          <table:table-cell table:formula="of:=[HolderMatrix.E12]" office:value-type="string" office:string-value="1000_2F34" calcext:value-type="string">
            <text:p>1000_2F34</text:p>
          </table:table-cell>
          <table:table-cell table:formula="of:=[HolderMatrix.F12]" office:value-type="string" office:string-value="1002_2F35" calcext:value-type="string">
            <text:p>1002_2F35</text:p>
          </table:table-cell>
          <table:table-cell table:formula="of:=[HolderMatrix.E19]" office:value-type="string" office:string-value="1000_3F34" calcext:value-type="string">
            <text:p>1000_3F34</text:p>
          </table:table-cell>
          <table:table-cell table:formula="of:=[HolderMatrix.F19]" office:value-type="string" office:string-value="1002_3F35" calcext:value-type="string">
            <text:p>1002_3F35</text:p>
          </table:table-cell>
          <table:table-cell table:formula="of:=[HolderMatrix.E26]" office:value-type="string" office:string-value="1000_4F34" calcext:value-type="string">
            <text:p>1000_4F34</text:p>
          </table:table-cell>
          <table:table-cell table:formula="of:=[HolderMatrix.F26]" office:value-type="string" office:string-value="1002_4F35" calcext:value-type="string">
            <text:p>1002_4F35</text:p>
          </table:table-cell>
          <table:table-cell table:formula="of:=[HolderMatrix.M3]" office:value-type="string" office:string-value="0050_1R13" calcext:value-type="string">
            <text:p>0050_1R13</text:p>
          </table:table-cell>
          <table:table-cell table:number-columns-repeated="1011"/>
        </table:table-row>
        <table:table-row table:style-name="ro1">
          <table:table-cell table:style-name="ce1" office:value-type="string" calcext:value-type="string">
            <text:p>S4</text:p>
          </table:table-cell>
          <table:table-cell table:formula="of:=[HolderMatrix.N3]" office:value-type="string" office:string-value="0052_1R14" calcext:value-type="string">
            <text:p>0052_1R14</text:p>
          </table:table-cell>
          <table:table-cell table:formula="of:=[HolderMatrix.M10]" office:value-type="string" office:string-value="0050_2R13" calcext:value-type="string">
            <text:p>0050_2R13</text:p>
          </table:table-cell>
          <table:table-cell table:formula="of:=[HolderMatrix.N10]" office:value-type="string" office:string-value="0052_2R14" calcext:value-type="string">
            <text:p>0052_2R14</text:p>
          </table:table-cell>
          <table:table-cell table:style-name="ce9" office:value-type="string" calcext:value-type="string">
            <text:p>EMPTY</text:p>
          </table:table-cell>
          <table:table-cell table:formula="of:=[HolderMatrix.M17]" office:value-type="string" office:string-value="0050_3R13" calcext:value-type="string">
            <text:p>0050_3R13</text:p>
          </table:table-cell>
          <table:table-cell table:formula="of:=[HolderMatrix.N17]" office:value-type="string" office:string-value="0052_3R14" calcext:value-type="string">
            <text:p>0052_3R14</text:p>
          </table:table-cell>
          <table:table-cell table:formula="of:=[HolderMatrix.M24]" office:value-type="string" office:string-value="0050_4R13" calcext:value-type="string">
            <text:p>0050_4R13</text:p>
          </table:table-cell>
          <table:table-cell table:formula="of:=[HolderMatrix.N24]" office:value-type="string" office:string-value="0052_4R14" calcext:value-type="string">
            <text:p>0052_4R14</text:p>
          </table:table-cell>
          <table:table-cell table:formula="of:=[HolderMatrix.O3]" office:value-type="string" office:string-value="0100_1R15" calcext:value-type="string">
            <text:p>0100_1R15</text:p>
          </table:table-cell>
          <table:table-cell table:formula="of:=[HolderMatrix.O4]" office:value-type="string" office:string-value="0102_1R25" calcext:value-type="string">
            <text:p>0102_1R25</text:p>
          </table:table-cell>
          <table:table-cell table:formula="of:=[HolderMatrix.O10]" office:value-type="string" office:string-value="0100_2R15" calcext:value-type="string">
            <text:p>0100_2R15</text:p>
          </table:table-cell>
          <table:table-cell table:formula="of:=[HolderMatrix.O11]" office:value-type="string" office:string-value="0102_2R25" calcext:value-type="string">
            <text:p>0102_2R25</text:p>
          </table:table-cell>
          <table:table-cell table:number-columns-repeated="1011"/>
        </table:table-row>
        <table:table-row table:style-name="ro1">
          <table:table-cell table:style-name="ce1" office:value-type="string" calcext:value-type="string">
            <text:p>S5</text:p>
          </table:table-cell>
          <table:table-cell table:formula="of:=[HolderMatrix.O17]" office:value-type="string" office:string-value="0100_3R15" calcext:value-type="string">
            <text:p>0100_3R15</text:p>
          </table:table-cell>
          <table:table-cell table:formula="of:=[HolderMatrix.O18]" office:value-type="string" office:string-value="0102_3R25" calcext:value-type="string">
            <text:p>0102_3R25</text:p>
          </table:table-cell>
          <table:table-cell table:formula="of:=[HolderMatrix.O24]" office:value-type="string" office:string-value="0100_4R15" calcext:value-type="string">
            <text:p>0100_4R15</text:p>
          </table:table-cell>
          <table:table-cell table:formula="of:=[HolderMatrix.O25]" office:value-type="string" office:string-value="0102_4R25" calcext:value-type="string">
            <text:p>0102_4R25</text:p>
          </table:table-cell>
          <table:table-cell table:style-name="ce9" office:value-type="string" calcext:value-type="string">
            <text:p>EMPTY</text:p>
          </table:table-cell>
          <table:table-cell table:formula="of:=[HolderMatrix.M4]" office:value-type="string" office:string-value="0140_1R23" calcext:value-type="string">
            <text:p>0140_1R23</text:p>
          </table:table-cell>
          <table:table-cell table:formula="of:=[HolderMatrix.M5]" office:value-type="string" office:string-value="0142_1R33" calcext:value-type="string">
            <text:p>0142_1R33</text:p>
          </table:table-cell>
          <table:table-cell table:formula="of:=[HolderMatrix.M11]" office:value-type="string" office:string-value="0140_2R23" calcext:value-type="string">
            <text:p>0140_2R23</text:p>
          </table:table-cell>
          <table:table-cell table:formula="of:=[HolderMatrix.M12]" office:value-type="string" office:string-value="0142_2R33" calcext:value-type="string">
            <text:p>0142_2R33</text:p>
          </table:table-cell>
          <table:table-cell table:formula="of:=[HolderMatrix.M18]" office:value-type="string" office:string-value="0140_3R23" calcext:value-type="string">
            <text:p>0140_3R23</text:p>
          </table:table-cell>
          <table:table-cell table:formula="of:=[HolderMatrix.M19]" office:value-type="string" office:string-value="0142_3R33" calcext:value-type="string">
            <text:p>0142_3R33</text:p>
          </table:table-cell>
          <table:table-cell table:formula="of:=[HolderMatrix.M25]" office:value-type="string" office:string-value="0140_4R23" calcext:value-type="string">
            <text:p>0140_4R23</text:p>
          </table:table-cell>
          <table:table-cell table:number-columns-repeated="1011"/>
        </table:table-row>
        <table:table-row table:style-name="ro1">
          <table:table-cell table:style-name="ce1" office:value-type="string" calcext:value-type="string">
            <text:p>S6</text:p>
          </table:table-cell>
          <table:table-cell table:formula="of:=[HolderMatrix.M26]" office:value-type="string" office:string-value="0142_4R33" calcext:value-type="string">
            <text:p>0142_4R33</text:p>
          </table:table-cell>
          <table:table-cell table:formula="of:=[HolderMatrix.N5]" office:value-type="string" office:string-value="1000_1R34" calcext:value-type="string">
            <text:p>1000_1R34</text:p>
          </table:table-cell>
          <table:table-cell table:formula="of:=[HolderMatrix.O5]" office:value-type="string" office:string-value="1002_1R35" calcext:value-type="string">
            <text:p>1002_1R35</text:p>
          </table:table-cell>
          <table:table-cell table:formula="of:=[HolderMatrix.N12]" office:value-type="string" office:string-value="1000_2R34" calcext:value-type="string">
            <text:p>1000_2R34</text:p>
          </table:table-cell>
          <table:table-cell table:formula="of:=[HolderMatrix.O12]" office:value-type="string" office:string-value="1002_2R35" calcext:value-type="string">
            <text:p>1002_2R35</text:p>
          </table:table-cell>
          <table:table-cell table:style-name="ce9" office:value-type="string" calcext:value-type="string">
            <text:p>EMPTY</text:p>
          </table:table-cell>
          <table:table-cell table:formula="of:=[HolderMatrix.N19]" office:value-type="string" office:string-value="1000_3R34" calcext:value-type="string">
            <text:p>1000_3R34</text:p>
          </table:table-cell>
          <table:table-cell table:formula="of:=[HolderMatrix.O19]" office:value-type="string" office:string-value="1002_3R35" calcext:value-type="string">
            <text:p>1002_3R35</text:p>
          </table:table-cell>
          <table:table-cell table:formula="of:=[HolderMatrix.N26]" office:value-type="string" office:string-value="1000_4R34" calcext:value-type="string">
            <text:p>1000_4R34</text:p>
          </table:table-cell>
          <table:table-cell table:formula="of:=[HolderMatrix.O26]" office:value-type="string" office:string-value="1002_4R35" calcext:value-type="string">
            <text:p>1002_4R35</text:p>
          </table:table-cell>
          <table:table-cell table:style-name="ce7" table:formula="of:=[HolderMatrix.B30]" office:value-type="string" office:string-value="0050_FPMT" calcext:value-type="string">
            <text:p>0050_FPMT</text:p>
          </table:table-cell>
          <table:table-cell table:style-name="ce7" table:formula="of:=[HolderMatrix.B31]" office:value-type="string" office:string-value="0050_RPMT" calcext:value-type="string">
            <text:p>0050_RPMT</text:p>
          </table:table-cell>
          <table:table-cell table:number-columns-repeated="1011"/>
        </table:table-row>
        <table:table-row table:style-name="ro1">
          <table:table-cell table:style-name="ce1" office:value-type="string" calcext:value-type="string">
            <text:p>S7</text:p>
          </table:table-cell>
          <table:table-cell table:formula="of:=[HolderMatrix.B3]" office:value-type="string" office:string-value="0050_1F11" calcext:value-type="string">
            <text:p>0050_1F11</text:p>
          </table:table-cell>
          <table:table-cell table:formula="of:=[HolderMatrix.C3]" office:value-type="string" office:string-value="0052_1F12" calcext:value-type="string">
            <text:p>0052_1F12</text:p>
          </table:table-cell>
          <table:table-cell table:formula="of:=[HolderMatrix.B10]" office:value-type="string" office:string-value="0050_2F11" calcext:value-type="string">
            <text:p>0050_2F11</text:p>
          </table:table-cell>
          <table:table-cell table:formula="of:=[HolderMatrix.C10]" office:value-type="string" office:string-value="0052_2F12" calcext:value-type="string">
            <text:p>0052_2F12</text:p>
          </table:table-cell>
          <table:table-cell table:formula="of:=[HolderMatrix.B17]" office:value-type="string" office:string-value="0050_3F11" calcext:value-type="string">
            <text:p>0050_3F11</text:p>
          </table:table-cell>
          <table:table-cell table:formula="of:=[HolderMatrix.C17]" office:value-type="string" office:string-value="0052_3F12" calcext:value-type="string">
            <text:p>0052_3F12</text:p>
          </table:table-cell>
          <table:table-cell table:style-name="ce9" office:value-type="string" calcext:value-type="string">
            <text:p>EMPTY</text:p>
          </table:table-cell>
          <table:table-cell table:formula="of:=[HolderMatrix.B24]" office:value-type="string" office:string-value="0050_4F11" calcext:value-type="string">
            <text:p>0050_4F11</text:p>
          </table:table-cell>
          <table:table-cell table:formula="of:=[HolderMatrix.C24]" office:value-type="string" office:string-value="0052_4F12" calcext:value-type="string">
            <text:p>0052_4F12</text:p>
          </table:table-cell>
          <table:table-cell table:formula="of:=[HolderMatrix.C4]" office:value-type="string" office:string-value="0100_1F22" calcext:value-type="string">
            <text:p>0100_1F22</text:p>
          </table:table-cell>
          <table:table-cell table:formula="of:=[HolderMatrix.B4]" office:value-type="string" office:string-value="0102_1F21" calcext:value-type="string">
            <text:p>0102_1F21</text:p>
          </table:table-cell>
          <table:table-cell table:formula="of:=[HolderMatrix.C11]" office:value-type="string" office:string-value="0100_2F22" calcext:value-type="string">
            <text:p>0100_2F22</text:p>
          </table:table-cell>
          <table:table-cell table:style-name="Default"/>
          <table:table-cell table:number-columns-repeated="1010"/>
        </table:table-row>
        <table:table-row table:style-name="ro1">
          <table:table-cell table:style-name="ce1" office:value-type="string" calcext:value-type="string">
            <text:p>S8</text:p>
          </table:table-cell>
          <table:table-cell table:formula="of:=[HolderMatrix.B11]" office:value-type="string" office:string-value="0102_2F21" calcext:value-type="string">
            <text:p>0102_2F21</text:p>
          </table:table-cell>
          <table:table-cell table:formula="of:=[HolderMatrix.C18]" office:value-type="string" office:string-value="0100_3F22" calcext:value-type="string">
            <text:p>0100_3F22</text:p>
          </table:table-cell>
          <table:table-cell table:formula="of:=[HolderMatrix.B18]" office:value-type="string" office:string-value="0102_3F21" calcext:value-type="string">
            <text:p>0102_3F21</text:p>
          </table:table-cell>
          <table:table-cell table:formula="of:=[HolderMatrix.C25]" office:value-type="string" office:string-value="0100_4F22" calcext:value-type="string">
            <text:p>0100_4F22</text:p>
          </table:table-cell>
          <table:table-cell table:formula="of:=[HolderMatrix.B25]" office:value-type="string" office:string-value="0102_4F21" calcext:value-type="string">
            <text:p>0102_4F21</text:p>
          </table:table-cell>
          <table:table-cell table:formula="of:=[HolderMatrix.B5]" office:value-type="string" office:string-value="0140_1F31" calcext:value-type="string">
            <text:p>0140_1F31</text:p>
          </table:table-cell>
          <table:table-cell table:formula="of:=[HolderMatrix.G4]" office:value-type="string" office:string-value="0142_1F26" calcext:value-type="string">
            <text:p>0142_1F26</text:p>
          </table:table-cell>
          <table:table-cell table:style-name="ce9" office:value-type="string" calcext:value-type="string">
            <text:p>EMPTY</text:p>
          </table:table-cell>
          <table:table-cell table:formula="of:=[HolderMatrix.B12]" office:value-type="string" office:string-value="0140_2F31" calcext:value-type="string">
            <text:p>0140_2F31</text:p>
          </table:table-cell>
          <table:table-cell table:formula="of:=[HolderMatrix.G11]" office:value-type="string" office:string-value="0142_2F26" calcext:value-type="string">
            <text:p>0142_2F26</text:p>
          </table:table-cell>
          <table:table-cell table:formula="of:=[HolderMatrix.B19]" office:value-type="string" office:string-value="0140_3F31" calcext:value-type="string">
            <text:p>0140_3F31</text:p>
          </table:table-cell>
          <table:table-cell table:formula="of:=[HolderMatrix.G18]" office:value-type="string" office:string-value="0142_3F26" calcext:value-type="string">
            <text:p>0142_3F26</text:p>
          </table:table-cell>
          <table:table-cell table:number-columns-repeated="1011"/>
        </table:table-row>
        <table:table-row table:style-name="ro1">
          <table:table-cell table:style-name="ce1" office:value-type="string" calcext:value-type="string">
            <text:p>S9</text:p>
          </table:table-cell>
          <table:table-cell table:formula="of:=[HolderMatrix.B26]" office:value-type="string" office:string-value="0140_4F31" calcext:value-type="string">
            <text:p>0140_4F31</text:p>
          </table:table-cell>
          <table:table-cell table:formula="of:=[HolderMatrix.G25]" office:value-type="string" office:string-value="0142_4F26" calcext:value-type="string">
            <text:p>0142_4F26</text:p>
          </table:table-cell>
          <table:table-cell table:formula="of:=[HolderMatrix.G5]" office:value-type="string" office:string-value="1000_1F36" calcext:value-type="string">
            <text:p>1000_1F36</text:p>
          </table:table-cell>
          <table:table-cell table:formula="of:=[HolderMatrix.C5]" office:value-type="string" office:string-value="1002_1F32" calcext:value-type="string">
            <text:p>1002_1F32</text:p>
          </table:table-cell>
          <table:table-cell table:formula="of:=[HolderMatrix.G12]" office:value-type="string" office:string-value="1000_2F36" calcext:value-type="string">
            <text:p>1000_2F36</text:p>
          </table:table-cell>
          <table:table-cell table:formula="of:=[HolderMatrix.C12]" office:value-type="string" office:string-value="1002_2F32" calcext:value-type="string">
            <text:p>1002_2F32</text:p>
          </table:table-cell>
          <table:table-cell table:formula="of:=[HolderMatrix.G19]" office:value-type="string" office:string-value="1000_3F36" calcext:value-type="string">
            <text:p>1000_3F36</text:p>
          </table:table-cell>
          <table:table-cell table:formula="of:=[HolderMatrix.C19]" office:value-type="string" office:string-value="1002_3F32" calcext:value-type="string">
            <text:p>1002_3F32</text:p>
          </table:table-cell>
          <table:table-cell table:style-name="ce9" office:value-type="string" calcext:value-type="string">
            <text:p>EMPTY</text:p>
          </table:table-cell>
          <table:table-cell table:formula="of:=[HolderMatrix.G26]" office:value-type="string" office:string-value="1000_4F36" calcext:value-type="string">
            <text:p>1000_4F36</text:p>
          </table:table-cell>
          <table:table-cell table:formula="of:=[HolderMatrix.C26]" office:value-type="string" office:string-value="1002_4F32" calcext:value-type="string">
            <text:p>1002_4F32</text:p>
          </table:table-cell>
          <table:table-cell table:formula="of:=[HolderMatrix.K3]" office:value-type="string" office:string-value="0050_1R11" calcext:value-type="string">
            <text:p>0050_1R11</text:p>
          </table:table-cell>
          <table:table-cell table:number-columns-repeated="1011"/>
        </table:table-row>
        <table:table-row table:style-name="ro1">
          <table:table-cell table:style-name="ce1" office:value-type="string" calcext:value-type="string">
            <text:p>S10</text:p>
          </table:table-cell>
          <table:table-cell table:formula="of:=[HolderMatrix.L3]" office:value-type="string" office:string-value="0052_1R12" calcext:value-type="string">
            <text:p>0052_1R12</text:p>
          </table:table-cell>
          <table:table-cell table:formula="of:=[HolderMatrix.K10]" office:value-type="string" office:string-value="0050_2R11" calcext:value-type="string">
            <text:p>0050_2R11</text:p>
          </table:table-cell>
          <table:table-cell table:formula="of:=[HolderMatrix.L10]" office:value-type="string" office:string-value="0052_2R12" calcext:value-type="string">
            <text:p>0052_2R12</text:p>
          </table:table-cell>
          <table:table-cell table:formula="of:=[HolderMatrix.K17]" office:value-type="string" office:string-value="0050_3R11" calcext:value-type="string">
            <text:p>0050_3R11</text:p>
          </table:table-cell>
          <table:table-cell table:formula="of:=[HolderMatrix.L17]" office:value-type="string" office:string-value="0052_3R12" calcext:value-type="string">
            <text:p>0052_3R12</text:p>
          </table:table-cell>
          <table:table-cell table:formula="of:=[HolderMatrix.K24]" office:value-type="string" office:string-value="0050_4R11" calcext:value-type="string">
            <text:p>0050_4R11</text:p>
          </table:table-cell>
          <table:table-cell table:formula="of:=[HolderMatrix.L24]" office:value-type="string" office:string-value="0052_4R12" calcext:value-type="string">
            <text:p>0052_4R12</text:p>
          </table:table-cell>
          <table:table-cell table:formula="of:=[HolderMatrix.L4]" office:value-type="string" office:string-value="0100_1R22" calcext:value-type="string">
            <text:p>0100_1R22</text:p>
          </table:table-cell>
          <table:table-cell table:formula="of:=[HolderMatrix.K4]" office:value-type="string" office:string-value="0102_1R21" calcext:value-type="string">
            <text:p>0102_1R21</text:p>
          </table:table-cell>
          <table:table-cell table:style-name="ce9" office:value-type="string" calcext:value-type="string">
            <text:p>EMPTY</text:p>
          </table:table-cell>
          <table:table-cell table:formula="of:=[HolderMatrix.L11]" office:value-type="string" office:string-value="0100_2R22" calcext:value-type="string">
            <text:p>0100_2R22</text:p>
          </table:table-cell>
          <table:table-cell table:formula="of:=[HolderMatrix.K11]" office:value-type="string" office:string-value="0102_2R21" calcext:value-type="string">
            <text:p>0102_2R21</text:p>
          </table:table-cell>
          <table:table-cell table:number-columns-repeated="1011"/>
        </table:table-row>
        <table:table-row table:style-name="ro1">
          <table:table-cell table:style-name="ce1" office:value-type="string" calcext:value-type="string">
            <text:p>S11</text:p>
          </table:table-cell>
          <table:table-cell table:formula="of:=[HolderMatrix.L18]" office:value-type="string" office:string-value="0100_3R22" calcext:value-type="string">
            <text:p>0100_3R22</text:p>
          </table:table-cell>
          <table:table-cell table:formula="of:=[HolderMatrix.K18]" office:value-type="string" office:string-value="0102_3R21" calcext:value-type="string">
            <text:p>0102_3R21</text:p>
          </table:table-cell>
          <table:table-cell table:formula="of:=[HolderMatrix.L25]" office:value-type="string" office:string-value="0100_4R22" calcext:value-type="string">
            <text:p>0100_4R22</text:p>
          </table:table-cell>
          <table:table-cell table:formula="of:=[HolderMatrix.K25]" office:value-type="string" office:string-value="0102_4R21" calcext:value-type="string">
            <text:p>0102_4R21</text:p>
          </table:table-cell>
          <table:table-cell table:formula="of:=[HolderMatrix.K5]" office:value-type="string" office:string-value="0140_1R31" calcext:value-type="string">
            <text:p>0140_1R31</text:p>
          </table:table-cell>
          <table:table-cell table:formula="of:=[HolderMatrix.P4]" office:value-type="string" office:string-value="0142_1R26" calcext:value-type="string">
            <text:p>0142_1R26</text:p>
          </table:table-cell>
          <table:table-cell table:formula="of:=[HolderMatrix.K12]" office:value-type="string" office:string-value="0140_2R31" calcext:value-type="string">
            <text:p>0140_2R31</text:p>
          </table:table-cell>
          <table:table-cell table:formula="of:=[HolderMatrix.P11]" office:value-type="string" office:string-value="0142_2R26" calcext:value-type="string">
            <text:p>0142_2R26</text:p>
          </table:table-cell>
          <table:table-cell table:formula="of:=[HolderMatrix.K19]" office:value-type="string" office:string-value="0140_3R31" calcext:value-type="string">
            <text:p>0140_3R31</text:p>
          </table:table-cell>
          <table:table-cell table:formula="of:=[HolderMatrix.P18]" office:value-type="string" office:string-value="0142_3R26" calcext:value-type="string">
            <text:p>0142_3R26</text:p>
          </table:table-cell>
          <table:table-cell table:style-name="ce9" office:value-type="string" calcext:value-type="string">
            <text:p>EMPTY</text:p>
          </table:table-cell>
          <table:table-cell table:formula="of:=[HolderMatrix.K26]" office:value-type="string" office:string-value="0140_4R31" calcext:value-type="string">
            <text:p>0140_4R31</text:p>
          </table:table-cell>
          <table:table-cell table:number-columns-repeated="1011"/>
        </table:table-row>
        <table:table-row table:style-name="ro1">
          <table:table-cell table:style-name="ce1" office:value-type="string" calcext:value-type="string">
            <text:p>S12</text:p>
          </table:table-cell>
          <table:table-cell table:formula="of:=[HolderMatrix.P25]" office:value-type="string" office:string-value="0142_4R26" calcext:value-type="string">
            <text:p>0142_4R26</text:p>
          </table:table-cell>
          <table:table-cell table:formula="of:=[HolderMatrix.P5]" office:value-type="string" office:string-value="1000_1R36" calcext:value-type="string">
            <text:p>1000_1R36</text:p>
          </table:table-cell>
          <table:table-cell table:formula="of:=[HolderMatrix.L5]" office:value-type="string" office:string-value="1002_1R32" calcext:value-type="string">
            <text:p>1002_1R32</text:p>
          </table:table-cell>
          <table:table-cell table:formula="of:=[HolderMatrix.P12]" office:value-type="string" office:string-value="1000_2R36" calcext:value-type="string">
            <text:p>1000_2R36</text:p>
          </table:table-cell>
          <table:table-cell table:formula="of:=[HolderMatrix.L12]" office:value-type="string" office:string-value="1002_2R32" calcext:value-type="string">
            <text:p>1002_2R32</text:p>
          </table:table-cell>
          <table:table-cell table:formula="of:=[HolderMatrix.P19]" office:value-type="string" office:string-value="1000_3R36" calcext:value-type="string">
            <text:p>1000_3R36</text:p>
          </table:table-cell>
          <table:table-cell table:formula="of:=[HolderMatrix.L19]" office:value-type="string" office:string-value="1002_3R32" calcext:value-type="string">
            <text:p>1002_3R32</text:p>
          </table:table-cell>
          <table:table-cell table:formula="of:=[HolderMatrix.P26]" office:value-type="string" office:string-value="1000_4R36" calcext:value-type="string">
            <text:p>1000_4R36</text:p>
          </table:table-cell>
          <table:table-cell table:formula="of:=[HolderMatrix.L26]" office:value-type="string" office:string-value="1002_4R32" calcext:value-type="string">
            <text:p>1002_4R32</text:p>
          </table:table-cell>
          <table:table-cell table:formula="of:=[HolderMatrix.G3]" office:value-type="string" office:string-value="0050_1F16" calcext:value-type="string">
            <text:p>0050_1F16</text:p>
          </table:table-cell>
          <table:table-cell table:formula="of:=[HolderMatrix.H3]" office:value-type="string" office:string-value="0052_1F17" calcext:value-type="string">
            <text:p>0052_1F17</text:p>
          </table:table-cell>
          <table:table-cell table:style-name="ce9" office:value-type="string" calcext:value-type="string">
            <text:p>EMPTY</text:p>
          </table:table-cell>
          <table:table-cell table:number-columns-repeated="1011"/>
        </table:table-row>
        <table:table-row table:style-name="ro1">
          <table:table-cell table:style-name="ce1" office:value-type="string" calcext:value-type="string">
            <text:p>S15</text:p>
          </table:table-cell>
          <table:table-cell table:style-name="ce9" office:value-type="string" calcext:value-type="string">
            <text:p>EMPTY</text:p>
          </table:table-cell>
          <table:table-cell table:formula="of:=[HolderMatrix.P24]" office:value-type="string" office:string-value="0050_4R16" calcext:value-type="string">
            <text:p>0050_4R16</text:p>
          </table:table-cell>
          <table:table-cell table:formula="of:=[HolderMatrix.Q24]" office:value-type="string" office:string-value="0052_4R17" calcext:value-type="string">
            <text:p>0052_4R17</text:p>
          </table:table-cell>
          <table:table-cell table:formula="of:=[HolderMatrix.Q4]" office:value-type="string" office:string-value="0100_1R27" calcext:value-type="string">
            <text:p>0100_1R27</text:p>
          </table:table-cell>
          <table:table-cell table:style-name="ce9" office:value-type="string" calcext:value-type="string">
            <text:p>EMPTY</text:p>
          </table:table-cell>
          <table:table-cell table:formula="of:=[HolderMatrix.Q11]" office:value-type="string" office:string-value="0100_2R27" calcext:value-type="string">
            <text:p>0100_2R27</text:p>
          </table:table-cell>
          <table:table-cell table:formula="of:=[HolderMatrix.Q18]" office:value-type="string" office:string-value="0100_3R27" calcext:value-type="string">
            <text:p>0100_3R27</text:p>
          </table:table-cell>
          <table:table-cell table:formula="of:=[HolderMatrix.Q25]" office:value-type="string" office:string-value="0100_4R27" calcext:value-type="string">
            <text:p>0100_4R27</text:p>
          </table:table-cell>
          <table:table-cell table:formula="of:=[HolderMatrix.Q5]" office:value-type="string" office:string-value="1000_1R37" calcext:value-type="string">
            <text:p>1000_1R37</text:p>
          </table:table-cell>
          <table:table-cell table:formula="of:=[HolderMatrix.Q12]" office:value-type="string" office:string-value="1000_2R37" calcext:value-type="string">
            <text:p>1000_2R37</text:p>
          </table:table-cell>
          <table:table-cell table:formula="of:=[HolderMatrix.Q19]" office:value-type="string" office:string-value="1000_3R37" calcext:value-type="string">
            <text:p>1000_3R37</text:p>
          </table:table-cell>
          <table:table-cell table:formula="of:=[HolderMatrix.Q26]" office:value-type="string" office:string-value="1000_4R37" calcext:value-type="string">
            <text:p>1000_4R37</text:p>
          </table:table-cell>
          <table:table-cell table:number-columns-repeated="1011"/>
        </table:table-row>
        <table:table-row table:style-name="ro1">
          <table:table-cell table:style-name="ce1" office:value-type="string" calcext:value-type="string">
            <text:p>S14</text:p>
          </table:table-cell>
          <table:table-cell table:style-name="ce9" office:value-type="string" calcext:value-type="string">
            <text:p>EMPTY</text:p>
          </table:table-cell>
          <table:table-cell table:formula="of:=[HolderMatrix.H5]" office:value-type="string" office:string-value="1000_1F37" calcext:value-type="string">
            <text:p>1000_1F37</text:p>
          </table:table-cell>
          <table:table-cell table:formula="of:=[HolderMatrix.H12]" office:value-type="string" office:string-value="1000_2F37" calcext:value-type="string">
            <text:p>1000_2F37</text:p>
          </table:table-cell>
          <table:table-cell table:style-name="ce9" office:value-type="string" calcext:value-type="string">
            <text:p>EMPTY</text:p>
          </table:table-cell>
          <table:table-cell table:formula="of:=[HolderMatrix.H19]" office:value-type="string" office:string-value="1000_3F37" calcext:value-type="string">
            <text:p>1000_3F37</text:p>
          </table:table-cell>
          <table:table-cell table:formula="of:=[HolderMatrix.H26]" office:value-type="string" office:string-value="1000_4F37" calcext:value-type="string">
            <text:p>1000_4F37</text:p>
          </table:table-cell>
          <table:table-cell table:formula="of:=[HolderMatrix.P3]" office:value-type="string" office:string-value="0050_1R16" calcext:value-type="string">
            <text:p>0050_1R16</text:p>
          </table:table-cell>
          <table:table-cell table:formula="of:=[HolderMatrix.Q3]" office:value-type="string" office:string-value="0052_1R17" calcext:value-type="string">
            <text:p>0052_1R17</text:p>
          </table:table-cell>
          <table:table-cell table:formula="of:=[HolderMatrix.P10]" office:value-type="string" office:string-value="0050_2R16" calcext:value-type="string">
            <text:p>0050_2R16</text:p>
          </table:table-cell>
          <table:table-cell table:formula="of:=[HolderMatrix.Q10]" office:value-type="string" office:string-value="0052_2R17" calcext:value-type="string">
            <text:p>0052_2R17</text:p>
          </table:table-cell>
          <table:table-cell table:formula="of:=[HolderMatrix.P17]" office:value-type="string" office:string-value="0050_3R16" calcext:value-type="string">
            <text:p>0050_3R16</text:p>
          </table:table-cell>
          <table:table-cell table:formula="of:=[HolderMatrix.Q17]" office:value-type="string" office:string-value="0052_3R17" calcext:value-type="string">
            <text:p>0052_3R17</text:p>
          </table:table-cell>
          <table:table-cell table:number-columns-repeated="1011"/>
        </table:table-row>
        <table:table-row table:style-name="ro1">
          <table:table-cell table:style-name="ce1" office:value-type="string" calcext:value-type="string">
            <text:p>S13</text:p>
          </table:table-cell>
          <table:table-cell table:style-name="ce9" office:value-type="string" calcext:value-type="string">
            <text:p>EMPTY</text:p>
          </table:table-cell>
          <table:table-cell table:formula="of:=[HolderMatrix.G10]" office:value-type="string" office:string-value="0050_2F16" calcext:value-type="string">
            <text:p>0050_2F16</text:p>
          </table:table-cell>
          <table:table-cell table:style-name="ce9" office:value-type="string" calcext:value-type="string">
            <text:p>EMPTY</text:p>
          </table:table-cell>
          <table:table-cell table:formula="of:=[HolderMatrix.H10]" office:value-type="string" office:string-value="0052_2F17" calcext:value-type="string">
            <text:p>0052_2F17</text:p>
          </table:table-cell>
          <table:table-cell table:formula="of:=[HolderMatrix.G17]" office:value-type="string" office:string-value="0050_3F16" calcext:value-type="string">
            <text:p>0050_3F16</text:p>
          </table:table-cell>
          <table:table-cell table:formula="of:=[HolderMatrix.H17]" office:value-type="string" office:string-value="0052_3F17" calcext:value-type="string">
            <text:p>0052_3F17</text:p>
          </table:table-cell>
          <table:table-cell table:formula="of:=[HolderMatrix.G24]" office:value-type="string" office:string-value="0050_4F16" calcext:value-type="string">
            <text:p>0050_4F16</text:p>
          </table:table-cell>
          <table:table-cell table:formula="of:=[HolderMatrix.H24]" office:value-type="string" office:string-value="0052_4F17" calcext:value-type="string">
            <text:p>0052_4F17</text:p>
          </table:table-cell>
          <table:table-cell table:formula="of:=[HolderMatrix.H4]" office:value-type="string" office:string-value="0100_1F27" calcext:value-type="string">
            <text:p>0100_1F27</text:p>
          </table:table-cell>
          <table:table-cell table:formula="of:=[HolderMatrix.H11]" office:value-type="string" office:string-value="0100_2F27" calcext:value-type="string">
            <text:p>0100_2F27</text:p>
          </table:table-cell>
          <table:table-cell table:formula="of:=[HolderMatrix.H18]" office:value-type="string" office:string-value="0100_3F27" calcext:value-type="string">
            <text:p>0100_3F27</text:p>
          </table:table-cell>
          <table:table-cell table:formula="of:=[HolderMatrix.H25]" office:value-type="string" office:string-value="0100_4F27" calcext:value-type="string">
            <text:p>0100_4F27</text:p>
          </table:table-cell>
          <table:table-cell table:number-columns-repeated="1011"/>
        </table:table-row>
        <table:table-row table:style-name="ro1">
          <table:table-cell table:style-name="ce8" office:value-type="string" calcext:value-type="string">
            <text:p>R1</text:p>
          </table:table-cell>
          <table:table-cell table:style-name="ce10" table:formula="of:=[HolderMatrix.A34]" office:value-type="string" office:string-value="0050_REF1" calcext:value-type="string">
            <text:p>0050_REF1</text:p>
          </table:table-cell>
          <table:table-cell table:style-name="ce2" table:formula="of:=[HolderMatrix.B34]" office:value-type="string" office:string-value="0052_REF1" calcext:value-type="string">
            <text:p>0052_REF1</text:p>
          </table:table-cell>
          <table:table-cell table:style-name="ce2" table:formula="of:=[HolderMatrix.C34]" office:value-type="string" office:string-value="0100_REF1" calcext:value-type="string">
            <text:p>0100_REF1</text:p>
          </table:table-cell>
          <table:table-cell table:style-name="ce2" table:formula="of:=[HolderMatrix.D34]" office:value-type="string" office:string-value="0102_REF1" calcext:value-type="string">
            <text:p>0102_REF1</text:p>
          </table:table-cell>
          <table:table-cell table:style-name="ce2" table:formula="of:=[HolderMatrix.E34]" office:value-type="string" office:string-value="0140_REF1" calcext:value-type="string">
            <text:p>0140_REF1</text:p>
          </table:table-cell>
          <table:table-cell table:style-name="ce2" table:formula="of:=[HolderMatrix.F34]" office:value-type="string" office:string-value="0142_REF1" calcext:value-type="string">
            <text:p>0142_REF1</text:p>
          </table:table-cell>
          <table:table-cell table:style-name="ce2" table:formula="of:=[HolderMatrix.G34]" office:value-type="string" office:string-value="1000_REF1" calcext:value-type="string">
            <text:p>1000_REF1</text:p>
          </table:table-cell>
          <table:table-cell table:style-name="ce2" table:formula="of:=[HolderMatrix.H34]" office:value-type="string" office:string-value="1002_REF1" calcext:value-type="string">
            <text:p>1002_REF1</text:p>
          </table:table-cell>
          <table:table-cell table:style-name="ce2" table:formula="of:=[HolderMatrix.A35]" office:value-type="string" office:string-value="0050_REF2" calcext:value-type="string">
            <text:p>0050_REF2</text:p>
          </table:table-cell>
          <table:table-cell table:style-name="ce2" table:formula="of:=[HolderMatrix.B35]" office:value-type="string" office:string-value="0052_REF2" calcext:value-type="string">
            <text:p>0052_REF2</text:p>
          </table:table-cell>
          <table:table-cell table:style-name="ce2" table:formula="of:=[HolderMatrix.C35]" office:value-type="string" office:string-value="0100_REF2" calcext:value-type="string">
            <text:p>0100_REF2</text:p>
          </table:table-cell>
          <table:table-cell table:style-name="ce2" table:formula="of:=[HolderMatrix.D35]" office:value-type="string" office:string-value="0102_REF2" calcext:value-type="string">
            <text:p>0102_REF2</text:p>
          </table:table-cell>
          <table:table-cell table:number-columns-repeated="1011"/>
        </table:table-row>
        <table:table-row table:style-name="ro1" table:number-rows-repeated="2">
          <table:table-cell table:number-columns-repeated="1024"/>
        </table:table-row>
        <table:table-row table:style-name="ro1">
          <table:table-cell table:style-name="ce1" office:value-type="string" calcext:value-type="string">
            <text:p>Gamma Pre-irradiation measurements 141017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9" office:value-type="string" calcext:value-type="string">
            <text:p>EMPTY</text:p>
          </table:table-cell>
          <table:table-cell table:formula="of:=['Storage Matrix'.H72]" office:value-type="string" office:string-value="0050_0_1" calcext:value-type="string">
            <text:p>0050_0_1</text:p>
          </table:table-cell>
          <table:table-cell table:formula="of:=['Storage Matrix'.I72]" office:value-type="string" office:string-value="0050_0_2" calcext:value-type="string">
            <text:p>0050_0_2</text:p>
          </table:table-cell>
          <table:table-cell table:formula="of:=['Storage Matrix'.J72]" office:value-type="string" office:string-value="0052_0_1" calcext:value-type="string">
            <text:p>0052_0_1</text:p>
          </table:table-cell>
          <table:table-cell table:formula="of:=['Storage Matrix'.K72]" office:value-type="string" office:string-value="0052_0_2" calcext:value-type="string">
            <text:p>0052_0_2</text:p>
          </table:table-cell>
          <table:table-cell table:formula="of:=['Storage Matrix'.B73]" office:value-type="string" office:string-value="0050_100_1" calcext:value-type="string">
            <text:p>0050_100_1</text:p>
          </table:table-cell>
          <table:table-cell table:formula="of:=['Storage Matrix'.C73]" office:value-type="string" office:string-value="0050_100_2" calcext:value-type="string">
            <text:p>0050_100_2</text:p>
          </table:table-cell>
          <table:table-cell table:formula="of:=['Storage Matrix'.D73]" office:value-type="string" office:string-value="0052_100_1" calcext:value-type="string">
            <text:p>0052_100_1</text:p>
          </table:table-cell>
          <table:table-cell table:formula="of:=['Storage Matrix'.E73]" office:value-type="string" office:string-value="0052_100_2" calcext:value-type="string">
            <text:p>0052_100_2</text:p>
          </table:table-cell>
          <table:table-cell table:formula="of:=['Storage Matrix'.F73]" office:value-type="string" office:string-value="0050_400_1" calcext:value-type="string">
            <text:p>0050_400_1</text:p>
          </table:table-cell>
          <table:table-cell table:formula="of:=['Storage Matrix'.G73]" office:value-type="string" office:string-value="0050_400_2" calcext:value-type="string">
            <text:p>0050_400_2</text:p>
          </table:table-cell>
          <table:table-cell table:number-columns-repeated="1012"/>
        </table:table-row>
        <table:table-row table:style-name="ro1">
          <table:table-cell table:style-name="ce1" office:value-type="string" calcext:value-type="string">
            <text:p>S2</text:p>
          </table:table-cell>
          <table:table-cell table:formula="of:=['Storage Matrix'.H73]" office:value-type="string" office:string-value="0052_400_1" calcext:value-type="string">
            <text:p>0052_400_1</text:p>
          </table:table-cell>
          <table:table-cell table:style-name="ce9" office:value-type="string" calcext:value-type="string">
            <text:p>EMPTY</text:p>
          </table:table-cell>
          <table:table-cell table:formula="of:=['Storage Matrix'.I73]" office:value-type="string" office:string-value="0052_400_2" calcext:value-type="string">
            <text:p>0052_400_2</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Storage Matrix'.J74]" office:value-type="string" office:string-value="0100_10_1" calcext:value-type="string">
            <text:p>0100_10_1</text:p>
          </table:table-cell>
          <table:table-cell table:formula="of:=['Storage Matrix'.K74]" office:value-type="string" office:string-value="0100_10_2" calcext:value-type="string">
            <text:p>0100_10_2</text:p>
          </table:table-cell>
          <table:table-cell table:style-name="ce9" office:value-type="string" calcext:value-type="string">
            <text:p>EMPTY</text:p>
          </table:table-cell>
          <table:table-cell table:formula="of:=['Storage Matrix'.B75]" office:value-type="string" office:string-value="0102_10_1" calcext:value-type="string">
            <text:p>0102_10_1</text:p>
          </table:table-cell>
          <table:table-cell table:formula="of:=['Storage Matrix'.C75]" office:value-type="string" office:string-value="0102_10_2" calcext:value-type="string">
            <text:p>0102_10_2</text:p>
          </table:table-cell>
          <table:table-cell table:formula="of:=['Storage Matrix'.D75]" office:value-type="string" office:string-value="0100_100_1" calcext:value-type="string">
            <text:p>0100_100_1</text:p>
          </table:table-cell>
          <table:table-cell table:formula="of:=['Storage Matrix'.E75]" office:value-type="string" office:string-value="0100_100_2" calcext:value-type="string">
            <text:p>0100_100_2</text:p>
          </table:table-cell>
          <table:table-cell table:formula="of:=['Storage Matrix'.F75]" office:value-type="string" office:string-value="0102_100_1" calcext:value-type="string">
            <text:p>0102_100_1</text:p>
          </table:table-cell>
          <table:table-cell table:formula="of:=['Storage Matrix'.G75]" office:value-type="string" office:string-value="0102_100_2" calcext:value-type="string">
            <text:p>0102_100_2</text:p>
          </table:table-cell>
          <table:table-cell table:formula="of:=['Storage Matrix'.H75]" office:value-type="string" office:string-value="0100_400_1" calcext:value-type="string">
            <text:p>0100_400_1</text:p>
          </table:table-cell>
          <table:table-cell table:formula="of:=['Storage Matrix'.I75]"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Storage Matrix'.J75]" office:value-type="string" office:string-value="0102_400_1" calcext:value-type="string">
            <text:p>0102_400_1</text:p>
          </table:table-cell>
          <table:table-cell table:formula="of:=['Storage Matrix'.K75]" office:value-type="string" office:string-value="0102_400_2" calcext:value-type="string">
            <text:p>0102_400_2</text:p>
          </table:table-cell>
          <table:table-cell table:formula="of:=['Storage Matrix'.B76]" office:value-type="string" office:string-value="0100_1000_1" calcext:value-type="string">
            <text:p>0100_1000_1</text:p>
          </table:table-cell>
          <table:table-cell table:style-name="ce9" office:value-type="string" calcext:value-type="string">
            <text:p>EMPTY</text:p>
          </table:table-cell>
          <table:table-cell table:formula="of:=['Storage Matrix'.C76]" office:value-type="string" office:string-value="0100_1000_2" calcext:value-type="string">
            <text:p>0100_1000_2</text:p>
          </table:table-cell>
          <table:table-cell table:formula="of:=['Storage Matrix'.D76]" office:value-type="string" office:string-value="0102_1000_1" calcext:value-type="string">
            <text:p>0102_1000_1</text:p>
          </table:table-cell>
          <table:table-cell table:formula="of:=['Storage Matrix'.E76]" office:value-type="string" office:string-value="0102_1000_2" calcext:value-type="string">
            <text:p>0102_1000_2</text:p>
          </table:table-cell>
          <table:table-cell table:number-columns-repeated="1016"/>
        </table:table-row>
        <table:table-row table:style-name="ro1" table:number-rows-repeated="2">
          <table:table-cell table:number-columns-repeated="1024"/>
        </table:table-row>
        <table:table-row table:style-name="ro1">
          <table:table-cell table:style-name="ce1" office:value-type="string" calcext:value-type="string">
            <text:p>Gamma Post-irradiation measurements 141020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9" office:value-type="string" calcext:value-type="string">
            <text:p>EMPTY</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4"/>
        </table:table-row>
        <table:table-row table:style-name="ro1">
          <table:table-cell table:style-name="ce1"/>
          <table:table-cell table:style-name="ce11"/>
          <table:table-cell table:number-columns-repeated="1022"/>
        </table:table-row>
        <table:table-row table:style-name="ro1">
          <table:table-cell table:style-name="ce1"/>
          <table:table-cell table:style-name="ce12"/>
          <table:table-cell table:style-name="ce11"/>
          <table:table-cell table:style-name="ce12" table:number-columns-repeated="2"/>
          <table:table-cell table:number-columns-repeated="1019"/>
        </table:table-row>
        <table:table-row table:style-name="ro1">
          <table:table-cell table:style-name="ce1" office:value-type="string" calcext:value-type="string">
            <text:p>Gamma Post-irradiation measurements 141021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9" table:formula="of:=[.B23]" office:value-type="string" office:string-value="EMPTY" calcext:value-type="string">
            <text:p>EMPTY</text:p>
          </table:table-cell>
          <table:table-cell table:formula="of:=[.C23]" office:value-type="string" office:string-value="0050_0_1" calcext:value-type="string">
            <text:p>0050_0_1</text:p>
          </table:table-cell>
          <table:table-cell table:formula="of:=[.D23]" office:value-type="string" office:string-value="0050_0_2" calcext:value-type="string">
            <text:p>0050_0_2</text:p>
          </table:table-cell>
          <table:table-cell table:formula="of:=[.E23]" office:value-type="string" office:string-value="0052_0_1" calcext:value-type="string">
            <text:p>0052_0_1</text:p>
          </table:table-cell>
          <table:table-cell table:formula="of:=[.F23]" office:value-type="string" office:string-value="0052_0_2" calcext:value-type="string">
            <text:p>0052_0_2</text:p>
          </table:table-cell>
          <table:table-cell table:formula="of:=[.G23]" office:value-type="string" office:string-value="0050_100_1" calcext:value-type="string">
            <text:p>0050_100_1</text:p>
          </table:table-cell>
          <table:table-cell table:formula="of:=[.H23]" office:value-type="string" office:string-value="0050_100_2" calcext:value-type="string">
            <text:p>0050_100_2</text:p>
          </table:table-cell>
          <table:table-cell table:formula="of:=[.I23]" office:value-type="string" office:string-value="0052_100_1" calcext:value-type="string">
            <text:p>0052_100_1</text:p>
          </table:table-cell>
          <table:table-cell table:formula="of:=[.J23]" office:value-type="string" office:string-value="0052_100_2" calcext:value-type="string">
            <text:p>0052_100_2</text:p>
          </table:table-cell>
          <table:table-cell table:formula="of:=[.K23]" office:value-type="string" office:string-value="0050_400_1" calcext:value-type="string">
            <text:p>0050_400_1</text:p>
          </table:table-cell>
          <table:table-cell table:formula="of:=[.L23]" office:value-type="string" office:string-value="0050_400_2" calcext:value-type="string">
            <text:p>0050_400_2</text:p>
          </table:table-cell>
          <table:table-cell table:number-columns-repeated="1012"/>
        </table:table-row>
        <table:table-row table:style-name="ro1">
          <table:table-cell table:style-name="ce1" office:value-type="string" calcext:value-type="string">
            <text:p>S2</text:p>
          </table:table-cell>
          <table:table-cell table:formula="of:=[.B24]" office:value-type="string" office:string-value="0052_400_1" calcext:value-type="string">
            <text:p>0052_400_1</text:p>
          </table:table-cell>
          <table:table-cell table:style-name="ce9" office:value-type="string" calcext:value-type="string">
            <text:p>EMPTY</text:p>
          </table:table-cell>
          <table:table-cell table:formula="of:=[.D24]" office:value-type="string" office:string-value="0052_400_2" calcext:value-type="string">
            <text:p>0052_400_2</text:p>
          </table:table-cell>
          <table:table-cell table:formula="of:=[.E24]" office:value-type="string" office:string-value="0100_0_1" calcext:value-type="string">
            <text:p>0100_0_1</text:p>
          </table:table-cell>
          <table:table-cell table:formula="of:=[.F24]" office:value-type="string" office:string-value="0100_0_2" calcext:value-type="string">
            <text:p>0100_0_2</text:p>
          </table:table-cell>
          <table:table-cell table:formula="of:=[.G24]" office:value-type="string" office:string-value="0102_0_1" calcext:value-type="string">
            <text:p>0102_0_1</text:p>
          </table:table-cell>
          <table:table-cell table:formula="of:=[.H24]" office:value-type="string" office:string-value="0102_0_2" calcext:value-type="string">
            <text:p>0102_0_2</text:p>
          </table:table-cell>
          <table:table-cell table:formula="of:=[.I24]" office:value-type="string" office:string-value="0100_1_1" calcext:value-type="string">
            <text:p>0100_1_1</text:p>
          </table:table-cell>
          <table:table-cell table:formula="of:=[.J24]" office:value-type="string" office:string-value="0100_1_2" calcext:value-type="string">
            <text:p>0100_1_2</text:p>
          </table:table-cell>
          <table:table-cell table:formula="of:=[.K24]" office:value-type="string" office:string-value="0102_1_1" calcext:value-type="string">
            <text:p>0102_1_1</text:p>
          </table:table-cell>
          <table:table-cell table:formula="of:=[.L24]"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B25]" office:value-type="string" office:string-value="0100_10_1" calcext:value-type="string">
            <text:p>0100_10_1</text:p>
          </table:table-cell>
          <table:table-cell table:formula="of:=[.C25]" office:value-type="string" office:string-value="0100_10_2" calcext:value-type="string">
            <text:p>0100_10_2</text:p>
          </table:table-cell>
          <table:table-cell table:style-name="ce9" office:value-type="string" calcext:value-type="string">
            <text:p>EMPTY</text:p>
          </table:table-cell>
          <table:table-cell table:formula="of:=[.E25]" office:value-type="string" office:string-value="0102_10_1" calcext:value-type="string">
            <text:p>0102_10_1</text:p>
          </table:table-cell>
          <table:table-cell table:formula="of:=[.F25]" office:value-type="string" office:string-value="0102_10_2" calcext:value-type="string">
            <text:p>0102_10_2</text:p>
          </table:table-cell>
          <table:table-cell table:formula="of:=[.G25]" office:value-type="string" office:string-value="0100_100_1" calcext:value-type="string">
            <text:p>0100_100_1</text:p>
          </table:table-cell>
          <table:table-cell table:formula="of:=[.H25]" office:value-type="string" office:string-value="0100_100_2" calcext:value-type="string">
            <text:p>0100_100_2</text:p>
          </table:table-cell>
          <table:table-cell table:formula="of:=[.I25]" office:value-type="string" office:string-value="0102_100_1" calcext:value-type="string">
            <text:p>0102_100_1</text:p>
          </table:table-cell>
          <table:table-cell table:formula="of:=[.J25]" office:value-type="string" office:string-value="0102_100_2" calcext:value-type="string">
            <text:p>0102_100_2</text:p>
          </table:table-cell>
          <table:table-cell table:formula="of:=[.K25]" office:value-type="string" office:string-value="0100_400_1" calcext:value-type="string">
            <text:p>0100_400_1</text:p>
          </table:table-cell>
          <table:table-cell table:formula="of:=[.L25]"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B26]" office:value-type="string" office:string-value="0102_400_1" calcext:value-type="string">
            <text:p>0102_400_1</text:p>
          </table:table-cell>
          <table:table-cell table:formula="of:=[.C26]" office:value-type="string" office:string-value="0102_400_2" calcext:value-type="string">
            <text:p>0102_400_2</text:p>
          </table:table-cell>
          <table:table-cell table:formula="of:=[.D26]" office:value-type="string" office:string-value="0100_1000_1" calcext:value-type="string">
            <text:p>0100_1000_1</text:p>
          </table:table-cell>
          <table:table-cell table:style-name="ce9" office:value-type="string" calcext:value-type="string">
            <text:p>EMPTY</text:p>
          </table:table-cell>
          <table:table-cell table:formula="of:=[.F26]" office:value-type="string" office:string-value="0100_1000_2" calcext:value-type="string">
            <text:p>0100_1000_2</text:p>
          </table:table-cell>
          <table:table-cell table:formula="of:=[.G26]" office:value-type="string" office:string-value="0102_1000_1" calcext:value-type="string">
            <text:p>0102_1000_1</text:p>
          </table:table-cell>
          <table:table-cell table:formula="of:=[.H26]" office:value-type="string" office:string-value="0102_1000_2" calcext:value-type="string">
            <text:p>0102_1000_2</text:p>
          </table:table-cell>
          <table:table-cell table:formula="of:=['Storage Matrix'.B71]" office:value-type="string" office:string-value="GLASS_0_1" calcext:value-type="string">
            <text:p>GLASS_0_1</text:p>
          </table:table-cell>
          <table:table-cell table:formula="of:=['Storage Matrix'.C71]" office:value-type="string" office:string-value="GLASS_0_2" calcext:value-type="string">
            <text:p>GLASS_0_2</text:p>
          </table:table-cell>
          <table:table-cell table:formula="of:=['Storage Matrix'.D71]" office:value-type="string" office:string-value="PP_0_1" calcext:value-type="string">
            <text:p>PP_0_1</text:p>
          </table:table-cell>
          <table:table-cell table:formula="of:=['Storage Matrix'.E71]" office:value-type="string" office:string-value="PP_0_2" calcext:value-type="string">
            <text:p>PP_0_2</text:p>
          </table:table-cell>
          <table:table-cell table:number-columns-repeated="1012"/>
        </table:table-row>
        <table:table-row table:style-name="ro1">
          <table:table-cell table:style-name="ce1" office:value-type="string" calcext:value-type="string">
            <text:p>S5</text:p>
          </table:table-cell>
          <table:table-cell table:formula="of:=['Storage Matrix'.F71]" office:value-type="string" office:string-value="GLASS_100_1" calcext:value-type="string">
            <text:p>GLASS_100_1</text:p>
          </table:table-cell>
          <table:table-cell table:formula="of:=['Storage Matrix'.G71]" office:value-type="string" office:string-value="GLASS_100_2" calcext:value-type="string">
            <text:p>GLASS_100_2</text:p>
          </table:table-cell>
          <table:table-cell table:formula="of:=['Storage Matrix'.H71]" office:value-type="string" office:string-value="PP_100_1" calcext:value-type="string">
            <text:p>PP_100_1</text:p>
          </table:table-cell>
          <table:table-cell table:formula="of:=['Storage Matrix'.I71]" office:value-type="string" office:string-value="PP_100_2" calcext:value-type="string">
            <text:p>PP_100_2</text:p>
          </table:table-cell>
          <table:table-cell table:style-name="ce9" office:value-type="string" calcext:value-type="string">
            <text:p>EMPTY</text:p>
          </table:table-cell>
          <table:table-cell table:formula="of:=['Storage Matrix'.J71]" office:value-type="string" office:string-value="GLASS_400_1" calcext:value-type="string">
            <text:p>GLASS_400_1</text:p>
          </table:table-cell>
          <table:table-cell table:formula="of:=['Storage Matrix'.K71]" office:value-type="string" office:string-value="GLASS_400_2" calcext:value-type="string">
            <text:p>GLASS_400_2</text:p>
          </table:table-cell>
          <table:table-cell table:formula="of:=['Storage Matrix'.B72]" office:value-type="string" office:string-value="PP_400_1" calcext:value-type="string">
            <text:p>PP_400_1</text:p>
          </table:table-cell>
          <table:table-cell table:formula="of:=['Storage Matrix'.C72]" office:value-type="string" office:string-value="PP_400_2" calcext:value-type="string">
            <text:p>PP_400_2</text:p>
          </table:table-cell>
          <table:table-cell table:formula="of:=['Storage Matrix'.D72]" office:value-type="string" office:string-value="GLASS_1000_1" calcext:value-type="string">
            <text:p>GLASS_1000_1</text:p>
          </table:table-cell>
          <table:table-cell table:formula="of:=['Storage Matrix'.E72]" office:value-type="string" office:string-value="GLASS_1000_2" calcext:value-type="string">
            <text:p>GLASS_1000_2</text:p>
          </table:table-cell>
          <table:table-cell table:number-columns-repeated="1012"/>
        </table:table-row>
        <table:table-row table:style-name="ro1">
          <table:table-cell table:style-name="ce1" office:value-type="string" calcext:value-type="string">
            <text:p>S6</text:p>
          </table:table-cell>
          <table:table-cell table:formula="of:=['Storage Matrix'.F72]" office:value-type="string" office:string-value="PP_1000_1" calcext:value-type="string">
            <text:p>PP_1000_1</text:p>
          </table:table-cell>
          <table:table-cell table:formula="of:=['Storage Matrix'.G72]" office:value-type="string" office:string-value="PP_1000_2" calcext:value-type="string">
            <text:p>PP_1000_2</text:p>
          </table:table-cell>
          <table:table-cell table:number-columns-repeated="3"/>
          <table:table-cell table:style-name="ce9" office:value-type="string" calcext:value-type="string">
            <text:p>EMPTY</text:p>
          </table:table-cell>
          <table:table-cell table:number-columns-repeated="1017"/>
        </table:table-row>
        <table:table-row table:style-name="ro1">
          <table:table-cell table:style-name="ce1" office:value-type="string" calcext:value-type="string">
            <text:p>S7</text:p>
          </table:table-cell>
          <table:table-cell table:formula="of:=['Storage Matrix'.B78]" office:value-type="string" office:string-value="LS Vit. C" calcext:value-type="string">
            <text:p>LS Vit. C</text:p>
          </table:table-cell>
          <table:table-cell table:formula="of:=['Storage Matrix'.C78]" office:value-type="string" office:string-value="15% WbLS Vit. C" calcext:value-type="string">
            <text:p>15% WbLS Vit. C</text:p>
          </table:table-cell>
          <table:table-cell table:formula="of:=['Storage Matrix'.D78]" office:value-type="string" office:string-value="10% WbLS Vit. C" calcext:value-type="string">
            <text:p>10% WbLS Vit. C</text:p>
          </table:table-cell>
          <table:table-cell table:formula="of:=['Storage Matrix'.E78]" office:value-type="string" office:string-value="5% WbLS Vit. C" calcext:value-type="string">
            <text:p>5% WbLS Vit. C</text:p>
          </table:table-cell>
          <table:table-cell table:formula="of:=['Storage Matrix'.F78]" office:value-type="string" office:string-value="LS 10/20/14" calcext:value-type="string">
            <text:p>LS 10/20/14</text:p>
          </table:table-cell>
          <table:table-cell table:formula="of:=['Storage Matrix'.G78]" office:value-type="string" office:string-value="WbLS-15 10/20/14" calcext:value-type="string">
            <text:p>WbLS-15 10/20/14</text:p>
          </table:table-cell>
          <table:table-cell table:style-name="ce9" office:value-type="string" calcext:value-type="string">
            <text:p>EMPTY</text:p>
          </table:table-cell>
          <table:table-cell table:formula="of:=['Storage Matrix'.H78]" office:value-type="string" office:string-value="WbLS-10 10/20/14" calcext:value-type="string">
            <text:p>WbLS-10 10/20/14</text:p>
          </table:table-cell>
          <table:table-cell table:formula="of:=['Storage Matrix'.I78]" office:value-type="string" office:string-value="WbLS-5 10/20/14" calcext:value-type="string">
            <text:p>WbLS-5 10/20/14</text:p>
          </table:table-cell>
          <table:table-cell table:number-columns-repeated="1014"/>
        </table:table-row>
        <table:table-row table:style-name="ro1">
          <table:table-cell table:style-name="ce1"/>
          <table:table-cell table:number-columns-repeated="1023"/>
        </table:table-row>
        <table:table-row table:style-name="ro1">
          <table:table-cell table:style-name="ce1"/>
          <table:table-cell table:number-columns-repeated="6"/>
          <table:table-cell table:style-name="ce9"/>
          <table:table-cell table:number-columns-repeated="1016"/>
        </table:table-row>
        <table:table-row table:style-name="ro1">
          <table:table-cell table:style-name="ce1" office:value-type="string" calcext:value-type="string">
            <text:p>Gamma Post-irradiation Measurements 141022 (actual)</text:p>
          </table:table-cell>
          <table:table-cell table:number-columns-repeated="1023"/>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9" table:formula="of:=[.B36]" office:value-type="string" office:string-value="EMPTY" calcext:value-type="string">
            <text:p>EMPTY</text:p>
          </table:table-cell>
          <table:table-cell table:formula="of:=[.C36]" office:value-type="string" office:string-value="0050_0_1" calcext:value-type="string">
            <text:p>0050_0_1</text:p>
          </table:table-cell>
          <table:table-cell table:formula="of:=[.D36]" office:value-type="string" office:string-value="0050_0_2" calcext:value-type="string">
            <text:p>0050_0_2</text:p>
          </table:table-cell>
          <table:table-cell table:formula="of:=[.E36]" office:value-type="string" office:string-value="0052_0_1" calcext:value-type="string">
            <text:p>0052_0_1</text:p>
          </table:table-cell>
          <table:table-cell table:formula="of:=[.F36]" office:value-type="string" office:string-value="0052_0_2" calcext:value-type="string">
            <text:p>0052_0_2</text:p>
          </table:table-cell>
          <table:table-cell table:formula="of:=[.G36]" office:value-type="string" office:string-value="0050_100_1" calcext:value-type="string">
            <text:p>0050_100_1</text:p>
          </table:table-cell>
          <table:table-cell table:formula="of:=[.H36]" office:value-type="string" office:string-value="0050_100_2" calcext:value-type="string">
            <text:p>0050_100_2</text:p>
          </table:table-cell>
          <table:table-cell table:formula="of:=[.I36]" office:value-type="string" office:string-value="0052_100_1" calcext:value-type="string">
            <text:p>0052_100_1</text:p>
          </table:table-cell>
          <table:table-cell table:formula="of:=[.J36]" office:value-type="string" office:string-value="0052_100_2" calcext:value-type="string">
            <text:p>0052_100_2</text:p>
          </table:table-cell>
          <table:table-cell table:formula="of:=[.K36]" office:value-type="string" office:string-value="0050_400_1" calcext:value-type="string">
            <text:p>0050_400_1</text:p>
          </table:table-cell>
          <table:table-cell table:formula="of:=[.L36]" office:value-type="string" office:string-value="0050_400_2" calcext:value-type="string">
            <text:p>0050_400_2</text:p>
          </table:table-cell>
          <table:table-cell table:number-columns-repeated="1012"/>
        </table:table-row>
        <table:table-row table:style-name="ro1">
          <table:table-cell table:style-name="ce1" office:value-type="string" calcext:value-type="string">
            <text:p>S2</text:p>
          </table:table-cell>
          <table:table-cell table:formula="of:=[.B37]" office:value-type="string" office:string-value="0052_400_1" calcext:value-type="string">
            <text:p>0052_400_1</text:p>
          </table:table-cell>
          <table:table-cell table:style-name="ce13" table:formula="of:=[.C37]" office:value-type="string" office:string-value="EMPTY" calcext:value-type="string">
            <text:p>EMPTY</text:p>
          </table:table-cell>
          <table:table-cell table:formula="of:=[.D37]" office:value-type="string" office:string-value="0052_400_2" calcext:value-type="string">
            <text:p>0052_400_2</text:p>
          </table:table-cell>
          <table:table-cell table:formula="of:=[.E37]" office:value-type="string" office:string-value="0100_0_1" calcext:value-type="string">
            <text:p>0100_0_1</text:p>
          </table:table-cell>
          <table:table-cell table:formula="of:=[.F37]" office:value-type="string" office:string-value="0100_0_2" calcext:value-type="string">
            <text:p>0100_0_2</text:p>
          </table:table-cell>
          <table:table-cell table:formula="of:=[.G37]" office:value-type="string" office:string-value="0102_0_1" calcext:value-type="string">
            <text:p>0102_0_1</text:p>
          </table:table-cell>
          <table:table-cell table:formula="of:=[.H37]" office:value-type="string" office:string-value="0102_0_2" calcext:value-type="string">
            <text:p>0102_0_2</text:p>
          </table:table-cell>
          <table:table-cell table:formula="of:=[.I37]" office:value-type="string" office:string-value="0100_1_1" calcext:value-type="string">
            <text:p>0100_1_1</text:p>
          </table:table-cell>
          <table:table-cell table:formula="of:=[.J37]" office:value-type="string" office:string-value="0100_1_2" calcext:value-type="string">
            <text:p>0100_1_2</text:p>
          </table:table-cell>
          <table:table-cell table:formula="of:=[.K37]" office:value-type="string" office:string-value="0102_1_1" calcext:value-type="string">
            <text:p>0102_1_1</text:p>
          </table:table-cell>
          <table:table-cell table:formula="of:=[.L37]"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B38]" office:value-type="string" office:string-value="0100_10_1" calcext:value-type="string">
            <text:p>0100_10_1</text:p>
          </table:table-cell>
          <table:table-cell table:formula="of:=[.C38]" office:value-type="string" office:string-value="0100_10_2" calcext:value-type="string">
            <text:p>0100_10_2</text:p>
          </table:table-cell>
          <table:table-cell table:style-name="ce13" table:formula="of:=[.D38]" office:value-type="string" office:string-value="EMPTY" calcext:value-type="string">
            <text:p>EMPTY</text:p>
          </table:table-cell>
          <table:table-cell table:formula="of:=[.E38]" office:value-type="string" office:string-value="0102_10_1" calcext:value-type="string">
            <text:p>0102_10_1</text:p>
          </table:table-cell>
          <table:table-cell table:formula="of:=[.F38]" office:value-type="string" office:string-value="0102_10_2" calcext:value-type="string">
            <text:p>0102_10_2</text:p>
          </table:table-cell>
          <table:table-cell table:formula="of:=[.G38]" office:value-type="string" office:string-value="0100_100_1" calcext:value-type="string">
            <text:p>0100_100_1</text:p>
          </table:table-cell>
          <table:table-cell table:formula="of:=[.H38]" office:value-type="string" office:string-value="0100_100_2" calcext:value-type="string">
            <text:p>0100_100_2</text:p>
          </table:table-cell>
          <table:table-cell table:formula="of:=[.I38]" office:value-type="string" office:string-value="0102_100_1" calcext:value-type="string">
            <text:p>0102_100_1</text:p>
          </table:table-cell>
          <table:table-cell table:formula="of:=[.J38]" office:value-type="string" office:string-value="0102_100_2" calcext:value-type="string">
            <text:p>0102_100_2</text:p>
          </table:table-cell>
          <table:table-cell table:formula="of:=[.K38]" office:value-type="string" office:string-value="0100_400_1" calcext:value-type="string">
            <text:p>0100_400_1</text:p>
          </table:table-cell>
          <table:table-cell table:formula="of:=[.L38]"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B39]" office:value-type="string" office:string-value="0102_400_1" calcext:value-type="string">
            <text:p>0102_400_1</text:p>
          </table:table-cell>
          <table:table-cell table:formula="of:=[.C39]" office:value-type="string" office:string-value="0102_400_2" calcext:value-type="string">
            <text:p>0102_400_2</text:p>
          </table:table-cell>
          <table:table-cell table:formula="of:=[.D39]" office:value-type="string" office:string-value="0100_1000_1" calcext:value-type="string">
            <text:p>0100_1000_1</text:p>
          </table:table-cell>
          <table:table-cell table:style-name="ce13" table:formula="of:=[.E39]" office:value-type="string" office:string-value="EMPTY" calcext:value-type="string">
            <text:p>EMPTY</text:p>
          </table:table-cell>
          <table:table-cell table:formula="of:=[.F39]" office:value-type="string" office:string-value="0100_1000_2" calcext:value-type="string">
            <text:p>0100_1000_2</text:p>
          </table:table-cell>
          <table:table-cell table:formula="of:=[.G39]" office:value-type="string" office:string-value="0102_1000_1" calcext:value-type="string">
            <text:p>0102_1000_1</text:p>
          </table:table-cell>
          <table:table-cell table:formula="of:=[.H39]" office:value-type="string" office:string-value="0102_1000_2" calcext:value-type="string">
            <text:p>0102_1000_2</text:p>
          </table:table-cell>
          <table:table-cell table:formula="of:=[.I39]" office:value-type="string" office:string-value="GLASS_0_1" calcext:value-type="string">
            <text:p>GLASS_0_1</text:p>
          </table:table-cell>
          <table:table-cell table:formula="of:=[.J39]" office:value-type="string" office:string-value="GLASS_0_2" calcext:value-type="string">
            <text:p>GLASS_0_2</text:p>
          </table:table-cell>
          <table:table-cell table:formula="of:=[.K39]" office:value-type="string" office:string-value="PP_0_1" calcext:value-type="string">
            <text:p>PP_0_1</text:p>
          </table:table-cell>
          <table:table-cell table:formula="of:=[.L39]" office:value-type="string" office:string-value="PP_0_2" calcext:value-type="string">
            <text:p>PP_0_2</text:p>
          </table:table-cell>
          <table:table-cell table:number-columns-repeated="1012"/>
        </table:table-row>
        <table:table-row table:style-name="ro1">
          <table:table-cell table:style-name="ce1" office:value-type="string" calcext:value-type="string">
            <text:p>S5</text:p>
          </table:table-cell>
          <table:table-cell table:formula="of:=[.B40]" office:value-type="string" office:string-value="GLASS_100_1" calcext:value-type="string">
            <text:p>GLASS_100_1</text:p>
          </table:table-cell>
          <table:table-cell table:formula="of:=[.C40]" office:value-type="string" office:string-value="GLASS_100_2" calcext:value-type="string">
            <text:p>GLASS_100_2</text:p>
          </table:table-cell>
          <table:table-cell table:formula="of:=[.D40]" office:value-type="string" office:string-value="PP_100_1" calcext:value-type="string">
            <text:p>PP_100_1</text:p>
          </table:table-cell>
          <table:table-cell table:formula="of:=[.E40]" office:value-type="string" office:string-value="PP_100_2" calcext:value-type="string">
            <text:p>PP_100_2</text:p>
          </table:table-cell>
          <table:table-cell table:style-name="ce13" table:formula="of:=[.F40]" office:value-type="string" office:string-value="EMPTY" calcext:value-type="string">
            <text:p>EMPTY</text:p>
          </table:table-cell>
          <table:table-cell table:formula="of:=[.G40]" office:value-type="string" office:string-value="GLASS_400_1" calcext:value-type="string">
            <text:p>GLASS_400_1</text:p>
          </table:table-cell>
          <table:table-cell table:formula="of:=[.H40]" office:value-type="string" office:string-value="GLASS_400_2" calcext:value-type="string">
            <text:p>GLASS_400_2</text:p>
          </table:table-cell>
          <table:table-cell table:formula="of:=[.I40]" office:value-type="string" office:string-value="PP_400_1" calcext:value-type="string">
            <text:p>PP_400_1</text:p>
          </table:table-cell>
          <table:table-cell table:formula="of:=[.J40]" office:value-type="string" office:string-value="PP_400_2" calcext:value-type="string">
            <text:p>PP_400_2</text:p>
          </table:table-cell>
          <table:table-cell table:formula="of:=[.K40]" office:value-type="string" office:string-value="GLASS_1000_1" calcext:value-type="string">
            <text:p>GLASS_1000_1</text:p>
          </table:table-cell>
          <table:table-cell table:formula="of:=[.L40]" office:value-type="string" office:string-value="GLASS_1000_2" calcext:value-type="string">
            <text:p>GLASS_1000_2</text:p>
          </table:table-cell>
          <table:table-cell table:number-columns-repeated="1012"/>
        </table:table-row>
        <table:table-row table:style-name="ro1">
          <table:table-cell table:style-name="ce1" office:value-type="string" calcext:value-type="string">
            <text:p>S6</text:p>
          </table:table-cell>
          <table:table-cell table:formula="of:=[.B41]" office:value-type="string" office:string-value="PP_1000_1" calcext:value-type="string">
            <text:p>PP_1000_1</text:p>
          </table:table-cell>
          <table:table-cell table:formula="of:=[.C41]" office:value-type="string" office:string-value="PP_1000_2" calcext:value-type="string">
            <text:p>PP_1000_2</text:p>
          </table:table-cell>
          <table:table-cell table:number-columns-repeated="3"/>
          <table:table-cell table:style-name="ce13" table:formula="of:=[.G41]" office:value-type="string" office:string-value="EMPTY" calcext:value-type="string">
            <text:p>EMPTY</text:p>
          </table:table-cell>
          <table:table-cell table:number-columns-repeated="1017"/>
        </table:table-row>
        <table:table-row table:style-name="ro1">
          <table:table-cell table:style-name="ce1" office:value-type="string" calcext:value-type="string">
            <text:p>S7</text:p>
          </table:table-cell>
          <table:table-cell table:formula="of:=[.B42]" office:value-type="string" office:string-value="LS Vit. C" calcext:value-type="string">
            <text:p>LS Vit. C</text:p>
          </table:table-cell>
          <table:table-cell table:formula="of:=[.C42]" office:value-type="string" office:string-value="15% WbLS Vit. C" calcext:value-type="string">
            <text:p>15% WbLS Vit. C</text:p>
          </table:table-cell>
          <table:table-cell table:formula="of:=[.D42]" office:value-type="string" office:string-value="10% WbLS Vit. C" calcext:value-type="string">
            <text:p>10% WbLS Vit. C</text:p>
          </table:table-cell>
          <table:table-cell table:formula="of:=[.E42]" office:value-type="string" office:string-value="5% WbLS Vit. C" calcext:value-type="string">
            <text:p>5% WbLS Vit. C</text:p>
          </table:table-cell>
          <table:table-cell table:formula="of:=[.F42]" office:value-type="string" office:string-value="LS 10/20/14" calcext:value-type="string">
            <text:p>LS 10/20/14</text:p>
          </table:table-cell>
          <table:table-cell table:formula="of:=[.G42]" office:value-type="string" office:string-value="WbLS-15 10/20/14" calcext:value-type="string">
            <text:p>WbLS-15 10/20/14</text:p>
          </table:table-cell>
          <table:table-cell table:style-name="ce13" table:formula="of:=[.H42]" office:value-type="string" office:string-value="EMPTY" calcext:value-type="string">
            <text:p>EMPTY</text:p>
          </table:table-cell>
          <table:table-cell table:formula="of:=[.I42]" office:value-type="string" office:string-value="WbLS-10 10/20/14" calcext:value-type="string">
            <text:p>WbLS-10 10/20/14</text:p>
          </table:table-cell>
          <table:table-cell table:formula="of:=[.J42]" office:value-type="string" office:string-value="WbLS-5 10/20/14" calcext:value-type="string">
            <text:p>WbLS-5 10/20/14</text:p>
          </table:table-cell>
          <table:table-cell office:value-type="string" calcext:value-type="string">
            <text:p>HDPE_0_1</text:p>
          </table:table-cell>
          <table:table-cell table:formula="of:=[.L42]" office:value-type="float" office:value="0" calcext:value-type="float">
            <text:p>0</text:p>
          </table:table-cell>
          <table:table-cell table:number-columns-repeated="1012"/>
        </table:table-row>
        <table:table-row table:style-name="ro1">
          <table:table-cell table:style-name="ce1"/>
          <table:table-cell table:number-columns-repeated="1023"/>
        </table:table-row>
        <table:table-row table:style-name="ro1">
          <table:table-cell table:number-columns-repeated="1024"/>
        </table:table-row>
        <table:table-row table:style-name="ro1">
          <table:table-cell table:style-name="ce1" office:value-type="string" calcext:value-type="string">
            <text:p>Post-irradiation measurements (planned)</text:p>
          </table:table-cell>
          <table:table-cell table:number-columns-repeated="1023"/>
        </table:table-row>
        <table:table-row table:style-name="ro1">
          <table:table-cell table:style-name="ce1" table:formula="of:=[.A2]" office:value-type="string" office:string-value="Tray ID" calcext:value-type="string">
            <text:p>Tray ID</text:p>
          </table:table-cell>
          <table:table-cell table:style-name="ce1" table:formula="of:=[.B2]" office:value-type="string" office:string-value="Position 1" calcext:value-type="string">
            <text:p>Position 1</text:p>
          </table:table-cell>
          <table:table-cell table:style-name="ce1" table:formula="of:=[.C2]" office:value-type="string" office:string-value="Position 2" calcext:value-type="string">
            <text:p>Position 2</text:p>
          </table:table-cell>
          <table:table-cell table:style-name="ce1" table:formula="of:=[.D2]" office:value-type="string" office:string-value="Position 3" calcext:value-type="string">
            <text:p>Position 3</text:p>
          </table:table-cell>
          <table:table-cell table:style-name="ce1" table:formula="of:=[.E2]" office:value-type="string" office:string-value="Position 4" calcext:value-type="string">
            <text:p>Position 4</text:p>
          </table:table-cell>
          <table:table-cell table:style-name="ce1" table:formula="of:=[.F2]" office:value-type="string" office:string-value="Position 5" calcext:value-type="string">
            <text:p>Position 5</text:p>
          </table:table-cell>
          <table:table-cell table:style-name="ce1" table:formula="of:=[.G2]" office:value-type="string" office:string-value="Position 6" calcext:value-type="string">
            <text:p>Position 6</text:p>
          </table:table-cell>
          <table:table-cell table:style-name="ce1" table:formula="of:=[.H2]" office:value-type="string" office:string-value="Position 7" calcext:value-type="string">
            <text:p>Position 7</text:p>
          </table:table-cell>
          <table:table-cell table:style-name="ce1" table:formula="of:=[.I2]" office:value-type="string" office:string-value="Position 8" calcext:value-type="string">
            <text:p>Position 8</text:p>
          </table:table-cell>
          <table:table-cell table:style-name="ce1" table:formula="of:=[.J2]" office:value-type="string" office:string-value="Position 9" calcext:value-type="string">
            <text:p>Position 9</text:p>
          </table:table-cell>
          <table:table-cell table:style-name="ce1" table:formula="of:=[.K2]" office:value-type="string" office:string-value="Position 10" calcext:value-type="string">
            <text:p>Position 10</text:p>
          </table:table-cell>
          <table:table-cell table:style-name="ce1" table:formula="of:=[.L2]" office:value-type="string" office:string-value="Position 11" calcext:value-type="string">
            <text:p>Position 11</text:p>
          </table:table-cell>
          <table:table-cell table:style-name="ce1" table:formula="of:=[.M2]" office:value-type="string" office:string-value="Position 12" calcext:value-type="string">
            <text:p>Position 12</text:p>
          </table:table-cell>
          <table:table-cell table:number-columns-repeated="1011"/>
        </table:table-row>
        <table:table-row table:style-name="ro1">
          <table:table-cell table:style-name="ce1" table:formula="of:=[.A3]" office:value-type="string" office:string-value="S1" calcext:value-type="string">
            <text:p>S1</text:p>
          </table:table-cell>
          <table:table-cell table:style-name="ce13" table:formula="of:=[.B3]" office:value-type="string" office:string-value="EMPTY" calcext:value-type="string">
            <text:p>EMPTY</text:p>
          </table:table-cell>
          <table:table-cell table:formula="of:=[.C3]" office:value-type="string" office:string-value="0050_1F13" calcext:value-type="string">
            <text:p>0050_1F13</text:p>
          </table:table-cell>
          <table:table-cell table:formula="of:=[.D3]" office:value-type="string" office:string-value="0052_1F14" calcext:value-type="string">
            <text:p>0052_1F14</text:p>
          </table:table-cell>
          <table:table-cell table:formula="of:=[.E3]" office:value-type="string" office:string-value="0050_2F13" calcext:value-type="string">
            <text:p>0050_2F13</text:p>
          </table:table-cell>
          <table:table-cell table:formula="of:=[.F3]" office:value-type="string" office:string-value="0052_2F14" calcext:value-type="string">
            <text:p>0052_2F14</text:p>
          </table:table-cell>
          <table:table-cell table:formula="of:=[.G3]" office:value-type="string" office:string-value="0050_3F13" calcext:value-type="string">
            <text:p>0050_3F13</text:p>
          </table:table-cell>
          <table:table-cell table:formula="of:=[.H3]" office:value-type="string" office:string-value="0052_3F14" calcext:value-type="string">
            <text:p>0052_3F14</text:p>
          </table:table-cell>
          <table:table-cell table:formula="of:=[.I3]" office:value-type="string" office:string-value="0050_4F13" calcext:value-type="string">
            <text:p>0050_4F13</text:p>
          </table:table-cell>
          <table:table-cell table:formula="of:=[.J3]" office:value-type="string" office:string-value="0052_4F14" calcext:value-type="string">
            <text:p>0052_4F14</text:p>
          </table:table-cell>
          <table:table-cell table:formula="of:=[.K3]" office:value-type="string" office:string-value="0100_1F15" calcext:value-type="string">
            <text:p>0100_1F15</text:p>
          </table:table-cell>
          <table:table-cell table:formula="of:=[.L3]" office:value-type="string" office:string-value="0102_1F25" calcext:value-type="string">
            <text:p>0102_1F25</text:p>
          </table:table-cell>
          <table:table-cell table:formula="of:=[.M3]" office:value-type="string" office:string-value="0100_2F15" calcext:value-type="string">
            <text:p>0100_2F15</text:p>
          </table:table-cell>
          <table:table-cell table:number-columns-repeated="1011"/>
        </table:table-row>
        <table:table-row table:style-name="ro1">
          <table:table-cell table:style-name="ce1" table:formula="of:=[.A4]" office:value-type="string" office:string-value="S2" calcext:value-type="string">
            <text:p>S2</text:p>
          </table:table-cell>
          <table:table-cell table:formula="of:=[.B4]" office:value-type="string" office:string-value="0102_2F25" calcext:value-type="string">
            <text:p>0102_2F25</text:p>
          </table:table-cell>
          <table:table-cell table:style-name="ce13" table:formula="of:=[.C4]" office:value-type="string" office:string-value="EMPTY" calcext:value-type="string">
            <text:p>EMPTY</text:p>
          </table:table-cell>
          <table:table-cell table:formula="of:=[.D4]" office:value-type="string" office:string-value="0100_3F15" calcext:value-type="string">
            <text:p>0100_3F15</text:p>
          </table:table-cell>
          <table:table-cell table:formula="of:=[.E4]" office:value-type="string" office:string-value="0102_3F25" calcext:value-type="string">
            <text:p>0102_3F25</text:p>
          </table:table-cell>
          <table:table-cell table:formula="of:=[.F4]" office:value-type="string" office:string-value="0100_4F15" calcext:value-type="string">
            <text:p>0100_4F15</text:p>
          </table:table-cell>
          <table:table-cell table:formula="of:=[.G4]" office:value-type="string" office:string-value="0102_4F25" calcext:value-type="string">
            <text:p>0102_4F25</text:p>
          </table:table-cell>
          <table:table-cell table:formula="of:=[.H4]" office:value-type="string" office:string-value="0140_1F23" calcext:value-type="string">
            <text:p>0140_1F23</text:p>
          </table:table-cell>
          <table:table-cell table:formula="of:=[.I4]" office:value-type="string" office:string-value="0142_1F33" calcext:value-type="string">
            <text:p>0142_1F33</text:p>
          </table:table-cell>
          <table:table-cell table:formula="of:=[.J4]" office:value-type="string" office:string-value="0140_2F23" calcext:value-type="string">
            <text:p>0140_2F23</text:p>
          </table:table-cell>
          <table:table-cell table:formula="of:=[.K4]" office:value-type="string" office:string-value="0142_2F33" calcext:value-type="string">
            <text:p>0142_2F33</text:p>
          </table:table-cell>
          <table:table-cell table:formula="of:=[.L4]" office:value-type="string" office:string-value="0140_3F23" calcext:value-type="string">
            <text:p>0140_3F23</text:p>
          </table:table-cell>
          <table:table-cell table:formula="of:=[.M4]" office:value-type="string" office:string-value="0142_3F33" calcext:value-type="string">
            <text:p>0142_3F33</text:p>
          </table:table-cell>
          <table:table-cell table:number-columns-repeated="1011"/>
        </table:table-row>
        <table:table-row table:style-name="ro1">
          <table:table-cell table:style-name="ce1" table:formula="of:=[.A5]" office:value-type="string" office:string-value="S3" calcext:value-type="string">
            <text:p>S3</text:p>
          </table:table-cell>
          <table:table-cell table:formula="of:=[.B5]" office:value-type="string" office:string-value="0140_4F23" calcext:value-type="string">
            <text:p>0140_4F23</text:p>
          </table:table-cell>
          <table:table-cell table:formula="of:=[.C5]" office:value-type="string" office:string-value="0142_4F33" calcext:value-type="string">
            <text:p>0142_4F33</text:p>
          </table:table-cell>
          <table:table-cell table:style-name="ce13" table:formula="of:=[.D5]" office:value-type="string" office:string-value="EMPTY" calcext:value-type="string">
            <text:p>EMPTY</text:p>
          </table:table-cell>
          <table:table-cell table:formula="of:=[.E5]" office:value-type="string" office:string-value="1000_1F34" calcext:value-type="string">
            <text:p>1000_1F34</text:p>
          </table:table-cell>
          <table:table-cell table:formula="of:=[.F5]" office:value-type="string" office:string-value="1002_1F35" calcext:value-type="string">
            <text:p>1002_1F35</text:p>
          </table:table-cell>
          <table:table-cell table:formula="of:=[.G5]" office:value-type="string" office:string-value="1000_2F34" calcext:value-type="string">
            <text:p>1000_2F34</text:p>
          </table:table-cell>
          <table:table-cell table:formula="of:=[.H5]" office:value-type="string" office:string-value="1002_2F35" calcext:value-type="string">
            <text:p>1002_2F35</text:p>
          </table:table-cell>
          <table:table-cell table:formula="of:=[.I5]" office:value-type="string" office:string-value="1000_3F34" calcext:value-type="string">
            <text:p>1000_3F34</text:p>
          </table:table-cell>
          <table:table-cell table:formula="of:=[.J5]" office:value-type="string" office:string-value="1002_3F35" calcext:value-type="string">
            <text:p>1002_3F35</text:p>
          </table:table-cell>
          <table:table-cell table:formula="of:=[.K5]" office:value-type="string" office:string-value="1000_4F34" calcext:value-type="string">
            <text:p>1000_4F34</text:p>
          </table:table-cell>
          <table:table-cell table:formula="of:=[.L5]" office:value-type="string" office:string-value="1002_4F35" calcext:value-type="string">
            <text:p>1002_4F35</text:p>
          </table:table-cell>
          <table:table-cell table:formula="of:=[.M5]" office:value-type="string" office:string-value="0050_1R13" calcext:value-type="string">
            <text:p>0050_1R13</text:p>
          </table:table-cell>
          <table:table-cell table:number-columns-repeated="1011"/>
        </table:table-row>
        <table:table-row table:style-name="ro1">
          <table:table-cell table:style-name="ce1" table:formula="of:=[.A6]" office:value-type="string" office:string-value="S4" calcext:value-type="string">
            <text:p>S4</text:p>
          </table:table-cell>
          <table:table-cell table:formula="of:=[.B6]" office:value-type="string" office:string-value="0052_1R14" calcext:value-type="string">
            <text:p>0052_1R14</text:p>
          </table:table-cell>
          <table:table-cell table:formula="of:=[.C6]" office:value-type="string" office:string-value="0050_2R13" calcext:value-type="string">
            <text:p>0050_2R13</text:p>
          </table:table-cell>
          <table:table-cell table:formula="of:=[.D6]" office:value-type="string" office:string-value="0052_2R14" calcext:value-type="string">
            <text:p>0052_2R14</text:p>
          </table:table-cell>
          <table:table-cell table:style-name="ce13" table:formula="of:=[.E6]" office:value-type="string" office:string-value="EMPTY" calcext:value-type="string">
            <text:p>EMPTY</text:p>
          </table:table-cell>
          <table:table-cell table:formula="of:=[.F6]" office:value-type="string" office:string-value="0050_3R13" calcext:value-type="string">
            <text:p>0050_3R13</text:p>
          </table:table-cell>
          <table:table-cell table:formula="of:=[.G6]" office:value-type="string" office:string-value="0052_3R14" calcext:value-type="string">
            <text:p>0052_3R14</text:p>
          </table:table-cell>
          <table:table-cell table:formula="of:=[.H6]" office:value-type="string" office:string-value="0050_4R13" calcext:value-type="string">
            <text:p>0050_4R13</text:p>
          </table:table-cell>
          <table:table-cell table:formula="of:=[.I6]" office:value-type="string" office:string-value="0052_4R14" calcext:value-type="string">
            <text:p>0052_4R14</text:p>
          </table:table-cell>
          <table:table-cell table:formula="of:=[.J6]" office:value-type="string" office:string-value="0100_1R15" calcext:value-type="string">
            <text:p>0100_1R15</text:p>
          </table:table-cell>
          <table:table-cell table:formula="of:=[.K6]" office:value-type="string" office:string-value="0102_1R25" calcext:value-type="string">
            <text:p>0102_1R25</text:p>
          </table:table-cell>
          <table:table-cell table:formula="of:=[.L6]" office:value-type="string" office:string-value="0100_2R15" calcext:value-type="string">
            <text:p>0100_2R15</text:p>
          </table:table-cell>
          <table:table-cell table:formula="of:=[.M6]" office:value-type="string" office:string-value="0102_2R25" calcext:value-type="string">
            <text:p>0102_2R25</text:p>
          </table:table-cell>
          <table:table-cell table:number-columns-repeated="1011"/>
        </table:table-row>
        <table:table-row table:style-name="ro1">
          <table:table-cell table:style-name="ce1" table:formula="of:=[.A7]" office:value-type="string" office:string-value="S5" calcext:value-type="string">
            <text:p>S5</text:p>
          </table:table-cell>
          <table:table-cell table:formula="of:=[.B7]" office:value-type="string" office:string-value="0100_3R15" calcext:value-type="string">
            <text:p>0100_3R15</text:p>
          </table:table-cell>
          <table:table-cell table:formula="of:=[.C7]" office:value-type="string" office:string-value="0102_3R25" calcext:value-type="string">
            <text:p>0102_3R25</text:p>
          </table:table-cell>
          <table:table-cell table:formula="of:=[.D7]" office:value-type="string" office:string-value="0100_4R15" calcext:value-type="string">
            <text:p>0100_4R15</text:p>
          </table:table-cell>
          <table:table-cell table:formula="of:=[.E7]" office:value-type="string" office:string-value="0102_4R25" calcext:value-type="string">
            <text:p>0102_4R25</text:p>
          </table:table-cell>
          <table:table-cell table:style-name="ce13" table:formula="of:=[.F7]" office:value-type="string" office:string-value="EMPTY" calcext:value-type="string">
            <text:p>EMPTY</text:p>
          </table:table-cell>
          <table:table-cell table:formula="of:=[.G7]" office:value-type="string" office:string-value="0140_1R23" calcext:value-type="string">
            <text:p>0140_1R23</text:p>
          </table:table-cell>
          <table:table-cell table:formula="of:=[.H7]" office:value-type="string" office:string-value="0142_1R33" calcext:value-type="string">
            <text:p>0142_1R33</text:p>
          </table:table-cell>
          <table:table-cell table:formula="of:=[.I7]" office:value-type="string" office:string-value="0140_2R23" calcext:value-type="string">
            <text:p>0140_2R23</text:p>
          </table:table-cell>
          <table:table-cell table:formula="of:=[.J7]" office:value-type="string" office:string-value="0142_2R33" calcext:value-type="string">
            <text:p>0142_2R33</text:p>
          </table:table-cell>
          <table:table-cell table:formula="of:=[.K7]" office:value-type="string" office:string-value="0140_3R23" calcext:value-type="string">
            <text:p>0140_3R23</text:p>
          </table:table-cell>
          <table:table-cell table:formula="of:=[.L7]" office:value-type="string" office:string-value="0142_3R33" calcext:value-type="string">
            <text:p>0142_3R33</text:p>
          </table:table-cell>
          <table:table-cell table:formula="of:=[.M7]" office:value-type="string" office:string-value="0140_4R23" calcext:value-type="string">
            <text:p>0140_4R23</text:p>
          </table:table-cell>
          <table:table-cell table:number-columns-repeated="1011"/>
        </table:table-row>
        <table:table-row table:style-name="ro1">
          <table:table-cell table:style-name="ce1" table:formula="of:=[.A8]" office:value-type="string" office:string-value="S6" calcext:value-type="string">
            <text:p>S6</text:p>
          </table:table-cell>
          <table:table-cell table:formula="of:=[.B8]" office:value-type="string" office:string-value="0142_4R33" calcext:value-type="string">
            <text:p>0142_4R33</text:p>
          </table:table-cell>
          <table:table-cell table:formula="of:=[.C8]" office:value-type="string" office:string-value="1000_1R34" calcext:value-type="string">
            <text:p>1000_1R34</text:p>
          </table:table-cell>
          <table:table-cell table:formula="of:=[.D8]" office:value-type="string" office:string-value="1002_1R35" calcext:value-type="string">
            <text:p>1002_1R35</text:p>
          </table:table-cell>
          <table:table-cell table:formula="of:=[.E8]" office:value-type="string" office:string-value="1000_2R34" calcext:value-type="string">
            <text:p>1000_2R34</text:p>
          </table:table-cell>
          <table:table-cell table:formula="of:=[.F8]" office:value-type="string" office:string-value="1002_2R35" calcext:value-type="string">
            <text:p>1002_2R35</text:p>
          </table:table-cell>
          <table:table-cell table:style-name="ce13" table:formula="of:=[.G8]" office:value-type="string" office:string-value="EMPTY" calcext:value-type="string">
            <text:p>EMPTY</text:p>
          </table:table-cell>
          <table:table-cell table:formula="of:=[.H8]" office:value-type="string" office:string-value="1000_3R34" calcext:value-type="string">
            <text:p>1000_3R34</text:p>
          </table:table-cell>
          <table:table-cell table:formula="of:=[.I8]" office:value-type="string" office:string-value="1002_3R35" calcext:value-type="string">
            <text:p>1002_3R35</text:p>
          </table:table-cell>
          <table:table-cell table:formula="of:=[.J8]" office:value-type="string" office:string-value="1000_4R34" calcext:value-type="string">
            <text:p>1000_4R34</text:p>
          </table:table-cell>
          <table:table-cell table:formula="of:=[.K8]" office:value-type="string" office:string-value="1002_4R35" calcext:value-type="string">
            <text:p>1002_4R35</text:p>
          </table:table-cell>
          <table:table-cell table:formula="of:=[.L8]" office:value-type="string" office:string-value="0050_FPMT" calcext:value-type="string">
            <text:p>0050_FPMT</text:p>
          </table:table-cell>
          <table:table-cell table:formula="of:=[.M8]" office:value-type="string" office:string-value="0050_RPMT" calcext:value-type="string">
            <text:p>0050_RPMT</text:p>
          </table:table-cell>
          <table:table-cell table:number-columns-repeated="1011"/>
        </table:table-row>
        <table:table-row table:style-name="ro1">
          <table:table-cell table:style-name="ce1" table:formula="of:=[.A9]" office:value-type="string" office:string-value="S7" calcext:value-type="string">
            <text:p>S7</text:p>
          </table:table-cell>
          <table:table-cell table:formula="of:=[.B9]" office:value-type="string" office:string-value="0050_1F11" calcext:value-type="string">
            <text:p>0050_1F11</text:p>
          </table:table-cell>
          <table:table-cell table:formula="of:=[.C9]" office:value-type="string" office:string-value="0052_1F12" calcext:value-type="string">
            <text:p>0052_1F12</text:p>
          </table:table-cell>
          <table:table-cell table:formula="of:=[.D9]" office:value-type="string" office:string-value="0050_2F11" calcext:value-type="string">
            <text:p>0050_2F11</text:p>
          </table:table-cell>
          <table:table-cell table:formula="of:=[.E9]" office:value-type="string" office:string-value="0052_2F12" calcext:value-type="string">
            <text:p>0052_2F12</text:p>
          </table:table-cell>
          <table:table-cell table:formula="of:=[.F9]" office:value-type="string" office:string-value="0050_3F11" calcext:value-type="string">
            <text:p>0050_3F11</text:p>
          </table:table-cell>
          <table:table-cell table:formula="of:=[.G9]" office:value-type="string" office:string-value="0052_3F12" calcext:value-type="string">
            <text:p>0052_3F12</text:p>
          </table:table-cell>
          <table:table-cell table:style-name="ce13" table:formula="of:=[.H9]" office:value-type="string" office:string-value="EMPTY" calcext:value-type="string">
            <text:p>EMPTY</text:p>
          </table:table-cell>
          <table:table-cell table:formula="of:=[.I9]" office:value-type="string" office:string-value="0050_4F11" calcext:value-type="string">
            <text:p>0050_4F11</text:p>
          </table:table-cell>
          <table:table-cell table:formula="of:=[.J9]" office:value-type="string" office:string-value="0052_4F12" calcext:value-type="string">
            <text:p>0052_4F12</text:p>
          </table:table-cell>
          <table:table-cell table:formula="of:=[.K9]" office:value-type="string" office:string-value="0100_1F22" calcext:value-type="string">
            <text:p>0100_1F22</text:p>
          </table:table-cell>
          <table:table-cell table:formula="of:=[.L9]" office:value-type="string" office:string-value="0102_1F21" calcext:value-type="string">
            <text:p>0102_1F21</text:p>
          </table:table-cell>
          <table:table-cell table:formula="of:=[.M9]" office:value-type="string" office:string-value="0100_2F22" calcext:value-type="string">
            <text:p>0100_2F22</text:p>
          </table:table-cell>
          <table:table-cell table:number-columns-repeated="1011"/>
        </table:table-row>
        <table:table-row table:style-name="ro1">
          <table:table-cell table:style-name="ce1" table:formula="of:=[.A10]" office:value-type="string" office:string-value="S8" calcext:value-type="string">
            <text:p>S8</text:p>
          </table:table-cell>
          <table:table-cell table:formula="of:=[.B10]" office:value-type="string" office:string-value="0102_2F21" calcext:value-type="string">
            <text:p>0102_2F21</text:p>
          </table:table-cell>
          <table:table-cell table:formula="of:=[.C10]" office:value-type="string" office:string-value="0100_3F22" calcext:value-type="string">
            <text:p>0100_3F22</text:p>
          </table:table-cell>
          <table:table-cell table:formula="of:=[.D10]" office:value-type="string" office:string-value="0102_3F21" calcext:value-type="string">
            <text:p>0102_3F21</text:p>
          </table:table-cell>
          <table:table-cell table:formula="of:=[.E10]" office:value-type="string" office:string-value="0100_4F22" calcext:value-type="string">
            <text:p>0100_4F22</text:p>
          </table:table-cell>
          <table:table-cell table:formula="of:=[.F10]" office:value-type="string" office:string-value="0102_4F21" calcext:value-type="string">
            <text:p>0102_4F21</text:p>
          </table:table-cell>
          <table:table-cell table:formula="of:=[.G10]" office:value-type="string" office:string-value="0140_1F31" calcext:value-type="string">
            <text:p>0140_1F31</text:p>
          </table:table-cell>
          <table:table-cell table:formula="of:=[.H10]" office:value-type="string" office:string-value="0142_1F26" calcext:value-type="string">
            <text:p>0142_1F26</text:p>
          </table:table-cell>
          <table:table-cell table:style-name="ce13" table:formula="of:=[.I10]" office:value-type="string" office:string-value="EMPTY" calcext:value-type="string">
            <text:p>EMPTY</text:p>
          </table:table-cell>
          <table:table-cell table:formula="of:=[.J10]" office:value-type="string" office:string-value="0140_2F31" calcext:value-type="string">
            <text:p>0140_2F31</text:p>
          </table:table-cell>
          <table:table-cell table:formula="of:=[.K10]" office:value-type="string" office:string-value="0142_2F26" calcext:value-type="string">
            <text:p>0142_2F26</text:p>
          </table:table-cell>
          <table:table-cell table:formula="of:=[.L10]" office:value-type="string" office:string-value="0140_3F31" calcext:value-type="string">
            <text:p>0140_3F31</text:p>
          </table:table-cell>
          <table:table-cell table:formula="of:=[.M10]" office:value-type="string" office:string-value="0142_3F26" calcext:value-type="string">
            <text:p>0142_3F26</text:p>
          </table:table-cell>
          <table:table-cell table:number-columns-repeated="1011"/>
        </table:table-row>
        <table:table-row table:style-name="ro1">
          <table:table-cell table:style-name="ce1" table:formula="of:=[.A11]" office:value-type="string" office:string-value="S9" calcext:value-type="string">
            <text:p>S9</text:p>
          </table:table-cell>
          <table:table-cell table:formula="of:=[.B11]" office:value-type="string" office:string-value="0140_4F31" calcext:value-type="string">
            <text:p>0140_4F31</text:p>
          </table:table-cell>
          <table:table-cell table:formula="of:=[.C11]" office:value-type="string" office:string-value="0142_4F26" calcext:value-type="string">
            <text:p>0142_4F26</text:p>
          </table:table-cell>
          <table:table-cell table:formula="of:=[.D11]" office:value-type="string" office:string-value="1000_1F36" calcext:value-type="string">
            <text:p>1000_1F36</text:p>
          </table:table-cell>
          <table:table-cell table:formula="of:=[.E11]" office:value-type="string" office:string-value="1002_1F32" calcext:value-type="string">
            <text:p>1002_1F32</text:p>
          </table:table-cell>
          <table:table-cell table:formula="of:=[.F11]" office:value-type="string" office:string-value="1000_2F36" calcext:value-type="string">
            <text:p>1000_2F36</text:p>
          </table:table-cell>
          <table:table-cell table:formula="of:=[.G11]" office:value-type="string" office:string-value="1002_2F32" calcext:value-type="string">
            <text:p>1002_2F32</text:p>
          </table:table-cell>
          <table:table-cell table:formula="of:=[.H11]" office:value-type="string" office:string-value="1000_3F36" calcext:value-type="string">
            <text:p>1000_3F36</text:p>
          </table:table-cell>
          <table:table-cell table:formula="of:=[.I11]" office:value-type="string" office:string-value="1002_3F32" calcext:value-type="string">
            <text:p>1002_3F32</text:p>
          </table:table-cell>
          <table:table-cell table:style-name="ce13" table:formula="of:=[.J11]" office:value-type="string" office:string-value="EMPTY" calcext:value-type="string">
            <text:p>EMPTY</text:p>
          </table:table-cell>
          <table:table-cell table:formula="of:=[.K11]" office:value-type="string" office:string-value="1000_4F36" calcext:value-type="string">
            <text:p>1000_4F36</text:p>
          </table:table-cell>
          <table:table-cell table:formula="of:=[.L11]" office:value-type="string" office:string-value="1002_4F32" calcext:value-type="string">
            <text:p>1002_4F32</text:p>
          </table:table-cell>
          <table:table-cell table:formula="of:=[.M11]" office:value-type="string" office:string-value="0050_1R11" calcext:value-type="string">
            <text:p>0050_1R11</text:p>
          </table:table-cell>
          <table:table-cell table:number-columns-repeated="1011"/>
        </table:table-row>
        <table:table-row table:style-name="ro1">
          <table:table-cell table:style-name="ce1" table:formula="of:=[.A12]" office:value-type="string" office:string-value="S10" calcext:value-type="string">
            <text:p>S10</text:p>
          </table:table-cell>
          <table:table-cell table:formula="of:=[.B12]" office:value-type="string" office:string-value="0052_1R12" calcext:value-type="string">
            <text:p>0052_1R12</text:p>
          </table:table-cell>
          <table:table-cell table:formula="of:=[.C12]" office:value-type="string" office:string-value="0050_2R11" calcext:value-type="string">
            <text:p>0050_2R11</text:p>
          </table:table-cell>
          <table:table-cell table:formula="of:=[.D12]" office:value-type="string" office:string-value="0052_2R12" calcext:value-type="string">
            <text:p>0052_2R12</text:p>
          </table:table-cell>
          <table:table-cell table:formula="of:=[.E12]" office:value-type="string" office:string-value="0050_3R11" calcext:value-type="string">
            <text:p>0050_3R11</text:p>
          </table:table-cell>
          <table:table-cell table:formula="of:=[.F12]" office:value-type="string" office:string-value="0052_3R12" calcext:value-type="string">
            <text:p>0052_3R12</text:p>
          </table:table-cell>
          <table:table-cell table:formula="of:=[.G12]" office:value-type="string" office:string-value="0050_4R11" calcext:value-type="string">
            <text:p>0050_4R11</text:p>
          </table:table-cell>
          <table:table-cell table:formula="of:=[.H12]" office:value-type="string" office:string-value="0052_4R12" calcext:value-type="string">
            <text:p>0052_4R12</text:p>
          </table:table-cell>
          <table:table-cell table:formula="of:=[.I12]" office:value-type="string" office:string-value="0100_1R22" calcext:value-type="string">
            <text:p>0100_1R22</text:p>
          </table:table-cell>
          <table:table-cell table:formula="of:=[.J12]" office:value-type="string" office:string-value="0102_1R21" calcext:value-type="string">
            <text:p>0102_1R21</text:p>
          </table:table-cell>
          <table:table-cell table:style-name="ce13" table:formula="of:=[.K12]" office:value-type="string" office:string-value="EMPTY" calcext:value-type="string">
            <text:p>EMPTY</text:p>
          </table:table-cell>
          <table:table-cell table:formula="of:=[.L12]" office:value-type="string" office:string-value="0100_2R22" calcext:value-type="string">
            <text:p>0100_2R22</text:p>
          </table:table-cell>
          <table:table-cell table:formula="of:=[.M12]" office:value-type="string" office:string-value="0102_2R21" calcext:value-type="string">
            <text:p>0102_2R21</text:p>
          </table:table-cell>
          <table:table-cell table:number-columns-repeated="1011"/>
        </table:table-row>
        <table:table-row table:style-name="ro1">
          <table:table-cell table:style-name="ce1" table:formula="of:=[.A13]" office:value-type="string" office:string-value="S11" calcext:value-type="string">
            <text:p>S11</text:p>
          </table:table-cell>
          <table:table-cell table:formula="of:=[.B13]" office:value-type="string" office:string-value="0100_3R22" calcext:value-type="string">
            <text:p>0100_3R22</text:p>
          </table:table-cell>
          <table:table-cell table:formula="of:=[.C13]" office:value-type="string" office:string-value="0102_3R21" calcext:value-type="string">
            <text:p>0102_3R21</text:p>
          </table:table-cell>
          <table:table-cell table:formula="of:=[.D13]" office:value-type="string" office:string-value="0100_4R22" calcext:value-type="string">
            <text:p>0100_4R22</text:p>
          </table:table-cell>
          <table:table-cell table:formula="of:=[.E13]" office:value-type="string" office:string-value="0102_4R21" calcext:value-type="string">
            <text:p>0102_4R21</text:p>
          </table:table-cell>
          <table:table-cell table:formula="of:=[.F13]" office:value-type="string" office:string-value="0140_1R31" calcext:value-type="string">
            <text:p>0140_1R31</text:p>
          </table:table-cell>
          <table:table-cell table:formula="of:=[.G13]" office:value-type="string" office:string-value="0142_1R26" calcext:value-type="string">
            <text:p>0142_1R26</text:p>
          </table:table-cell>
          <table:table-cell table:formula="of:=[.H13]" office:value-type="string" office:string-value="0140_2R31" calcext:value-type="string">
            <text:p>0140_2R31</text:p>
          </table:table-cell>
          <table:table-cell table:formula="of:=[.I13]" office:value-type="string" office:string-value="0142_2R26" calcext:value-type="string">
            <text:p>0142_2R26</text:p>
          </table:table-cell>
          <table:table-cell table:formula="of:=[.J13]" office:value-type="string" office:string-value="0140_3R31" calcext:value-type="string">
            <text:p>0140_3R31</text:p>
          </table:table-cell>
          <table:table-cell table:formula="of:=[.K13]" office:value-type="string" office:string-value="0142_3R26" calcext:value-type="string">
            <text:p>0142_3R26</text:p>
          </table:table-cell>
          <table:table-cell table:style-name="ce13" table:formula="of:=[.L13]" office:value-type="string" office:string-value="EMPTY" calcext:value-type="string">
            <text:p>EMPTY</text:p>
          </table:table-cell>
          <table:table-cell table:formula="of:=[.M13]" office:value-type="string" office:string-value="0140_4R31" calcext:value-type="string">
            <text:p>0140_4R31</text:p>
          </table:table-cell>
          <table:table-cell table:number-columns-repeated="1011"/>
        </table:table-row>
        <table:table-row table:style-name="ro1">
          <table:table-cell table:style-name="ce1" table:formula="of:=[.A14]" office:value-type="string" office:string-value="S12" calcext:value-type="string">
            <text:p>S12</text:p>
          </table:table-cell>
          <table:table-cell table:formula="of:=[.B14]" office:value-type="string" office:string-value="0142_4R26" calcext:value-type="string">
            <text:p>0142_4R26</text:p>
          </table:table-cell>
          <table:table-cell table:formula="of:=[.C14]" office:value-type="string" office:string-value="1000_1R36" calcext:value-type="string">
            <text:p>1000_1R36</text:p>
          </table:table-cell>
          <table:table-cell table:formula="of:=[.D14]" office:value-type="string" office:string-value="1002_1R32" calcext:value-type="string">
            <text:p>1002_1R32</text:p>
          </table:table-cell>
          <table:table-cell table:formula="of:=[.E14]" office:value-type="string" office:string-value="1000_2R36" calcext:value-type="string">
            <text:p>1000_2R36</text:p>
          </table:table-cell>
          <table:table-cell table:formula="of:=[.F14]" office:value-type="string" office:string-value="1002_2R32" calcext:value-type="string">
            <text:p>1002_2R32</text:p>
          </table:table-cell>
          <table:table-cell table:formula="of:=[.G14]" office:value-type="string" office:string-value="1000_3R36" calcext:value-type="string">
            <text:p>1000_3R36</text:p>
          </table:table-cell>
          <table:table-cell table:formula="of:=[.H14]" office:value-type="string" office:string-value="1002_3R32" calcext:value-type="string">
            <text:p>1002_3R32</text:p>
          </table:table-cell>
          <table:table-cell table:formula="of:=[.I14]" office:value-type="string" office:string-value="1000_4R36" calcext:value-type="string">
            <text:p>1000_4R36</text:p>
          </table:table-cell>
          <table:table-cell table:formula="of:=[.J14]" office:value-type="string" office:string-value="1002_4R32" calcext:value-type="string">
            <text:p>1002_4R32</text:p>
          </table:table-cell>
          <table:table-cell table:formula="of:=[.K14]" office:value-type="string" office:string-value="0050_1F16" calcext:value-type="string">
            <text:p>0050_1F16</text:p>
          </table:table-cell>
          <table:table-cell table:formula="of:=[.L14]" office:value-type="string" office:string-value="0052_1F17" calcext:value-type="string">
            <text:p>0052_1F17</text:p>
          </table:table-cell>
          <table:table-cell table:style-name="ce13" table:formula="of:=[.M14]" office:value-type="string" office:string-value="EMPTY" calcext:value-type="string">
            <text:p>EMPTY</text:p>
          </table:table-cell>
          <table:table-cell table:number-columns-repeated="1011"/>
        </table:table-row>
        <table:table-row table:style-name="ro1">
          <table:table-cell table:style-name="ce1" table:formula="of:=[.A17]" office:value-type="string" office:string-value="S13" calcext:value-type="string">
            <text:p>S13</text:p>
          </table:table-cell>
          <table:table-cell table:style-name="ce13" table:formula="of:=[.B17]" office:value-type="string" office:string-value="EMPTY" calcext:value-type="string">
            <text:p>EMPTY</text:p>
          </table:table-cell>
          <table:table-cell table:formula="of:=[.C17]" office:value-type="string" office:string-value="0050_2F16" calcext:value-type="string">
            <text:p>0050_2F16</text:p>
          </table:table-cell>
          <table:table-cell table:style-name="ce13" table:formula="of:=[.D17]" office:value-type="string" office:string-value="EMPTY" calcext:value-type="string">
            <text:p>EMPTY</text:p>
          </table:table-cell>
          <table:table-cell table:formula="of:=[.E17]" office:value-type="string" office:string-value="0052_2F17" calcext:value-type="string">
            <text:p>0052_2F17</text:p>
          </table:table-cell>
          <table:table-cell table:formula="of:=[.F17]" office:value-type="string" office:string-value="0050_3F16" calcext:value-type="string">
            <text:p>0050_3F16</text:p>
          </table:table-cell>
          <table:table-cell table:formula="of:=[.G17]" office:value-type="string" office:string-value="0052_3F17" calcext:value-type="string">
            <text:p>0052_3F17</text:p>
          </table:table-cell>
          <table:table-cell table:formula="of:=[.H17]" office:value-type="string" office:string-value="0050_4F16" calcext:value-type="string">
            <text:p>0050_4F16</text:p>
          </table:table-cell>
          <table:table-cell table:formula="of:=[.I17]" office:value-type="string" office:string-value="0052_4F17" calcext:value-type="string">
            <text:p>0052_4F17</text:p>
          </table:table-cell>
          <table:table-cell table:number-columns-repeated="1015"/>
        </table:table-row>
        <table:table-row table:style-name="ro1">
          <table:table-cell table:style-name="ce1" table:formula="of:=[.A16]" office:value-type="string" office:string-value="S14" calcext:value-type="string">
            <text:p>S14</text:p>
          </table:table-cell>
          <table:table-cell table:style-name="ce13" table:formula="of:=[.B16]" office:value-type="string" office:string-value="EMPTY" calcext:value-type="string">
            <text:p>EMPTY</text:p>
          </table:table-cell>
          <table:table-cell table:number-columns-repeated="2"/>
          <table:table-cell table:style-name="ce13" table:formula="of:=[.E16]" office:value-type="string" office:string-value="EMPTY" calcext:value-type="string">
            <text:p>EMPTY</text:p>
          </table:table-cell>
          <table:table-cell table:number-columns-repeated="2"/>
          <table:table-cell table:formula="of:=[.H16]" office:value-type="string" office:string-value="0050_1R16" calcext:value-type="string">
            <text:p>0050_1R16</text:p>
          </table:table-cell>
          <table:table-cell table:formula="of:=[.I16]" office:value-type="string" office:string-value="0052_1R17" calcext:value-type="string">
            <text:p>0052_1R17</text:p>
          </table:table-cell>
          <table:table-cell table:formula="of:=[.J16]" office:value-type="string" office:string-value="0050_2R16" calcext:value-type="string">
            <text:p>0050_2R16</text:p>
          </table:table-cell>
          <table:table-cell table:formula="of:=[.K16]" office:value-type="string" office:string-value="0052_2R17" calcext:value-type="string">
            <text:p>0052_2R17</text:p>
          </table:table-cell>
          <table:table-cell table:formula="of:=[.L16]" office:value-type="string" office:string-value="0050_3R16" calcext:value-type="string">
            <text:p>0050_3R16</text:p>
          </table:table-cell>
          <table:table-cell table:formula="of:=[.M16]" office:value-type="string" office:string-value="0052_3R17" calcext:value-type="string">
            <text:p>0052_3R17</text:p>
          </table:table-cell>
          <table:table-cell table:number-columns-repeated="1011"/>
        </table:table-row>
        <table:table-row table:style-name="ro1">
          <table:table-cell table:style-name="ce1" table:formula="of:=[.A15]" office:value-type="string" office:string-value="S15" calcext:value-type="string">
            <text:p>S15</text:p>
          </table:table-cell>
          <table:table-cell table:style-name="ce13" table:formula="of:=[.B15]" office:value-type="string" office:string-value="EMPTY" calcext:value-type="string">
            <text:p>EMPTY</text:p>
          </table:table-cell>
          <table:table-cell table:formula="of:=[.C15]" office:value-type="string" office:string-value="0050_4R16" calcext:value-type="string">
            <text:p>0050_4R16</text:p>
          </table:table-cell>
          <table:table-cell table:formula="of:=[.D15]" office:value-type="string" office:string-value="0052_4R17" calcext:value-type="string">
            <text:p>0052_4R17</text:p>
          </table:table-cell>
          <table:table-cell/>
          <table:table-cell table:style-name="ce13" table:formula="of:=[.F15]" office:value-type="string" office:string-value="EMPTY" calcext:value-type="string">
            <text:p>EMPTY</text:p>
          </table:table-cell>
          <table:table-cell table:number-columns-repeated="1018"/>
        </table:table-row>
        <table:table-row table:style-name="ro1">
          <table:table-cell table:style-name="ce8" table:formula="of:=[.A18]" office:value-type="string" office:string-value="R1" calcext:value-type="string">
            <text:p>R1</text:p>
          </table:table-cell>
          <table:table-cell table:style-name="ce2" table:formula="of:=[.B18]" office:value-type="string" office:string-value="0050_REF1" calcext:value-type="string">
            <text:p>0050_REF1</text:p>
          </table:table-cell>
          <table:table-cell table:style-name="ce2" table:formula="of:=[.C18]" office:value-type="string" office:string-value="0052_REF1" calcext:value-type="string">
            <text:p>0052_REF1</text:p>
          </table:table-cell>
          <table:table-cell table:style-name="ce2" table:formula="of:=[.D18]" office:value-type="string" office:string-value="0100_REF1" calcext:value-type="string">
            <text:p>0100_REF1</text:p>
          </table:table-cell>
          <table:table-cell table:style-name="ce2" table:formula="of:=[.E18]" office:value-type="string" office:string-value="0102_REF1" calcext:value-type="string">
            <text:p>0102_REF1</text:p>
          </table:table-cell>
          <table:table-cell table:style-name="ce2" table:formula="of:=[.F18]" office:value-type="string" office:string-value="0140_REF1" calcext:value-type="string">
            <text:p>0140_REF1</text:p>
          </table:table-cell>
          <table:table-cell table:style-name="ce2" table:formula="of:=[.G18]" office:value-type="string" office:string-value="0142_REF1" calcext:value-type="string">
            <text:p>0142_REF1</text:p>
          </table:table-cell>
          <table:table-cell table:style-name="ce2" table:formula="of:=[.H18]" office:value-type="string" office:string-value="1000_REF1" calcext:value-type="string">
            <text:p>1000_REF1</text:p>
          </table:table-cell>
          <table:table-cell table:style-name="ce2" table:formula="of:=[.I18]" office:value-type="string" office:string-value="1002_REF1" calcext:value-type="string">
            <text:p>1002_REF1</text:p>
          </table:table-cell>
          <table:table-cell table:style-name="ce2" table:formula="of:=[.J18]" office:value-type="string" office:string-value="0050_REF2" calcext:value-type="string">
            <text:p>0050_REF2</text:p>
          </table:table-cell>
          <table:table-cell table:style-name="ce2" table:formula="of:=[.K18]" office:value-type="string" office:string-value="0052_REF2" calcext:value-type="string">
            <text:p>0052_REF2</text:p>
          </table:table-cell>
          <table:table-cell table:style-name="ce2" table:formula="of:=[.L18]" office:value-type="string" office:string-value="0100_REF2" calcext:value-type="string">
            <text:p>0100_REF2</text:p>
          </table:table-cell>
          <table:table-cell table:style-name="ce2" table:formula="of:=[.M18]" office:value-type="string" office:string-value="0102_REF2" calcext:value-type="string">
            <text:p>0102_REF2</text:p>
          </table:table-cell>
          <table:table-cell table:number-columns-repeated="1011"/>
        </table:table-row>
        <table:table-row table:style-name="ro1" table:number-rows-repeated="1048502">
          <table:table-cell table:number-columns-repeated="1024"/>
        </table:table-row>
        <table:table-row table:style-name="ro1">
          <table:table-cell table:number-columns-repeated="1024"/>
        </table:table-row>
      </table:table>
      <table:table table:name="Storage Matrix" table:style-name="ta1">
        <table:table-column table:style-name="co7" table:default-cell-style-name="ce1"/>
        <table:table-column table:style-name="co1" table:number-columns-repeated="10" table:default-cell-style-name="Default"/>
        <table:table-row table:style-name="ro1">
          <table:table-cell office:value-type="string" calcext:value-type="string">
            <text:p>Tray 1</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3" table:formula="of:=[HolderMatrix.B3]" office:value-type="string" office:string-value="0050_1F11" calcext:value-type="string">
            <text:p>0050_1F11</text:p>
          </table:table-cell>
          <table:table-cell table:style-name="ce3" table:formula="of:=[HolderMatrix.C3]" office:value-type="string" office:string-value="0052_1F12" calcext:value-type="string">
            <text:p>0052_1F12</text:p>
          </table:table-cell>
          <table:table-cell table:style-name="ce3" table:formula="of:=[HolderMatrix.D3]" office:value-type="string" office:string-value="0050_1F13" calcext:value-type="string">
            <text:p>0050_1F13</text:p>
          </table:table-cell>
          <table:table-cell table:style-name="ce3" table:formula="of:=[HolderMatrix.E3]" office:value-type="string" office:string-value="0052_1F14" calcext:value-type="string">
            <text:p>0052_1F14</text:p>
          </table:table-cell>
          <table:table-cell table:style-name="ce3" table:formula="of:=[HolderMatrix.F3]" office:value-type="string" office:string-value="0100_1F15" calcext:value-type="string">
            <text:p>0100_1F15</text:p>
          </table:table-cell>
          <table:table-cell table:style-name="ce3" table:formula="of:=[HolderMatrix.G3]" office:value-type="string" office:string-value="0050_1F16" calcext:value-type="string">
            <text:p>0050_1F16</text:p>
          </table:table-cell>
          <table:table-cell table:style-name="ce3" table:formula="of:=[HolderMatrix.H3]" office:value-type="string" office:string-value="0052_1F17" calcext:value-type="string">
            <text:p>0052_1F17</text:p>
          </table:table-cell>
          <table:table-cell table:number-columns-repeated="3"/>
        </table:table-row>
        <table:table-row table:style-name="ro1">
          <table:table-cell office:value-type="float" office:value="1" calcext:value-type="float">
            <text:p>1</text:p>
          </table:table-cell>
          <table:table-cell table:style-name="ce3" table:formula="of:=[HolderMatrix.B4]" office:value-type="string" office:string-value="0102_1F21" calcext:value-type="string">
            <text:p>0102_1F21</text:p>
          </table:table-cell>
          <table:table-cell table:style-name="ce3" table:formula="of:=[HolderMatrix.C4]" office:value-type="string" office:string-value="0100_1F22" calcext:value-type="string">
            <text:p>0100_1F22</text:p>
          </table:table-cell>
          <table:table-cell table:style-name="ce3" table:formula="of:=[HolderMatrix.D4]" office:value-type="string" office:string-value="0140_1F23" calcext:value-type="string">
            <text:p>0140_1F23</text:p>
          </table:table-cell>
          <table:table-cell table:style-name="ce3" table:formula="of:=[HolderMatrix.E4]" office:value-type="string" office:string-value="F_1F24" calcext:value-type="string">
            <text:p>F_1F24</text:p>
          </table:table-cell>
          <table:table-cell table:style-name="ce3" table:formula="of:=[HolderMatrix.F4]" office:value-type="string" office:string-value="0102_1F25" calcext:value-type="string">
            <text:p>0102_1F25</text:p>
          </table:table-cell>
          <table:table-cell table:style-name="ce3" table:formula="of:=[HolderMatrix.G4]" office:value-type="string" office:string-value="0142_1F26" calcext:value-type="string">
            <text:p>0142_1F26</text:p>
          </table:table-cell>
          <table:table-cell table:style-name="ce3" table:formula="of:=[HolderMatrix.H4]" office:value-type="string" office:string-value="0100_1F27" calcext:value-type="string">
            <text:p>0100_1F27</text:p>
          </table:table-cell>
          <table:table-cell table:number-columns-repeated="3"/>
        </table:table-row>
        <table:table-row table:style-name="ro1">
          <table:table-cell office:value-type="float" office:value="2" calcext:value-type="float">
            <text:p>2</text:p>
          </table:table-cell>
          <table:table-cell table:style-name="ce3" table:formula="of:=[HolderMatrix.B5]" office:value-type="string" office:string-value="0140_1F31" calcext:value-type="string">
            <text:p>0140_1F31</text:p>
          </table:table-cell>
          <table:table-cell table:style-name="ce3" table:formula="of:=[HolderMatrix.C5]" office:value-type="string" office:string-value="1002_1F32" calcext:value-type="string">
            <text:p>1002_1F32</text:p>
          </table:table-cell>
          <table:table-cell table:style-name="ce3" table:formula="of:=[HolderMatrix.D5]" office:value-type="string" office:string-value="0142_1F33" calcext:value-type="string">
            <text:p>0142_1F33</text:p>
          </table:table-cell>
          <table:table-cell table:style-name="ce3" table:formula="of:=[HolderMatrix.E5]" office:value-type="string" office:string-value="1000_1F34" calcext:value-type="string">
            <text:p>1000_1F34</text:p>
          </table:table-cell>
          <table:table-cell table:style-name="ce3" table:formula="of:=[HolderMatrix.F5]" office:value-type="string" office:string-value="1002_1F35" calcext:value-type="string">
            <text:p>1002_1F35</text:p>
          </table:table-cell>
          <table:table-cell table:style-name="ce3" table:formula="of:=[HolderMatrix.G5]" office:value-type="string" office:string-value="1000_1F36" calcext:value-type="string">
            <text:p>1000_1F36</text:p>
          </table:table-cell>
          <table:table-cell table:style-name="ce3" table:formula="of:=[HolderMatrix.H5]" office:value-type="string" office:string-value="1000_1F37" calcext:value-type="string">
            <text:p>1000_1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3" table:formula="of:=[HolderMatrix.K3]" office:value-type="string" office:string-value="0050_1R11" calcext:value-type="string">
            <text:p>0050_1R11</text:p>
          </table:table-cell>
          <table:table-cell table:style-name="ce3" table:formula="of:=[HolderMatrix.L3]" office:value-type="string" office:string-value="0052_1R12" calcext:value-type="string">
            <text:p>0052_1R12</text:p>
          </table:table-cell>
          <table:table-cell table:style-name="ce3" table:formula="of:=[HolderMatrix.M3]" office:value-type="string" office:string-value="0050_1R13" calcext:value-type="string">
            <text:p>0050_1R13</text:p>
          </table:table-cell>
          <table:table-cell table:style-name="ce3" table:formula="of:=[HolderMatrix.N3]" office:value-type="string" office:string-value="0052_1R14" calcext:value-type="string">
            <text:p>0052_1R14</text:p>
          </table:table-cell>
          <table:table-cell table:style-name="ce3" table:formula="of:=[HolderMatrix.O3]" office:value-type="string" office:string-value="0100_1R15" calcext:value-type="string">
            <text:p>0100_1R15</text:p>
          </table:table-cell>
          <table:table-cell table:style-name="ce3" table:formula="of:=[HolderMatrix.P3]" office:value-type="string" office:string-value="0050_1R16" calcext:value-type="string">
            <text:p>0050_1R16</text:p>
          </table:table-cell>
          <table:table-cell table:style-name="ce3" table:formula="of:=[HolderMatrix.Q3]" office:value-type="string" office:string-value="0052_1R17" calcext:value-type="string">
            <text:p>0052_1R17</text:p>
          </table:table-cell>
          <table:table-cell table:number-columns-repeated="3"/>
        </table:table-row>
        <table:table-row table:style-name="ro1">
          <table:table-cell office:value-type="float" office:value="8" calcext:value-type="float">
            <text:p>8</text:p>
          </table:table-cell>
          <table:table-cell table:style-name="ce3" table:formula="of:=[HolderMatrix.K4]" office:value-type="string" office:string-value="0102_1R21" calcext:value-type="string">
            <text:p>0102_1R21</text:p>
          </table:table-cell>
          <table:table-cell table:style-name="ce3" table:formula="of:=[HolderMatrix.L4]" office:value-type="string" office:string-value="0100_1R22" calcext:value-type="string">
            <text:p>0100_1R22</text:p>
          </table:table-cell>
          <table:table-cell table:style-name="ce3" table:formula="of:=[HolderMatrix.M4]" office:value-type="string" office:string-value="0140_1R23" calcext:value-type="string">
            <text:p>0140_1R23</text:p>
          </table:table-cell>
          <table:table-cell table:style-name="ce3" table:formula="of:=[HolderMatrix.N4]" office:value-type="string" office:string-value="F_1R24" calcext:value-type="string">
            <text:p>F_1R24</text:p>
          </table:table-cell>
          <table:table-cell table:style-name="ce3" table:formula="of:=[HolderMatrix.O4]" office:value-type="string" office:string-value="0102_1R25" calcext:value-type="string">
            <text:p>0102_1R25</text:p>
          </table:table-cell>
          <table:table-cell table:style-name="ce3" table:formula="of:=[HolderMatrix.P4]" office:value-type="string" office:string-value="0142_1R26" calcext:value-type="string">
            <text:p>0142_1R26</text:p>
          </table:table-cell>
          <table:table-cell table:style-name="ce3" table:formula="of:=[HolderMatrix.Q4]" office:value-type="string" office:string-value="0100_1R27" calcext:value-type="string">
            <text:p>0100_1R27</text:p>
          </table:table-cell>
          <table:table-cell table:number-columns-repeated="3"/>
        </table:table-row>
        <table:table-row table:style-name="ro1">
          <table:table-cell office:value-type="float" office:value="9" calcext:value-type="float">
            <text:p>9</text:p>
          </table:table-cell>
          <table:table-cell table:style-name="ce3" table:formula="of:=[HolderMatrix.K5]" office:value-type="string" office:string-value="0140_1R31" calcext:value-type="string">
            <text:p>0140_1R31</text:p>
          </table:table-cell>
          <table:table-cell table:style-name="ce3" table:formula="of:=[HolderMatrix.L5]" office:value-type="string" office:string-value="1002_1R32" calcext:value-type="string">
            <text:p>1002_1R32</text:p>
          </table:table-cell>
          <table:table-cell table:style-name="ce3" table:formula="of:=[HolderMatrix.M5]" office:value-type="string" office:string-value="0142_1R33" calcext:value-type="string">
            <text:p>0142_1R33</text:p>
          </table:table-cell>
          <table:table-cell table:style-name="ce3" table:formula="of:=[HolderMatrix.N5]" office:value-type="string" office:string-value="1000_1R34" calcext:value-type="string">
            <text:p>1000_1R34</text:p>
          </table:table-cell>
          <table:table-cell table:style-name="ce3" table:formula="of:=[HolderMatrix.O5]" office:value-type="string" office:string-value="1002_1R35" calcext:value-type="string">
            <text:p>1002_1R35</text:p>
          </table:table-cell>
          <table:table-cell table:style-name="ce3" table:formula="of:=[HolderMatrix.P5]" office:value-type="string" office:string-value="1000_1R36" calcext:value-type="string">
            <text:p>1000_1R36</text:p>
          </table:table-cell>
          <table:table-cell table:style-name="ce3" table:formula="of:=[HolderMatrix.Q5]" office:value-type="string" office:string-value="1000_1R37" calcext:value-type="string">
            <text:p>1000_1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2</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4" table:formula="of:=[HolderMatrix.B10]" office:value-type="string" office:string-value="0050_2F11" calcext:value-type="string">
            <text:p>0050_2F11</text:p>
          </table:table-cell>
          <table:table-cell table:style-name="ce4" table:formula="of:=[HolderMatrix.C10]" office:value-type="string" office:string-value="0052_2F12" calcext:value-type="string">
            <text:p>0052_2F12</text:p>
          </table:table-cell>
          <table:table-cell table:style-name="ce4" table:formula="of:=[HolderMatrix.D10]" office:value-type="string" office:string-value="0050_2F13" calcext:value-type="string">
            <text:p>0050_2F13</text:p>
          </table:table-cell>
          <table:table-cell table:style-name="ce4" table:formula="of:=[HolderMatrix.E10]" office:value-type="string" office:string-value="0052_2F14" calcext:value-type="string">
            <text:p>0052_2F14</text:p>
          </table:table-cell>
          <table:table-cell table:style-name="ce4" table:formula="of:=[HolderMatrix.F10]" office:value-type="string" office:string-value="0100_2F15" calcext:value-type="string">
            <text:p>0100_2F15</text:p>
          </table:table-cell>
          <table:table-cell table:style-name="ce4" table:formula="of:=[HolderMatrix.G10]" office:value-type="string" office:string-value="0050_2F16" calcext:value-type="string">
            <text:p>0050_2F16</text:p>
          </table:table-cell>
          <table:table-cell table:style-name="ce4" table:formula="of:=[HolderMatrix.H10]" office:value-type="string" office:string-value="0052_2F17" calcext:value-type="string">
            <text:p>0052_2F17</text:p>
          </table:table-cell>
          <table:table-cell table:number-columns-repeated="3"/>
        </table:table-row>
        <table:table-row table:style-name="ro1">
          <table:table-cell office:value-type="float" office:value="1" calcext:value-type="float">
            <text:p>1</text:p>
          </table:table-cell>
          <table:table-cell table:style-name="ce4" table:formula="of:=[HolderMatrix.B11]" office:value-type="string" office:string-value="0102_2F21" calcext:value-type="string">
            <text:p>0102_2F21</text:p>
          </table:table-cell>
          <table:table-cell table:style-name="ce4" table:formula="of:=[HolderMatrix.C11]" office:value-type="string" office:string-value="0100_2F22" calcext:value-type="string">
            <text:p>0100_2F22</text:p>
          </table:table-cell>
          <table:table-cell table:style-name="ce4" table:formula="of:=[HolderMatrix.D11]" office:value-type="string" office:string-value="0140_2F23" calcext:value-type="string">
            <text:p>0140_2F23</text:p>
          </table:table-cell>
          <table:table-cell table:style-name="ce4" table:formula="of:=[HolderMatrix.E11]" office:value-type="string" office:string-value="F_2F24" calcext:value-type="string">
            <text:p>F_2F24</text:p>
          </table:table-cell>
          <table:table-cell table:style-name="ce4" table:formula="of:=[HolderMatrix.F11]" office:value-type="string" office:string-value="0102_2F25" calcext:value-type="string">
            <text:p>0102_2F25</text:p>
          </table:table-cell>
          <table:table-cell table:style-name="ce4" table:formula="of:=[HolderMatrix.G11]" office:value-type="string" office:string-value="0142_2F26" calcext:value-type="string">
            <text:p>0142_2F26</text:p>
          </table:table-cell>
          <table:table-cell table:style-name="ce4" table:formula="of:=[HolderMatrix.H11]" office:value-type="string" office:string-value="0100_2F27" calcext:value-type="string">
            <text:p>0100_2F27</text:p>
          </table:table-cell>
          <table:table-cell table:number-columns-repeated="3"/>
        </table:table-row>
        <table:table-row table:style-name="ro1">
          <table:table-cell office:value-type="float" office:value="2" calcext:value-type="float">
            <text:p>2</text:p>
          </table:table-cell>
          <table:table-cell table:style-name="ce4" table:formula="of:=[HolderMatrix.B12]" office:value-type="string" office:string-value="0140_2F31" calcext:value-type="string">
            <text:p>0140_2F31</text:p>
          </table:table-cell>
          <table:table-cell table:style-name="ce4" table:formula="of:=[HolderMatrix.C12]" office:value-type="string" office:string-value="1002_2F32" calcext:value-type="string">
            <text:p>1002_2F32</text:p>
          </table:table-cell>
          <table:table-cell table:style-name="ce4" table:formula="of:=[HolderMatrix.D12]" office:value-type="string" office:string-value="0142_2F33" calcext:value-type="string">
            <text:p>0142_2F33</text:p>
          </table:table-cell>
          <table:table-cell table:style-name="ce4" table:formula="of:=[HolderMatrix.E12]" office:value-type="string" office:string-value="1000_2F34" calcext:value-type="string">
            <text:p>1000_2F34</text:p>
          </table:table-cell>
          <table:table-cell table:style-name="ce4" table:formula="of:=[HolderMatrix.F12]" office:value-type="string" office:string-value="1002_2F35" calcext:value-type="string">
            <text:p>1002_2F35</text:p>
          </table:table-cell>
          <table:table-cell table:style-name="ce4" table:formula="of:=[HolderMatrix.G12]" office:value-type="string" office:string-value="1000_2F36" calcext:value-type="string">
            <text:p>1000_2F36</text:p>
          </table:table-cell>
          <table:table-cell table:style-name="ce4" table:formula="of:=[HolderMatrix.H12]" office:value-type="string" office:string-value="1000_2F37" calcext:value-type="string">
            <text:p>1000_2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4" table:formula="of:=[HolderMatrix.K10]" office:value-type="string" office:string-value="0050_2R11" calcext:value-type="string">
            <text:p>0050_2R11</text:p>
          </table:table-cell>
          <table:table-cell table:style-name="ce4" table:formula="of:=[HolderMatrix.L10]" office:value-type="string" office:string-value="0052_2R12" calcext:value-type="string">
            <text:p>0052_2R12</text:p>
          </table:table-cell>
          <table:table-cell table:style-name="ce4" table:formula="of:=[HolderMatrix.M10]" office:value-type="string" office:string-value="0050_2R13" calcext:value-type="string">
            <text:p>0050_2R13</text:p>
          </table:table-cell>
          <table:table-cell table:style-name="ce4" table:formula="of:=[HolderMatrix.N10]" office:value-type="string" office:string-value="0052_2R14" calcext:value-type="string">
            <text:p>0052_2R14</text:p>
          </table:table-cell>
          <table:table-cell table:style-name="ce4" table:formula="of:=[HolderMatrix.O10]" office:value-type="string" office:string-value="0100_2R15" calcext:value-type="string">
            <text:p>0100_2R15</text:p>
          </table:table-cell>
          <table:table-cell table:style-name="ce4" table:formula="of:=[HolderMatrix.P10]" office:value-type="string" office:string-value="0050_2R16" calcext:value-type="string">
            <text:p>0050_2R16</text:p>
          </table:table-cell>
          <table:table-cell table:style-name="ce4" table:formula="of:=[HolderMatrix.Q10]" office:value-type="string" office:string-value="0052_2R17" calcext:value-type="string">
            <text:p>0052_2R17</text:p>
          </table:table-cell>
          <table:table-cell table:number-columns-repeated="3"/>
        </table:table-row>
        <table:table-row table:style-name="ro1">
          <table:table-cell office:value-type="float" office:value="8" calcext:value-type="float">
            <text:p>8</text:p>
          </table:table-cell>
          <table:table-cell table:style-name="ce4" table:formula="of:=[HolderMatrix.K11]" office:value-type="string" office:string-value="0102_2R21" calcext:value-type="string">
            <text:p>0102_2R21</text:p>
          </table:table-cell>
          <table:table-cell table:style-name="ce4" table:formula="of:=[HolderMatrix.L11]" office:value-type="string" office:string-value="0100_2R22" calcext:value-type="string">
            <text:p>0100_2R22</text:p>
          </table:table-cell>
          <table:table-cell table:style-name="ce4" table:formula="of:=[HolderMatrix.M11]" office:value-type="string" office:string-value="0140_2R23" calcext:value-type="string">
            <text:p>0140_2R23</text:p>
          </table:table-cell>
          <table:table-cell table:style-name="ce4" table:formula="of:=[HolderMatrix.N11]" office:value-type="string" office:string-value="F_2R24" calcext:value-type="string">
            <text:p>F_2R24</text:p>
          </table:table-cell>
          <table:table-cell table:style-name="ce4" table:formula="of:=[HolderMatrix.O11]" office:value-type="string" office:string-value="0102_2R25" calcext:value-type="string">
            <text:p>0102_2R25</text:p>
          </table:table-cell>
          <table:table-cell table:style-name="ce4" table:formula="of:=[HolderMatrix.P11]" office:value-type="string" office:string-value="0142_2R26" calcext:value-type="string">
            <text:p>0142_2R26</text:p>
          </table:table-cell>
          <table:table-cell table:style-name="ce4" table:formula="of:=[HolderMatrix.Q11]" office:value-type="string" office:string-value="0100_2R27" calcext:value-type="string">
            <text:p>0100_2R27</text:p>
          </table:table-cell>
          <table:table-cell table:number-columns-repeated="3"/>
        </table:table-row>
        <table:table-row table:style-name="ro1">
          <table:table-cell office:value-type="float" office:value="9" calcext:value-type="float">
            <text:p>9</text:p>
          </table:table-cell>
          <table:table-cell table:style-name="ce4" table:formula="of:=[HolderMatrix.K12]" office:value-type="string" office:string-value="0140_2R31" calcext:value-type="string">
            <text:p>0140_2R31</text:p>
          </table:table-cell>
          <table:table-cell table:style-name="ce4" table:formula="of:=[HolderMatrix.L12]" office:value-type="string" office:string-value="1002_2R32" calcext:value-type="string">
            <text:p>1002_2R32</text:p>
          </table:table-cell>
          <table:table-cell table:style-name="ce4" table:formula="of:=[HolderMatrix.M12]" office:value-type="string" office:string-value="0142_2R33" calcext:value-type="string">
            <text:p>0142_2R33</text:p>
          </table:table-cell>
          <table:table-cell table:style-name="ce4" table:formula="of:=[HolderMatrix.N12]" office:value-type="string" office:string-value="1000_2R34" calcext:value-type="string">
            <text:p>1000_2R34</text:p>
          </table:table-cell>
          <table:table-cell table:style-name="ce4" table:formula="of:=[HolderMatrix.O12]" office:value-type="string" office:string-value="1002_2R35" calcext:value-type="string">
            <text:p>1002_2R35</text:p>
          </table:table-cell>
          <table:table-cell table:style-name="ce4" table:formula="of:=[HolderMatrix.P12]" office:value-type="string" office:string-value="1000_2R36" calcext:value-type="string">
            <text:p>1000_2R36</text:p>
          </table:table-cell>
          <table:table-cell table:style-name="ce4" table:formula="of:=[HolderMatrix.Q12]" office:value-type="string" office:string-value="1000_2R37" calcext:value-type="string">
            <text:p>1000_2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3</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5" table:formula="of:=[HolderMatrix.B17]" office:value-type="string" office:string-value="0050_3F11" calcext:value-type="string">
            <text:p>0050_3F11</text:p>
          </table:table-cell>
          <table:table-cell table:style-name="ce5" table:formula="of:=[HolderMatrix.C17]" office:value-type="string" office:string-value="0052_3F12" calcext:value-type="string">
            <text:p>0052_3F12</text:p>
          </table:table-cell>
          <table:table-cell table:style-name="ce5" table:formula="of:=[HolderMatrix.D17]" office:value-type="string" office:string-value="0050_3F13" calcext:value-type="string">
            <text:p>0050_3F13</text:p>
          </table:table-cell>
          <table:table-cell table:style-name="ce5" table:formula="of:=[HolderMatrix.E17]" office:value-type="string" office:string-value="0052_3F14" calcext:value-type="string">
            <text:p>0052_3F14</text:p>
          </table:table-cell>
          <table:table-cell table:style-name="ce5" table:formula="of:=[HolderMatrix.F17]" office:value-type="string" office:string-value="0100_3F15" calcext:value-type="string">
            <text:p>0100_3F15</text:p>
          </table:table-cell>
          <table:table-cell table:style-name="ce5" table:formula="of:=[HolderMatrix.G17]" office:value-type="string" office:string-value="0050_3F16" calcext:value-type="string">
            <text:p>0050_3F16</text:p>
          </table:table-cell>
          <table:table-cell table:style-name="ce5" table:formula="of:=[HolderMatrix.H17]" office:value-type="string" office:string-value="0052_3F17" calcext:value-type="string">
            <text:p>0052_3F17</text:p>
          </table:table-cell>
          <table:table-cell table:number-columns-repeated="3"/>
        </table:table-row>
        <table:table-row table:style-name="ro1">
          <table:table-cell office:value-type="float" office:value="1" calcext:value-type="float">
            <text:p>1</text:p>
          </table:table-cell>
          <table:table-cell table:style-name="ce5" table:formula="of:=[HolderMatrix.B18]" office:value-type="string" office:string-value="0102_3F21" calcext:value-type="string">
            <text:p>0102_3F21</text:p>
          </table:table-cell>
          <table:table-cell table:style-name="ce5" table:formula="of:=[HolderMatrix.C18]" office:value-type="string" office:string-value="0100_3F22" calcext:value-type="string">
            <text:p>0100_3F22</text:p>
          </table:table-cell>
          <table:table-cell table:style-name="ce5" table:formula="of:=[HolderMatrix.D18]" office:value-type="string" office:string-value="0140_3F23" calcext:value-type="string">
            <text:p>0140_3F23</text:p>
          </table:table-cell>
          <table:table-cell table:style-name="ce5" table:formula="of:=[HolderMatrix.E18]" office:value-type="string" office:string-value="F_3F24" calcext:value-type="string">
            <text:p>F_3F24</text:p>
          </table:table-cell>
          <table:table-cell table:style-name="ce5" table:formula="of:=[HolderMatrix.F18]" office:value-type="string" office:string-value="0102_3F25" calcext:value-type="string">
            <text:p>0102_3F25</text:p>
          </table:table-cell>
          <table:table-cell table:style-name="ce5" table:formula="of:=[HolderMatrix.G18]" office:value-type="string" office:string-value="0142_3F26" calcext:value-type="string">
            <text:p>0142_3F26</text:p>
          </table:table-cell>
          <table:table-cell table:style-name="ce5" table:formula="of:=[HolderMatrix.H18]" office:value-type="string" office:string-value="0100_3F27" calcext:value-type="string">
            <text:p>0100_3F27</text:p>
          </table:table-cell>
          <table:table-cell table:number-columns-repeated="3"/>
        </table:table-row>
        <table:table-row table:style-name="ro1">
          <table:table-cell office:value-type="float" office:value="2" calcext:value-type="float">
            <text:p>2</text:p>
          </table:table-cell>
          <table:table-cell table:style-name="ce5" table:formula="of:=[HolderMatrix.B19]" office:value-type="string" office:string-value="0140_3F31" calcext:value-type="string">
            <text:p>0140_3F31</text:p>
          </table:table-cell>
          <table:table-cell table:style-name="ce5" table:formula="of:=[HolderMatrix.C19]" office:value-type="string" office:string-value="1002_3F32" calcext:value-type="string">
            <text:p>1002_3F32</text:p>
          </table:table-cell>
          <table:table-cell table:style-name="ce5" table:formula="of:=[HolderMatrix.D19]" office:value-type="string" office:string-value="0142_3F33" calcext:value-type="string">
            <text:p>0142_3F33</text:p>
          </table:table-cell>
          <table:table-cell table:style-name="ce5" table:formula="of:=[HolderMatrix.E19]" office:value-type="string" office:string-value="1000_3F34" calcext:value-type="string">
            <text:p>1000_3F34</text:p>
          </table:table-cell>
          <table:table-cell table:style-name="ce5" table:formula="of:=[HolderMatrix.F19]" office:value-type="string" office:string-value="1002_3F35" calcext:value-type="string">
            <text:p>1002_3F35</text:p>
          </table:table-cell>
          <table:table-cell table:style-name="ce5" table:formula="of:=[HolderMatrix.G19]" office:value-type="string" office:string-value="1000_3F36" calcext:value-type="string">
            <text:p>1000_3F36</text:p>
          </table:table-cell>
          <table:table-cell table:style-name="ce5" table:formula="of:=[HolderMatrix.H19]" office:value-type="string" office:string-value="1000_3F37" calcext:value-type="string">
            <text:p>1000_3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5" table:formula="of:=[HolderMatrix.K17]" office:value-type="string" office:string-value="0050_3R11" calcext:value-type="string">
            <text:p>0050_3R11</text:p>
          </table:table-cell>
          <table:table-cell table:style-name="ce5" table:formula="of:=[HolderMatrix.L17]" office:value-type="string" office:string-value="0052_3R12" calcext:value-type="string">
            <text:p>0052_3R12</text:p>
          </table:table-cell>
          <table:table-cell table:style-name="ce5" table:formula="of:=[HolderMatrix.M17]" office:value-type="string" office:string-value="0050_3R13" calcext:value-type="string">
            <text:p>0050_3R13</text:p>
          </table:table-cell>
          <table:table-cell table:style-name="ce5" table:formula="of:=[HolderMatrix.N17]" office:value-type="string" office:string-value="0052_3R14" calcext:value-type="string">
            <text:p>0052_3R14</text:p>
          </table:table-cell>
          <table:table-cell table:style-name="ce5" table:formula="of:=[HolderMatrix.O17]" office:value-type="string" office:string-value="0100_3R15" calcext:value-type="string">
            <text:p>0100_3R15</text:p>
          </table:table-cell>
          <table:table-cell table:style-name="ce5" table:formula="of:=[HolderMatrix.P17]" office:value-type="string" office:string-value="0050_3R16" calcext:value-type="string">
            <text:p>0050_3R16</text:p>
          </table:table-cell>
          <table:table-cell table:style-name="ce5" table:formula="of:=[HolderMatrix.Q17]" office:value-type="string" office:string-value="0052_3R17" calcext:value-type="string">
            <text:p>0052_3R17</text:p>
          </table:table-cell>
          <table:table-cell table:number-columns-repeated="3"/>
        </table:table-row>
        <table:table-row table:style-name="ro1">
          <table:table-cell office:value-type="float" office:value="8" calcext:value-type="float">
            <text:p>8</text:p>
          </table:table-cell>
          <table:table-cell table:style-name="ce5" table:formula="of:=[HolderMatrix.K18]" office:value-type="string" office:string-value="0102_3R21" calcext:value-type="string">
            <text:p>0102_3R21</text:p>
          </table:table-cell>
          <table:table-cell table:style-name="ce5" table:formula="of:=[HolderMatrix.L18]" office:value-type="string" office:string-value="0100_3R22" calcext:value-type="string">
            <text:p>0100_3R22</text:p>
          </table:table-cell>
          <table:table-cell table:style-name="ce5" table:formula="of:=[HolderMatrix.M18]" office:value-type="string" office:string-value="0140_3R23" calcext:value-type="string">
            <text:p>0140_3R23</text:p>
          </table:table-cell>
          <table:table-cell table:style-name="ce5" table:formula="of:=[HolderMatrix.N18]" office:value-type="string" office:string-value="F_3R24" calcext:value-type="string">
            <text:p>F_3R24</text:p>
          </table:table-cell>
          <table:table-cell table:style-name="ce5" table:formula="of:=[HolderMatrix.O18]" office:value-type="string" office:string-value="0102_3R25" calcext:value-type="string">
            <text:p>0102_3R25</text:p>
          </table:table-cell>
          <table:table-cell table:style-name="ce5" table:formula="of:=[HolderMatrix.P18]" office:value-type="string" office:string-value="0142_3R26" calcext:value-type="string">
            <text:p>0142_3R26</text:p>
          </table:table-cell>
          <table:table-cell table:style-name="ce5" table:formula="of:=[HolderMatrix.Q18]" office:value-type="string" office:string-value="0100_3R27" calcext:value-type="string">
            <text:p>0100_3R27</text:p>
          </table:table-cell>
          <table:table-cell table:number-columns-repeated="3"/>
        </table:table-row>
        <table:table-row table:style-name="ro1">
          <table:table-cell office:value-type="float" office:value="9" calcext:value-type="float">
            <text:p>9</text:p>
          </table:table-cell>
          <table:table-cell table:style-name="ce5" table:formula="of:=[HolderMatrix.K19]" office:value-type="string" office:string-value="0140_3R31" calcext:value-type="string">
            <text:p>0140_3R31</text:p>
          </table:table-cell>
          <table:table-cell table:style-name="ce5" table:formula="of:=[HolderMatrix.L19]" office:value-type="string" office:string-value="1002_3R32" calcext:value-type="string">
            <text:p>1002_3R32</text:p>
          </table:table-cell>
          <table:table-cell table:style-name="ce5" table:formula="of:=[HolderMatrix.M19]" office:value-type="string" office:string-value="0142_3R33" calcext:value-type="string">
            <text:p>0142_3R33</text:p>
          </table:table-cell>
          <table:table-cell table:style-name="ce5" table:formula="of:=[HolderMatrix.N19]" office:value-type="string" office:string-value="1000_3R34" calcext:value-type="string">
            <text:p>1000_3R34</text:p>
          </table:table-cell>
          <table:table-cell table:style-name="ce5" table:formula="of:=[HolderMatrix.O19]" office:value-type="string" office:string-value="1002_3R35" calcext:value-type="string">
            <text:p>1002_3R35</text:p>
          </table:table-cell>
          <table:table-cell table:style-name="ce5" table:formula="of:=[HolderMatrix.P19]" office:value-type="string" office:string-value="1000_3R36" calcext:value-type="string">
            <text:p>1000_3R36</text:p>
          </table:table-cell>
          <table:table-cell table:style-name="ce5" table:formula="of:=[HolderMatrix.Q19]" office:value-type="string" office:string-value="1000_3R37" calcext:value-type="string">
            <text:p>1000_3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4</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6" table:formula="of:=[HolderMatrix.B24]" office:value-type="string" office:string-value="0050_4F11" calcext:value-type="string">
            <text:p>0050_4F11</text:p>
          </table:table-cell>
          <table:table-cell table:style-name="ce6" table:formula="of:=[HolderMatrix.C24]" office:value-type="string" office:string-value="0052_4F12" calcext:value-type="string">
            <text:p>0052_4F12</text:p>
          </table:table-cell>
          <table:table-cell table:style-name="ce6" table:formula="of:=[HolderMatrix.D24]" office:value-type="string" office:string-value="0050_4F13" calcext:value-type="string">
            <text:p>0050_4F13</text:p>
          </table:table-cell>
          <table:table-cell table:style-name="ce6" table:formula="of:=[HolderMatrix.E24]" office:value-type="string" office:string-value="0052_4F14" calcext:value-type="string">
            <text:p>0052_4F14</text:p>
          </table:table-cell>
          <table:table-cell table:style-name="ce6" table:formula="of:=[HolderMatrix.F24]" office:value-type="string" office:string-value="0100_4F15" calcext:value-type="string">
            <text:p>0100_4F15</text:p>
          </table:table-cell>
          <table:table-cell table:style-name="ce6" table:formula="of:=[HolderMatrix.G24]" office:value-type="string" office:string-value="0050_4F16" calcext:value-type="string">
            <text:p>0050_4F16</text:p>
          </table:table-cell>
          <table:table-cell table:style-name="ce6" table:formula="of:=[HolderMatrix.H24]" office:value-type="string" office:string-value="0052_4F17" calcext:value-type="string">
            <text:p>0052_4F17</text:p>
          </table:table-cell>
          <table:table-cell table:number-columns-repeated="3"/>
        </table:table-row>
        <table:table-row table:style-name="ro1">
          <table:table-cell office:value-type="float" office:value="1" calcext:value-type="float">
            <text:p>1</text:p>
          </table:table-cell>
          <table:table-cell table:style-name="ce6" table:formula="of:=[HolderMatrix.B25]" office:value-type="string" office:string-value="0102_4F21" calcext:value-type="string">
            <text:p>0102_4F21</text:p>
          </table:table-cell>
          <table:table-cell table:style-name="ce6" table:formula="of:=[HolderMatrix.C25]" office:value-type="string" office:string-value="0100_4F22" calcext:value-type="string">
            <text:p>0100_4F22</text:p>
          </table:table-cell>
          <table:table-cell table:style-name="ce6" table:formula="of:=[HolderMatrix.D25]" office:value-type="string" office:string-value="0140_4F23" calcext:value-type="string">
            <text:p>0140_4F23</text:p>
          </table:table-cell>
          <table:table-cell table:style-name="ce6" table:formula="of:=[HolderMatrix.E25]" office:value-type="string" office:string-value="F_4F24" calcext:value-type="string">
            <text:p>F_4F24</text:p>
          </table:table-cell>
          <table:table-cell table:style-name="ce6" table:formula="of:=[HolderMatrix.F25]" office:value-type="string" office:string-value="0102_4F25" calcext:value-type="string">
            <text:p>0102_4F25</text:p>
          </table:table-cell>
          <table:table-cell table:style-name="ce6" table:formula="of:=[HolderMatrix.G25]" office:value-type="string" office:string-value="0142_4F26" calcext:value-type="string">
            <text:p>0142_4F26</text:p>
          </table:table-cell>
          <table:table-cell table:style-name="ce6" table:formula="of:=[HolderMatrix.H25]" office:value-type="string" office:string-value="0100_4F27" calcext:value-type="string">
            <text:p>0100_4F27</text:p>
          </table:table-cell>
          <table:table-cell table:number-columns-repeated="3"/>
        </table:table-row>
        <table:table-row table:style-name="ro1">
          <table:table-cell office:value-type="float" office:value="2" calcext:value-type="float">
            <text:p>2</text:p>
          </table:table-cell>
          <table:table-cell table:style-name="ce6" table:formula="of:=[HolderMatrix.B26]" office:value-type="string" office:string-value="0140_4F31" calcext:value-type="string">
            <text:p>0140_4F31</text:p>
          </table:table-cell>
          <table:table-cell table:style-name="ce6" table:formula="of:=[HolderMatrix.C26]" office:value-type="string" office:string-value="1002_4F32" calcext:value-type="string">
            <text:p>1002_4F32</text:p>
          </table:table-cell>
          <table:table-cell table:style-name="ce6" table:formula="of:=[HolderMatrix.D26]" office:value-type="string" office:string-value="0142_4F33" calcext:value-type="string">
            <text:p>0142_4F33</text:p>
          </table:table-cell>
          <table:table-cell table:style-name="ce6" table:formula="of:=[HolderMatrix.E26]" office:value-type="string" office:string-value="1000_4F34" calcext:value-type="string">
            <text:p>1000_4F34</text:p>
          </table:table-cell>
          <table:table-cell table:style-name="ce6" table:formula="of:=[HolderMatrix.F26]" office:value-type="string" office:string-value="1002_4F35" calcext:value-type="string">
            <text:p>1002_4F35</text:p>
          </table:table-cell>
          <table:table-cell table:style-name="ce6" table:formula="of:=[HolderMatrix.G26]" office:value-type="string" office:string-value="1000_4F36" calcext:value-type="string">
            <text:p>1000_4F36</text:p>
          </table:table-cell>
          <table:table-cell table:style-name="ce6" table:formula="of:=[HolderMatrix.H26]" office:value-type="string" office:string-value="1000_4F37" calcext:value-type="string">
            <text:p>1000_4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6" table:formula="of:=[HolderMatrix.K24]" office:value-type="string" office:string-value="0050_4R11" calcext:value-type="string">
            <text:p>0050_4R11</text:p>
          </table:table-cell>
          <table:table-cell table:style-name="ce6" table:formula="of:=[HolderMatrix.L24]" office:value-type="string" office:string-value="0052_4R12" calcext:value-type="string">
            <text:p>0052_4R12</text:p>
          </table:table-cell>
          <table:table-cell table:style-name="ce6" table:formula="of:=[HolderMatrix.M24]" office:value-type="string" office:string-value="0050_4R13" calcext:value-type="string">
            <text:p>0050_4R13</text:p>
          </table:table-cell>
          <table:table-cell table:style-name="ce6" table:formula="of:=[HolderMatrix.N24]" office:value-type="string" office:string-value="0052_4R14" calcext:value-type="string">
            <text:p>0052_4R14</text:p>
          </table:table-cell>
          <table:table-cell table:style-name="ce6" table:formula="of:=[HolderMatrix.O24]" office:value-type="string" office:string-value="0100_4R15" calcext:value-type="string">
            <text:p>0100_4R15</text:p>
          </table:table-cell>
          <table:table-cell table:style-name="ce6" table:formula="of:=[HolderMatrix.P24]" office:value-type="string" office:string-value="0050_4R16" calcext:value-type="string">
            <text:p>0050_4R16</text:p>
          </table:table-cell>
          <table:table-cell table:style-name="ce6" table:formula="of:=[HolderMatrix.Q24]" office:value-type="string" office:string-value="0052_4R17" calcext:value-type="string">
            <text:p>0052_4R17</text:p>
          </table:table-cell>
          <table:table-cell table:number-columns-repeated="3"/>
        </table:table-row>
        <table:table-row table:style-name="ro1">
          <table:table-cell office:value-type="float" office:value="8" calcext:value-type="float">
            <text:p>8</text:p>
          </table:table-cell>
          <table:table-cell table:style-name="ce6" table:formula="of:=[HolderMatrix.K25]" office:value-type="string" office:string-value="0102_4R21" calcext:value-type="string">
            <text:p>0102_4R21</text:p>
          </table:table-cell>
          <table:table-cell table:style-name="ce6" table:formula="of:=[HolderMatrix.L25]" office:value-type="string" office:string-value="0100_4R22" calcext:value-type="string">
            <text:p>0100_4R22</text:p>
          </table:table-cell>
          <table:table-cell table:style-name="ce6" table:formula="of:=[HolderMatrix.M25]" office:value-type="string" office:string-value="0140_4R23" calcext:value-type="string">
            <text:p>0140_4R23</text:p>
          </table:table-cell>
          <table:table-cell table:style-name="ce6" table:formula="of:=[HolderMatrix.N25]" office:value-type="string" office:string-value="F_4R24" calcext:value-type="string">
            <text:p>F_4R24</text:p>
          </table:table-cell>
          <table:table-cell table:style-name="ce6" table:formula="of:=[HolderMatrix.O25]" office:value-type="string" office:string-value="0102_4R25" calcext:value-type="string">
            <text:p>0102_4R25</text:p>
          </table:table-cell>
          <table:table-cell table:style-name="ce6" table:formula="of:=[HolderMatrix.P25]" office:value-type="string" office:string-value="0142_4R26" calcext:value-type="string">
            <text:p>0142_4R26</text:p>
          </table:table-cell>
          <table:table-cell table:style-name="ce6" table:formula="of:=[HolderMatrix.Q25]" office:value-type="string" office:string-value="0100_4R27" calcext:value-type="string">
            <text:p>0100_4R27</text:p>
          </table:table-cell>
          <table:table-cell table:number-columns-repeated="3"/>
        </table:table-row>
        <table:table-row table:style-name="ro1">
          <table:table-cell office:value-type="float" office:value="9" calcext:value-type="float">
            <text:p>9</text:p>
          </table:table-cell>
          <table:table-cell table:style-name="ce6" table:formula="of:=[HolderMatrix.K26]" office:value-type="string" office:string-value="0140_4R31" calcext:value-type="string">
            <text:p>0140_4R31</text:p>
          </table:table-cell>
          <table:table-cell table:style-name="ce6" table:formula="of:=[HolderMatrix.L26]" office:value-type="string" office:string-value="1002_4R32" calcext:value-type="string">
            <text:p>1002_4R32</text:p>
          </table:table-cell>
          <table:table-cell table:style-name="ce6" table:formula="of:=[HolderMatrix.M26]" office:value-type="string" office:string-value="0142_4R33" calcext:value-type="string">
            <text:p>0142_4R33</text:p>
          </table:table-cell>
          <table:table-cell table:style-name="ce6" table:formula="of:=[HolderMatrix.N26]" office:value-type="string" office:string-value="1000_4R34" calcext:value-type="string">
            <text:p>1000_4R34</text:p>
          </table:table-cell>
          <table:table-cell table:style-name="ce6" table:formula="of:=[HolderMatrix.O26]" office:value-type="string" office:string-value="1002_4R35" calcext:value-type="string">
            <text:p>1002_4R35</text:p>
          </table:table-cell>
          <table:table-cell table:style-name="ce6" table:formula="of:=[HolderMatrix.P26]" office:value-type="string" office:string-value="1000_4R36" calcext:value-type="string">
            <text:p>1000_4R36</text:p>
          </table:table-cell>
          <table:table-cell table:style-name="ce6" table:formula="of:=[HolderMatrix.Q26]" office:value-type="string" office:string-value="1000_4R37" calcext:value-type="string">
            <text:p>1000_4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5</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7" office:value-type="string" calcext:value-type="string">
            <text:p>0050_TEST1</text:p>
          </table:table-cell>
          <table:table-cell table:style-name="ce7" office:value-type="string" calcext:value-type="string">
            <text:p>0050_TEST2</text:p>
          </table:table-cell>
          <table:table-cell table:style-name="ce7" table:formula="of:=[HolderMatrix.B30]" office:value-type="string" office:string-value="0050_FPMT" calcext:value-type="string">
            <text:p>0050_FPMT</text:p>
          </table:table-cell>
          <table:table-cell table:style-name="ce7" table:formula="of:=[HolderMatrix.B31]" office:value-type="string" office:string-value="0050_RPMT" calcext:value-type="string">
            <text:p>0050_RPMT</text:p>
          </table:table-cell>
          <table:table-cell table:style-name="ce7" office:value-type="string" calcext:value-type="string">
            <text:p>0050_FPMT_BLK</text:p>
          </table:table-cell>
          <table:table-cell table:style-name="ce7" office:value-type="string" calcext:value-type="string">
            <text:p>0050_RPMT_BLK</text:p>
          </table:table-cell>
          <table:table-cell table:style-name="ce7" office:value-type="string" calcext:value-type="string">
            <text:p>F_FPMT1</text:p>
          </table:table-cell>
          <table:table-cell table:style-name="ce7" office:value-type="string" calcext:value-type="string">
            <text:p>F_FPMT2</text:p>
          </table:table-cell>
          <table:table-cell table:style-name="ce7" office:value-type="string" calcext:value-type="string">
            <text:p>F_RPMT1</text:p>
          </table:table-cell>
          <table:table-cell table:style-name="ce7" office:value-type="string" calcext:value-type="string">
            <text:p>F_RPMT2</text:p>
          </table:table-cell>
        </table:table-row>
        <table:table-row table:style-name="ro1">
          <table:table-cell office:value-type="float" office:value="1" calcext:value-type="float">
            <text:p>1</text:p>
          </table:table-cell>
          <table:table-cell table:style-name="ce2" table:formula="of:=[HolderMatrix.A34]" office:value-type="string" office:string-value="0050_REF1" calcext:value-type="string">
            <text:p>0050_REF1</text:p>
          </table:table-cell>
          <table:table-cell table:style-name="ce2" table:formula="of:=[HolderMatrix.B34]" office:value-type="string" office:string-value="0052_REF1" calcext:value-type="string">
            <text:p>0052_REF1</text:p>
          </table:table-cell>
          <table:table-cell table:style-name="ce2" table:formula="of:=[HolderMatrix.C34]" office:value-type="string" office:string-value="0100_REF1" calcext:value-type="string">
            <text:p>0100_REF1</text:p>
          </table:table-cell>
          <table:table-cell table:style-name="ce2" table:formula="of:=[HolderMatrix.D34]" office:value-type="string" office:string-value="0102_REF1" calcext:value-type="string">
            <text:p>0102_REF1</text:p>
          </table:table-cell>
          <table:table-cell table:style-name="ce2" table:formula="of:=[HolderMatrix.E34]" office:value-type="string" office:string-value="0140_REF1" calcext:value-type="string">
            <text:p>0140_REF1</text:p>
          </table:table-cell>
          <table:table-cell table:style-name="ce2" table:formula="of:=[HolderMatrix.F34]" office:value-type="string" office:string-value="0142_REF1" calcext:value-type="string">
            <text:p>0142_REF1</text:p>
          </table:table-cell>
          <table:table-cell table:style-name="ce2" table:formula="of:=[HolderMatrix.G34]" office:value-type="string" office:string-value="1000_REF1" calcext:value-type="string">
            <text:p>1000_REF1</text:p>
          </table:table-cell>
          <table:table-cell table:style-name="ce2" table:formula="of:=[HolderMatrix.H34]" office:value-type="string" office:string-value="1002_REF1" calcext:value-type="string">
            <text:p>1002_REF1</text:p>
          </table:table-cell>
          <table:table-cell table:number-columns-repeated="2"/>
        </table:table-row>
        <table:table-row table:style-name="ro1">
          <table:table-cell office:value-type="float" office:value="2" calcext:value-type="float">
            <text:p>2</text:p>
          </table:table-cell>
          <table:table-cell table:style-name="ce2" table:formula="of:=[HolderMatrix.A35]" office:value-type="string" office:string-value="0050_REF2" calcext:value-type="string">
            <text:p>0050_REF2</text:p>
          </table:table-cell>
          <table:table-cell table:style-name="ce2" table:formula="of:=[HolderMatrix.B35]" office:value-type="string" office:string-value="0052_REF2" calcext:value-type="string">
            <text:p>0052_REF2</text:p>
          </table:table-cell>
          <table:table-cell table:style-name="ce2" table:formula="of:=[HolderMatrix.C35]" office:value-type="string" office:string-value="0100_REF2" calcext:value-type="string">
            <text:p>0100_REF2</text:p>
          </table:table-cell>
          <table:table-cell table:style-name="ce2" table:formula="of:=[HolderMatrix.D35]" office:value-type="string" office:string-value="0102_REF2" calcext:value-type="string">
            <text:p>0102_REF2</text:p>
          </table:table-cell>
          <table:table-cell table:style-name="ce2" table:formula="of:=[HolderMatrix.E35]" office:value-type="string" office:string-value="0140_REF2" calcext:value-type="string">
            <text:p>0140_REF2</text:p>
          </table:table-cell>
          <table:table-cell table:style-name="ce2" table:formula="of:=[HolderMatrix.F35]" office:value-type="string" office:string-value="0142_REF2" calcext:value-type="string">
            <text:p>0142_REF2</text:p>
          </table:table-cell>
          <table:table-cell table:style-name="ce2" table:formula="of:=[HolderMatrix.G35]" office:value-type="string" office:string-value="1000_REF2" calcext:value-type="string">
            <text:p>1000_REF2</text:p>
          </table:table-cell>
          <table:table-cell table:style-name="ce2" table:formula="of:=[HolderMatrix.H35]" office:value-type="string" office:string-value="1002_REF2" calcext:value-type="string">
            <text:p>1002_REF2</text:p>
          </table:table-cell>
          <table:table-cell table:number-columns-repeated="2"/>
        </table:table-row>
        <table:table-row table:style-name="ro1">
          <table:table-cell office:value-type="float" office:value="3" calcext:value-type="float">
            <text:p>3</text:p>
          </table:table-cell>
          <table:table-cell table:style-name="ce2" table:formula="of:=[HolderMatrix.A36]" office:value-type="string" office:string-value="F_REF1" calcext:value-type="string">
            <text:p>F_REF1</text:p>
          </table:table-cell>
          <table:table-cell table:style-name="ce2" table:formula="of:=[HolderMatrix.B36]" office:value-type="string" office:string-value="F_REF2" calcext:value-type="string">
            <text:p>F_REF2</text:p>
          </table:table-cell>
          <table:table-cell table:style-name="ce2" table:formula="of:=[HolderMatrix.C36]" office:value-type="string" office:string-value="F_REF3" calcext:value-type="string">
            <text:p>F_REF3</text:p>
          </table:table-cell>
          <table:table-cell table:number-columns-repeated="7"/>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number-columns-repeated="10"/>
        </table:table-row>
        <table:table-row table:style-name="ro1">
          <table:table-cell office:value-type="float" office:value="8" calcext:value-type="float">
            <text:p>8</text:p>
          </table:table-cell>
          <table:table-cell table:number-columns-repeated="10"/>
        </table:table-row>
        <table:table-row table:style-name="ro1">
          <table:table-cell office:value-type="float" office:value="9" calcext:value-type="float">
            <text:p>9</text:p>
          </table:table-cell>
          <table:table-cell table:number-columns-repeated="10"/>
        </table:table-row>
        <table:table-row table:style-name="ro1" table:number-rows-repeated="2">
          <table:table-cell table:style-name="Default"/>
          <table:table-cell table:number-columns-repeated="10"/>
        </table:table-row>
        <table:table-row table:style-name="ro1">
          <table:table-cell office:value-type="string" calcext:value-type="string">
            <text:p>Tray 6</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2" office:value-type="string" calcext:value-type="string">
            <text:p>GLASS_0_1</text:p>
          </table:table-cell>
          <table:table-cell table:style-name="ce2" office:value-type="string" calcext:value-type="string">
            <text:p>GLASS_0_2</text:p>
          </table:table-cell>
          <table:table-cell table:style-name="ce2" office:value-type="string" calcext:value-type="string">
            <text:p>PP_0_1</text:p>
          </table:table-cell>
          <table:table-cell table:style-name="ce2" office:value-type="string" calcext:value-type="string">
            <text:p>PP_0_2</text:p>
          </table:table-cell>
          <table:table-cell table:style-name="ce4" office:value-type="string" calcext:value-type="string">
            <text:p>GLASS_100_1</text:p>
          </table:table-cell>
          <table:table-cell table:style-name="ce4" office:value-type="string" calcext:value-type="string">
            <text:p>GLASS_100_2</text:p>
          </table:table-cell>
          <table:table-cell table:style-name="ce4" office:value-type="string" calcext:value-type="string">
            <text:p>PP_100_1</text:p>
          </table:table-cell>
          <table:table-cell table:style-name="ce4" office:value-type="string" calcext:value-type="string">
            <text:p>PP_100_2</text:p>
          </table:table-cell>
          <table:table-cell table:style-name="ce3" office:value-type="string" calcext:value-type="string">
            <text:p>GLASS_400_1</text:p>
          </table:table-cell>
          <table:table-cell table:style-name="ce3" office:value-type="string" calcext:value-type="string">
            <text:p>GLASS_400_2</text:p>
          </table:table-cell>
        </table:table-row>
        <table:table-row table:style-name="ro1">
          <table:table-cell office:value-type="float" office:value="1" calcext:value-type="float">
            <text:p>1</text:p>
          </table:table-cell>
          <table:table-cell table:style-name="ce3" office:value-type="string" calcext:value-type="string">
            <text:p>PP_400_1</text:p>
          </table:table-cell>
          <table:table-cell table:style-name="ce3" office:value-type="string" calcext:value-type="string">
            <text:p>PP_400_2</text:p>
          </table:table-cell>
          <table:table-cell table:style-name="ce5" office:value-type="string" calcext:value-type="string">
            <text:p>GLASS_1000_1</text:p>
          </table:table-cell>
          <table:table-cell table:style-name="ce5" office:value-type="string" calcext:value-type="string">
            <text:p>GLASS_1000_2</text:p>
          </table:table-cell>
          <table:table-cell table:style-name="ce5" office:value-type="string" calcext:value-type="string">
            <text:p>PP_1000_1</text:p>
          </table:table-cell>
          <table:table-cell table:style-name="ce5" office:value-type="string" calcext:value-type="string">
            <text:p>PP_1000_2</text:p>
          </table:table-cell>
          <table:table-cell table:style-name="ce2" office:value-type="string" calcext:value-type="string">
            <text:p>0050_0_1</text:p>
          </table:table-cell>
          <table:table-cell table:style-name="ce2" office:value-type="string" calcext:value-type="string">
            <text:p>0050_0_2</text:p>
          </table:table-cell>
          <table:table-cell table:style-name="ce2" office:value-type="string" calcext:value-type="string">
            <text:p>0052_0_1</text:p>
          </table:table-cell>
          <table:table-cell table:style-name="ce2" office:value-type="string" calcext:value-type="string">
            <text:p>0052_0_2</text:p>
          </table:table-cell>
        </table:table-row>
        <table:table-row table:style-name="ro1">
          <table:table-cell office:value-type="float" office:value="2" calcext:value-type="float">
            <text:p>2</text:p>
          </table:table-cell>
          <table:table-cell table:style-name="ce4" office:value-type="string" calcext:value-type="string">
            <text:p>0050_100_1</text:p>
          </table:table-cell>
          <table:table-cell table:style-name="ce4" office:value-type="string" calcext:value-type="string">
            <text:p>0050_100_2</text:p>
          </table:table-cell>
          <table:table-cell table:style-name="ce4" office:value-type="string" calcext:value-type="string">
            <text:p>0052_100_1</text:p>
          </table:table-cell>
          <table:table-cell table:style-name="ce4" office:value-type="string" calcext:value-type="string">
            <text:p>0052_100_2</text:p>
          </table:table-cell>
          <table:table-cell table:style-name="ce3" office:value-type="string" calcext:value-type="string">
            <text:p>0050_400_1</text:p>
          </table:table-cell>
          <table:table-cell table:style-name="ce3" office:value-type="string" calcext:value-type="string">
            <text:p>0050_400_2</text:p>
          </table:table-cell>
          <table:table-cell table:style-name="ce3" office:value-type="string" calcext:value-type="string">
            <text:p>0052_400_1</text:p>
          </table:table-cell>
          <table:table-cell table:style-name="ce3" office:value-type="string" calcext:value-type="string">
            <text:p>0052_400_2</text:p>
          </table:table-cell>
          <table:table-cell table:number-columns-repeated="2"/>
        </table:table-row>
        <table:table-row table:style-name="ro1">
          <table:table-cell office:value-type="float" office:value="3" calcext:value-type="float">
            <text:p>3</text:p>
          </table:table-cell>
          <table:table-cell table:style-name="ce2" office:value-type="string" calcext:value-type="string">
            <text:p>0100_0_1</text:p>
          </table:table-cell>
          <table:table-cell table:style-name="ce2" office:value-type="string" calcext:value-type="string">
            <text:p>0100_0_2</text:p>
          </table:table-cell>
          <table:table-cell table:style-name="ce2" office:value-type="string" calcext:value-type="string">
            <text:p>0102_0_1</text:p>
          </table:table-cell>
          <table:table-cell table:style-name="ce2" office:value-type="string" calcext:value-type="string">
            <text:p>0102_0_2</text:p>
          </table:table-cell>
          <table:table-cell table:style-name="ce3" office:value-type="string" calcext:value-type="string">
            <text:p>0100_1_1</text:p>
          </table:table-cell>
          <table:table-cell table:style-name="ce3" office:value-type="string" calcext:value-type="string">
            <text:p>0100_1_2</text:p>
          </table:table-cell>
          <table:table-cell table:style-name="ce3" office:value-type="string" calcext:value-type="string">
            <text:p>0102_1_1</text:p>
          </table:table-cell>
          <table:table-cell table:style-name="ce3" office:value-type="string" calcext:value-type="string">
            <text:p>0102_1_2</text:p>
          </table:table-cell>
          <table:table-cell table:style-name="ce5" office:value-type="string" calcext:value-type="string">
            <text:p>0100_10_1</text:p>
          </table:table-cell>
          <table:table-cell table:style-name="ce5" office:value-type="string" calcext:value-type="string">
            <text:p>0100_10_2</text:p>
          </table:table-cell>
        </table:table-row>
        <table:table-row table:style-name="ro1">
          <table:table-cell office:value-type="float" office:value="4" calcext:value-type="float">
            <text:p>4</text:p>
          </table:table-cell>
          <table:table-cell table:style-name="ce5" office:value-type="string" calcext:value-type="string">
            <text:p>0102_10_1</text:p>
          </table:table-cell>
          <table:table-cell table:style-name="ce5" office:value-type="string" calcext:value-type="string">
            <text:p>0102_10_2</text:p>
          </table:table-cell>
          <table:table-cell table:style-name="ce4" office:value-type="string" calcext:value-type="string">
            <text:p>0100_100_1</text:p>
          </table:table-cell>
          <table:table-cell table:style-name="ce4" office:value-type="string" calcext:value-type="string">
            <text:p>0100_100_2</text:p>
          </table:table-cell>
          <table:table-cell table:style-name="ce4" office:value-type="string" calcext:value-type="string">
            <text:p>0102_100_1</text:p>
          </table:table-cell>
          <table:table-cell table:style-name="ce4" office:value-type="string" calcext:value-type="string">
            <text:p>0102_100_2</text:p>
          </table:table-cell>
          <table:table-cell table:style-name="ce3" office:value-type="string" calcext:value-type="string">
            <text:p>0100_400_1</text:p>
          </table:table-cell>
          <table:table-cell table:style-name="ce3" office:value-type="string" calcext:value-type="string">
            <text:p>0100_400_2</text:p>
          </table:table-cell>
          <table:table-cell table:style-name="ce3" office:value-type="string" calcext:value-type="string">
            <text:p>0102_400_1</text:p>
          </table:table-cell>
          <table:table-cell table:style-name="ce3" office:value-type="string" calcext:value-type="string">
            <text:p>0102_400_2</text:p>
          </table:table-cell>
        </table:table-row>
        <table:table-row table:style-name="ro1">
          <table:table-cell office:value-type="float" office:value="5" calcext:value-type="float">
            <text:p>5</text:p>
          </table:table-cell>
          <table:table-cell table:style-name="ce5" office:value-type="string" calcext:value-type="string">
            <text:p>0100_1000_1</text:p>
          </table:table-cell>
          <table:table-cell table:style-name="ce5" office:value-type="string" calcext:value-type="string">
            <text:p>0100_1000_2</text:p>
          </table:table-cell>
          <table:table-cell table:style-name="ce5" office:value-type="string" calcext:value-type="string">
            <text:p>0102_1000_1</text:p>
          </table:table-cell>
          <table:table-cell table:style-name="ce5" office:value-type="string" calcext:value-type="string">
            <text:p>0102_1000_2</text:p>
          </table:table-cell>
          <table:table-cell table:number-columns-repeated="6"/>
        </table:table-row>
        <table:table-row table:style-name="ro1">
          <table:table-cell office:value-type="float" office:value="6" calcext:value-type="float">
            <text:p>6</text:p>
          </table:table-cell>
          <table:table-cell table:style-name="ce12" table:number-columns-repeated="10"/>
        </table:table-row>
        <table:table-row table:style-name="ro1">
          <table:table-cell office:value-type="float" office:value="7" calcext:value-type="float">
            <text:p>7</text:p>
          </table:table-cell>
          <table:table-cell table:style-name="ce14" office:value-type="string" calcext:value-type="string">
            <text:p>LS Vit. C</text:p>
          </table:table-cell>
          <table:table-cell table:style-name="ce14" office:value-type="string" calcext:value-type="string">
            <text:p>15% WbLS Vit. C</text:p>
          </table:table-cell>
          <table:table-cell table:style-name="ce14" office:value-type="string" calcext:value-type="string">
            <text:p>10% WbLS Vit. C</text:p>
          </table:table-cell>
          <table:table-cell table:style-name="ce14" office:value-type="string" calcext:value-type="string">
            <text:p>5% WbLS Vit. C</text:p>
          </table:table-cell>
          <table:table-cell table:style-name="ce14" office:value-type="string" calcext:value-type="string">
            <text:p>LS 10/20/14</text:p>
          </table:table-cell>
          <table:table-cell table:style-name="ce14" office:value-type="string" calcext:value-type="string">
            <text:p>WbLS-15 10/20/14</text:p>
          </table:table-cell>
          <table:table-cell table:style-name="ce14" office:value-type="string" calcext:value-type="string">
            <text:p>WbLS-10 10/20/14</text:p>
          </table:table-cell>
          <table:table-cell table:style-name="ce14" office:value-type="string" calcext:value-type="string">
            <text:p>WbLS-5 10/20/14</text:p>
          </table:table-cell>
          <table:table-cell table:style-name="ce12" table:number-columns-repeated="2"/>
        </table:table-row>
        <table:table-row table:style-name="ro1">
          <table:table-cell office:value-type="float" office:value="8" calcext:value-type="float">
            <text:p>8</text:p>
          </table:table-cell>
          <table:table-cell table:style-name="ce12" table:number-columns-repeated="10"/>
        </table:table-row>
        <table:table-row table:style-name="ro1">
          <table:table-cell office:value-type="float" office:value="9" calcext:value-type="float">
            <text:p>9</text:p>
          </table:table-cell>
          <table:table-cell table:style-name="ce12" table:number-columns-repeated="10"/>
        </table:table-row>
        <table:table-row table:style-name="ro1">
          <table:table-cell table:style-name="Default"/>
          <table:table-cell table:style-name="ce12" table:number-columns-repeated="10"/>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
      <table:table table:name="Pre-irrad_1_141014" table:style-name="ta1">
        <table:table-column table:style-name="co1" table:default-cell-style-name="ce1"/>
        <table:table-column table:style-name="co1" table:number-columns-repeated="12"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office:value-type="string" calcext:value-type="string">
            <text:p>EMPTY</text:p>
          </table:table-cell>
          <table:table-cell table:formula="of:=['LS Measurement arrangement'.C3]" office:value-type="string" office:string-value="0050_1F13" calcext:value-type="string">
            <text:p>0050_1F13</text:p>
          </table:table-cell>
          <table:table-cell table:formula="of:=['LS Measurement arrangement'.D3]" office:value-type="string" office:string-value="0052_1F14" calcext:value-type="string">
            <text:p>0052_1F14</text:p>
          </table:table-cell>
          <table:table-cell table:formula="of:=['LS Measurement arrangement'.E3]" office:value-type="string" office:string-value="0050_2F13" calcext:value-type="string">
            <text:p>0050_2F13</text:p>
          </table:table-cell>
          <table:table-cell table:formula="of:=['LS Measurement arrangement'.F3]" office:value-type="string" office:string-value="0052_2F14" calcext:value-type="string">
            <text:p>0052_2F14</text:p>
          </table:table-cell>
          <table:table-cell table:formula="of:=['LS Measurement arrangement'.G3]" office:value-type="string" office:string-value="0050_3F13" calcext:value-type="string">
            <text:p>0050_3F13</text:p>
          </table:table-cell>
          <table:table-cell table:formula="of:=['LS Measurement arrangement'.H3]" office:value-type="string" office:string-value="0052_3F14" calcext:value-type="string">
            <text:p>0052_3F14</text:p>
          </table:table-cell>
          <table:table-cell table:formula="of:=['LS Measurement arrangement'.I3]" office:value-type="string" office:string-value="0050_4F13" calcext:value-type="string">
            <text:p>0050_4F13</text:p>
          </table:table-cell>
          <table:table-cell table:formula="of:=['LS Measurement arrangement'.J3]" office:value-type="string" office:string-value="0052_4F14" calcext:value-type="string">
            <text:p>0052_4F14</text:p>
          </table:table-cell>
          <table:table-cell table:formula="of:=['LS Measurement arrangement'.K3]" office:value-type="string" office:string-value="0100_1F15" calcext:value-type="string">
            <text:p>0100_1F15</text:p>
          </table:table-cell>
          <table:table-cell table:formula="of:=['LS Measurement arrangement'.L3]" office:value-type="string" office:string-value="0102_1F25" calcext:value-type="string">
            <text:p>0102_1F25</text:p>
          </table:table-cell>
          <table:table-cell table:formula="of:=['LS Measurement arrangement'.M3]" office:value-type="string" office:string-value="0100_2F15" calcext:value-type="string">
            <text:p>0100_2F15</text:p>
          </table:table-cell>
        </table:table-row>
        <table:table-row table:style-name="ro1">
          <table:table-cell office:value-type="string" calcext:value-type="string">
            <text:p>S2</text:p>
          </table:table-cell>
          <table:table-cell table:formula="of:=['LS Measurement arrangement'.B4]" office:value-type="string" office:string-value="0102_2F25" calcext:value-type="string">
            <text:p>0102_2F25</text:p>
          </table:table-cell>
          <table:table-cell table:style-name="ce13" table:formula="of:=['LS Measurement arrangement'.C4]" office:value-type="string" office:string-value="EMPTY" calcext:value-type="string">
            <text:p>EMPTY</text:p>
          </table:table-cell>
          <table:table-cell table:formula="of:=['LS Measurement arrangement'.D4]" office:value-type="string" office:string-value="0100_3F15" calcext:value-type="string">
            <text:p>0100_3F15</text:p>
          </table:table-cell>
          <table:table-cell table:formula="of:=['LS Measurement arrangement'.E4]" office:value-type="string" office:string-value="0102_3F25" calcext:value-type="string">
            <text:p>0102_3F25</text:p>
          </table:table-cell>
          <table:table-cell table:formula="of:=['LS Measurement arrangement'.F4]" office:value-type="string" office:string-value="0100_4F15" calcext:value-type="string">
            <text:p>0100_4F15</text:p>
          </table:table-cell>
          <table:table-cell table:formula="of:=['LS Measurement arrangement'.G4]" office:value-type="string" office:string-value="0102_4F25" calcext:value-type="string">
            <text:p>0102_4F25</text:p>
          </table:table-cell>
          <table:table-cell table:formula="of:=['LS Measurement arrangement'.H4]" office:value-type="string" office:string-value="0140_1F23" calcext:value-type="string">
            <text:p>0140_1F23</text:p>
          </table:table-cell>
          <table:table-cell table:formula="of:=['LS Measurement arrangement'.I4]" office:value-type="string" office:string-value="0142_1F33" calcext:value-type="string">
            <text:p>0142_1F33</text:p>
          </table:table-cell>
          <table:table-cell table:formula="of:=['LS Measurement arrangement'.J4]" office:value-type="string" office:string-value="0140_2F23" calcext:value-type="string">
            <text:p>0140_2F23</text:p>
          </table:table-cell>
          <table:table-cell table:formula="of:=['LS Measurement arrangement'.K4]" office:value-type="string" office:string-value="0142_2F33" calcext:value-type="string">
            <text:p>0142_2F33</text:p>
          </table:table-cell>
          <table:table-cell table:formula="of:=['LS Measurement arrangement'.L4]" office:value-type="string" office:string-value="0140_3F23" calcext:value-type="string">
            <text:p>0140_3F23</text:p>
          </table:table-cell>
          <table:table-cell table:formula="of:=['LS Measurement arrangement'.M4]" office:value-type="string" office:string-value="0142_3F33" calcext:value-type="string">
            <text:p>0142_3F33</text:p>
          </table:table-cell>
        </table:table-row>
        <table:table-row table:style-name="ro1">
          <table:table-cell office:value-type="string" calcext:value-type="string">
            <text:p>S3</text:p>
          </table:table-cell>
          <table:table-cell table:formula="of:=['LS Measurement arrangement'.B5]" office:value-type="string" office:string-value="0140_4F23" calcext:value-type="string">
            <text:p>0140_4F23</text:p>
          </table:table-cell>
          <table:table-cell table:formula="of:=['LS Measurement arrangement'.C5]" office:value-type="string" office:string-value="0142_4F33" calcext:value-type="string">
            <text:p>0142_4F33</text:p>
          </table:table-cell>
          <table:table-cell table:style-name="ce13" table:formula="of:=['LS Measurement arrangement'.D5]" office:value-type="string" office:string-value="EMPTY" calcext:value-type="string">
            <text:p>EMPTY</text:p>
          </table:table-cell>
          <table:table-cell table:formula="of:=['LS Measurement arrangement'.E5]" office:value-type="string" office:string-value="1000_1F34" calcext:value-type="string">
            <text:p>1000_1F34</text:p>
          </table:table-cell>
          <table:table-cell table:formula="of:=['LS Measurement arrangement'.F5]" office:value-type="string" office:string-value="1002_1F35" calcext:value-type="string">
            <text:p>1002_1F35</text:p>
          </table:table-cell>
          <table:table-cell table:formula="of:=['LS Measurement arrangement'.G5]" office:value-type="string" office:string-value="1000_2F34" calcext:value-type="string">
            <text:p>1000_2F34</text:p>
          </table:table-cell>
          <table:table-cell table:formula="of:=['LS Measurement arrangement'.H5]" office:value-type="string" office:string-value="1002_2F35" calcext:value-type="string">
            <text:p>1002_2F35</text:p>
          </table:table-cell>
          <table:table-cell table:formula="of:=['LS Measurement arrangement'.I5]" office:value-type="string" office:string-value="1000_3F34" calcext:value-type="string">
            <text:p>1000_3F34</text:p>
          </table:table-cell>
          <table:table-cell table:formula="of:=['LS Measurement arrangement'.J5]" office:value-type="string" office:string-value="1002_3F35" calcext:value-type="string">
            <text:p>1002_3F35</text:p>
          </table:table-cell>
          <table:table-cell table:formula="of:=['LS Measurement arrangement'.K5]" office:value-type="string" office:string-value="1000_4F34" calcext:value-type="string">
            <text:p>1000_4F34</text:p>
          </table:table-cell>
          <table:table-cell table:formula="of:=['LS Measurement arrangement'.L5]" office:value-type="string" office:string-value="1002_4F35" calcext:value-type="string">
            <text:p>1002_4F35</text:p>
          </table:table-cell>
          <table:table-cell table:formula="of:=['LS Measurement arrangement'.M5]" office:value-type="string" office:string-value="0050_1R13" calcext:value-type="string">
            <text:p>0050_1R13</text:p>
          </table:table-cell>
        </table:table-row>
        <table:table-row table:style-name="ro1">
          <table:table-cell office:value-type="string" calcext:value-type="string">
            <text:p>S4</text:p>
          </table:table-cell>
          <table:table-cell table:formula="of:=['LS Measurement arrangement'.B6]" office:value-type="string" office:string-value="0052_1R14" calcext:value-type="string">
            <text:p>0052_1R14</text:p>
          </table:table-cell>
          <table:table-cell table:formula="of:=['LS Measurement arrangement'.C6]" office:value-type="string" office:string-value="0050_2R13" calcext:value-type="string">
            <text:p>0050_2R13</text:p>
          </table:table-cell>
          <table:table-cell table:formula="of:=['LS Measurement arrangement'.D6]" office:value-type="string" office:string-value="0052_2R14" calcext:value-type="string">
            <text:p>0052_2R14</text:p>
          </table:table-cell>
          <table:table-cell table:style-name="ce13" table:formula="of:=['LS Measurement arrangement'.E6]" office:value-type="string" office:string-value="EMPTY" calcext:value-type="string">
            <text:p>EMPTY</text:p>
          </table:table-cell>
          <table:table-cell table:formula="of:=['LS Measurement arrangement'.F6]" office:value-type="string" office:string-value="0050_3R13" calcext:value-type="string">
            <text:p>0050_3R13</text:p>
          </table:table-cell>
          <table:table-cell table:formula="of:=['LS Measurement arrangement'.G6]" office:value-type="string" office:string-value="0052_3R14" calcext:value-type="string">
            <text:p>0052_3R14</text:p>
          </table:table-cell>
          <table:table-cell table:formula="of:=['LS Measurement arrangement'.H6]" office:value-type="string" office:string-value="0050_4R13" calcext:value-type="string">
            <text:p>0050_4R13</text:p>
          </table:table-cell>
          <table:table-cell table:formula="of:=['LS Measurement arrangement'.I6]" office:value-type="string" office:string-value="0052_4R14" calcext:value-type="string">
            <text:p>0052_4R14</text:p>
          </table:table-cell>
          <table:table-cell table:formula="of:=['LS Measurement arrangement'.J6]" office:value-type="string" office:string-value="0100_1R15" calcext:value-type="string">
            <text:p>0100_1R15</text:p>
          </table:table-cell>
          <table:table-cell table:formula="of:=['LS Measurement arrangement'.K6]" office:value-type="string" office:string-value="0102_1R25" calcext:value-type="string">
            <text:p>0102_1R25</text:p>
          </table:table-cell>
          <table:table-cell table:formula="of:=['LS Measurement arrangement'.L6]" office:value-type="string" office:string-value="0100_2R15" calcext:value-type="string">
            <text:p>0100_2R15</text:p>
          </table:table-cell>
          <table:table-cell table:formula="of:=['LS Measurement arrangement'.M6]" office:value-type="string" office:string-value="0102_2R25" calcext:value-type="string">
            <text:p>0102_2R25</text:p>
          </table:table-cell>
        </table:table-row>
        <table:table-row table:style-name="ro1">
          <table:table-cell office:value-type="string" calcext:value-type="string">
            <text:p>S5</text:p>
          </table:table-cell>
          <table:table-cell table:formula="of:=['LS Measurement arrangement'.B7]" office:value-type="string" office:string-value="0100_3R15" calcext:value-type="string">
            <text:p>0100_3R15</text:p>
          </table:table-cell>
          <table:table-cell table:formula="of:=['LS Measurement arrangement'.C7]" office:value-type="string" office:string-value="0102_3R25" calcext:value-type="string">
            <text:p>0102_3R25</text:p>
          </table:table-cell>
          <table:table-cell table:formula="of:=['LS Measurement arrangement'.D7]" office:value-type="string" office:string-value="0100_4R15" calcext:value-type="string">
            <text:p>0100_4R15</text:p>
          </table:table-cell>
          <table:table-cell table:formula="of:=['LS Measurement arrangement'.E7]" office:value-type="string" office:string-value="0102_4R25" calcext:value-type="string">
            <text:p>0102_4R25</text:p>
          </table:table-cell>
          <table:table-cell table:style-name="ce13" table:formula="of:=['LS Measurement arrangement'.F7]" office:value-type="string" office:string-value="EMPTY" calcext:value-type="string">
            <text:p>EMPTY</text:p>
          </table:table-cell>
          <table:table-cell table:formula="of:=['LS Measurement arrangement'.G7]" office:value-type="string" office:string-value="0140_1R23" calcext:value-type="string">
            <text:p>0140_1R23</text:p>
          </table:table-cell>
          <table:table-cell table:formula="of:=['LS Measurement arrangement'.H7]" office:value-type="string" office:string-value="0142_1R33" calcext:value-type="string">
            <text:p>0142_1R33</text:p>
          </table:table-cell>
          <table:table-cell table:formula="of:=['LS Measurement arrangement'.I7]" office:value-type="string" office:string-value="0140_2R23" calcext:value-type="string">
            <text:p>0140_2R23</text:p>
          </table:table-cell>
          <table:table-cell table:formula="of:=['LS Measurement arrangement'.J7]" office:value-type="string" office:string-value="0142_2R33" calcext:value-type="string">
            <text:p>0142_2R33</text:p>
          </table:table-cell>
          <table:table-cell table:formula="of:=['LS Measurement arrangement'.K7]" office:value-type="string" office:string-value="0140_3R23" calcext:value-type="string">
            <text:p>0140_3R23</text:p>
          </table:table-cell>
          <table:table-cell table:formula="of:=['LS Measurement arrangement'.L7]" office:value-type="string" office:string-value="0142_3R33" calcext:value-type="string">
            <text:p>0142_3R33</text:p>
          </table:table-cell>
          <table:table-cell table:formula="of:=['LS Measurement arrangement'.M7]" office:value-type="string" office:string-value="0140_4R23" calcext:value-type="string">
            <text:p>0140_4R23</text:p>
          </table:table-cell>
        </table:table-row>
        <table:table-row table:style-name="ro1">
          <table:table-cell office:value-type="string" calcext:value-type="string">
            <text:p>S6</text:p>
          </table:table-cell>
          <table:table-cell table:formula="of:=['LS Measurement arrangement'.B8]" office:value-type="string" office:string-value="0142_4R33" calcext:value-type="string">
            <text:p>0142_4R33</text:p>
          </table:table-cell>
          <table:table-cell table:formula="of:=['LS Measurement arrangement'.C8]" office:value-type="string" office:string-value="1000_1R34" calcext:value-type="string">
            <text:p>1000_1R34</text:p>
          </table:table-cell>
          <table:table-cell table:formula="of:=['LS Measurement arrangement'.D8]" office:value-type="string" office:string-value="1002_1R35" calcext:value-type="string">
            <text:p>1002_1R35</text:p>
          </table:table-cell>
          <table:table-cell table:formula="of:=['LS Measurement arrangement'.E8]" office:value-type="string" office:string-value="1000_2R34" calcext:value-type="string">
            <text:p>1000_2R34</text:p>
          </table:table-cell>
          <table:table-cell table:formula="of:=['LS Measurement arrangement'.F8]" office:value-type="string" office:string-value="1002_2R35" calcext:value-type="string">
            <text:p>1002_2R35</text:p>
          </table:table-cell>
          <table:table-cell table:style-name="ce13" table:formula="of:=['LS Measurement arrangement'.G8]" office:value-type="string" office:string-value="EMPTY" calcext:value-type="string">
            <text:p>EMPTY</text:p>
          </table:table-cell>
          <table:table-cell table:formula="of:=['LS Measurement arrangement'.H8]" office:value-type="string" office:string-value="1000_3R34" calcext:value-type="string">
            <text:p>1000_3R34</text:p>
          </table:table-cell>
          <table:table-cell table:formula="of:=['LS Measurement arrangement'.I8]" office:value-type="string" office:string-value="1002_3R35" calcext:value-type="string">
            <text:p>1002_3R35</text:p>
          </table:table-cell>
          <table:table-cell table:formula="of:=['LS Measurement arrangement'.J8]" office:value-type="string" office:string-value="1000_4R34" calcext:value-type="string">
            <text:p>1000_4R34</text:p>
          </table:table-cell>
          <table:table-cell table:formula="of:=['LS Measurement arrangement'.K8]" office:value-type="string" office:string-value="1002_4R35" calcext:value-type="string">
            <text:p>1002_4R35</text:p>
          </table:table-cell>
          <table:table-cell table:formula="of:=['LS Measurement arrangement'.L8]" office:value-type="string" office:string-value="0050_FPMT" calcext:value-type="string">
            <text:p>0050_FPMT</text:p>
          </table:table-cell>
          <table:table-cell table:formula="of:=['LS Measurement arrangement'.M8]" office:value-type="string" office:string-value="0050_RPMT" calcext:value-type="string">
            <text:p>0050_RPMT</text:p>
          </table:table-cell>
        </table:table-row>
        <table:table-row table:style-name="ro1">
          <table:table-cell office:value-type="string" calcext:value-type="string">
            <text:p>S7</text:p>
          </table:table-cell>
          <table:table-cell table:formula="of:=['LS Measurement arrangement'.B9]" office:value-type="string" office:string-value="0050_1F11" calcext:value-type="string">
            <text:p>0050_1F11</text:p>
          </table:table-cell>
          <table:table-cell table:formula="of:=['LS Measurement arrangement'.C9]" office:value-type="string" office:string-value="0052_1F12" calcext:value-type="string">
            <text:p>0052_1F12</text:p>
          </table:table-cell>
          <table:table-cell table:formula="of:=['LS Measurement arrangement'.D9]" office:value-type="string" office:string-value="0050_2F11" calcext:value-type="string">
            <text:p>0050_2F11</text:p>
          </table:table-cell>
          <table:table-cell table:formula="of:=['LS Measurement arrangement'.E9]" office:value-type="string" office:string-value="0052_2F12" calcext:value-type="string">
            <text:p>0052_2F12</text:p>
          </table:table-cell>
          <table:table-cell table:formula="of:=['LS Measurement arrangement'.F9]" office:value-type="string" office:string-value="0050_3F11" calcext:value-type="string">
            <text:p>0050_3F11</text:p>
          </table:table-cell>
          <table:table-cell table:formula="of:=['LS Measurement arrangement'.G9]" office:value-type="string" office:string-value="0052_3F12" calcext:value-type="string">
            <text:p>0052_3F12</text:p>
          </table:table-cell>
          <table:table-cell table:style-name="ce13" table:formula="of:=['LS Measurement arrangement'.H9]" office:value-type="string" office:string-value="EMPTY" calcext:value-type="string">
            <text:p>EMPTY</text:p>
          </table:table-cell>
          <table:table-cell table:formula="of:=['LS Measurement arrangement'.I9]" office:value-type="string" office:string-value="0050_4F11" calcext:value-type="string">
            <text:p>0050_4F11</text:p>
          </table:table-cell>
          <table:table-cell table:formula="of:=['LS Measurement arrangement'.J9]" office:value-type="string" office:string-value="0052_4F12" calcext:value-type="string">
            <text:p>0052_4F12</text:p>
          </table:table-cell>
          <table:table-cell table:formula="of:=['LS Measurement arrangement'.K9]" office:value-type="string" office:string-value="0100_1F22" calcext:value-type="string">
            <text:p>0100_1F22</text:p>
          </table:table-cell>
          <table:table-cell table:formula="of:=['LS Measurement arrangement'.L9]" office:value-type="string" office:string-value="0102_1F21" calcext:value-type="string">
            <text:p>0102_1F21</text:p>
          </table:table-cell>
          <table:table-cell table:formula="of:=['LS Measurement arrangement'.M9]" office:value-type="string" office:string-value="0100_2F22" calcext:value-type="string">
            <text:p>0100_2F22</text:p>
          </table:table-cell>
        </table:table-row>
        <table:table-row table:style-name="ro1">
          <table:table-cell office:value-type="string" calcext:value-type="string">
            <text:p>S8</text:p>
          </table:table-cell>
          <table:table-cell table:formula="of:=['LS Measurement arrangement'.B10]" office:value-type="string" office:string-value="0102_2F21" calcext:value-type="string">
            <text:p>0102_2F21</text:p>
          </table:table-cell>
          <table:table-cell table:formula="of:=['LS Measurement arrangement'.C10]" office:value-type="string" office:string-value="0100_3F22" calcext:value-type="string">
            <text:p>0100_3F22</text:p>
          </table:table-cell>
          <table:table-cell table:formula="of:=['LS Measurement arrangement'.D10]" office:value-type="string" office:string-value="0102_3F21" calcext:value-type="string">
            <text:p>0102_3F21</text:p>
          </table:table-cell>
          <table:table-cell table:formula="of:=['LS Measurement arrangement'.E10]" office:value-type="string" office:string-value="0100_4F22" calcext:value-type="string">
            <text:p>0100_4F22</text:p>
          </table:table-cell>
          <table:table-cell table:formula="of:=['LS Measurement arrangement'.F10]" office:value-type="string" office:string-value="0102_4F21" calcext:value-type="string">
            <text:p>0102_4F21</text:p>
          </table:table-cell>
          <table:table-cell table:formula="of:=['LS Measurement arrangement'.G10]" office:value-type="string" office:string-value="0140_1F31" calcext:value-type="string">
            <text:p>0140_1F31</text:p>
          </table:table-cell>
          <table:table-cell table:formula="of:=['LS Measurement arrangement'.H10]" office:value-type="string" office:string-value="0142_1F26" calcext:value-type="string">
            <text:p>0142_1F26</text:p>
          </table:table-cell>
          <table:table-cell table:style-name="ce13" table:formula="of:=['LS Measurement arrangement'.I10]" office:value-type="string" office:string-value="EMPTY" calcext:value-type="string">
            <text:p>EMPTY</text:p>
          </table:table-cell>
          <table:table-cell table:formula="of:=['LS Measurement arrangement'.J10]" office:value-type="string" office:string-value="0140_2F31" calcext:value-type="string">
            <text:p>0140_2F31</text:p>
          </table:table-cell>
          <table:table-cell table:formula="of:=['LS Measurement arrangement'.K10]" office:value-type="string" office:string-value="0142_2F26" calcext:value-type="string">
            <text:p>0142_2F26</text:p>
          </table:table-cell>
          <table:table-cell table:formula="of:=['LS Measurement arrangement'.L10]" office:value-type="string" office:string-value="0140_3F31" calcext:value-type="string">
            <text:p>0140_3F31</text:p>
          </table:table-cell>
          <table:table-cell table:formula="of:=['LS Measurement arrangement'.M10]" office:value-type="string" office:string-value="0142_3F26" calcext:value-type="string">
            <text:p>0142_3F26</text:p>
          </table:table-cell>
        </table:table-row>
        <table:table-row table:style-name="ro1">
          <table:table-cell office:value-type="string" calcext:value-type="string">
            <text:p>S9</text:p>
          </table:table-cell>
          <table:table-cell table:formula="of:=['LS Measurement arrangement'.B11]" office:value-type="string" office:string-value="0140_4F31" calcext:value-type="string">
            <text:p>0140_4F31</text:p>
          </table:table-cell>
          <table:table-cell table:formula="of:=['LS Measurement arrangement'.C11]" office:value-type="string" office:string-value="0142_4F26" calcext:value-type="string">
            <text:p>0142_4F26</text:p>
          </table:table-cell>
          <table:table-cell table:formula="of:=['LS Measurement arrangement'.D11]" office:value-type="string" office:string-value="1000_1F36" calcext:value-type="string">
            <text:p>1000_1F36</text:p>
          </table:table-cell>
          <table:table-cell table:formula="of:=['LS Measurement arrangement'.E11]" office:value-type="string" office:string-value="1002_1F32" calcext:value-type="string">
            <text:p>1002_1F32</text:p>
          </table:table-cell>
          <table:table-cell table:formula="of:=['LS Measurement arrangement'.F11]" office:value-type="string" office:string-value="1000_2F36" calcext:value-type="string">
            <text:p>1000_2F36</text:p>
          </table:table-cell>
          <table:table-cell table:formula="of:=['LS Measurement arrangement'.G11]" office:value-type="string" office:string-value="1002_2F32" calcext:value-type="string">
            <text:p>1002_2F32</text:p>
          </table:table-cell>
          <table:table-cell table:formula="of:=['LS Measurement arrangement'.H11]" office:value-type="string" office:string-value="1000_3F36" calcext:value-type="string">
            <text:p>1000_3F36</text:p>
          </table:table-cell>
          <table:table-cell table:formula="of:=['LS Measurement arrangement'.I11]" office:value-type="string" office:string-value="1002_3F32" calcext:value-type="string">
            <text:p>1002_3F32</text:p>
          </table:table-cell>
          <table:table-cell table:style-name="ce13" table:formula="of:=['LS Measurement arrangement'.J11]" office:value-type="string" office:string-value="EMPTY" calcext:value-type="string">
            <text:p>EMPTY</text:p>
          </table:table-cell>
          <table:table-cell table:formula="of:=['LS Measurement arrangement'.K11]" office:value-type="string" office:string-value="1000_4F36" calcext:value-type="string">
            <text:p>1000_4F36</text:p>
          </table:table-cell>
          <table:table-cell table:formula="of:=['LS Measurement arrangement'.L11]" office:value-type="string" office:string-value="1002_4F32" calcext:value-type="string">
            <text:p>1002_4F32</text:p>
          </table:table-cell>
          <table:table-cell table:formula="of:=['LS Measurement arrangement'.M11]" office:value-type="string" office:string-value="0050_1R11" calcext:value-type="string">
            <text:p>0050_1R11</text:p>
          </table:table-cell>
        </table:table-row>
        <table:table-row table:style-name="ro1">
          <table:table-cell office:value-type="string" calcext:value-type="string">
            <text:p>S10</text:p>
          </table:table-cell>
          <table:table-cell table:formula="of:=['LS Measurement arrangement'.B12]" office:value-type="string" office:string-value="0052_1R12" calcext:value-type="string">
            <text:p>0052_1R12</text:p>
          </table:table-cell>
          <table:table-cell table:formula="of:=['LS Measurement arrangement'.C12]" office:value-type="string" office:string-value="0050_2R11" calcext:value-type="string">
            <text:p>0050_2R11</text:p>
          </table:table-cell>
          <table:table-cell table:formula="of:=['LS Measurement arrangement'.D12]" office:value-type="string" office:string-value="0052_2R12" calcext:value-type="string">
            <text:p>0052_2R12</text:p>
          </table:table-cell>
          <table:table-cell table:formula="of:=['LS Measurement arrangement'.E12]" office:value-type="string" office:string-value="0050_3R11" calcext:value-type="string">
            <text:p>0050_3R11</text:p>
          </table:table-cell>
          <table:table-cell table:formula="of:=['LS Measurement arrangement'.F12]" office:value-type="string" office:string-value="0052_3R12" calcext:value-type="string">
            <text:p>0052_3R12</text:p>
          </table:table-cell>
          <table:table-cell table:formula="of:=['LS Measurement arrangement'.G12]" office:value-type="string" office:string-value="0050_4R11" calcext:value-type="string">
            <text:p>0050_4R11</text:p>
          </table:table-cell>
          <table:table-cell table:formula="of:=['LS Measurement arrangement'.H12]" office:value-type="string" office:string-value="0052_4R12" calcext:value-type="string">
            <text:p>0052_4R12</text:p>
          </table:table-cell>
          <table:table-cell table:formula="of:=['LS Measurement arrangement'.I12]" office:value-type="string" office:string-value="0100_1R22" calcext:value-type="string">
            <text:p>0100_1R22</text:p>
          </table:table-cell>
          <table:table-cell table:formula="of:=['LS Measurement arrangement'.J12]" office:value-type="string" office:string-value="0102_1R21" calcext:value-type="string">
            <text:p>0102_1R21</text:p>
          </table:table-cell>
          <table:table-cell table:style-name="ce13" table:formula="of:=['LS Measurement arrangement'.K12]" office:value-type="string" office:string-value="EMPTY" calcext:value-type="string">
            <text:p>EMPTY</text:p>
          </table:table-cell>
          <table:table-cell table:formula="of:=['LS Measurement arrangement'.L12]" office:value-type="string" office:string-value="0100_2R22" calcext:value-type="string">
            <text:p>0100_2R22</text:p>
          </table:table-cell>
          <table:table-cell table:formula="of:=['LS Measurement arrangement'.M12]" office:value-type="string" office:string-value="0102_2R21" calcext:value-type="string">
            <text:p>0102_2R21</text:p>
          </table:table-cell>
        </table:table-row>
        <table:table-row table:style-name="ro1">
          <table:table-cell office:value-type="string" calcext:value-type="string">
            <text:p>S11</text:p>
          </table:table-cell>
          <table:table-cell table:formula="of:=['LS Measurement arrangement'.B13]" office:value-type="string" office:string-value="0100_3R22" calcext:value-type="string">
            <text:p>0100_3R22</text:p>
          </table:table-cell>
          <table:table-cell table:formula="of:=['LS Measurement arrangement'.C13]" office:value-type="string" office:string-value="0102_3R21" calcext:value-type="string">
            <text:p>0102_3R21</text:p>
          </table:table-cell>
          <table:table-cell table:formula="of:=['LS Measurement arrangement'.D13]" office:value-type="string" office:string-value="0100_4R22" calcext:value-type="string">
            <text:p>0100_4R22</text:p>
          </table:table-cell>
          <table:table-cell table:formula="of:=['LS Measurement arrangement'.E13]" office:value-type="string" office:string-value="0102_4R21" calcext:value-type="string">
            <text:p>0102_4R21</text:p>
          </table:table-cell>
          <table:table-cell table:formula="of:=['LS Measurement arrangement'.F13]" office:value-type="string" office:string-value="0140_1R31" calcext:value-type="string">
            <text:p>0140_1R31</text:p>
          </table:table-cell>
          <table:table-cell table:formula="of:=['LS Measurement arrangement'.G13]" office:value-type="string" office:string-value="0142_1R26" calcext:value-type="string">
            <text:p>0142_1R26</text:p>
          </table:table-cell>
          <table:table-cell table:formula="of:=['LS Measurement arrangement'.H13]" office:value-type="string" office:string-value="0140_2R31" calcext:value-type="string">
            <text:p>0140_2R31</text:p>
          </table:table-cell>
          <table:table-cell table:formula="of:=['LS Measurement arrangement'.I13]" office:value-type="string" office:string-value="0142_2R26" calcext:value-type="string">
            <text:p>0142_2R26</text:p>
          </table:table-cell>
          <table:table-cell table:formula="of:=['LS Measurement arrangement'.J13]" office:value-type="string" office:string-value="0140_3R31" calcext:value-type="string">
            <text:p>0140_3R31</text:p>
          </table:table-cell>
          <table:table-cell table:formula="of:=['LS Measurement arrangement'.K13]" office:value-type="string" office:string-value="0142_3R26" calcext:value-type="string">
            <text:p>0142_3R26</text:p>
          </table:table-cell>
          <table:table-cell table:style-name="ce13" table:formula="of:=['LS Measurement arrangement'.L13]" office:value-type="string" office:string-value="EMPTY" calcext:value-type="string">
            <text:p>EMPTY</text:p>
          </table:table-cell>
          <table:table-cell table:formula="of:=['LS Measurement arrangement'.M13]" office:value-type="string" office:string-value="0140_4R31" calcext:value-type="string">
            <text:p>0140_4R31</text:p>
          </table:table-cell>
        </table:table-row>
        <table:table-row table:style-name="ro1">
          <table:table-cell office:value-type="string" calcext:value-type="string">
            <text:p>S12</text:p>
          </table:table-cell>
          <table:table-cell table:formula="of:=['LS Measurement arrangement'.B14]" office:value-type="string" office:string-value="0142_4R26" calcext:value-type="string">
            <text:p>0142_4R26</text:p>
          </table:table-cell>
          <table:table-cell table:formula="of:=['LS Measurement arrangement'.C14]" office:value-type="string" office:string-value="1000_1R36" calcext:value-type="string">
            <text:p>1000_1R36</text:p>
          </table:table-cell>
          <table:table-cell table:formula="of:=['LS Measurement arrangement'.D14]" office:value-type="string" office:string-value="1002_1R32" calcext:value-type="string">
            <text:p>1002_1R32</text:p>
          </table:table-cell>
          <table:table-cell table:formula="of:=['LS Measurement arrangement'.E14]" office:value-type="string" office:string-value="1000_2R36" calcext:value-type="string">
            <text:p>1000_2R36</text:p>
          </table:table-cell>
          <table:table-cell table:formula="of:=['LS Measurement arrangement'.F14]" office:value-type="string" office:string-value="1002_2R32" calcext:value-type="string">
            <text:p>1002_2R32</text:p>
          </table:table-cell>
          <table:table-cell table:formula="of:=['LS Measurement arrangement'.G14]" office:value-type="string" office:string-value="1000_3R36" calcext:value-type="string">
            <text:p>1000_3R36</text:p>
          </table:table-cell>
          <table:table-cell table:formula="of:=['LS Measurement arrangement'.H14]" office:value-type="string" office:string-value="1002_3R32" calcext:value-type="string">
            <text:p>1002_3R32</text:p>
          </table:table-cell>
          <table:table-cell table:formula="of:=['LS Measurement arrangement'.I14]" office:value-type="string" office:string-value="1000_4R36" calcext:value-type="string">
            <text:p>1000_4R36</text:p>
          </table:table-cell>
          <table:table-cell table:formula="of:=['LS Measurement arrangement'.J14]" office:value-type="string" office:string-value="1002_4R32" calcext:value-type="string">
            <text:p>1002_4R32</text:p>
          </table:table-cell>
          <table:table-cell table:formula="of:=['LS Measurement arrangement'.K14]" office:value-type="string" office:string-value="0050_1F16" calcext:value-type="string">
            <text:p>0050_1F16</text:p>
          </table:table-cell>
          <table:table-cell table:formula="of:=['LS Measurement arrangement'.L14]" office:value-type="string" office:string-value="0052_1F17" calcext:value-type="string">
            <text:p>0052_1F17</text:p>
          </table:table-cell>
          <table:table-cell table:style-name="ce13" table:formula="of:=['LS Measurement arrangement'.M14]" office:value-type="string" office:string-value="EMPTY" calcext:value-type="string">
            <text:p>EMPTY</text:p>
          </table:table-cell>
        </table:table-row>
        <table:table-row table:style-name="ro1">
          <table:table-cell office:value-type="string" calcext:value-type="string">
            <text:p>S15</text:p>
          </table:table-cell>
          <table:table-cell table:style-name="ce13" table:formula="of:=['LS Measurement arrangement'.B15]" office:value-type="string" office:string-value="EMPTY" calcext:value-type="string">
            <text:p>EMPTY</text:p>
          </table:table-cell>
          <table:table-cell table:formula="of:=['LS Measurement arrangement'.C15]" office:value-type="string" office:string-value="0050_4R16" calcext:value-type="string">
            <text:p>0050_4R16</text:p>
          </table:table-cell>
          <table:table-cell table:formula="of:=['LS Measurement arrangement'.D15]" office:value-type="string" office:string-value="0052_4R17" calcext:value-type="string">
            <text:p>0052_4R17</text:p>
          </table:table-cell>
          <table:table-cell table:formula="of:=['LS Measurement arrangement'.E15]" office:value-type="string" office:string-value="0100_1R27" calcext:value-type="string">
            <text:p>0100_1R27</text:p>
          </table:table-cell>
          <table:table-cell table:style-name="ce13" table:formula="of:=['LS Measurement arrangement'.F15]" office:value-type="string" office:string-value="EMPTY" calcext:value-type="string">
            <text:p>EMPTY</text:p>
          </table:table-cell>
          <table:table-cell table:formula="of:=['LS Measurement arrangement'.G15]" office:value-type="string" office:string-value="0100_2R27" calcext:value-type="string">
            <text:p>0100_2R27</text:p>
          </table:table-cell>
          <table:table-cell table:formula="of:=['LS Measurement arrangement'.H15]" office:value-type="string" office:string-value="0100_3R27" calcext:value-type="string">
            <text:p>0100_3R27</text:p>
          </table:table-cell>
          <table:table-cell table:formula="of:=['LS Measurement arrangement'.I15]" office:value-type="string" office:string-value="0100_4R27" calcext:value-type="string">
            <text:p>0100_4R27</text:p>
          </table:table-cell>
          <table:table-cell table:formula="of:=['LS Measurement arrangement'.J15]" office:value-type="string" office:string-value="1000_1R37" calcext:value-type="string">
            <text:p>1000_1R37</text:p>
          </table:table-cell>
          <table:table-cell table:formula="of:=['LS Measurement arrangement'.K15]" office:value-type="string" office:string-value="1000_2R37" calcext:value-type="string">
            <text:p>1000_2R37</text:p>
          </table:table-cell>
          <table:table-cell table:formula="of:=['LS Measurement arrangement'.L15]" office:value-type="string" office:string-value="1000_3R37" calcext:value-type="string">
            <text:p>1000_3R37</text:p>
          </table:table-cell>
          <table:table-cell table:formula="of:=['LS Measurement arrangement'.M15]" office:value-type="string" office:string-value="1000_4R37" calcext:value-type="string">
            <text:p>1000_4R37</text:p>
          </table:table-cell>
        </table:table-row>
        <table:table-row table:style-name="ro1">
          <table:table-cell office:value-type="string" calcext:value-type="string">
            <text:p>S14</text:p>
          </table:table-cell>
          <table:table-cell table:style-name="ce13" table:formula="of:=['LS Measurement arrangement'.B16]" office:value-type="string" office:string-value="EMPTY" calcext:value-type="string">
            <text:p>EMPTY</text:p>
          </table:table-cell>
          <table:table-cell table:formula="of:=['LS Measurement arrangement'.C16]" office:value-type="string" office:string-value="1000_1F37" calcext:value-type="string">
            <text:p>1000_1F37</text:p>
          </table:table-cell>
          <table:table-cell table:formula="of:=['LS Measurement arrangement'.D16]" office:value-type="string" office:string-value="1000_2F37" calcext:value-type="string">
            <text:p>1000_2F37</text:p>
          </table:table-cell>
          <table:table-cell table:style-name="ce13" table:formula="of:=['LS Measurement arrangement'.E16]" office:value-type="string" office:string-value="EMPTY" calcext:value-type="string">
            <text:p>EMPTY</text:p>
          </table:table-cell>
          <table:table-cell table:formula="of:=['LS Measurement arrangement'.F16]" office:value-type="string" office:string-value="1000_3F37" calcext:value-type="string">
            <text:p>1000_3F37</text:p>
          </table:table-cell>
          <table:table-cell table:formula="of:=['LS Measurement arrangement'.G16]" office:value-type="string" office:string-value="1000_4F37" calcext:value-type="string">
            <text:p>1000_4F37</text:p>
          </table:table-cell>
          <table:table-cell table:formula="of:=['LS Measurement arrangement'.H16]" office:value-type="string" office:string-value="0050_1R16" calcext:value-type="string">
            <text:p>0050_1R16</text:p>
          </table:table-cell>
          <table:table-cell table:formula="of:=['LS Measurement arrangement'.I16]" office:value-type="string" office:string-value="0052_1R17" calcext:value-type="string">
            <text:p>0052_1R17</text:p>
          </table:table-cell>
          <table:table-cell table:formula="of:=['LS Measurement arrangement'.J16]" office:value-type="string" office:string-value="0050_2R16" calcext:value-type="string">
            <text:p>0050_2R16</text:p>
          </table:table-cell>
          <table:table-cell table:formula="of:=['LS Measurement arrangement'.K16]" office:value-type="string" office:string-value="0052_2R17" calcext:value-type="string">
            <text:p>0052_2R17</text:p>
          </table:table-cell>
          <table:table-cell table:formula="of:=['LS Measurement arrangement'.L16]" office:value-type="string" office:string-value="0050_3R16" calcext:value-type="string">
            <text:p>0050_3R16</text:p>
          </table:table-cell>
          <table:table-cell table:formula="of:=['LS Measurement arrangement'.M16]" office:value-type="string" office:string-value="0052_3R17" calcext:value-type="string">
            <text:p>0052_3R17</text:p>
          </table:table-cell>
        </table:table-row>
        <table:table-row table:style-name="ro1">
          <table:table-cell office:value-type="string" calcext:value-type="string">
            <text:p>S13</text:p>
          </table:table-cell>
          <table:table-cell table:style-name="ce13" table:formula="of:=['LS Measurement arrangement'.B17]" office:value-type="string" office:string-value="EMPTY" calcext:value-type="string">
            <text:p>EMPTY</text:p>
          </table:table-cell>
          <table:table-cell table:formula="of:=['LS Measurement arrangement'.C17]" office:value-type="string" office:string-value="0050_2F16" calcext:value-type="string">
            <text:p>0050_2F16</text:p>
          </table:table-cell>
          <table:table-cell table:style-name="ce13" table:formula="of:=['LS Measurement arrangement'.D17]" office:value-type="string" office:string-value="EMPTY" calcext:value-type="string">
            <text:p>EMPTY</text:p>
          </table:table-cell>
          <table:table-cell table:formula="of:=['LS Measurement arrangement'.E17]" office:value-type="string" office:string-value="0052_2F17" calcext:value-type="string">
            <text:p>0052_2F17</text:p>
          </table:table-cell>
          <table:table-cell table:formula="of:=['LS Measurement arrangement'.F17]" office:value-type="string" office:string-value="0050_3F16" calcext:value-type="string">
            <text:p>0050_3F16</text:p>
          </table:table-cell>
          <table:table-cell table:formula="of:=['LS Measurement arrangement'.G17]" office:value-type="string" office:string-value="0052_3F17" calcext:value-type="string">
            <text:p>0052_3F17</text:p>
          </table:table-cell>
          <table:table-cell table:formula="of:=['LS Measurement arrangement'.H17]" office:value-type="string" office:string-value="0050_4F16" calcext:value-type="string">
            <text:p>0050_4F16</text:p>
          </table:table-cell>
          <table:table-cell table:formula="of:=['LS Measurement arrangement'.I17]" office:value-type="string" office:string-value="0052_4F17" calcext:value-type="string">
            <text:p>0052_4F17</text:p>
          </table:table-cell>
          <table:table-cell table:formula="of:=['LS Measurement arrangement'.J17]" office:value-type="string" office:string-value="0100_1F27" calcext:value-type="string">
            <text:p>0100_1F27</text:p>
          </table:table-cell>
          <table:table-cell table:formula="of:=['LS Measurement arrangement'.K17]" office:value-type="string" office:string-value="0100_2F27" calcext:value-type="string">
            <text:p>0100_2F27</text:p>
          </table:table-cell>
          <table:table-cell table:formula="of:=['LS Measurement arrangement'.L17]" office:value-type="string" office:string-value="0100_3F27" calcext:value-type="string">
            <text:p>0100_3F27</text:p>
          </table:table-cell>
          <table:table-cell table:formula="of:=['LS Measurement arrangement'.M17]" office:value-type="string" office:string-value="0100_4F27" calcext:value-type="string">
            <text:p>0100_4F27</text:p>
          </table:table-cell>
        </table:table-row>
        <table:table-row table:style-name="ro1">
          <table:table-cell table:style-name="ce8" office:value-type="string" calcext:value-type="string">
            <text:p>R1</text:p>
          </table:table-cell>
          <table:table-cell table:style-name="ce2" table:formula="of:=['LS Measurement arrangement'.B18]" office:value-type="string" office:string-value="0050_REF1" calcext:value-type="string">
            <text:p>0050_REF1</text:p>
          </table:table-cell>
          <table:table-cell table:style-name="ce2" table:formula="of:=['LS Measurement arrangement'.C18]" office:value-type="string" office:string-value="0052_REF1" calcext:value-type="string">
            <text:p>0052_REF1</text:p>
          </table:table-cell>
          <table:table-cell table:style-name="ce2" table:formula="of:=['LS Measurement arrangement'.D18]" office:value-type="string" office:string-value="0100_REF1" calcext:value-type="string">
            <text:p>0100_REF1</text:p>
          </table:table-cell>
          <table:table-cell table:style-name="ce2" table:formula="of:=['LS Measurement arrangement'.E18]" office:value-type="string" office:string-value="0102_REF1" calcext:value-type="string">
            <text:p>0102_REF1</text:p>
          </table:table-cell>
          <table:table-cell table:style-name="ce2" table:formula="of:=['LS Measurement arrangement'.F18]" office:value-type="string" office:string-value="0140_REF1" calcext:value-type="string">
            <text:p>0140_REF1</text:p>
          </table:table-cell>
          <table:table-cell table:style-name="ce2" table:formula="of:=['LS Measurement arrangement'.G18]" office:value-type="string" office:string-value="0142_REF1" calcext:value-type="string">
            <text:p>0142_REF1</text:p>
          </table:table-cell>
          <table:table-cell table:style-name="ce2" table:formula="of:=['LS Measurement arrangement'.H18]" office:value-type="string" office:string-value="1000_REF1" calcext:value-type="string">
            <text:p>1000_REF1</text:p>
          </table:table-cell>
          <table:table-cell table:style-name="ce2" table:formula="of:=['LS Measurement arrangement'.I18]" office:value-type="string" office:string-value="1002_REF1" calcext:value-type="string">
            <text:p>1002_REF1</text:p>
          </table:table-cell>
          <table:table-cell table:style-name="ce2" table:formula="of:=['LS Measurement arrangement'.J18]" office:value-type="string" office:string-value="0050_REF2" calcext:value-type="string">
            <text:p>0050_REF2</text:p>
          </table:table-cell>
          <table:table-cell table:style-name="ce2" table:formula="of:=['LS Measurement arrangement'.K18]" office:value-type="string" office:string-value="0052_REF2" calcext:value-type="string">
            <text:p>0052_REF2</text:p>
          </table:table-cell>
          <table:table-cell table:style-name="ce2" table:formula="of:=['LS Measurement arrangement'.L18]" office:value-type="string" office:string-value="0100_REF2" calcext:value-type="string">
            <text:p>0100_REF2</text:p>
          </table:table-cell>
          <table:table-cell table:style-name="ce2" table:formula="of:=['LS Measurement arrangement'.M18]" office:value-type="string" office:string-value="0102_REF2" calcext:value-type="string">
            <text:p>0102_REF2</text:p>
          </table:table-cell>
        </table:table-row>
      </table:table>
      <table:table table:name="Gamma_Pre-irradiation141017" table:style-name="ta1">
        <table:table-column table:style-name="co1" table:default-cell-style-name="ce1"/>
        <table:table-column table:style-name="co1" table:number-columns-repeated="12"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office:value-type="string" calcext:value-type="string">
            <text:p>EMPTY</text:p>
          </table:table-cell>
          <table:table-cell table:formula="of:=['LS Measurement arrangement'.C23]" office:value-type="string" office:string-value="0050_0_1" calcext:value-type="string">
            <text:p>0050_0_1</text:p>
          </table:table-cell>
          <table:table-cell table:formula="of:=['LS Measurement arrangement'.D23]" office:value-type="string" office:string-value="0050_0_2" calcext:value-type="string">
            <text:p>0050_0_2</text:p>
          </table:table-cell>
          <table:table-cell table:formula="of:=['LS Measurement arrangement'.E23]" office:value-type="string" office:string-value="0052_0_1" calcext:value-type="string">
            <text:p>0052_0_1</text:p>
          </table:table-cell>
          <table:table-cell table:formula="of:=['LS Measurement arrangement'.F23]" office:value-type="string" office:string-value="0052_0_2" calcext:value-type="string">
            <text:p>0052_0_2</text:p>
          </table:table-cell>
          <table:table-cell table:formula="of:=['LS Measurement arrangement'.G23]" office:value-type="string" office:string-value="0050_100_1" calcext:value-type="string">
            <text:p>0050_100_1</text:p>
          </table:table-cell>
          <table:table-cell table:formula="of:=['LS Measurement arrangement'.H23]" office:value-type="string" office:string-value="0050_100_2" calcext:value-type="string">
            <text:p>0050_100_2</text:p>
          </table:table-cell>
          <table:table-cell table:formula="of:=['LS Measurement arrangement'.I23]" office:value-type="string" office:string-value="0052_100_1" calcext:value-type="string">
            <text:p>0052_100_1</text:p>
          </table:table-cell>
          <table:table-cell table:formula="of:=['LS Measurement arrangement'.J23]" office:value-type="string" office:string-value="0052_100_2" calcext:value-type="string">
            <text:p>0052_100_2</text:p>
          </table:table-cell>
          <table:table-cell table:formula="of:=['LS Measurement arrangement'.K23]" office:value-type="string" office:string-value="0050_400_1" calcext:value-type="string">
            <text:p>0050_400_1</text:p>
          </table:table-cell>
          <table:table-cell table:formula="of:=['LS Measurement arrangement'.L23]" office:value-type="string" office:string-value="0050_400_2" calcext:value-type="string">
            <text:p>0050_400_2</text:p>
          </table:table-cell>
          <table:table-cell/>
        </table:table-row>
        <table:table-row table:style-name="ro1">
          <table:table-cell office:value-type="string" calcext:value-type="string">
            <text:p>S2</text:p>
          </table:table-cell>
          <table:table-cell table:formula="of:=['LS Measurement arrangement'.B24]" office:value-type="string" office:string-value="0052_400_1" calcext:value-type="string">
            <text:p>0052_400_1</text:p>
          </table:table-cell>
          <table:table-cell table:style-name="ce13" table:formula="of:=['LS Measurement arrangement'.C24]" office:value-type="string" office:string-value="EMPTY" calcext:value-type="string">
            <text:p>EMPTY</text:p>
          </table:table-cell>
          <table:table-cell table:formula="of:=['LS Measurement arrangement'.D24]" office:value-type="string" office:string-value="0052_400_2" calcext:value-type="string">
            <text:p>0052_400_2</text:p>
          </table:table-cell>
          <table:table-cell table:formula="of:=['LS Measurement arrangement'.E24]" office:value-type="string" office:string-value="0100_0_1" calcext:value-type="string">
            <text:p>0100_0_1</text:p>
          </table:table-cell>
          <table:table-cell table:formula="of:=['LS Measurement arrangement'.F24]" office:value-type="string" office:string-value="0100_0_2" calcext:value-type="string">
            <text:p>0100_0_2</text:p>
          </table:table-cell>
          <table:table-cell table:formula="of:=['LS Measurement arrangement'.G24]" office:value-type="string" office:string-value="0102_0_1" calcext:value-type="string">
            <text:p>0102_0_1</text:p>
          </table:table-cell>
          <table:table-cell table:formula="of:=['LS Measurement arrangement'.H24]" office:value-type="string" office:string-value="0102_0_2" calcext:value-type="string">
            <text:p>0102_0_2</text:p>
          </table:table-cell>
          <table:table-cell table:formula="of:=['LS Measurement arrangement'.I24]" office:value-type="string" office:string-value="0100_1_1" calcext:value-type="string">
            <text:p>0100_1_1</text:p>
          </table:table-cell>
          <table:table-cell table:formula="of:=['LS Measurement arrangement'.J24]" office:value-type="string" office:string-value="0100_1_2" calcext:value-type="string">
            <text:p>0100_1_2</text:p>
          </table:table-cell>
          <table:table-cell table:formula="of:=['LS Measurement arrangement'.K24]" office:value-type="string" office:string-value="0102_1_1" calcext:value-type="string">
            <text:p>0102_1_1</text:p>
          </table:table-cell>
          <table:table-cell table:formula="of:=['LS Measurement arrangement'.L24]"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25]" office:value-type="string" office:string-value="0100_10_1" calcext:value-type="string">
            <text:p>0100_10_1</text:p>
          </table:table-cell>
          <table:table-cell table:formula="of:=['LS Measurement arrangement'.C25]" office:value-type="string" office:string-value="0100_10_2" calcext:value-type="string">
            <text:p>0100_10_2</text:p>
          </table:table-cell>
          <table:table-cell table:style-name="ce13" table:formula="of:=['LS Measurement arrangement'.D25]" office:value-type="string" office:string-value="EMPTY" calcext:value-type="string">
            <text:p>EMPTY</text:p>
          </table:table-cell>
          <table:table-cell table:formula="of:=['LS Measurement arrangement'.E25]" office:value-type="string" office:string-value="0102_10_1" calcext:value-type="string">
            <text:p>0102_10_1</text:p>
          </table:table-cell>
          <table:table-cell table:formula="of:=['LS Measurement arrangement'.F25]" office:value-type="string" office:string-value="0102_10_2" calcext:value-type="string">
            <text:p>0102_10_2</text:p>
          </table:table-cell>
          <table:table-cell table:formula="of:=['LS Measurement arrangement'.G25]" office:value-type="string" office:string-value="0100_100_1" calcext:value-type="string">
            <text:p>0100_100_1</text:p>
          </table:table-cell>
          <table:table-cell table:formula="of:=['LS Measurement arrangement'.H25]" office:value-type="string" office:string-value="0100_100_2" calcext:value-type="string">
            <text:p>0100_100_2</text:p>
          </table:table-cell>
          <table:table-cell table:formula="of:=['LS Measurement arrangement'.I25]" office:value-type="string" office:string-value="0102_100_1" calcext:value-type="string">
            <text:p>0102_100_1</text:p>
          </table:table-cell>
          <table:table-cell table:formula="of:=['LS Measurement arrangement'.J25]" office:value-type="string" office:string-value="0102_100_2" calcext:value-type="string">
            <text:p>0102_100_2</text:p>
          </table:table-cell>
          <table:table-cell table:formula="of:=['LS Measurement arrangement'.K25]" office:value-type="string" office:string-value="0100_400_1" calcext:value-type="string">
            <text:p>0100_400_1</text:p>
          </table:table-cell>
          <table:table-cell table:formula="of:=['LS Measurement arrangement'.L25]"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26]" office:value-type="string" office:string-value="0102_400_1" calcext:value-type="string">
            <text:p>0102_400_1</text:p>
          </table:table-cell>
          <table:table-cell table:formula="of:=['LS Measurement arrangement'.C26]" office:value-type="string" office:string-value="0102_400_2" calcext:value-type="string">
            <text:p>0102_400_2</text:p>
          </table:table-cell>
          <table:table-cell table:formula="of:=['LS Measurement arrangement'.D26]" office:value-type="string" office:string-value="0100_1000_1" calcext:value-type="string">
            <text:p>0100_1000_1</text:p>
          </table:table-cell>
          <table:table-cell table:style-name="ce13" table:formula="of:=['LS Measurement arrangement'.E26]" office:value-type="string" office:string-value="EMPTY" calcext:value-type="string">
            <text:p>EMPTY</text:p>
          </table:table-cell>
          <table:table-cell table:formula="of:=['LS Measurement arrangement'.F26]" office:value-type="string" office:string-value="0100_1000_2" calcext:value-type="string">
            <text:p>0100_1000_2</text:p>
          </table:table-cell>
          <table:table-cell table:formula="of:=['LS Measurement arrangement'.G26]" office:value-type="string" office:string-value="0102_1000_1" calcext:value-type="string">
            <text:p>0102_1000_1</text:p>
          </table:table-cell>
          <table:table-cell table:formula="of:=['LS Measurement arrangement'.H26]" office:value-type="string" office:string-value="0102_1000_2" calcext:value-type="string">
            <text:p>0102_1000_2</text:p>
          </table:table-cell>
          <table:table-cell table:number-columns-repeated="5"/>
        </table:table-row>
      </table:table>
      <table:table table:name="Gamma_1Gy_141020" table:style-name="ta1">
        <table:table-column table:style-name="co1" table:number-columns-repeated="13" table:default-cell-style-name="ce1"/>
        <table:table-row table:style-name="ro1">
          <table:table-cell office:value-type="string" calcext:value-type="string">
            <text:p>Tray ID</text:p>
          </table:table-cell>
          <table:table-cell office:value-type="string" calcext:value-type="string">
            <text:p>Position 1</text:p>
          </table:table-cell>
          <table:table-cell office:value-type="string" calcext:value-type="string">
            <text:p>Position 2</text:p>
          </table:table-cell>
          <table:table-cell office:value-type="string" calcext:value-type="string">
            <text:p>Position 3</text:p>
          </table:table-cell>
          <table:table-cell office:value-type="string" calcext:value-type="string">
            <text:p>Position 4</text:p>
          </table:table-cell>
          <table:table-cell office:value-type="string" calcext:value-type="string">
            <text:p>Position 5</text:p>
          </table:table-cell>
          <table:table-cell office:value-type="string" calcext:value-type="string">
            <text:p>Position 6</text:p>
          </table:table-cell>
          <table:table-cell office:value-type="string" calcext:value-type="string">
            <text:p>Position 7</text:p>
          </table:table-cell>
          <table:table-cell office:value-type="string" calcext:value-type="string">
            <text:p>Position 8</text:p>
          </table:table-cell>
          <table:table-cell office:value-type="string" calcext:value-type="string">
            <text:p>Position 9</text:p>
          </table:table-cell>
          <table:table-cell office:value-type="string" calcext:value-type="string">
            <text:p>Position 10</text:p>
          </table:table-cell>
          <table:table-cell office:value-type="string" calcext:value-type="string">
            <text:p>Position 11</text:p>
          </table:table-cell>
          <table:table-cell office:value-type="string" calcext:value-type="string">
            <text:p>Position 12</text:p>
          </table:table-cell>
        </table:table-row>
        <table:table-row table:style-name="ro1">
          <table:table-cell office:value-type="string" calcext:value-type="string">
            <text:p>S1</text:p>
          </table:table-cell>
          <table:table-cell table:style-name="ce9" office:value-type="string" calcext:value-type="string">
            <text:p>EMPTY</text:p>
          </table:table-cell>
          <table:table-cell table:style-name="Default" table:formula="of:=['LS Measurement arrangement'.C31]" office:value-type="string" office:string-value="0100_0_1" calcext:value-type="string">
            <text:p>0100_0_1</text:p>
          </table:table-cell>
          <table:table-cell table:style-name="Default" table:formula="of:=['LS Measurement arrangement'.D31]" office:value-type="string" office:string-value="0100_0_2" calcext:value-type="string">
            <text:p>0100_0_2</text:p>
          </table:table-cell>
          <table:table-cell table:style-name="Default" table:formula="of:=['LS Measurement arrangement'.E31]" office:value-type="string" office:string-value="0102_0_1" calcext:value-type="string">
            <text:p>0102_0_1</text:p>
          </table:table-cell>
          <table:table-cell table:style-name="Default" table:formula="of:=['LS Measurement arrangement'.F31]" office:value-type="string" office:string-value="0102_0_2" calcext:value-type="string">
            <text:p>0102_0_2</text:p>
          </table:table-cell>
          <table:table-cell table:style-name="Default" table:formula="of:=['LS Measurement arrangement'.G31]" office:value-type="string" office:string-value="0100_1_1" calcext:value-type="string">
            <text:p>0100_1_1</text:p>
          </table:table-cell>
          <table:table-cell table:style-name="Default" table:formula="of:=['LS Measurement arrangement'.H31]" office:value-type="string" office:string-value="0100_1_2" calcext:value-type="string">
            <text:p>0100_1_2</text:p>
          </table:table-cell>
          <table:table-cell table:style-name="Default" table:formula="of:=['LS Measurement arrangement'.I31]" office:value-type="string" office:string-value="0102_1_1" calcext:value-type="string">
            <text:p>0102_1_1</text:p>
          </table:table-cell>
          <table:table-cell table:style-name="Default" table:formula="of:=['LS Measurement arrangement'.J31]" office:value-type="string" office:string-value="0102_1_2" calcext:value-type="string">
            <text:p>0102_1_2</text:p>
          </table:table-cell>
          <table:table-cell table:style-name="Default" table:number-columns-repeated="3"/>
        </table:table-row>
      </table:table>
      <table:table table:name="Gamma_All_141021" table:style-name="ta1">
        <table:table-column table:style-name="co1" table:default-cell-style-name="ce1"/>
        <table:table-column table:style-name="co1" table:default-cell-style-name="ce11"/>
        <table:table-column table:style-name="co1" table:number-columns-repeated="11"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table:formula="of:=['LS Measurement arrangement'.B36]" office:value-type="string" office:string-value="EMPTY" calcext:value-type="string">
            <text:p>EMPTY</text:p>
          </table:table-cell>
          <table:table-cell table:formula="of:=['LS Measurement arrangement'.C36]" office:value-type="string" office:string-value="0050_0_1" calcext:value-type="string">
            <text:p>0050_0_1</text:p>
          </table:table-cell>
          <table:table-cell table:formula="of:=['LS Measurement arrangement'.D36]" office:value-type="string" office:string-value="0050_0_2" calcext:value-type="string">
            <text:p>0050_0_2</text:p>
          </table:table-cell>
          <table:table-cell table:formula="of:=['LS Measurement arrangement'.E36]" office:value-type="string" office:string-value="0052_0_1" calcext:value-type="string">
            <text:p>0052_0_1</text:p>
          </table:table-cell>
          <table:table-cell table:formula="of:=['LS Measurement arrangement'.F36]" office:value-type="string" office:string-value="0052_0_2" calcext:value-type="string">
            <text:p>0052_0_2</text:p>
          </table:table-cell>
          <table:table-cell table:formula="of:=['LS Measurement arrangement'.G36]" office:value-type="string" office:string-value="0050_100_1" calcext:value-type="string">
            <text:p>0050_100_1</text:p>
          </table:table-cell>
          <table:table-cell table:formula="of:=['LS Measurement arrangement'.H36]" office:value-type="string" office:string-value="0050_100_2" calcext:value-type="string">
            <text:p>0050_100_2</text:p>
          </table:table-cell>
          <table:table-cell table:formula="of:=['LS Measurement arrangement'.I36]" office:value-type="string" office:string-value="0052_100_1" calcext:value-type="string">
            <text:p>0052_100_1</text:p>
          </table:table-cell>
          <table:table-cell table:formula="of:=['LS Measurement arrangement'.J36]" office:value-type="string" office:string-value="0052_100_2" calcext:value-type="string">
            <text:p>0052_100_2</text:p>
          </table:table-cell>
          <table:table-cell table:formula="of:=['LS Measurement arrangement'.K36]" office:value-type="string" office:string-value="0050_400_1" calcext:value-type="string">
            <text:p>0050_400_1</text:p>
          </table:table-cell>
          <table:table-cell table:formula="of:=['LS Measurement arrangement'.L36]" office:value-type="string" office:string-value="0050_400_2" calcext:value-type="string">
            <text:p>0050_400_2</text:p>
          </table:table-cell>
          <table:table-cell/>
        </table:table-row>
        <table:table-row table:style-name="ro1">
          <table:table-cell office:value-type="string" calcext:value-type="string">
            <text:p>S2</text:p>
          </table:table-cell>
          <table:table-cell table:formula="of:=['LS Measurement arrangement'.B37]" office:value-type="string" office:string-value="0052_400_1" calcext:value-type="string">
            <text:p>0052_400_1</text:p>
          </table:table-cell>
          <table:table-cell table:style-name="ce13" table:formula="of:=['LS Measurement arrangement'.C37]" office:value-type="string" office:string-value="EMPTY" calcext:value-type="string">
            <text:p>EMPTY</text:p>
          </table:table-cell>
          <table:table-cell table:formula="of:=['LS Measurement arrangement'.D37]" office:value-type="string" office:string-value="0052_400_2" calcext:value-type="string">
            <text:p>0052_400_2</text:p>
          </table:table-cell>
          <table:table-cell table:formula="of:=['LS Measurement arrangement'.E37]" office:value-type="string" office:string-value="0100_0_1" calcext:value-type="string">
            <text:p>0100_0_1</text:p>
          </table:table-cell>
          <table:table-cell table:formula="of:=['LS Measurement arrangement'.F37]" office:value-type="string" office:string-value="0100_0_2" calcext:value-type="string">
            <text:p>0100_0_2</text:p>
          </table:table-cell>
          <table:table-cell table:formula="of:=['LS Measurement arrangement'.G37]" office:value-type="string" office:string-value="0102_0_1" calcext:value-type="string">
            <text:p>0102_0_1</text:p>
          </table:table-cell>
          <table:table-cell table:formula="of:=['LS Measurement arrangement'.H37]" office:value-type="string" office:string-value="0102_0_2" calcext:value-type="string">
            <text:p>0102_0_2</text:p>
          </table:table-cell>
          <table:table-cell table:formula="of:=['LS Measurement arrangement'.I37]" office:value-type="string" office:string-value="0100_1_1" calcext:value-type="string">
            <text:p>0100_1_1</text:p>
          </table:table-cell>
          <table:table-cell table:formula="of:=['LS Measurement arrangement'.J37]" office:value-type="string" office:string-value="0100_1_2" calcext:value-type="string">
            <text:p>0100_1_2</text:p>
          </table:table-cell>
          <table:table-cell table:formula="of:=['LS Measurement arrangement'.K37]" office:value-type="string" office:string-value="0102_1_1" calcext:value-type="string">
            <text:p>0102_1_1</text:p>
          </table:table-cell>
          <table:table-cell table:formula="of:=['LS Measurement arrangement'.L37]"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38]" office:value-type="string" office:string-value="0100_10_1" calcext:value-type="string">
            <text:p>0100_10_1</text:p>
          </table:table-cell>
          <table:table-cell table:formula="of:=['LS Measurement arrangement'.C38]" office:value-type="string" office:string-value="0100_10_2" calcext:value-type="string">
            <text:p>0100_10_2</text:p>
          </table:table-cell>
          <table:table-cell table:style-name="ce13" table:formula="of:=['LS Measurement arrangement'.D38]" office:value-type="string" office:string-value="EMPTY" calcext:value-type="string">
            <text:p>EMPTY</text:p>
          </table:table-cell>
          <table:table-cell table:formula="of:=['LS Measurement arrangement'.E38]" office:value-type="string" office:string-value="0102_10_1" calcext:value-type="string">
            <text:p>0102_10_1</text:p>
          </table:table-cell>
          <table:table-cell table:formula="of:=['LS Measurement arrangement'.F38]" office:value-type="string" office:string-value="0102_10_2" calcext:value-type="string">
            <text:p>0102_10_2</text:p>
          </table:table-cell>
          <table:table-cell table:formula="of:=['LS Measurement arrangement'.G38]" office:value-type="string" office:string-value="0100_100_1" calcext:value-type="string">
            <text:p>0100_100_1</text:p>
          </table:table-cell>
          <table:table-cell table:formula="of:=['LS Measurement arrangement'.H38]" office:value-type="string" office:string-value="0100_100_2" calcext:value-type="string">
            <text:p>0100_100_2</text:p>
          </table:table-cell>
          <table:table-cell table:formula="of:=['LS Measurement arrangement'.I38]" office:value-type="string" office:string-value="0102_100_1" calcext:value-type="string">
            <text:p>0102_100_1</text:p>
          </table:table-cell>
          <table:table-cell table:formula="of:=['LS Measurement arrangement'.J38]" office:value-type="string" office:string-value="0102_100_2" calcext:value-type="string">
            <text:p>0102_100_2</text:p>
          </table:table-cell>
          <table:table-cell table:formula="of:=['LS Measurement arrangement'.K38]" office:value-type="string" office:string-value="0100_400_1" calcext:value-type="string">
            <text:p>0100_400_1</text:p>
          </table:table-cell>
          <table:table-cell table:formula="of:=['LS Measurement arrangement'.L38]"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39]" office:value-type="string" office:string-value="0102_400_1" calcext:value-type="string">
            <text:p>0102_400_1</text:p>
          </table:table-cell>
          <table:table-cell table:formula="of:=['LS Measurement arrangement'.C39]" office:value-type="string" office:string-value="0102_400_2" calcext:value-type="string">
            <text:p>0102_400_2</text:p>
          </table:table-cell>
          <table:table-cell table:formula="of:=['LS Measurement arrangement'.D39]" office:value-type="string" office:string-value="0100_1000_1" calcext:value-type="string">
            <text:p>0100_1000_1</text:p>
          </table:table-cell>
          <table:table-cell table:style-name="ce13" table:formula="of:=['LS Measurement arrangement'.E39]" office:value-type="string" office:string-value="EMPTY" calcext:value-type="string">
            <text:p>EMPTY</text:p>
          </table:table-cell>
          <table:table-cell table:formula="of:=['LS Measurement arrangement'.F39]" office:value-type="string" office:string-value="0100_1000_2" calcext:value-type="string">
            <text:p>0100_1000_2</text:p>
          </table:table-cell>
          <table:table-cell table:formula="of:=['LS Measurement arrangement'.G39]" office:value-type="string" office:string-value="0102_1000_1" calcext:value-type="string">
            <text:p>0102_1000_1</text:p>
          </table:table-cell>
          <table:table-cell table:formula="of:=['LS Measurement arrangement'.H39]" office:value-type="string" office:string-value="0102_1000_2" calcext:value-type="string">
            <text:p>0102_1000_2</text:p>
          </table:table-cell>
          <table:table-cell table:formula="of:=['LS Measurement arrangement'.I39]" office:value-type="string" office:string-value="GLASS_0_1" calcext:value-type="string">
            <text:p>GLASS_0_1</text:p>
          </table:table-cell>
          <table:table-cell table:formula="of:=['LS Measurement arrangement'.J39]" office:value-type="string" office:string-value="GLASS_0_2" calcext:value-type="string">
            <text:p>GLASS_0_2</text:p>
          </table:table-cell>
          <table:table-cell table:formula="of:=['LS Measurement arrangement'.K39]" office:value-type="string" office:string-value="PP_0_1" calcext:value-type="string">
            <text:p>PP_0_1</text:p>
          </table:table-cell>
          <table:table-cell table:formula="of:=['LS Measurement arrangement'.L39]" office:value-type="string" office:string-value="PP_0_2" calcext:value-type="string">
            <text:p>PP_0_2</text:p>
          </table:table-cell>
          <table:table-cell/>
        </table:table-row>
        <table:table-row table:style-name="ro1">
          <table:table-cell office:value-type="string" calcext:value-type="string">
            <text:p>S5</text:p>
          </table:table-cell>
          <table:table-cell table:formula="of:=['LS Measurement arrangement'.B40]" office:value-type="string" office:string-value="GLASS_100_1" calcext:value-type="string">
            <text:p>GLASS_100_1</text:p>
          </table:table-cell>
          <table:table-cell table:formula="of:=['LS Measurement arrangement'.C40]" office:value-type="string" office:string-value="GLASS_100_2" calcext:value-type="string">
            <text:p>GLASS_100_2</text:p>
          </table:table-cell>
          <table:table-cell table:formula="of:=['LS Measurement arrangement'.D40]" office:value-type="string" office:string-value="PP_100_1" calcext:value-type="string">
            <text:p>PP_100_1</text:p>
          </table:table-cell>
          <table:table-cell table:formula="of:=['LS Measurement arrangement'.E40]" office:value-type="string" office:string-value="PP_100_2" calcext:value-type="string">
            <text:p>PP_100_2</text:p>
          </table:table-cell>
          <table:table-cell table:style-name="ce13" table:formula="of:=['LS Measurement arrangement'.F40]" office:value-type="string" office:string-value="EMPTY" calcext:value-type="string">
            <text:p>EMPTY</text:p>
          </table:table-cell>
          <table:table-cell table:formula="of:=['LS Measurement arrangement'.G40]" office:value-type="string" office:string-value="GLASS_400_1" calcext:value-type="string">
            <text:p>GLASS_400_1</text:p>
          </table:table-cell>
          <table:table-cell table:formula="of:=['LS Measurement arrangement'.H40]" office:value-type="string" office:string-value="GLASS_400_2" calcext:value-type="string">
            <text:p>GLASS_400_2</text:p>
          </table:table-cell>
          <table:table-cell table:formula="of:=['LS Measurement arrangement'.I40]" office:value-type="string" office:string-value="PP_400_1" calcext:value-type="string">
            <text:p>PP_400_1</text:p>
          </table:table-cell>
          <table:table-cell table:formula="of:=['LS Measurement arrangement'.J40]" office:value-type="string" office:string-value="PP_400_2" calcext:value-type="string">
            <text:p>PP_400_2</text:p>
          </table:table-cell>
          <table:table-cell table:formula="of:=['LS Measurement arrangement'.K40]" office:value-type="string" office:string-value="GLASS_1000_1" calcext:value-type="string">
            <text:p>GLASS_1000_1</text:p>
          </table:table-cell>
          <table:table-cell table:formula="of:=['LS Measurement arrangement'.L40]" office:value-type="string" office:string-value="GLASS_1000_2" calcext:value-type="string">
            <text:p>GLASS_1000_2</text:p>
          </table:table-cell>
          <table:table-cell/>
        </table:table-row>
        <table:table-row table:style-name="ro1">
          <table:table-cell office:value-type="string" calcext:value-type="string">
            <text:p>S6</text:p>
          </table:table-cell>
          <table:table-cell table:formula="of:=['LS Measurement arrangement'.B41]" office:value-type="string" office:string-value="PP_1000_1" calcext:value-type="string">
            <text:p>PP_1000_1</text:p>
          </table:table-cell>
          <table:table-cell table:formula="of:=['LS Measurement arrangement'.C41]" office:value-type="string" office:string-value="PP_1000_2" calcext:value-type="string">
            <text:p>PP_1000_2</text:p>
          </table:table-cell>
          <table:table-cell table:number-columns-repeated="3"/>
          <table:table-cell table:style-name="ce13" table:formula="of:=['LS Measurement arrangement'.G41]" office:value-type="string" office:string-value="EMPTY" calcext:value-type="string">
            <text:p>EMPTY</text:p>
          </table:table-cell>
          <table:table-cell table:number-columns-repeated="6"/>
        </table:table-row>
        <table:table-row table:style-name="ro1">
          <table:table-cell office:value-type="string" calcext:value-type="string">
            <text:p>S7</text:p>
          </table:table-cell>
          <table:table-cell table:formula="of:=['LS Measurement arrangement'.B42]" office:value-type="string" office:string-value="LS Vit. C" calcext:value-type="string">
            <text:p>LS Vit. C</text:p>
          </table:table-cell>
          <table:table-cell table:formula="of:=['LS Measurement arrangement'.C42]" office:value-type="string" office:string-value="15% WbLS Vit. C" calcext:value-type="string">
            <text:p>15% WbLS Vit. C</text:p>
          </table:table-cell>
          <table:table-cell table:formula="of:=['LS Measurement arrangement'.D42]" office:value-type="string" office:string-value="10% WbLS Vit. C" calcext:value-type="string">
            <text:p>10% WbLS Vit. C</text:p>
          </table:table-cell>
          <table:table-cell table:formula="of:=['LS Measurement arrangement'.E42]" office:value-type="string" office:string-value="5% WbLS Vit. C" calcext:value-type="string">
            <text:p>5% WbLS Vit. C</text:p>
          </table:table-cell>
          <table:table-cell table:formula="of:=['LS Measurement arrangement'.F42]" office:value-type="string" office:string-value="LS 10/20/14" calcext:value-type="string">
            <text:p>LS 10/20/14</text:p>
          </table:table-cell>
          <table:table-cell table:formula="of:=['LS Measurement arrangement'.G42]" office:value-type="string" office:string-value="WbLS-15 10/20/14" calcext:value-type="string">
            <text:p>WbLS-15 10/20/14</text:p>
          </table:table-cell>
          <table:table-cell table:style-name="ce13" table:formula="of:=['LS Measurement arrangement'.H42]" office:value-type="string" office:string-value="EMPTY" calcext:value-type="string">
            <text:p>EMPTY</text:p>
          </table:table-cell>
          <table:table-cell table:formula="of:=['LS Measurement arrangement'.I42]" office:value-type="string" office:string-value="WbLS-10 10/20/14" calcext:value-type="string">
            <text:p>WbLS-10 10/20/14</text:p>
          </table:table-cell>
          <table:table-cell table:formula="of:=['LS Measurement arrangement'.J42]" office:value-type="string" office:string-value="WbLS-5 10/20/14" calcext:value-type="string">
            <text:p>WbLS-5 10/20/14</text:p>
          </table:table-cell>
          <table:table-cell table:number-columns-repeated="3"/>
        </table:table-row>
      </table:table>
      <table:table table:name="Gamma_All_141022" table:style-name="ta1">
        <table:table-column table:style-name="co1" table:default-cell-style-name="ce1"/>
        <table:table-column table:style-name="co1" table:number-columns-repeated="11" table:default-cell-style-name="ce11"/>
        <table:table-column table:style-name="co1"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table:formula="of:=['LS Measurement arrangement'.B47]" office:value-type="string" office:string-value="EMPTY" calcext:value-type="string">
            <text:p>EMPTY</text:p>
          </table:table-cell>
          <table:table-cell table:formula="of:=['LS Measurement arrangement'.C47]" office:value-type="string" office:string-value="0050_0_1" calcext:value-type="string">
            <text:p>0050_0_1</text:p>
          </table:table-cell>
          <table:table-cell table:formula="of:=['LS Measurement arrangement'.D47]" office:value-type="string" office:string-value="0050_0_2" calcext:value-type="string">
            <text:p>0050_0_2</text:p>
          </table:table-cell>
          <table:table-cell table:formula="of:=['LS Measurement arrangement'.E47]" office:value-type="string" office:string-value="0052_0_1" calcext:value-type="string">
            <text:p>0052_0_1</text:p>
          </table:table-cell>
          <table:table-cell table:formula="of:=['LS Measurement arrangement'.F47]" office:value-type="string" office:string-value="0052_0_2" calcext:value-type="string">
            <text:p>0052_0_2</text:p>
          </table:table-cell>
          <table:table-cell table:formula="of:=['LS Measurement arrangement'.G47]" office:value-type="string" office:string-value="0050_100_1" calcext:value-type="string">
            <text:p>0050_100_1</text:p>
          </table:table-cell>
          <table:table-cell table:formula="of:=['LS Measurement arrangement'.H47]" office:value-type="string" office:string-value="0050_100_2" calcext:value-type="string">
            <text:p>0050_100_2</text:p>
          </table:table-cell>
          <table:table-cell table:formula="of:=['LS Measurement arrangement'.I47]" office:value-type="string" office:string-value="0052_100_1" calcext:value-type="string">
            <text:p>0052_100_1</text:p>
          </table:table-cell>
          <table:table-cell table:formula="of:=['LS Measurement arrangement'.J47]" office:value-type="string" office:string-value="0052_100_2" calcext:value-type="string">
            <text:p>0052_100_2</text:p>
          </table:table-cell>
          <table:table-cell table:formula="of:=['LS Measurement arrangement'.K47]" office:value-type="string" office:string-value="0050_400_1" calcext:value-type="string">
            <text:p>0050_400_1</text:p>
          </table:table-cell>
          <table:table-cell table:formula="of:=['LS Measurement arrangement'.L47]" office:value-type="string" office:string-value="0050_400_2" calcext:value-type="string">
            <text:p>0050_400_2</text:p>
          </table:table-cell>
          <table:table-cell/>
        </table:table-row>
        <table:table-row table:style-name="ro1">
          <table:table-cell office:value-type="string" calcext:value-type="string">
            <text:p>S2</text:p>
          </table:table-cell>
          <table:table-cell table:formula="of:=['LS Measurement arrangement'.B48]" office:value-type="string" office:string-value="0052_400_1" calcext:value-type="string">
            <text:p>0052_400_1</text:p>
          </table:table-cell>
          <table:table-cell table:style-name="ce9" table:formula="of:=['LS Measurement arrangement'.C48]" office:value-type="string" office:string-value="EMPTY" calcext:value-type="string">
            <text:p>EMPTY</text:p>
          </table:table-cell>
          <table:table-cell table:formula="of:=['LS Measurement arrangement'.D48]" office:value-type="string" office:string-value="0052_400_2" calcext:value-type="string">
            <text:p>0052_400_2</text:p>
          </table:table-cell>
          <table:table-cell table:formula="of:=['LS Measurement arrangement'.E48]" office:value-type="string" office:string-value="0100_0_1" calcext:value-type="string">
            <text:p>0100_0_1</text:p>
          </table:table-cell>
          <table:table-cell table:formula="of:=['LS Measurement arrangement'.F48]" office:value-type="string" office:string-value="0100_0_2" calcext:value-type="string">
            <text:p>0100_0_2</text:p>
          </table:table-cell>
          <table:table-cell table:formula="of:=['LS Measurement arrangement'.G48]" office:value-type="string" office:string-value="0102_0_1" calcext:value-type="string">
            <text:p>0102_0_1</text:p>
          </table:table-cell>
          <table:table-cell table:formula="of:=['LS Measurement arrangement'.H48]" office:value-type="string" office:string-value="0102_0_2" calcext:value-type="string">
            <text:p>0102_0_2</text:p>
          </table:table-cell>
          <table:table-cell table:formula="of:=['LS Measurement arrangement'.I48]" office:value-type="string" office:string-value="0100_1_1" calcext:value-type="string">
            <text:p>0100_1_1</text:p>
          </table:table-cell>
          <table:table-cell table:formula="of:=['LS Measurement arrangement'.J48]" office:value-type="string" office:string-value="0100_1_2" calcext:value-type="string">
            <text:p>0100_1_2</text:p>
          </table:table-cell>
          <table:table-cell table:formula="of:=['LS Measurement arrangement'.K48]" office:value-type="string" office:string-value="0102_1_1" calcext:value-type="string">
            <text:p>0102_1_1</text:p>
          </table:table-cell>
          <table:table-cell table:formula="of:=['LS Measurement arrangement'.L48]"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49]" office:value-type="string" office:string-value="0100_10_1" calcext:value-type="string">
            <text:p>0100_10_1</text:p>
          </table:table-cell>
          <table:table-cell table:formula="of:=['LS Measurement arrangement'.C49]" office:value-type="string" office:string-value="0100_10_2" calcext:value-type="string">
            <text:p>0100_10_2</text:p>
          </table:table-cell>
          <table:table-cell table:style-name="ce9" table:formula="of:=['LS Measurement arrangement'.D49]" office:value-type="string" office:string-value="EMPTY" calcext:value-type="string">
            <text:p>EMPTY</text:p>
          </table:table-cell>
          <table:table-cell table:formula="of:=['LS Measurement arrangement'.E49]" office:value-type="string" office:string-value="0102_10_1" calcext:value-type="string">
            <text:p>0102_10_1</text:p>
          </table:table-cell>
          <table:table-cell table:formula="of:=['LS Measurement arrangement'.F49]" office:value-type="string" office:string-value="0102_10_2" calcext:value-type="string">
            <text:p>0102_10_2</text:p>
          </table:table-cell>
          <table:table-cell table:formula="of:=['LS Measurement arrangement'.G49]" office:value-type="string" office:string-value="0100_100_1" calcext:value-type="string">
            <text:p>0100_100_1</text:p>
          </table:table-cell>
          <table:table-cell table:formula="of:=['LS Measurement arrangement'.H49]" office:value-type="string" office:string-value="0100_100_2" calcext:value-type="string">
            <text:p>0100_100_2</text:p>
          </table:table-cell>
          <table:table-cell table:formula="of:=['LS Measurement arrangement'.I49]" office:value-type="string" office:string-value="0102_100_1" calcext:value-type="string">
            <text:p>0102_100_1</text:p>
          </table:table-cell>
          <table:table-cell table:formula="of:=['LS Measurement arrangement'.J49]" office:value-type="string" office:string-value="0102_100_2" calcext:value-type="string">
            <text:p>0102_100_2</text:p>
          </table:table-cell>
          <table:table-cell table:formula="of:=['LS Measurement arrangement'.K49]" office:value-type="string" office:string-value="0100_400_1" calcext:value-type="string">
            <text:p>0100_400_1</text:p>
          </table:table-cell>
          <table:table-cell table:formula="of:=['LS Measurement arrangement'.L49]"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50]" office:value-type="string" office:string-value="0102_400_1" calcext:value-type="string">
            <text:p>0102_400_1</text:p>
          </table:table-cell>
          <table:table-cell table:formula="of:=['LS Measurement arrangement'.C50]" office:value-type="string" office:string-value="0102_400_2" calcext:value-type="string">
            <text:p>0102_400_2</text:p>
          </table:table-cell>
          <table:table-cell table:formula="of:=['LS Measurement arrangement'.D50]" office:value-type="string" office:string-value="0100_1000_1" calcext:value-type="string">
            <text:p>0100_1000_1</text:p>
          </table:table-cell>
          <table:table-cell table:style-name="ce9" table:formula="of:=['LS Measurement arrangement'.E50]" office:value-type="string" office:string-value="EMPTY" calcext:value-type="string">
            <text:p>EMPTY</text:p>
          </table:table-cell>
          <table:table-cell table:formula="of:=['LS Measurement arrangement'.F50]" office:value-type="string" office:string-value="0100_1000_2" calcext:value-type="string">
            <text:p>0100_1000_2</text:p>
          </table:table-cell>
          <table:table-cell table:formula="of:=['LS Measurement arrangement'.G50]" office:value-type="string" office:string-value="0102_1000_1" calcext:value-type="string">
            <text:p>0102_1000_1</text:p>
          </table:table-cell>
          <table:table-cell table:formula="of:=['LS Measurement arrangement'.H50]" office:value-type="string" office:string-value="0102_1000_2" calcext:value-type="string">
            <text:p>0102_1000_2</text:p>
          </table:table-cell>
          <table:table-cell table:formula="of:=['LS Measurement arrangement'.I50]" office:value-type="string" office:string-value="GLASS_0_1" calcext:value-type="string">
            <text:p>GLASS_0_1</text:p>
          </table:table-cell>
          <table:table-cell table:formula="of:=['LS Measurement arrangement'.J50]" office:value-type="string" office:string-value="GLASS_0_2" calcext:value-type="string">
            <text:p>GLASS_0_2</text:p>
          </table:table-cell>
          <table:table-cell table:formula="of:=['LS Measurement arrangement'.K50]" office:value-type="string" office:string-value="PP_0_1" calcext:value-type="string">
            <text:p>PP_0_1</text:p>
          </table:table-cell>
          <table:table-cell table:formula="of:=['LS Measurement arrangement'.L50]" office:value-type="string" office:string-value="PP_0_2" calcext:value-type="string">
            <text:p>PP_0_2</text:p>
          </table:table-cell>
          <table:table-cell/>
        </table:table-row>
        <table:table-row table:style-name="ro1">
          <table:table-cell office:value-type="string" calcext:value-type="string">
            <text:p>S5</text:p>
          </table:table-cell>
          <table:table-cell table:formula="of:=['LS Measurement arrangement'.B51]" office:value-type="string" office:string-value="GLASS_100_1" calcext:value-type="string">
            <text:p>GLASS_100_1</text:p>
          </table:table-cell>
          <table:table-cell table:formula="of:=['LS Measurement arrangement'.C51]" office:value-type="string" office:string-value="GLASS_100_2" calcext:value-type="string">
            <text:p>GLASS_100_2</text:p>
          </table:table-cell>
          <table:table-cell table:formula="of:=['LS Measurement arrangement'.D51]" office:value-type="string" office:string-value="PP_100_1" calcext:value-type="string">
            <text:p>PP_100_1</text:p>
          </table:table-cell>
          <table:table-cell table:formula="of:=['LS Measurement arrangement'.E51]" office:value-type="string" office:string-value="PP_100_2" calcext:value-type="string">
            <text:p>PP_100_2</text:p>
          </table:table-cell>
          <table:table-cell table:style-name="ce9" table:formula="of:=['LS Measurement arrangement'.F51]" office:value-type="string" office:string-value="EMPTY" calcext:value-type="string">
            <text:p>EMPTY</text:p>
          </table:table-cell>
          <table:table-cell table:formula="of:=['LS Measurement arrangement'.G51]" office:value-type="string" office:string-value="GLASS_400_1" calcext:value-type="string">
            <text:p>GLASS_400_1</text:p>
          </table:table-cell>
          <table:table-cell table:formula="of:=['LS Measurement arrangement'.H51]" office:value-type="string" office:string-value="GLASS_400_2" calcext:value-type="string">
            <text:p>GLASS_400_2</text:p>
          </table:table-cell>
          <table:table-cell table:formula="of:=['LS Measurement arrangement'.I51]" office:value-type="string" office:string-value="PP_400_1" calcext:value-type="string">
            <text:p>PP_400_1</text:p>
          </table:table-cell>
          <table:table-cell table:formula="of:=['LS Measurement arrangement'.J51]" office:value-type="string" office:string-value="PP_400_2" calcext:value-type="string">
            <text:p>PP_400_2</text:p>
          </table:table-cell>
          <table:table-cell table:formula="of:=['LS Measurement arrangement'.K51]" office:value-type="string" office:string-value="GLASS_1000_1" calcext:value-type="string">
            <text:p>GLASS_1000_1</text:p>
          </table:table-cell>
          <table:table-cell table:formula="of:=['LS Measurement arrangement'.L51]" office:value-type="string" office:string-value="GLASS_1000_2" calcext:value-type="string">
            <text:p>GLASS_1000_2</text:p>
          </table:table-cell>
          <table:table-cell/>
        </table:table-row>
        <table:table-row table:style-name="ro1">
          <table:table-cell office:value-type="string" calcext:value-type="string">
            <text:p>S7</text:p>
          </table:table-cell>
          <table:table-cell table:formula="of:=['LS Measurement arrangement'.B53]" office:value-type="string" office:string-value="LS Vit. C" calcext:value-type="string">
            <text:p>LS Vit. C</text:p>
          </table:table-cell>
          <table:table-cell table:formula="of:=['LS Measurement arrangement'.C53]" office:value-type="string" office:string-value="15% WbLS Vit. C" calcext:value-type="string">
            <text:p>15% WbLS Vit. C</text:p>
          </table:table-cell>
          <table:table-cell table:formula="of:=['LS Measurement arrangement'.D53]" office:value-type="string" office:string-value="10% WbLS Vit. C" calcext:value-type="string">
            <text:p>10% WbLS Vit. C</text:p>
          </table:table-cell>
          <table:table-cell table:formula="of:=['LS Measurement arrangement'.E53]" office:value-type="string" office:string-value="5% WbLS Vit. C" calcext:value-type="string">
            <text:p>5% WbLS Vit. C</text:p>
          </table:table-cell>
          <table:table-cell table:formula="of:=['LS Measurement arrangement'.F53]" office:value-type="string" office:string-value="LS 10/20/14" calcext:value-type="string">
            <text:p>LS 10/20/14</text:p>
          </table:table-cell>
          <table:table-cell table:formula="of:=['LS Measurement arrangement'.G53]" office:value-type="string" office:string-value="WbLS-15 10/20/14" calcext:value-type="string">
            <text:p>WbLS-15 10/20/14</text:p>
          </table:table-cell>
          <table:table-cell table:style-name="ce9" table:formula="of:=['LS Measurement arrangement'.H53]" office:value-type="string" office:string-value="EMPTY" calcext:value-type="string">
            <text:p>EMPTY</text:p>
          </table:table-cell>
          <table:table-cell table:formula="of:=['LS Measurement arrangement'.I53]" office:value-type="string" office:string-value="WbLS-10 10/20/14" calcext:value-type="string">
            <text:p>WbLS-10 10/20/14</text:p>
          </table:table-cell>
          <table:table-cell table:formula="of:=['LS Measurement arrangement'.J53]" office:value-type="string" office:string-value="WbLS-5 10/20/14" calcext:value-type="string">
            <text:p>WbLS-5 10/20/14</text:p>
          </table:table-cell>
          <table:table-cell table:formula="of:=['LS Measurement arrangement'.K53]" office:value-type="string" office:string-value="HDPE_0_1" calcext:value-type="string">
            <text:p>HDPE_0_1</text:p>
          </table:table-cell>
          <table:table-cell table:number-columns-repeated="2"/>
        </table:table-row>
      </table:table>
      <table:table table:name="TempVariation_141024" table:style-name="ta1">
        <table:table-column table:style-name="co8" table:default-cell-style-name="Default"/>
        <table:table-column table:style-name="co1" table:number-columns-repeated="2" table:default-cell-style-name="Default"/>
        <table:table-row table:style-name="ro1" table:number-rows-repeated="26">
          <table:table-cell table:number-columns-repeated="3"/>
        </table:table-row>
        <table:table-row table:style-name="ro1">
          <table:table-cell table:style-name="ce1" office:value-type="string" calcext:value-type="string">
            <text:p>Measurement Number</text:p>
          </table:table-cell>
          <table:table-cell table:style-name="ce1" office:value-type="string" calcext:value-type="string">
            <text:p>SampleID</text:p>
          </table:table-cell>
          <table:table-cell table:style-name="ce1" office:value-type="string" calcext:value-type="string">
            <text:p>Notes</text:p>
          </table:table-cell>
        </table:table-row>
        <table:table-row table:style-name="ro1">
          <table:table-cell office:value-type="float" office:value="1" calcext:value-type="float">
            <text:p>1</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2" calcext:value-type="float">
            <text:p>2</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3" calcext:value-type="float">
            <text:p>3</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4" calcext:value-type="float">
            <text:p>4</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5" calcext:value-type="float">
            <text:p>5</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6" calcext:value-type="float">
            <text:p>6</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7" calcext:value-type="float">
            <text:p>7</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8" calcext:value-type="float">
            <text:p>8</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9" calcext:value-type="float">
            <text:p>9</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10" calcext:value-type="float">
            <text:p>10</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11" calcext:value-type="float">
            <text:p>11</text:p>
          </table:table-cell>
          <table:table-cell office:value-type="string" calcext:value-type="string">
            <text:p>1002_REF2</text:p>
          </table:table-cell>
          <table:table-cell office:value-type="string" calcext:value-type="string">
            <text:p>Room Temperature</text:p>
          </table:table-cell>
        </table:table-row>
        <table:table-row table:style-name="ro1">
          <table:table-cell office:value-type="float" office:value="12" calcext:value-type="float">
            <text:p>12</text:p>
          </table:table-cell>
          <table:table-cell office:value-type="string" calcext:value-type="string">
            <text:p>1002_REF2</text:p>
          </table:table-cell>
          <table:table-cell office:value-type="string" calcext:value-type="string">
            <text:p>Room Temperature</text:p>
          </table:table-cell>
        </table:table-row>
        <table:table-row table:style-name="ro1">
          <table:table-cell office:value-type="float" office:value="13" calcext:value-type="float">
            <text:p>13</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4" calcext:value-type="float">
            <text:p>14</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5" calcext:value-type="float">
            <text:p>15</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6" calcext:value-type="float">
            <text:p>16</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7" calcext:value-type="float">
            <text:p>17</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18" calcext:value-type="float">
            <text:p>18</text:p>
          </table:table-cell>
          <table:table-cell office:value-type="string" calcext:value-type="string">
            <text:p>1000_REF2</text:p>
          </table:table-cell>
          <table:table-cell office:value-type="string" calcext:value-type="string">
            <text:p>Room Temperature</text:p>
          </table:table-cell>
        </table:table-row>
      </table:table>
      <table:table table:name="Pre-irrad_2_141024" table:style-name="ta1">
        <table:table-column table:style-name="co1" table:default-cell-style-name="ce1"/>
        <table:table-column table:style-name="co1" table:number-columns-repeated="12" table:default-cell-style-name="ce11"/>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office:value-type="string" calcext:value-type="string">
            <text:p>STD_3_H</text:p>
          </table:table-cell>
          <table:table-cell table:formula="of:=['Pre-irrad_1_141014'.C2]" office:value-type="string" office:string-value="0050_1F13" calcext:value-type="string">
            <text:p>0050_1F13</text:p>
          </table:table-cell>
          <table:table-cell table:formula="of:=['Pre-irrad_1_141014'.D2]" office:value-type="string" office:string-value="0052_1F14" calcext:value-type="string">
            <text:p>0052_1F14</text:p>
          </table:table-cell>
          <table:table-cell table:formula="of:=['Pre-irrad_1_141014'.E2]" office:value-type="string" office:string-value="0050_2F13" calcext:value-type="string">
            <text:p>0050_2F13</text:p>
          </table:table-cell>
          <table:table-cell table:formula="of:=['Pre-irrad_1_141014'.F2]" office:value-type="string" office:string-value="0052_2F14" calcext:value-type="string">
            <text:p>0052_2F14</text:p>
          </table:table-cell>
          <table:table-cell table:formula="of:=['Pre-irrad_1_141014'.G2]" office:value-type="string" office:string-value="0050_3F13" calcext:value-type="string">
            <text:p>0050_3F13</text:p>
          </table:table-cell>
          <table:table-cell table:formula="of:=['Pre-irrad_1_141014'.H2]" office:value-type="string" office:string-value="0052_3F14" calcext:value-type="string">
            <text:p>0052_3F14</text:p>
          </table:table-cell>
          <table:table-cell table:formula="of:=['Pre-irrad_1_141014'.I2]" office:value-type="string" office:string-value="0050_4F13" calcext:value-type="string">
            <text:p>0050_4F13</text:p>
          </table:table-cell>
          <table:table-cell table:formula="of:=['Pre-irrad_1_141014'.J2]" office:value-type="string" office:string-value="0052_4F14" calcext:value-type="string">
            <text:p>0052_4F14</text:p>
          </table:table-cell>
          <table:table-cell table:formula="of:=['Pre-irrad_1_141014'.K2]" office:value-type="string" office:string-value="0100_1F15" calcext:value-type="string">
            <text:p>0100_1F15</text:p>
          </table:table-cell>
          <table:table-cell table:formula="of:=['Pre-irrad_1_141014'.L2]" office:value-type="string" office:string-value="0102_1F25" calcext:value-type="string">
            <text:p>0102_1F25</text:p>
          </table:table-cell>
          <table:table-cell table:formula="of:=['Pre-irrad_1_141014'.M2]" office:value-type="string" office:string-value="0100_2F15" calcext:value-type="string">
            <text:p>0100_2F15</text:p>
          </table:table-cell>
        </table:table-row>
        <table:table-row table:style-name="ro1">
          <table:table-cell office:value-type="string" calcext:value-type="string">
            <text:p>S2</text:p>
          </table:table-cell>
          <table:table-cell table:formula="of:=['Pre-irrad_1_141014'.B3]" office:value-type="string" office:string-value="0102_2F25" calcext:value-type="string">
            <text:p>0102_2F25</text:p>
          </table:table-cell>
          <table:table-cell table:style-name="ce9" office:value-type="string" calcext:value-type="string">
            <text:p>STD_14_C</text:p>
          </table:table-cell>
          <table:table-cell table:formula="of:=['Pre-irrad_1_141014'.D3]" office:value-type="string" office:string-value="0100_3F15" calcext:value-type="string">
            <text:p>0100_3F15</text:p>
          </table:table-cell>
          <table:table-cell table:formula="of:=['Pre-irrad_1_141014'.E3]" office:value-type="string" office:string-value="0102_3F25" calcext:value-type="string">
            <text:p>0102_3F25</text:p>
          </table:table-cell>
          <table:table-cell table:formula="of:=['Pre-irrad_1_141014'.F3]" office:value-type="string" office:string-value="0100_4F15" calcext:value-type="string">
            <text:p>0100_4F15</text:p>
          </table:table-cell>
          <table:table-cell table:formula="of:=['Pre-irrad_1_141014'.G3]" office:value-type="string" office:string-value="0102_4F25" calcext:value-type="string">
            <text:p>0102_4F25</text:p>
          </table:table-cell>
          <table:table-cell table:formula="of:=['Pre-irrad_1_141014'.H3]" office:value-type="string" office:string-value="0140_1F23" calcext:value-type="string">
            <text:p>0140_1F23</text:p>
          </table:table-cell>
          <table:table-cell table:formula="of:=['Pre-irrad_1_141014'.I3]" office:value-type="string" office:string-value="0142_1F33" calcext:value-type="string">
            <text:p>0142_1F33</text:p>
          </table:table-cell>
          <table:table-cell table:formula="of:=['Pre-irrad_1_141014'.J3]" office:value-type="string" office:string-value="0140_2F23" calcext:value-type="string">
            <text:p>0140_2F23</text:p>
          </table:table-cell>
          <table:table-cell table:formula="of:=['Pre-irrad_1_141014'.K3]" office:value-type="string" office:string-value="0142_2F33" calcext:value-type="string">
            <text:p>0142_2F33</text:p>
          </table:table-cell>
          <table:table-cell table:formula="of:=['Pre-irrad_1_141014'.L3]" office:value-type="string" office:string-value="0140_3F23" calcext:value-type="string">
            <text:p>0140_3F23</text:p>
          </table:table-cell>
          <table:table-cell table:formula="of:=['Pre-irrad_1_141014'.M3]" office:value-type="string" office:string-value="0142_3F33" calcext:value-type="string">
            <text:p>0142_3F33</text:p>
          </table:table-cell>
        </table:table-row>
        <table:table-row table:style-name="ro1">
          <table:table-cell office:value-type="string" calcext:value-type="string">
            <text:p>S3</text:p>
          </table:table-cell>
          <table:table-cell table:formula="of:=['Pre-irrad_1_141014'.B4]" office:value-type="string" office:string-value="0140_4F23" calcext:value-type="string">
            <text:p>0140_4F23</text:p>
          </table:table-cell>
          <table:table-cell table:formula="of:=['Pre-irrad_1_141014'.C4]" office:value-type="string" office:string-value="0142_4F33" calcext:value-type="string">
            <text:p>0142_4F33</text:p>
          </table:table-cell>
          <table:table-cell table:style-name="ce9" table:formula="of:=['Pre-irrad_1_141014'.D4]" office:value-type="string" office:string-value="EMPTY" calcext:value-type="string">
            <text:p>EMPTY</text:p>
          </table:table-cell>
          <table:table-cell table:formula="of:=['Pre-irrad_1_141014'.E4]" office:value-type="string" office:string-value="1000_1F34" calcext:value-type="string">
            <text:p>1000_1F34</text:p>
          </table:table-cell>
          <table:table-cell table:formula="of:=['Pre-irrad_1_141014'.F4]" office:value-type="string" office:string-value="1002_1F35" calcext:value-type="string">
            <text:p>1002_1F35</text:p>
          </table:table-cell>
          <table:table-cell table:formula="of:=['Pre-irrad_1_141014'.G4]" office:value-type="string" office:string-value="1000_2F34" calcext:value-type="string">
            <text:p>1000_2F34</text:p>
          </table:table-cell>
          <table:table-cell table:formula="of:=['Pre-irrad_1_141014'.H4]" office:value-type="string" office:string-value="1002_2F35" calcext:value-type="string">
            <text:p>1002_2F35</text:p>
          </table:table-cell>
          <table:table-cell table:formula="of:=['Pre-irrad_1_141014'.I4]" office:value-type="string" office:string-value="1000_3F34" calcext:value-type="string">
            <text:p>1000_3F34</text:p>
          </table:table-cell>
          <table:table-cell table:formula="of:=['Pre-irrad_1_141014'.J4]" office:value-type="string" office:string-value="1002_3F35" calcext:value-type="string">
            <text:p>1002_3F35</text:p>
          </table:table-cell>
          <table:table-cell table:formula="of:=['Pre-irrad_1_141014'.K4]" office:value-type="string" office:string-value="1000_4F34" calcext:value-type="string">
            <text:p>1000_4F34</text:p>
          </table:table-cell>
          <table:table-cell table:formula="of:=['Pre-irrad_1_141014'.L4]" office:value-type="string" office:string-value="1002_4F35" calcext:value-type="string">
            <text:p>1002_4F35</text:p>
          </table:table-cell>
          <table:table-cell table:formula="of:=['Pre-irrad_1_141014'.M4]" office:value-type="string" office:string-value="0050_1R13" calcext:value-type="string">
            <text:p>0050_1R13</text:p>
          </table:table-cell>
        </table:table-row>
        <table:table-row table:style-name="ro1">
          <table:table-cell office:value-type="string" calcext:value-type="string">
            <text:p>S4</text:p>
          </table:table-cell>
          <table:table-cell table:formula="of:=['Pre-irrad_1_141014'.B5]" office:value-type="string" office:string-value="0052_1R14" calcext:value-type="string">
            <text:p>0052_1R14</text:p>
          </table:table-cell>
          <table:table-cell table:formula="of:=['Pre-irrad_1_141014'.C5]" office:value-type="string" office:string-value="0050_2R13" calcext:value-type="string">
            <text:p>0050_2R13</text:p>
          </table:table-cell>
          <table:table-cell table:formula="of:=['Pre-irrad_1_141014'.D5]" office:value-type="string" office:string-value="0052_2R14" calcext:value-type="string">
            <text:p>0052_2R14</text:p>
          </table:table-cell>
          <table:table-cell table:style-name="ce9" table:formula="of:=['Pre-irrad_1_141014'.E5]" office:value-type="string" office:string-value="EMPTY" calcext:value-type="string">
            <text:p>EMPTY</text:p>
          </table:table-cell>
          <table:table-cell table:formula="of:=['Pre-irrad_1_141014'.F5]" office:value-type="string" office:string-value="0050_3R13" calcext:value-type="string">
            <text:p>0050_3R13</text:p>
          </table:table-cell>
          <table:table-cell table:formula="of:=['Pre-irrad_1_141014'.G5]" office:value-type="string" office:string-value="0052_3R14" calcext:value-type="string">
            <text:p>0052_3R14</text:p>
          </table:table-cell>
          <table:table-cell table:formula="of:=['Pre-irrad_1_141014'.H5]" office:value-type="string" office:string-value="0050_4R13" calcext:value-type="string">
            <text:p>0050_4R13</text:p>
          </table:table-cell>
          <table:table-cell table:formula="of:=['Pre-irrad_1_141014'.I5]" office:value-type="string" office:string-value="0052_4R14" calcext:value-type="string">
            <text:p>0052_4R14</text:p>
          </table:table-cell>
          <table:table-cell table:formula="of:=['Pre-irrad_1_141014'.J5]" office:value-type="string" office:string-value="0100_1R15" calcext:value-type="string">
            <text:p>0100_1R15</text:p>
          </table:table-cell>
          <table:table-cell table:formula="of:=['Pre-irrad_1_141014'.K5]" office:value-type="string" office:string-value="0102_1R25" calcext:value-type="string">
            <text:p>0102_1R25</text:p>
          </table:table-cell>
          <table:table-cell table:formula="of:=['Pre-irrad_1_141014'.L5]" office:value-type="string" office:string-value="0100_2R15" calcext:value-type="string">
            <text:p>0100_2R15</text:p>
          </table:table-cell>
          <table:table-cell table:formula="of:=['Pre-irrad_1_141014'.M5]" office:value-type="string" office:string-value="0102_2R25" calcext:value-type="string">
            <text:p>0102_2R25</text:p>
          </table:table-cell>
        </table:table-row>
        <table:table-row table:style-name="ro1">
          <table:table-cell office:value-type="string" calcext:value-type="string">
            <text:p>S5</text:p>
          </table:table-cell>
          <table:table-cell table:formula="of:=['Pre-irrad_1_141014'.B6]" office:value-type="string" office:string-value="0100_3R15" calcext:value-type="string">
            <text:p>0100_3R15</text:p>
          </table:table-cell>
          <table:table-cell table:formula="of:=['Pre-irrad_1_141014'.C6]" office:value-type="string" office:string-value="0102_3R25" calcext:value-type="string">
            <text:p>0102_3R25</text:p>
          </table:table-cell>
          <table:table-cell table:formula="of:=['Pre-irrad_1_141014'.D6]" office:value-type="string" office:string-value="0100_4R15" calcext:value-type="string">
            <text:p>0100_4R15</text:p>
          </table:table-cell>
          <table:table-cell table:formula="of:=['Pre-irrad_1_141014'.E6]" office:value-type="string" office:string-value="0102_4R25" calcext:value-type="string">
            <text:p>0102_4R25</text:p>
          </table:table-cell>
          <table:table-cell table:style-name="ce9" table:formula="of:=['Pre-irrad_1_141014'.F6]" office:value-type="string" office:string-value="EMPTY" calcext:value-type="string">
            <text:p>EMPTY</text:p>
          </table:table-cell>
          <table:table-cell table:formula="of:=['Pre-irrad_1_141014'.G6]" office:value-type="string" office:string-value="0140_1R23" calcext:value-type="string">
            <text:p>0140_1R23</text:p>
          </table:table-cell>
          <table:table-cell table:formula="of:=['Pre-irrad_1_141014'.H6]" office:value-type="string" office:string-value="0142_1R33" calcext:value-type="string">
            <text:p>0142_1R33</text:p>
          </table:table-cell>
          <table:table-cell table:formula="of:=['Pre-irrad_1_141014'.I6]" office:value-type="string" office:string-value="0140_2R23" calcext:value-type="string">
            <text:p>0140_2R23</text:p>
          </table:table-cell>
          <table:table-cell table:formula="of:=['Pre-irrad_1_141014'.J6]" office:value-type="string" office:string-value="0142_2R33" calcext:value-type="string">
            <text:p>0142_2R33</text:p>
          </table:table-cell>
          <table:table-cell table:formula="of:=['Pre-irrad_1_141014'.K6]" office:value-type="string" office:string-value="0140_3R23" calcext:value-type="string">
            <text:p>0140_3R23</text:p>
          </table:table-cell>
          <table:table-cell table:formula="of:=['Pre-irrad_1_141014'.L6]" office:value-type="string" office:string-value="0142_3R33" calcext:value-type="string">
            <text:p>0142_3R33</text:p>
          </table:table-cell>
          <table:table-cell table:formula="of:=['Pre-irrad_1_141014'.M6]" office:value-type="string" office:string-value="0140_4R23" calcext:value-type="string">
            <text:p>0140_4R23</text:p>
          </table:table-cell>
        </table:table-row>
        <table:table-row table:style-name="ro1">
          <table:table-cell office:value-type="string" calcext:value-type="string">
            <text:p>S6</text:p>
          </table:table-cell>
          <table:table-cell table:formula="of:=['Pre-irrad_1_141014'.B7]" office:value-type="string" office:string-value="0142_4R33" calcext:value-type="string">
            <text:p>0142_4R33</text:p>
          </table:table-cell>
          <table:table-cell table:formula="of:=['Pre-irrad_1_141014'.C7]" office:value-type="string" office:string-value="1000_1R34" calcext:value-type="string">
            <text:p>1000_1R34</text:p>
          </table:table-cell>
          <table:table-cell table:formula="of:=['Pre-irrad_1_141014'.D7]" office:value-type="string" office:string-value="1002_1R35" calcext:value-type="string">
            <text:p>1002_1R35</text:p>
          </table:table-cell>
          <table:table-cell table:formula="of:=['Pre-irrad_1_141014'.E7]" office:value-type="string" office:string-value="1000_2R34" calcext:value-type="string">
            <text:p>1000_2R34</text:p>
          </table:table-cell>
          <table:table-cell table:formula="of:=['Pre-irrad_1_141014'.F7]" office:value-type="string" office:string-value="1002_2R35" calcext:value-type="string">
            <text:p>1002_2R35</text:p>
          </table:table-cell>
          <table:table-cell table:style-name="ce9" table:formula="of:=['Pre-irrad_1_141014'.G7]" office:value-type="string" office:string-value="EMPTY" calcext:value-type="string">
            <text:p>EMPTY</text:p>
          </table:table-cell>
          <table:table-cell table:formula="of:=['Pre-irrad_1_141014'.H7]" office:value-type="string" office:string-value="1000_3R34" calcext:value-type="string">
            <text:p>1000_3R34</text:p>
          </table:table-cell>
          <table:table-cell table:formula="of:=['Pre-irrad_1_141014'.I7]" office:value-type="string" office:string-value="1002_3R35" calcext:value-type="string">
            <text:p>1002_3R35</text:p>
          </table:table-cell>
          <table:table-cell table:formula="of:=['Pre-irrad_1_141014'.J7]" office:value-type="string" office:string-value="1000_4R34" calcext:value-type="string">
            <text:p>1000_4R34</text:p>
          </table:table-cell>
          <table:table-cell table:formula="of:=['Pre-irrad_1_141014'.K7]" office:value-type="string" office:string-value="1002_4R35" calcext:value-type="string">
            <text:p>1002_4R35</text:p>
          </table:table-cell>
          <table:table-cell table:formula="of:=['Pre-irrad_1_141014'.L7]" office:value-type="string" office:string-value="0050_FPMT" calcext:value-type="string">
            <text:p>0050_FPMT</text:p>
          </table:table-cell>
          <table:table-cell table:formula="of:=['Pre-irrad_1_141014'.M7]" office:value-type="string" office:string-value="0050_RPMT" calcext:value-type="string">
            <text:p>0050_RPMT</text:p>
          </table:table-cell>
        </table:table-row>
        <table:table-row table:style-name="ro1">
          <table:table-cell office:value-type="string" calcext:value-type="string">
            <text:p>S7</text:p>
          </table:table-cell>
          <table:table-cell table:formula="of:=['Pre-irrad_1_141014'.B8]" office:value-type="string" office:string-value="0050_1F11" calcext:value-type="string">
            <text:p>0050_1F11</text:p>
          </table:table-cell>
          <table:table-cell table:formula="of:=['Pre-irrad_1_141014'.C8]" office:value-type="string" office:string-value="0052_1F12" calcext:value-type="string">
            <text:p>0052_1F12</text:p>
          </table:table-cell>
          <table:table-cell table:formula="of:=['Pre-irrad_1_141014'.D8]" office:value-type="string" office:string-value="0050_2F11" calcext:value-type="string">
            <text:p>0050_2F11</text:p>
          </table:table-cell>
          <table:table-cell table:formula="of:=['Pre-irrad_1_141014'.E8]" office:value-type="string" office:string-value="0052_2F12" calcext:value-type="string">
            <text:p>0052_2F12</text:p>
          </table:table-cell>
          <table:table-cell table:formula="of:=['Pre-irrad_1_141014'.F8]" office:value-type="string" office:string-value="0050_3F11" calcext:value-type="string">
            <text:p>0050_3F11</text:p>
          </table:table-cell>
          <table:table-cell table:formula="of:=['Pre-irrad_1_141014'.G8]" office:value-type="string" office:string-value="0052_3F12" calcext:value-type="string">
            <text:p>0052_3F12</text:p>
          </table:table-cell>
          <table:table-cell table:style-name="ce9" table:formula="of:=['Pre-irrad_1_141014'.H8]" office:value-type="string" office:string-value="EMPTY" calcext:value-type="string">
            <text:p>EMPTY</text:p>
          </table:table-cell>
          <table:table-cell table:formula="of:=['Pre-irrad_1_141014'.I8]" office:value-type="string" office:string-value="0050_4F11" calcext:value-type="string">
            <text:p>0050_4F11</text:p>
          </table:table-cell>
          <table:table-cell table:formula="of:=['Pre-irrad_1_141014'.J8]" office:value-type="string" office:string-value="0052_4F12" calcext:value-type="string">
            <text:p>0052_4F12</text:p>
          </table:table-cell>
          <table:table-cell table:formula="of:=['Pre-irrad_1_141014'.K8]" office:value-type="string" office:string-value="0100_1F22" calcext:value-type="string">
            <text:p>0100_1F22</text:p>
          </table:table-cell>
          <table:table-cell table:formula="of:=['Pre-irrad_1_141014'.L8]" office:value-type="string" office:string-value="0102_1F21" calcext:value-type="string">
            <text:p>0102_1F21</text:p>
          </table:table-cell>
          <table:table-cell table:formula="of:=['Pre-irrad_1_141014'.M8]" office:value-type="string" office:string-value="0100_2F22" calcext:value-type="string">
            <text:p>0100_2F22</text:p>
          </table:table-cell>
        </table:table-row>
        <table:table-row table:style-name="ro1">
          <table:table-cell office:value-type="string" calcext:value-type="string">
            <text:p>S8</text:p>
          </table:table-cell>
          <table:table-cell table:formula="of:=['Pre-irrad_1_141014'.B9]" office:value-type="string" office:string-value="0102_2F21" calcext:value-type="string">
            <text:p>0102_2F21</text:p>
          </table:table-cell>
          <table:table-cell table:formula="of:=['Pre-irrad_1_141014'.C9]" office:value-type="string" office:string-value="0100_3F22" calcext:value-type="string">
            <text:p>0100_3F22</text:p>
          </table:table-cell>
          <table:table-cell table:formula="of:=['Pre-irrad_1_141014'.D9]" office:value-type="string" office:string-value="0102_3F21" calcext:value-type="string">
            <text:p>0102_3F21</text:p>
          </table:table-cell>
          <table:table-cell table:formula="of:=['Pre-irrad_1_141014'.E9]" office:value-type="string" office:string-value="0100_4F22" calcext:value-type="string">
            <text:p>0100_4F22</text:p>
          </table:table-cell>
          <table:table-cell table:formula="of:=['Pre-irrad_1_141014'.F9]" office:value-type="string" office:string-value="0102_4F21" calcext:value-type="string">
            <text:p>0102_4F21</text:p>
          </table:table-cell>
          <table:table-cell table:formula="of:=['Pre-irrad_1_141014'.G9]" office:value-type="string" office:string-value="0140_1F31" calcext:value-type="string">
            <text:p>0140_1F31</text:p>
          </table:table-cell>
          <table:table-cell table:formula="of:=['Pre-irrad_1_141014'.H9]" office:value-type="string" office:string-value="0142_1F26" calcext:value-type="string">
            <text:p>0142_1F26</text:p>
          </table:table-cell>
          <table:table-cell table:style-name="ce9" table:formula="of:=['Pre-irrad_1_141014'.I9]" office:value-type="string" office:string-value="EMPTY" calcext:value-type="string">
            <text:p>EMPTY</text:p>
          </table:table-cell>
          <table:table-cell table:formula="of:=['Pre-irrad_1_141014'.J9]" office:value-type="string" office:string-value="0140_2F31" calcext:value-type="string">
            <text:p>0140_2F31</text:p>
          </table:table-cell>
          <table:table-cell table:formula="of:=['Pre-irrad_1_141014'.K9]" office:value-type="string" office:string-value="0142_2F26" calcext:value-type="string">
            <text:p>0142_2F26</text:p>
          </table:table-cell>
          <table:table-cell table:formula="of:=['Pre-irrad_1_141014'.L9]" office:value-type="string" office:string-value="0140_3F31" calcext:value-type="string">
            <text:p>0140_3F31</text:p>
          </table:table-cell>
          <table:table-cell table:formula="of:=['Pre-irrad_1_141014'.M9]" office:value-type="string" office:string-value="0142_3F26" calcext:value-type="string">
            <text:p>0142_3F26</text:p>
          </table:table-cell>
        </table:table-row>
        <table:table-row table:style-name="ro1">
          <table:table-cell office:value-type="string" calcext:value-type="string">
            <text:p>S9</text:p>
          </table:table-cell>
          <table:table-cell table:formula="of:=['Pre-irrad_1_141014'.B10]" office:value-type="string" office:string-value="0140_4F31" calcext:value-type="string">
            <text:p>0140_4F31</text:p>
          </table:table-cell>
          <table:table-cell table:formula="of:=['Pre-irrad_1_141014'.C10]" office:value-type="string" office:string-value="0142_4F26" calcext:value-type="string">
            <text:p>0142_4F26</text:p>
          </table:table-cell>
          <table:table-cell table:formula="of:=['Pre-irrad_1_141014'.D10]" office:value-type="string" office:string-value="1000_1F36" calcext:value-type="string">
            <text:p>1000_1F36</text:p>
          </table:table-cell>
          <table:table-cell table:formula="of:=['Pre-irrad_1_141014'.E10]" office:value-type="string" office:string-value="1002_1F32" calcext:value-type="string">
            <text:p>1002_1F32</text:p>
          </table:table-cell>
          <table:table-cell table:formula="of:=['Pre-irrad_1_141014'.F10]" office:value-type="string" office:string-value="1000_2F36" calcext:value-type="string">
            <text:p>1000_2F36</text:p>
          </table:table-cell>
          <table:table-cell table:formula="of:=['Pre-irrad_1_141014'.G10]" office:value-type="string" office:string-value="1002_2F32" calcext:value-type="string">
            <text:p>1002_2F32</text:p>
          </table:table-cell>
          <table:table-cell table:formula="of:=['Pre-irrad_1_141014'.H10]" office:value-type="string" office:string-value="1000_3F36" calcext:value-type="string">
            <text:p>1000_3F36</text:p>
          </table:table-cell>
          <table:table-cell table:formula="of:=['Pre-irrad_1_141014'.I10]" office:value-type="string" office:string-value="1002_3F32" calcext:value-type="string">
            <text:p>1002_3F32</text:p>
          </table:table-cell>
          <table:table-cell table:style-name="ce9" table:formula="of:=['Pre-irrad_1_141014'.J10]" office:value-type="string" office:string-value="EMPTY" calcext:value-type="string">
            <text:p>EMPTY</text:p>
          </table:table-cell>
          <table:table-cell table:formula="of:=['Pre-irrad_1_141014'.K10]" office:value-type="string" office:string-value="1000_4F36" calcext:value-type="string">
            <text:p>1000_4F36</text:p>
          </table:table-cell>
          <table:table-cell table:formula="of:=['Pre-irrad_1_141014'.L10]" office:value-type="string" office:string-value="1002_4F32" calcext:value-type="string">
            <text:p>1002_4F32</text:p>
          </table:table-cell>
          <table:table-cell table:formula="of:=['Pre-irrad_1_141014'.M10]" office:value-type="string" office:string-value="0050_1R11" calcext:value-type="string">
            <text:p>0050_1R11</text:p>
          </table:table-cell>
        </table:table-row>
        <table:table-row table:style-name="ro1">
          <table:table-cell office:value-type="string" calcext:value-type="string">
            <text:p>S10</text:p>
          </table:table-cell>
          <table:table-cell table:formula="of:=['Pre-irrad_1_141014'.B11]" office:value-type="string" office:string-value="0052_1R12" calcext:value-type="string">
            <text:p>0052_1R12</text:p>
          </table:table-cell>
          <table:table-cell table:formula="of:=['Pre-irrad_1_141014'.C11]" office:value-type="string" office:string-value="0050_2R11" calcext:value-type="string">
            <text:p>0050_2R11</text:p>
          </table:table-cell>
          <table:table-cell table:formula="of:=['Pre-irrad_1_141014'.D11]" office:value-type="string" office:string-value="0052_2R12" calcext:value-type="string">
            <text:p>0052_2R12</text:p>
          </table:table-cell>
          <table:table-cell table:formula="of:=['Pre-irrad_1_141014'.E11]" office:value-type="string" office:string-value="0050_3R11" calcext:value-type="string">
            <text:p>0050_3R11</text:p>
          </table:table-cell>
          <table:table-cell table:formula="of:=['Pre-irrad_1_141014'.F11]" office:value-type="string" office:string-value="0052_3R12" calcext:value-type="string">
            <text:p>0052_3R12</text:p>
          </table:table-cell>
          <table:table-cell table:formula="of:=['Pre-irrad_1_141014'.G11]" office:value-type="string" office:string-value="0050_4R11" calcext:value-type="string">
            <text:p>0050_4R11</text:p>
          </table:table-cell>
          <table:table-cell table:formula="of:=['Pre-irrad_1_141014'.H11]" office:value-type="string" office:string-value="0052_4R12" calcext:value-type="string">
            <text:p>0052_4R12</text:p>
          </table:table-cell>
          <table:table-cell table:formula="of:=['Pre-irrad_1_141014'.I11]" office:value-type="string" office:string-value="0100_1R22" calcext:value-type="string">
            <text:p>0100_1R22</text:p>
          </table:table-cell>
          <table:table-cell table:formula="of:=['Pre-irrad_1_141014'.J11]" office:value-type="string" office:string-value="0102_1R21" calcext:value-type="string">
            <text:p>0102_1R21</text:p>
          </table:table-cell>
          <table:table-cell table:style-name="ce9" table:formula="of:=['Pre-irrad_1_141014'.K11]" office:value-type="string" office:string-value="EMPTY" calcext:value-type="string">
            <text:p>EMPTY</text:p>
          </table:table-cell>
          <table:table-cell table:formula="of:=['Pre-irrad_1_141014'.L11]" office:value-type="string" office:string-value="0100_2R22" calcext:value-type="string">
            <text:p>0100_2R22</text:p>
          </table:table-cell>
          <table:table-cell table:formula="of:=['Pre-irrad_1_141014'.M11]" office:value-type="string" office:string-value="0102_2R21" calcext:value-type="string">
            <text:p>0102_2R21</text:p>
          </table:table-cell>
        </table:table-row>
        <table:table-row table:style-name="ro1">
          <table:table-cell office:value-type="string" calcext:value-type="string">
            <text:p>S11</text:p>
          </table:table-cell>
          <table:table-cell table:formula="of:=['Pre-irrad_1_141014'.B12]" office:value-type="string" office:string-value="0100_3R22" calcext:value-type="string">
            <text:p>0100_3R22</text:p>
          </table:table-cell>
          <table:table-cell table:formula="of:=['Pre-irrad_1_141014'.C12]" office:value-type="string" office:string-value="0102_3R21" calcext:value-type="string">
            <text:p>0102_3R21</text:p>
          </table:table-cell>
          <table:table-cell table:formula="of:=['Pre-irrad_1_141014'.D12]" office:value-type="string" office:string-value="0100_4R22" calcext:value-type="string">
            <text:p>0100_4R22</text:p>
          </table:table-cell>
          <table:table-cell table:formula="of:=['Pre-irrad_1_141014'.E12]" office:value-type="string" office:string-value="0102_4R21" calcext:value-type="string">
            <text:p>0102_4R21</text:p>
          </table:table-cell>
          <table:table-cell table:formula="of:=['Pre-irrad_1_141014'.F12]" office:value-type="string" office:string-value="0140_1R31" calcext:value-type="string">
            <text:p>0140_1R31</text:p>
          </table:table-cell>
          <table:table-cell table:formula="of:=['Pre-irrad_1_141014'.G12]" office:value-type="string" office:string-value="0142_1R26" calcext:value-type="string">
            <text:p>0142_1R26</text:p>
          </table:table-cell>
          <table:table-cell table:formula="of:=['Pre-irrad_1_141014'.H12]" office:value-type="string" office:string-value="0140_2R31" calcext:value-type="string">
            <text:p>0140_2R31</text:p>
          </table:table-cell>
          <table:table-cell table:formula="of:=['Pre-irrad_1_141014'.I12]" office:value-type="string" office:string-value="0142_2R26" calcext:value-type="string">
            <text:p>0142_2R26</text:p>
          </table:table-cell>
          <table:table-cell table:formula="of:=['Pre-irrad_1_141014'.J12]" office:value-type="string" office:string-value="0140_3R31" calcext:value-type="string">
            <text:p>0140_3R31</text:p>
          </table:table-cell>
          <table:table-cell table:formula="of:=['Pre-irrad_1_141014'.K12]" office:value-type="string" office:string-value="0142_3R26" calcext:value-type="string">
            <text:p>0142_3R26</text:p>
          </table:table-cell>
          <table:table-cell table:style-name="ce9" table:formula="of:=['Pre-irrad_1_141014'.L12]" office:value-type="string" office:string-value="EMPTY" calcext:value-type="string">
            <text:p>EMPTY</text:p>
          </table:table-cell>
          <table:table-cell table:formula="of:=['Pre-irrad_1_141014'.M12]" office:value-type="string" office:string-value="0140_4R31" calcext:value-type="string">
            <text:p>0140_4R31</text:p>
          </table:table-cell>
        </table:table-row>
        <table:table-row table:style-name="ro1">
          <table:table-cell office:value-type="string" calcext:value-type="string">
            <text:p>S12</text:p>
          </table:table-cell>
          <table:table-cell table:formula="of:=['Pre-irrad_1_141014'.B13]" office:value-type="string" office:string-value="0142_4R26" calcext:value-type="string">
            <text:p>0142_4R26</text:p>
          </table:table-cell>
          <table:table-cell table:formula="of:=['Pre-irrad_1_141014'.C13]" office:value-type="string" office:string-value="1000_1R36" calcext:value-type="string">
            <text:p>1000_1R36</text:p>
          </table:table-cell>
          <table:table-cell table:formula="of:=['Pre-irrad_1_141014'.D13]" office:value-type="string" office:string-value="1002_1R32" calcext:value-type="string">
            <text:p>1002_1R32</text:p>
          </table:table-cell>
          <table:table-cell table:formula="of:=['Pre-irrad_1_141014'.E13]" office:value-type="string" office:string-value="1000_2R36" calcext:value-type="string">
            <text:p>1000_2R36</text:p>
          </table:table-cell>
          <table:table-cell table:formula="of:=['Pre-irrad_1_141014'.F13]" office:value-type="string" office:string-value="1002_2R32" calcext:value-type="string">
            <text:p>1002_2R32</text:p>
          </table:table-cell>
          <table:table-cell table:formula="of:=['Pre-irrad_1_141014'.G13]" office:value-type="string" office:string-value="1000_3R36" calcext:value-type="string">
            <text:p>1000_3R36</text:p>
          </table:table-cell>
          <table:table-cell table:formula="of:=['Pre-irrad_1_141014'.H13]" office:value-type="string" office:string-value="1002_3R32" calcext:value-type="string">
            <text:p>1002_3R32</text:p>
          </table:table-cell>
          <table:table-cell table:formula="of:=['Pre-irrad_1_141014'.I13]" office:value-type="string" office:string-value="1000_4R36" calcext:value-type="string">
            <text:p>1000_4R36</text:p>
          </table:table-cell>
          <table:table-cell table:formula="of:=['Pre-irrad_1_141014'.J13]" office:value-type="string" office:string-value="1002_4R32" calcext:value-type="string">
            <text:p>1002_4R32</text:p>
          </table:table-cell>
          <table:table-cell table:formula="of:=['Pre-irrad_1_141014'.K13]" office:value-type="string" office:string-value="0050_1F16" calcext:value-type="string">
            <text:p>0050_1F16</text:p>
          </table:table-cell>
          <table:table-cell table:formula="of:=['Pre-irrad_1_141014'.L13]" office:value-type="string" office:string-value="0052_1F17" calcext:value-type="string">
            <text:p>0052_1F17</text:p>
          </table:table-cell>
          <table:table-cell table:style-name="ce9" table:formula="of:=['Pre-irrad_1_141014'.M13]" office:value-type="string" office:string-value="EMPTY" calcext:value-type="string">
            <text:p>EMPTY</text:p>
          </table:table-cell>
        </table:table-row>
        <table:table-row table:style-name="ro1">
          <table:table-cell office:value-type="string" calcext:value-type="string">
            <text:p>S13</text:p>
          </table:table-cell>
          <table:table-cell table:style-name="ce9" table:formula="of:=['Pre-irrad_1_141014'.B16]" office:value-type="string" office:string-value="EMPTY" calcext:value-type="string">
            <text:p>EMPTY</text:p>
          </table:table-cell>
          <table:table-cell table:formula="of:=['Pre-irrad_1_141014'.C16]" office:value-type="string" office:string-value="0050_2F16" calcext:value-type="string">
            <text:p>0050_2F16</text:p>
          </table:table-cell>
          <table:table-cell table:style-name="ce9" table:formula="of:=['Pre-irrad_1_141014'.D16]" office:value-type="string" office:string-value="EMPTY" calcext:value-type="string">
            <text:p>EMPTY</text:p>
          </table:table-cell>
          <table:table-cell table:formula="of:=['Pre-irrad_1_141014'.E16]" office:value-type="string" office:string-value="0052_2F17" calcext:value-type="string">
            <text:p>0052_2F17</text:p>
          </table:table-cell>
          <table:table-cell table:formula="of:=['Pre-irrad_1_141014'.F16]" office:value-type="string" office:string-value="0050_3F16" calcext:value-type="string">
            <text:p>0050_3F16</text:p>
          </table:table-cell>
          <table:table-cell table:formula="of:=['Pre-irrad_1_141014'.G16]" office:value-type="string" office:string-value="0052_3F17" calcext:value-type="string">
            <text:p>0052_3F17</text:p>
          </table:table-cell>
          <table:table-cell table:formula="of:=['Pre-irrad_1_141014'.H16]" office:value-type="string" office:string-value="0050_4F16" calcext:value-type="string">
            <text:p>0050_4F16</text:p>
          </table:table-cell>
          <table:table-cell table:formula="of:=['Pre-irrad_1_141014'.I16]" office:value-type="string" office:string-value="0052_4F17" calcext:value-type="string">
            <text:p>0052_4F17</text:p>
          </table:table-cell>
          <table:table-cell table:formula="of:=['Pre-irrad_1_141014'.J16]" office:value-type="string" office:string-value="0100_1F27" calcext:value-type="string">
            <text:p>0100_1F27</text:p>
          </table:table-cell>
          <table:table-cell table:formula="of:=['Pre-irrad_1_141014'.K16]" office:value-type="string" office:string-value="0100_2F27" calcext:value-type="string">
            <text:p>0100_2F27</text:p>
          </table:table-cell>
          <table:table-cell table:formula="of:=['Pre-irrad_1_141014'.L16]" office:value-type="string" office:string-value="0100_3F27" calcext:value-type="string">
            <text:p>0100_3F27</text:p>
          </table:table-cell>
          <table:table-cell table:formula="of:=['Pre-irrad_1_141014'.M16]" office:value-type="string" office:string-value="0100_4F27" calcext:value-type="string">
            <text:p>0100_4F27</text:p>
          </table:table-cell>
        </table:table-row>
        <table:table-row table:style-name="ro1">
          <table:table-cell office:value-type="string" calcext:value-type="string">
            <text:p>S14</text:p>
          </table:table-cell>
          <table:table-cell table:style-name="ce9" table:formula="of:=['Pre-irrad_1_141014'.B15]" office:value-type="string" office:string-value="EMPTY" calcext:value-type="string">
            <text:p>EMPTY</text:p>
          </table:table-cell>
          <table:table-cell table:formula="of:=['Pre-irrad_1_141014'.C15]" office:value-type="string" office:string-value="1000_1F37" calcext:value-type="string">
            <text:p>1000_1F37</text:p>
          </table:table-cell>
          <table:table-cell table:formula="of:=['Pre-irrad_1_141014'.D15]" office:value-type="string" office:string-value="1000_2F37" calcext:value-type="string">
            <text:p>1000_2F37</text:p>
          </table:table-cell>
          <table:table-cell table:style-name="ce9" table:formula="of:=['Pre-irrad_1_141014'.E15]" office:value-type="string" office:string-value="EMPTY" calcext:value-type="string">
            <text:p>EMPTY</text:p>
          </table:table-cell>
          <table:table-cell table:formula="of:=['Pre-irrad_1_141014'.F15]" office:value-type="string" office:string-value="1000_3F37" calcext:value-type="string">
            <text:p>1000_3F37</text:p>
          </table:table-cell>
          <table:table-cell table:formula="of:=['Pre-irrad_1_141014'.G15]" office:value-type="string" office:string-value="1000_4F37" calcext:value-type="string">
            <text:p>1000_4F37</text:p>
          </table:table-cell>
          <table:table-cell table:formula="of:=['Pre-irrad_1_141014'.H15]" office:value-type="string" office:string-value="0050_1R16" calcext:value-type="string">
            <text:p>0050_1R16</text:p>
          </table:table-cell>
          <table:table-cell table:formula="of:=['Pre-irrad_1_141014'.I15]" office:value-type="string" office:string-value="0052_1R17" calcext:value-type="string">
            <text:p>0052_1R17</text:p>
          </table:table-cell>
          <table:table-cell table:formula="of:=['Pre-irrad_1_141014'.J15]" office:value-type="string" office:string-value="0050_2R16" calcext:value-type="string">
            <text:p>0050_2R16</text:p>
          </table:table-cell>
          <table:table-cell table:formula="of:=['Pre-irrad_1_141014'.K15]" office:value-type="string" office:string-value="0052_2R17" calcext:value-type="string">
            <text:p>0052_2R17</text:p>
          </table:table-cell>
          <table:table-cell table:formula="of:=['Pre-irrad_1_141014'.L15]" office:value-type="string" office:string-value="0050_3R16" calcext:value-type="string">
            <text:p>0050_3R16</text:p>
          </table:table-cell>
          <table:table-cell table:formula="of:=['Pre-irrad_1_141014'.M15]" office:value-type="string" office:string-value="0052_3R17" calcext:value-type="string">
            <text:p>0052_3R17</text:p>
          </table:table-cell>
        </table:table-row>
        <table:table-row table:style-name="ro1">
          <table:table-cell office:value-type="string" calcext:value-type="string">
            <text:p>S15</text:p>
          </table:table-cell>
          <table:table-cell table:style-name="ce9" table:formula="of:=['Pre-irrad_1_141014'.B14]" office:value-type="string" office:string-value="EMPTY" calcext:value-type="string">
            <text:p>EMPTY</text:p>
          </table:table-cell>
          <table:table-cell table:formula="of:=['Pre-irrad_1_141014'.C14]" office:value-type="string" office:string-value="0050_4R16" calcext:value-type="string">
            <text:p>0050_4R16</text:p>
          </table:table-cell>
          <table:table-cell table:formula="of:=['Pre-irrad_1_141014'.D14]" office:value-type="string" office:string-value="0052_4R17" calcext:value-type="string">
            <text:p>0052_4R17</text:p>
          </table:table-cell>
          <table:table-cell table:formula="of:=['Pre-irrad_1_141014'.E14]" office:value-type="string" office:string-value="0100_1R27" calcext:value-type="string">
            <text:p>0100_1R27</text:p>
          </table:table-cell>
          <table:table-cell table:style-name="ce9" table:formula="of:=['Pre-irrad_1_141014'.F14]" office:value-type="string" office:string-value="EMPTY" calcext:value-type="string">
            <text:p>EMPTY</text:p>
          </table:table-cell>
          <table:table-cell table:formula="of:=['Pre-irrad_1_141014'.G14]" office:value-type="string" office:string-value="0100_2R27" calcext:value-type="string">
            <text:p>0100_2R27</text:p>
          </table:table-cell>
          <table:table-cell table:formula="of:=['Pre-irrad_1_141014'.H14]" office:value-type="string" office:string-value="0100_3R27" calcext:value-type="string">
            <text:p>0100_3R27</text:p>
          </table:table-cell>
          <table:table-cell table:formula="of:=['Pre-irrad_1_141014'.I14]" office:value-type="string" office:string-value="0100_4R27" calcext:value-type="string">
            <text:p>0100_4R27</text:p>
          </table:table-cell>
          <table:table-cell table:formula="of:=['Pre-irrad_1_141014'.J14]" office:value-type="string" office:string-value="1000_1R37" calcext:value-type="string">
            <text:p>1000_1R37</text:p>
          </table:table-cell>
          <table:table-cell table:formula="of:=['Pre-irrad_1_141014'.K14]" office:value-type="string" office:string-value="1000_2R37" calcext:value-type="string">
            <text:p>1000_2R37</text:p>
          </table:table-cell>
          <table:table-cell table:formula="of:=['Pre-irrad_1_141014'.L14]" office:value-type="string" office:string-value="1000_3R37" calcext:value-type="string">
            <text:p>1000_3R37</text:p>
          </table:table-cell>
          <table:table-cell table:formula="of:=['Pre-irrad_1_141014'.M14]" office:value-type="string" office:string-value="1000_4R37" calcext:value-type="string">
            <text:p>1000_4R37</text:p>
          </table:table-cell>
        </table:table-row>
        <table:table-row table:style-name="ro1">
          <table:table-cell table:style-name="ce8" office:value-type="string" calcext:value-type="string">
            <text:p>R1</text:p>
          </table:table-cell>
          <table:table-cell table:style-name="ce15" table:formula="of:=['Pre-irrad_1_141014'.B17]" office:value-type="string" office:string-value="0050_REF1" calcext:value-type="string">
            <text:p>0050_REF1</text:p>
          </table:table-cell>
          <table:table-cell table:style-name="ce15" table:formula="of:=['Pre-irrad_1_141014'.C17]" office:value-type="string" office:string-value="0052_REF1" calcext:value-type="string">
            <text:p>0052_REF1</text:p>
          </table:table-cell>
          <table:table-cell table:style-name="ce15" table:formula="of:=['Pre-irrad_1_141014'.D17]" office:value-type="string" office:string-value="0100_REF1" calcext:value-type="string">
            <text:p>0100_REF1</text:p>
          </table:table-cell>
          <table:table-cell table:style-name="ce15" table:formula="of:=['Pre-irrad_1_141014'.E17]" office:value-type="string" office:string-value="0102_REF1" calcext:value-type="string">
            <text:p>0102_REF1</text:p>
          </table:table-cell>
          <table:table-cell table:style-name="ce15" table:formula="of:=['Pre-irrad_1_141014'.F17]" office:value-type="string" office:string-value="0140_REF1" calcext:value-type="string">
            <text:p>0140_REF1</text:p>
          </table:table-cell>
          <table:table-cell table:style-name="ce15" table:formula="of:=['Pre-irrad_1_141014'.G17]" office:value-type="string" office:string-value="0142_REF1" calcext:value-type="string">
            <text:p>0142_REF1</text:p>
          </table:table-cell>
          <table:table-cell table:style-name="ce15" table:formula="of:=['Pre-irrad_1_141014'.H17]" office:value-type="string" office:string-value="1000_REF1" calcext:value-type="string">
            <text:p>1000_REF1</text:p>
          </table:table-cell>
          <table:table-cell table:style-name="ce15" table:formula="of:=['Pre-irrad_1_141014'.I17]" office:value-type="string" office:string-value="1002_REF1" calcext:value-type="string">
            <text:p>1002_REF1</text:p>
          </table:table-cell>
          <table:table-cell table:style-name="ce15" table:formula="of:=['Pre-irrad_1_141014'.J17]" office:value-type="string" office:string-value="0050_REF2" calcext:value-type="string">
            <text:p>0050_REF2</text:p>
          </table:table-cell>
          <table:table-cell table:style-name="ce15" table:formula="of:=['Pre-irrad_1_141014'.K17]" office:value-type="string" office:string-value="0052_REF2" calcext:value-type="string">
            <text:p>0052_REF2</text:p>
          </table:table-cell>
          <table:table-cell table:style-name="ce15" table:formula="of:=['Pre-irrad_1_141014'.L17]" office:value-type="string" office:string-value="0100_REF2" calcext:value-type="string">
            <text:p>0100_REF2</text:p>
          </table:table-cell>
          <table:table-cell table:style-name="ce15" table:formula="of:=['Pre-irrad_1_141014'.M17]" office:value-type="string" office:string-value="0102_REF2" calcext:value-type="string">
            <text:p>0102_REF2</text:p>
          </table:table-cell>
        </table:table-row>
      </table:table>
      <table:table table:name="Pre-irrad_3_141029" table:style-name="ta1">
        <table:table-column table:style-name="co1" table:default-cell-style-name="ce1"/>
        <table:table-column table:style-name="co1" table:number-columns-repeated="12" table:default-cell-style-name="Default"/>
        <table:table-row table:style-name="ro1">
          <table:table-cell table:formula="of:=['Pre-irrad_2_141024'.A1]" office:value-type="string" office:string-value="Tray ID" calcext:value-type="string">
            <text:p>Tray ID</text:p>
          </table:table-cell>
          <table:table-cell table:style-name="ce1" table:formula="of:=['Pre-irrad_2_141024'.B1]" office:value-type="string" office:string-value="Position 1" calcext:value-type="string">
            <text:p>Position 1</text:p>
          </table:table-cell>
          <table:table-cell table:style-name="ce1" table:formula="of:=['Pre-irrad_2_141024'.C1]" office:value-type="string" office:string-value="Position 2" calcext:value-type="string">
            <text:p>Position 2</text:p>
          </table:table-cell>
          <table:table-cell table:style-name="ce1" table:formula="of:=['Pre-irrad_2_141024'.D1]" office:value-type="string" office:string-value="Position 3" calcext:value-type="string">
            <text:p>Position 3</text:p>
          </table:table-cell>
          <table:table-cell table:style-name="ce1" table:formula="of:=['Pre-irrad_2_141024'.E1]" office:value-type="string" office:string-value="Position 4" calcext:value-type="string">
            <text:p>Position 4</text:p>
          </table:table-cell>
          <table:table-cell table:style-name="ce1" table:formula="of:=['Pre-irrad_2_141024'.F1]" office:value-type="string" office:string-value="Position 5" calcext:value-type="string">
            <text:p>Position 5</text:p>
          </table:table-cell>
          <table:table-cell table:style-name="ce1" table:formula="of:=['Pre-irrad_2_141024'.G1]" office:value-type="string" office:string-value="Position 6" calcext:value-type="string">
            <text:p>Position 6</text:p>
          </table:table-cell>
          <table:table-cell table:style-name="ce1" table:formula="of:=['Pre-irrad_2_141024'.H1]" office:value-type="string" office:string-value="Position 7" calcext:value-type="string">
            <text:p>Position 7</text:p>
          </table:table-cell>
          <table:table-cell table:style-name="ce1" table:formula="of:=['Pre-irrad_2_141024'.I1]" office:value-type="string" office:string-value="Position 8" calcext:value-type="string">
            <text:p>Position 8</text:p>
          </table:table-cell>
          <table:table-cell table:style-name="ce1" table:formula="of:=['Pre-irrad_2_141024'.J1]" office:value-type="string" office:string-value="Position 9" calcext:value-type="string">
            <text:p>Position 9</text:p>
          </table:table-cell>
          <table:table-cell table:style-name="ce1" table:formula="of:=['Pre-irrad_2_141024'.K1]" office:value-type="string" office:string-value="Position 10" calcext:value-type="string">
            <text:p>Position 10</text:p>
          </table:table-cell>
          <table:table-cell table:style-name="ce1" table:formula="of:=['Pre-irrad_2_141024'.L1]" office:value-type="string" office:string-value="Position 11" calcext:value-type="string">
            <text:p>Position 11</text:p>
          </table:table-cell>
          <table:table-cell table:style-name="ce1" table:formula="of:=['Pre-irrad_2_141024'.M1]" office:value-type="string" office:string-value="Position 12" calcext:value-type="string">
            <text:p>Position 12</text:p>
          </table:table-cell>
        </table:table-row>
        <table:table-row table:style-name="ro1">
          <table:table-cell table:formula="of:=['Pre-irrad_2_141024'.A2]" office:value-type="string" office:string-value="S1" calcext:value-type="string">
            <text:p>S1</text:p>
          </table:table-cell>
          <table:table-cell table:style-name="ce13" table:formula="of:=['Pre-irrad_2_141024'.B2]" office:value-type="string" office:string-value="STD_3_H" calcext:value-type="string">
            <text:p>STD_3_H</text:p>
          </table:table-cell>
          <table:table-cell table:formula="of:=['Pre-irrad_2_141024'.C2]" office:value-type="string" office:string-value="0050_1F13" calcext:value-type="string">
            <text:p>0050_1F13</text:p>
          </table:table-cell>
          <table:table-cell table:formula="of:=['Pre-irrad_2_141024'.D2]" office:value-type="string" office:string-value="0052_1F14" calcext:value-type="string">
            <text:p>0052_1F14</text:p>
          </table:table-cell>
          <table:table-cell table:formula="of:=['Pre-irrad_2_141024'.E2]" office:value-type="string" office:string-value="0050_2F13" calcext:value-type="string">
            <text:p>0050_2F13</text:p>
          </table:table-cell>
          <table:table-cell table:formula="of:=['Pre-irrad_2_141024'.F2]" office:value-type="string" office:string-value="0052_2F14" calcext:value-type="string">
            <text:p>0052_2F14</text:p>
          </table:table-cell>
          <table:table-cell table:formula="of:=['Pre-irrad_2_141024'.G2]" office:value-type="string" office:string-value="0050_3F13" calcext:value-type="string">
            <text:p>0050_3F13</text:p>
          </table:table-cell>
          <table:table-cell table:formula="of:=['Pre-irrad_2_141024'.H2]" office:value-type="string" office:string-value="0052_3F14" calcext:value-type="string">
            <text:p>0052_3F14</text:p>
          </table:table-cell>
          <table:table-cell table:formula="of:=['Pre-irrad_2_141024'.I2]" office:value-type="string" office:string-value="0050_4F13" calcext:value-type="string">
            <text:p>0050_4F13</text:p>
          </table:table-cell>
          <table:table-cell table:formula="of:=['Pre-irrad_2_141024'.J2]" office:value-type="string" office:string-value="0052_4F14" calcext:value-type="string">
            <text:p>0052_4F14</text:p>
          </table:table-cell>
          <table:table-cell table:formula="of:=['Pre-irrad_2_141024'.K2]" office:value-type="string" office:string-value="0100_1F15" calcext:value-type="string">
            <text:p>0100_1F15</text:p>
          </table:table-cell>
          <table:table-cell table:formula="of:=['Pre-irrad_2_141024'.L2]" office:value-type="string" office:string-value="0102_1F25" calcext:value-type="string">
            <text:p>0102_1F25</text:p>
          </table:table-cell>
          <table:table-cell table:formula="of:=['Pre-irrad_2_141024'.M2]" office:value-type="string" office:string-value="0100_2F15" calcext:value-type="string">
            <text:p>0100_2F15</text:p>
          </table:table-cell>
        </table:table-row>
        <table:table-row table:style-name="ro1">
          <table:table-cell table:formula="of:=['Pre-irrad_2_141024'.A3]" office:value-type="string" office:string-value="S2" calcext:value-type="string">
            <text:p>S2</text:p>
          </table:table-cell>
          <table:table-cell table:formula="of:=['Pre-irrad_2_141024'.B3]" office:value-type="string" office:string-value="0102_2F25" calcext:value-type="string">
            <text:p>0102_2F25</text:p>
          </table:table-cell>
          <table:table-cell table:style-name="ce13" table:formula="of:=['Pre-irrad_2_141024'.C3]" office:value-type="string" office:string-value="STD_14_C" calcext:value-type="string">
            <text:p>STD_14_C</text:p>
          </table:table-cell>
          <table:table-cell table:formula="of:=['Pre-irrad_2_141024'.D3]" office:value-type="string" office:string-value="0100_3F15" calcext:value-type="string">
            <text:p>0100_3F15</text:p>
          </table:table-cell>
          <table:table-cell table:formula="of:=['Pre-irrad_2_141024'.E3]" office:value-type="string" office:string-value="0102_3F25" calcext:value-type="string">
            <text:p>0102_3F25</text:p>
          </table:table-cell>
          <table:table-cell table:formula="of:=['Pre-irrad_2_141024'.F3]" office:value-type="string" office:string-value="0100_4F15" calcext:value-type="string">
            <text:p>0100_4F15</text:p>
          </table:table-cell>
          <table:table-cell table:formula="of:=['Pre-irrad_2_141024'.G3]" office:value-type="string" office:string-value="0102_4F25" calcext:value-type="string">
            <text:p>0102_4F25</text:p>
          </table:table-cell>
          <table:table-cell table:formula="of:=['Pre-irrad_2_141024'.H3]" office:value-type="string" office:string-value="0140_1F23" calcext:value-type="string">
            <text:p>0140_1F23</text:p>
          </table:table-cell>
          <table:table-cell table:formula="of:=['Pre-irrad_2_141024'.I3]" office:value-type="string" office:string-value="0142_1F33" calcext:value-type="string">
            <text:p>0142_1F33</text:p>
          </table:table-cell>
          <table:table-cell table:formula="of:=['Pre-irrad_2_141024'.J3]" office:value-type="string" office:string-value="0140_2F23" calcext:value-type="string">
            <text:p>0140_2F23</text:p>
          </table:table-cell>
          <table:table-cell table:formula="of:=['Pre-irrad_2_141024'.K3]" office:value-type="string" office:string-value="0142_2F33" calcext:value-type="string">
            <text:p>0142_2F33</text:p>
          </table:table-cell>
          <table:table-cell table:formula="of:=['Pre-irrad_2_141024'.L3]" office:value-type="string" office:string-value="0140_3F23" calcext:value-type="string">
            <text:p>0140_3F23</text:p>
          </table:table-cell>
          <table:table-cell table:formula="of:=['Pre-irrad_2_141024'.M3]" office:value-type="string" office:string-value="0142_3F33" calcext:value-type="string">
            <text:p>0142_3F33</text:p>
          </table:table-cell>
        </table:table-row>
        <table:table-row table:style-name="ro1">
          <table:table-cell table:formula="of:=['Pre-irrad_2_141024'.A4]" office:value-type="string" office:string-value="S3" calcext:value-type="string">
            <text:p>S3</text:p>
          </table:table-cell>
          <table:table-cell table:formula="of:=['Pre-irrad_2_141024'.B4]" office:value-type="string" office:string-value="0140_4F23" calcext:value-type="string">
            <text:p>0140_4F23</text:p>
          </table:table-cell>
          <table:table-cell table:formula="of:=['Pre-irrad_2_141024'.C4]" office:value-type="string" office:string-value="0142_4F33" calcext:value-type="string">
            <text:p>0142_4F33</text:p>
          </table:table-cell>
          <table:table-cell table:style-name="ce13" table:formula="of:=['Pre-irrad_2_141024'.D4]" office:value-type="string" office:string-value="EMPTY" calcext:value-type="string">
            <text:p>EMPTY</text:p>
          </table:table-cell>
          <table:table-cell table:formula="of:=['Pre-irrad_2_141024'.E4]" office:value-type="string" office:string-value="1000_1F34" calcext:value-type="string">
            <text:p>1000_1F34</text:p>
          </table:table-cell>
          <table:table-cell table:formula="of:=['Pre-irrad_2_141024'.F4]" office:value-type="string" office:string-value="1002_1F35" calcext:value-type="string">
            <text:p>1002_1F35</text:p>
          </table:table-cell>
          <table:table-cell table:formula="of:=['Pre-irrad_2_141024'.G4]" office:value-type="string" office:string-value="1000_2F34" calcext:value-type="string">
            <text:p>1000_2F34</text:p>
          </table:table-cell>
          <table:table-cell table:formula="of:=['Pre-irrad_2_141024'.H4]" office:value-type="string" office:string-value="1002_2F35" calcext:value-type="string">
            <text:p>1002_2F35</text:p>
          </table:table-cell>
          <table:table-cell table:formula="of:=['Pre-irrad_2_141024'.I4]" office:value-type="string" office:string-value="1000_3F34" calcext:value-type="string">
            <text:p>1000_3F34</text:p>
          </table:table-cell>
          <table:table-cell table:formula="of:=['Pre-irrad_2_141024'.J4]" office:value-type="string" office:string-value="1002_3F35" calcext:value-type="string">
            <text:p>1002_3F35</text:p>
          </table:table-cell>
          <table:table-cell table:formula="of:=['Pre-irrad_2_141024'.K4]" office:value-type="string" office:string-value="1000_4F34" calcext:value-type="string">
            <text:p>1000_4F34</text:p>
          </table:table-cell>
          <table:table-cell table:formula="of:=['Pre-irrad_2_141024'.L4]" office:value-type="string" office:string-value="1002_4F35" calcext:value-type="string">
            <text:p>1002_4F35</text:p>
          </table:table-cell>
          <table:table-cell table:formula="of:=['Pre-irrad_2_141024'.M4]" office:value-type="string" office:string-value="0050_1R13" calcext:value-type="string">
            <text:p>0050_1R13</text:p>
          </table:table-cell>
        </table:table-row>
        <table:table-row table:style-name="ro1">
          <table:table-cell table:formula="of:=['Pre-irrad_2_141024'.A5]" office:value-type="string" office:string-value="S4" calcext:value-type="string">
            <text:p>S4</text:p>
          </table:table-cell>
          <table:table-cell table:formula="of:=['Pre-irrad_2_141024'.B5]" office:value-type="string" office:string-value="0052_1R14" calcext:value-type="string">
            <text:p>0052_1R14</text:p>
          </table:table-cell>
          <table:table-cell table:formula="of:=['Pre-irrad_2_141024'.C5]" office:value-type="string" office:string-value="0050_2R13" calcext:value-type="string">
            <text:p>0050_2R13</text:p>
          </table:table-cell>
          <table:table-cell table:formula="of:=['Pre-irrad_2_141024'.D5]" office:value-type="string" office:string-value="0052_2R14" calcext:value-type="string">
            <text:p>0052_2R14</text:p>
          </table:table-cell>
          <table:table-cell table:style-name="ce13" table:formula="of:=['Pre-irrad_2_141024'.E5]" office:value-type="string" office:string-value="EMPTY" calcext:value-type="string">
            <text:p>EMPTY</text:p>
          </table:table-cell>
          <table:table-cell table:formula="of:=['Pre-irrad_2_141024'.F5]" office:value-type="string" office:string-value="0050_3R13" calcext:value-type="string">
            <text:p>0050_3R13</text:p>
          </table:table-cell>
          <table:table-cell table:formula="of:=['Pre-irrad_2_141024'.G5]" office:value-type="string" office:string-value="0052_3R14" calcext:value-type="string">
            <text:p>0052_3R14</text:p>
          </table:table-cell>
          <table:table-cell table:formula="of:=['Pre-irrad_2_141024'.H5]" office:value-type="string" office:string-value="0050_4R13" calcext:value-type="string">
            <text:p>0050_4R13</text:p>
          </table:table-cell>
          <table:table-cell table:formula="of:=['Pre-irrad_2_141024'.I5]" office:value-type="string" office:string-value="0052_4R14" calcext:value-type="string">
            <text:p>0052_4R14</text:p>
          </table:table-cell>
          <table:table-cell table:formula="of:=['Pre-irrad_2_141024'.J5]" office:value-type="string" office:string-value="0100_1R15" calcext:value-type="string">
            <text:p>0100_1R15</text:p>
          </table:table-cell>
          <table:table-cell table:formula="of:=['Pre-irrad_2_141024'.K5]" office:value-type="string" office:string-value="0102_1R25" calcext:value-type="string">
            <text:p>0102_1R25</text:p>
          </table:table-cell>
          <table:table-cell table:formula="of:=['Pre-irrad_2_141024'.L5]" office:value-type="string" office:string-value="0100_2R15" calcext:value-type="string">
            <text:p>0100_2R15</text:p>
          </table:table-cell>
          <table:table-cell table:formula="of:=['Pre-irrad_2_141024'.M5]" office:value-type="string" office:string-value="0102_2R25" calcext:value-type="string">
            <text:p>0102_2R25</text:p>
          </table:table-cell>
        </table:table-row>
        <table:table-row table:style-name="ro1">
          <table:table-cell table:formula="of:=['Pre-irrad_2_141024'.A6]" office:value-type="string" office:string-value="S5" calcext:value-type="string">
            <text:p>S5</text:p>
          </table:table-cell>
          <table:table-cell table:formula="of:=['Pre-irrad_2_141024'.B6]" office:value-type="string" office:string-value="0100_3R15" calcext:value-type="string">
            <text:p>0100_3R15</text:p>
          </table:table-cell>
          <table:table-cell table:formula="of:=['Pre-irrad_2_141024'.C6]" office:value-type="string" office:string-value="0102_3R25" calcext:value-type="string">
            <text:p>0102_3R25</text:p>
          </table:table-cell>
          <table:table-cell table:formula="of:=['Pre-irrad_2_141024'.D6]" office:value-type="string" office:string-value="0100_4R15" calcext:value-type="string">
            <text:p>0100_4R15</text:p>
          </table:table-cell>
          <table:table-cell table:formula="of:=['Pre-irrad_2_141024'.E6]" office:value-type="string" office:string-value="0102_4R25" calcext:value-type="string">
            <text:p>0102_4R25</text:p>
          </table:table-cell>
          <table:table-cell table:style-name="ce13" table:formula="of:=['Pre-irrad_2_141024'.F6]" office:value-type="string" office:string-value="EMPTY" calcext:value-type="string">
            <text:p>EMPTY</text:p>
          </table:table-cell>
          <table:table-cell table:formula="of:=['Pre-irrad_2_141024'.G6]" office:value-type="string" office:string-value="0140_1R23" calcext:value-type="string">
            <text:p>0140_1R23</text:p>
          </table:table-cell>
          <table:table-cell table:formula="of:=['Pre-irrad_2_141024'.H6]" office:value-type="string" office:string-value="0142_1R33" calcext:value-type="string">
            <text:p>0142_1R33</text:p>
          </table:table-cell>
          <table:table-cell table:formula="of:=['Pre-irrad_2_141024'.I6]" office:value-type="string" office:string-value="0140_2R23" calcext:value-type="string">
            <text:p>0140_2R23</text:p>
          </table:table-cell>
          <table:table-cell table:formula="of:=['Pre-irrad_2_141024'.J6]" office:value-type="string" office:string-value="0142_2R33" calcext:value-type="string">
            <text:p>0142_2R33</text:p>
          </table:table-cell>
          <table:table-cell table:formula="of:=['Pre-irrad_2_141024'.K6]" office:value-type="string" office:string-value="0140_3R23" calcext:value-type="string">
            <text:p>0140_3R23</text:p>
          </table:table-cell>
          <table:table-cell table:formula="of:=['Pre-irrad_2_141024'.L6]" office:value-type="string" office:string-value="0142_3R33" calcext:value-type="string">
            <text:p>0142_3R33</text:p>
          </table:table-cell>
          <table:table-cell table:formula="of:=['Pre-irrad_2_141024'.M6]" office:value-type="string" office:string-value="0140_4R23" calcext:value-type="string">
            <text:p>0140_4R23</text:p>
          </table:table-cell>
        </table:table-row>
        <table:table-row table:style-name="ro1">
          <table:table-cell table:formula="of:=['Pre-irrad_2_141024'.A7]" office:value-type="string" office:string-value="S6" calcext:value-type="string">
            <text:p>S6</text:p>
          </table:table-cell>
          <table:table-cell table:formula="of:=['Pre-irrad_2_141024'.B7]" office:value-type="string" office:string-value="0142_4R33" calcext:value-type="string">
            <text:p>0142_4R33</text:p>
          </table:table-cell>
          <table:table-cell table:formula="of:=['Pre-irrad_2_141024'.C7]" office:value-type="string" office:string-value="1000_1R34" calcext:value-type="string">
            <text:p>1000_1R34</text:p>
          </table:table-cell>
          <table:table-cell table:formula="of:=['Pre-irrad_2_141024'.D7]" office:value-type="string" office:string-value="1002_1R35" calcext:value-type="string">
            <text:p>1002_1R35</text:p>
          </table:table-cell>
          <table:table-cell table:formula="of:=['Pre-irrad_2_141024'.E7]" office:value-type="string" office:string-value="1000_2R34" calcext:value-type="string">
            <text:p>1000_2R34</text:p>
          </table:table-cell>
          <table:table-cell table:formula="of:=['Pre-irrad_2_141024'.F7]" office:value-type="string" office:string-value="1002_2R35" calcext:value-type="string">
            <text:p>1002_2R35</text:p>
          </table:table-cell>
          <table:table-cell table:style-name="ce13" table:formula="of:=['Pre-irrad_2_141024'.G7]" office:value-type="string" office:string-value="EMPTY" calcext:value-type="string">
            <text:p>EMPTY</text:p>
          </table:table-cell>
          <table:table-cell table:formula="of:=['Pre-irrad_2_141024'.H7]" office:value-type="string" office:string-value="1000_3R34" calcext:value-type="string">
            <text:p>1000_3R34</text:p>
          </table:table-cell>
          <table:table-cell table:formula="of:=['Pre-irrad_2_141024'.I7]" office:value-type="string" office:string-value="1002_3R35" calcext:value-type="string">
            <text:p>1002_3R35</text:p>
          </table:table-cell>
          <table:table-cell table:formula="of:=['Pre-irrad_2_141024'.J7]" office:value-type="string" office:string-value="1000_4R34" calcext:value-type="string">
            <text:p>1000_4R34</text:p>
          </table:table-cell>
          <table:table-cell table:formula="of:=['Pre-irrad_2_141024'.K7]" office:value-type="string" office:string-value="1002_4R35" calcext:value-type="string">
            <text:p>1002_4R35</text:p>
          </table:table-cell>
          <table:table-cell table:formula="of:=['Pre-irrad_2_141024'.L7]" office:value-type="string" office:string-value="0050_FPMT" calcext:value-type="string">
            <text:p>0050_FPMT</text:p>
          </table:table-cell>
          <table:table-cell table:formula="of:=['Pre-irrad_2_141024'.M7]" office:value-type="string" office:string-value="0050_RPMT" calcext:value-type="string">
            <text:p>0050_RPMT</text:p>
          </table:table-cell>
        </table:table-row>
        <table:table-row table:style-name="ro1">
          <table:table-cell table:formula="of:=['Pre-irrad_2_141024'.A8]" office:value-type="string" office:string-value="S7" calcext:value-type="string">
            <text:p>S7</text:p>
          </table:table-cell>
          <table:table-cell table:formula="of:=['Pre-irrad_2_141024'.B8]" office:value-type="string" office:string-value="0050_1F11" calcext:value-type="string">
            <text:p>0050_1F11</text:p>
          </table:table-cell>
          <table:table-cell table:formula="of:=['Pre-irrad_2_141024'.C8]" office:value-type="string" office:string-value="0052_1F12" calcext:value-type="string">
            <text:p>0052_1F12</text:p>
          </table:table-cell>
          <table:table-cell table:formula="of:=['Pre-irrad_2_141024'.D8]" office:value-type="string" office:string-value="0050_2F11" calcext:value-type="string">
            <text:p>0050_2F11</text:p>
          </table:table-cell>
          <table:table-cell table:formula="of:=['Pre-irrad_2_141024'.E8]" office:value-type="string" office:string-value="0052_2F12" calcext:value-type="string">
            <text:p>0052_2F12</text:p>
          </table:table-cell>
          <table:table-cell table:formula="of:=['Pre-irrad_2_141024'.F8]" office:value-type="string" office:string-value="0050_3F11" calcext:value-type="string">
            <text:p>0050_3F11</text:p>
          </table:table-cell>
          <table:table-cell table:formula="of:=['Pre-irrad_2_141024'.G8]" office:value-type="string" office:string-value="0052_3F12" calcext:value-type="string">
            <text:p>0052_3F12</text:p>
          </table:table-cell>
          <table:table-cell table:style-name="ce13" table:formula="of:=['Pre-irrad_2_141024'.H8]" office:value-type="string" office:string-value="EMPTY" calcext:value-type="string">
            <text:p>EMPTY</text:p>
          </table:table-cell>
          <table:table-cell table:formula="of:=['Pre-irrad_2_141024'.I8]" office:value-type="string" office:string-value="0050_4F11" calcext:value-type="string">
            <text:p>0050_4F11</text:p>
          </table:table-cell>
          <table:table-cell table:formula="of:=['Pre-irrad_2_141024'.J8]" office:value-type="string" office:string-value="0052_4F12" calcext:value-type="string">
            <text:p>0052_4F12</text:p>
          </table:table-cell>
          <table:table-cell table:formula="of:=['Pre-irrad_2_141024'.K8]" office:value-type="string" office:string-value="0100_1F22" calcext:value-type="string">
            <text:p>0100_1F22</text:p>
          </table:table-cell>
          <table:table-cell table:formula="of:=['Pre-irrad_2_141024'.L8]" office:value-type="string" office:string-value="0102_1F21" calcext:value-type="string">
            <text:p>0102_1F21</text:p>
          </table:table-cell>
          <table:table-cell table:formula="of:=['Pre-irrad_2_141024'.M8]" office:value-type="string" office:string-value="0100_2F22" calcext:value-type="string">
            <text:p>0100_2F22</text:p>
          </table:table-cell>
        </table:table-row>
        <table:table-row table:style-name="ro1">
          <table:table-cell table:formula="of:=['Pre-irrad_2_141024'.A9]" office:value-type="string" office:string-value="S8" calcext:value-type="string">
            <text:p>S8</text:p>
          </table:table-cell>
          <table:table-cell table:formula="of:=['Pre-irrad_2_141024'.B9]" office:value-type="string" office:string-value="0102_2F21" calcext:value-type="string">
            <text:p>0102_2F21</text:p>
          </table:table-cell>
          <table:table-cell table:formula="of:=['Pre-irrad_2_141024'.C9]" office:value-type="string" office:string-value="0100_3F22" calcext:value-type="string">
            <text:p>0100_3F22</text:p>
          </table:table-cell>
          <table:table-cell table:formula="of:=['Pre-irrad_2_141024'.D9]" office:value-type="string" office:string-value="0102_3F21" calcext:value-type="string">
            <text:p>0102_3F21</text:p>
          </table:table-cell>
          <table:table-cell table:formula="of:=['Pre-irrad_2_141024'.E9]" office:value-type="string" office:string-value="0100_4F22" calcext:value-type="string">
            <text:p>0100_4F22</text:p>
          </table:table-cell>
          <table:table-cell table:formula="of:=['Pre-irrad_2_141024'.F9]" office:value-type="string" office:string-value="0102_4F21" calcext:value-type="string">
            <text:p>0102_4F21</text:p>
          </table:table-cell>
          <table:table-cell table:formula="of:=['Pre-irrad_2_141024'.G9]" office:value-type="string" office:string-value="0140_1F31" calcext:value-type="string">
            <text:p>0140_1F31</text:p>
          </table:table-cell>
          <table:table-cell table:formula="of:=['Pre-irrad_2_141024'.H9]" office:value-type="string" office:string-value="0142_1F26" calcext:value-type="string">
            <text:p>0142_1F26</text:p>
          </table:table-cell>
          <table:table-cell table:style-name="ce13" table:formula="of:=['Pre-irrad_2_141024'.I9]" office:value-type="string" office:string-value="EMPTY" calcext:value-type="string">
            <text:p>EMPTY</text:p>
          </table:table-cell>
          <table:table-cell table:formula="of:=['Pre-irrad_2_141024'.J9]" office:value-type="string" office:string-value="0140_2F31" calcext:value-type="string">
            <text:p>0140_2F31</text:p>
          </table:table-cell>
          <table:table-cell table:formula="of:=['Pre-irrad_2_141024'.K9]" office:value-type="string" office:string-value="0142_2F26" calcext:value-type="string">
            <text:p>0142_2F26</text:p>
          </table:table-cell>
          <table:table-cell table:formula="of:=['Pre-irrad_2_141024'.L9]" office:value-type="string" office:string-value="0140_3F31" calcext:value-type="string">
            <text:p>0140_3F31</text:p>
          </table:table-cell>
          <table:table-cell table:formula="of:=['Pre-irrad_2_141024'.M9]" office:value-type="string" office:string-value="0142_3F26" calcext:value-type="string">
            <text:p>0142_3F26</text:p>
          </table:table-cell>
        </table:table-row>
        <table:table-row table:style-name="ro1">
          <table:table-cell table:formula="of:=['Pre-irrad_2_141024'.A10]" office:value-type="string" office:string-value="S9" calcext:value-type="string">
            <text:p>S9</text:p>
          </table:table-cell>
          <table:table-cell table:formula="of:=['Pre-irrad_2_141024'.B10]" office:value-type="string" office:string-value="0140_4F31" calcext:value-type="string">
            <text:p>0140_4F31</text:p>
          </table:table-cell>
          <table:table-cell table:formula="of:=['Pre-irrad_2_141024'.C10]" office:value-type="string" office:string-value="0142_4F26" calcext:value-type="string">
            <text:p>0142_4F26</text:p>
          </table:table-cell>
          <table:table-cell table:formula="of:=['Pre-irrad_2_141024'.D10]" office:value-type="string" office:string-value="1000_1F36" calcext:value-type="string">
            <text:p>1000_1F36</text:p>
          </table:table-cell>
          <table:table-cell table:formula="of:=['Pre-irrad_2_141024'.E10]" office:value-type="string" office:string-value="1002_1F32" calcext:value-type="string">
            <text:p>1002_1F32</text:p>
          </table:table-cell>
          <table:table-cell table:formula="of:=['Pre-irrad_2_141024'.F10]" office:value-type="string" office:string-value="1000_2F36" calcext:value-type="string">
            <text:p>1000_2F36</text:p>
          </table:table-cell>
          <table:table-cell table:formula="of:=['Pre-irrad_2_141024'.G10]" office:value-type="string" office:string-value="1002_2F32" calcext:value-type="string">
            <text:p>1002_2F32</text:p>
          </table:table-cell>
          <table:table-cell table:formula="of:=['Pre-irrad_2_141024'.H10]" office:value-type="string" office:string-value="1000_3F36" calcext:value-type="string">
            <text:p>1000_3F36</text:p>
          </table:table-cell>
          <table:table-cell table:formula="of:=['Pre-irrad_2_141024'.I10]" office:value-type="string" office:string-value="1002_3F32" calcext:value-type="string">
            <text:p>1002_3F32</text:p>
          </table:table-cell>
          <table:table-cell table:style-name="ce13" table:formula="of:=['Pre-irrad_2_141024'.J10]" office:value-type="string" office:string-value="EMPTY" calcext:value-type="string">
            <text:p>EMPTY</text:p>
          </table:table-cell>
          <table:table-cell table:formula="of:=['Pre-irrad_2_141024'.K10]" office:value-type="string" office:string-value="1000_4F36" calcext:value-type="string">
            <text:p>1000_4F36</text:p>
          </table:table-cell>
          <table:table-cell table:formula="of:=['Pre-irrad_2_141024'.L10]" office:value-type="string" office:string-value="1002_4F32" calcext:value-type="string">
            <text:p>1002_4F32</text:p>
          </table:table-cell>
          <table:table-cell table:formula="of:=['Pre-irrad_2_141024'.M10]" office:value-type="string" office:string-value="0050_1R11" calcext:value-type="string">
            <text:p>0050_1R11</text:p>
          </table:table-cell>
        </table:table-row>
        <table:table-row table:style-name="ro1">
          <table:table-cell table:formula="of:=['Pre-irrad_2_141024'.A11]" office:value-type="string" office:string-value="S10" calcext:value-type="string">
            <text:p>S10</text:p>
          </table:table-cell>
          <table:table-cell table:formula="of:=['Pre-irrad_2_141024'.B11]" office:value-type="string" office:string-value="0052_1R12" calcext:value-type="string">
            <text:p>0052_1R12</text:p>
          </table:table-cell>
          <table:table-cell table:formula="of:=['Pre-irrad_2_141024'.C11]" office:value-type="string" office:string-value="0050_2R11" calcext:value-type="string">
            <text:p>0050_2R11</text:p>
          </table:table-cell>
          <table:table-cell table:formula="of:=['Pre-irrad_2_141024'.D11]" office:value-type="string" office:string-value="0052_2R12" calcext:value-type="string">
            <text:p>0052_2R12</text:p>
          </table:table-cell>
          <table:table-cell table:formula="of:=['Pre-irrad_2_141024'.E11]" office:value-type="string" office:string-value="0050_3R11" calcext:value-type="string">
            <text:p>0050_3R11</text:p>
          </table:table-cell>
          <table:table-cell table:formula="of:=['Pre-irrad_2_141024'.F11]" office:value-type="string" office:string-value="0052_3R12" calcext:value-type="string">
            <text:p>0052_3R12</text:p>
          </table:table-cell>
          <table:table-cell table:formula="of:=['Pre-irrad_2_141024'.G11]" office:value-type="string" office:string-value="0050_4R11" calcext:value-type="string">
            <text:p>0050_4R11</text:p>
          </table:table-cell>
          <table:table-cell table:formula="of:=['Pre-irrad_2_141024'.H11]" office:value-type="string" office:string-value="0052_4R12" calcext:value-type="string">
            <text:p>0052_4R12</text:p>
          </table:table-cell>
          <table:table-cell table:formula="of:=['Pre-irrad_2_141024'.I11]" office:value-type="string" office:string-value="0100_1R22" calcext:value-type="string">
            <text:p>0100_1R22</text:p>
          </table:table-cell>
          <table:table-cell table:formula="of:=['Pre-irrad_2_141024'.J11]" office:value-type="string" office:string-value="0102_1R21" calcext:value-type="string">
            <text:p>0102_1R21</text:p>
          </table:table-cell>
          <table:table-cell table:style-name="ce13" table:formula="of:=['Pre-irrad_2_141024'.K11]" office:value-type="string" office:string-value="EMPTY" calcext:value-type="string">
            <text:p>EMPTY</text:p>
          </table:table-cell>
          <table:table-cell table:formula="of:=['Pre-irrad_2_141024'.L11]" office:value-type="string" office:string-value="0100_2R22" calcext:value-type="string">
            <text:p>0100_2R22</text:p>
          </table:table-cell>
          <table:table-cell table:formula="of:=['Pre-irrad_2_141024'.M11]" office:value-type="string" office:string-value="0102_2R21" calcext:value-type="string">
            <text:p>0102_2R21</text:p>
          </table:table-cell>
        </table:table-row>
        <table:table-row table:style-name="ro1">
          <table:table-cell table:formula="of:=['Pre-irrad_2_141024'.A12]" office:value-type="string" office:string-value="S11" calcext:value-type="string">
            <text:p>S11</text:p>
          </table:table-cell>
          <table:table-cell table:formula="of:=['Pre-irrad_2_141024'.B12]" office:value-type="string" office:string-value="0100_3R22" calcext:value-type="string">
            <text:p>0100_3R22</text:p>
          </table:table-cell>
          <table:table-cell table:formula="of:=['Pre-irrad_2_141024'.C12]" office:value-type="string" office:string-value="0102_3R21" calcext:value-type="string">
            <text:p>0102_3R21</text:p>
          </table:table-cell>
          <table:table-cell table:formula="of:=['Pre-irrad_2_141024'.D12]" office:value-type="string" office:string-value="0100_4R22" calcext:value-type="string">
            <text:p>0100_4R22</text:p>
          </table:table-cell>
          <table:table-cell table:formula="of:=['Pre-irrad_2_141024'.E12]" office:value-type="string" office:string-value="0102_4R21" calcext:value-type="string">
            <text:p>0102_4R21</text:p>
          </table:table-cell>
          <table:table-cell table:formula="of:=['Pre-irrad_2_141024'.F12]" office:value-type="string" office:string-value="0140_1R31" calcext:value-type="string">
            <text:p>0140_1R31</text:p>
          </table:table-cell>
          <table:table-cell table:formula="of:=['Pre-irrad_2_141024'.G12]" office:value-type="string" office:string-value="0142_1R26" calcext:value-type="string">
            <text:p>0142_1R26</text:p>
          </table:table-cell>
          <table:table-cell table:formula="of:=['Pre-irrad_2_141024'.H12]" office:value-type="string" office:string-value="0140_2R31" calcext:value-type="string">
            <text:p>0140_2R31</text:p>
          </table:table-cell>
          <table:table-cell table:formula="of:=['Pre-irrad_2_141024'.I12]" office:value-type="string" office:string-value="0142_2R26" calcext:value-type="string">
            <text:p>0142_2R26</text:p>
          </table:table-cell>
          <table:table-cell table:formula="of:=['Pre-irrad_2_141024'.J12]" office:value-type="string" office:string-value="0140_3R31" calcext:value-type="string">
            <text:p>0140_3R31</text:p>
          </table:table-cell>
          <table:table-cell table:formula="of:=['Pre-irrad_2_141024'.K12]" office:value-type="string" office:string-value="0142_3R26" calcext:value-type="string">
            <text:p>0142_3R26</text:p>
          </table:table-cell>
          <table:table-cell table:style-name="ce13" table:formula="of:=['Pre-irrad_2_141024'.L12]" office:value-type="string" office:string-value="EMPTY" calcext:value-type="string">
            <text:p>EMPTY</text:p>
          </table:table-cell>
          <table:table-cell table:formula="of:=['Pre-irrad_2_141024'.M12]" office:value-type="string" office:string-value="0140_4R31" calcext:value-type="string">
            <text:p>0140_4R31</text:p>
          </table:table-cell>
        </table:table-row>
        <table:table-row table:style-name="ro1">
          <table:table-cell table:formula="of:=['Pre-irrad_2_141024'.A13]" office:value-type="string" office:string-value="S12" calcext:value-type="string">
            <text:p>S12</text:p>
          </table:table-cell>
          <table:table-cell table:formula="of:=['Pre-irrad_2_141024'.B13]" office:value-type="string" office:string-value="0142_4R26" calcext:value-type="string">
            <text:p>0142_4R26</text:p>
          </table:table-cell>
          <table:table-cell table:formula="of:=['Pre-irrad_2_141024'.C13]" office:value-type="string" office:string-value="1000_1R36" calcext:value-type="string">
            <text:p>1000_1R36</text:p>
          </table:table-cell>
          <table:table-cell table:formula="of:=['Pre-irrad_2_141024'.D13]" office:value-type="string" office:string-value="1002_1R32" calcext:value-type="string">
            <text:p>1002_1R32</text:p>
          </table:table-cell>
          <table:table-cell table:formula="of:=['Pre-irrad_2_141024'.E13]" office:value-type="string" office:string-value="1000_2R36" calcext:value-type="string">
            <text:p>1000_2R36</text:p>
          </table:table-cell>
          <table:table-cell table:formula="of:=['Pre-irrad_2_141024'.F13]" office:value-type="string" office:string-value="1002_2R32" calcext:value-type="string">
            <text:p>1002_2R32</text:p>
          </table:table-cell>
          <table:table-cell table:formula="of:=['Pre-irrad_2_141024'.G13]" office:value-type="string" office:string-value="1000_3R36" calcext:value-type="string">
            <text:p>1000_3R36</text:p>
          </table:table-cell>
          <table:table-cell table:formula="of:=['Pre-irrad_2_141024'.H13]" office:value-type="string" office:string-value="1002_3R32" calcext:value-type="string">
            <text:p>1002_3R32</text:p>
          </table:table-cell>
          <table:table-cell table:formula="of:=['Pre-irrad_2_141024'.I13]" office:value-type="string" office:string-value="1000_4R36" calcext:value-type="string">
            <text:p>1000_4R36</text:p>
          </table:table-cell>
          <table:table-cell table:formula="of:=['Pre-irrad_2_141024'.J13]" office:value-type="string" office:string-value="1002_4R32" calcext:value-type="string">
            <text:p>1002_4R32</text:p>
          </table:table-cell>
          <table:table-cell table:formula="of:=['Pre-irrad_2_141024'.K13]" office:value-type="string" office:string-value="0050_1F16" calcext:value-type="string">
            <text:p>0050_1F16</text:p>
          </table:table-cell>
          <table:table-cell table:formula="of:=['Pre-irrad_2_141024'.L13]" office:value-type="string" office:string-value="0052_1F17" calcext:value-type="string">
            <text:p>0052_1F17</text:p>
          </table:table-cell>
          <table:table-cell table:style-name="ce13" table:formula="of:=['Pre-irrad_2_141024'.M13]" office:value-type="string" office:string-value="EMPTY" calcext:value-type="string">
            <text:p>EMPTY</text:p>
          </table:table-cell>
        </table:table-row>
        <table:table-row table:style-name="ro1">
          <table:table-cell table:formula="of:=['Pre-irrad_2_141024'.A14]" office:value-type="string" office:string-value="S13" calcext:value-type="string">
            <text:p>S13</text:p>
          </table:table-cell>
          <table:table-cell table:style-name="ce13" table:formula="of:=['Pre-irrad_2_141024'.B14]" office:value-type="string" office:string-value="EMPTY" calcext:value-type="string">
            <text:p>EMPTY</text:p>
          </table:table-cell>
          <table:table-cell table:formula="of:=['Pre-irrad_2_141024'.C14]" office:value-type="string" office:string-value="0050_2F16" calcext:value-type="string">
            <text:p>0050_2F16</text:p>
          </table:table-cell>
          <table:table-cell table:style-name="ce13" table:formula="of:=['Pre-irrad_2_141024'.D14]" office:value-type="string" office:string-value="EMPTY" calcext:value-type="string">
            <text:p>EMPTY</text:p>
          </table:table-cell>
          <table:table-cell table:formula="of:=['Pre-irrad_2_141024'.E14]" office:value-type="string" office:string-value="0052_2F17" calcext:value-type="string">
            <text:p>0052_2F17</text:p>
          </table:table-cell>
          <table:table-cell table:formula="of:=['Pre-irrad_2_141024'.F14]" office:value-type="string" office:string-value="0050_3F16" calcext:value-type="string">
            <text:p>0050_3F16</text:p>
          </table:table-cell>
          <table:table-cell table:formula="of:=['Pre-irrad_2_141024'.G14]" office:value-type="string" office:string-value="0052_3F17" calcext:value-type="string">
            <text:p>0052_3F17</text:p>
          </table:table-cell>
          <table:table-cell table:formula="of:=['Pre-irrad_2_141024'.H14]" office:value-type="string" office:string-value="0050_4F16" calcext:value-type="string">
            <text:p>0050_4F16</text:p>
          </table:table-cell>
          <table:table-cell table:formula="of:=['Pre-irrad_2_141024'.I14]" office:value-type="string" office:string-value="0052_4F17" calcext:value-type="string">
            <text:p>0052_4F17</text:p>
          </table:table-cell>
          <table:table-cell table:formula="of:=['Pre-irrad_2_141024'.J14]" office:value-type="string" office:string-value="0100_1F27" calcext:value-type="string">
            <text:p>0100_1F27</text:p>
          </table:table-cell>
          <table:table-cell table:formula="of:=['Pre-irrad_2_141024'.K14]" office:value-type="string" office:string-value="0100_2F27" calcext:value-type="string">
            <text:p>0100_2F27</text:p>
          </table:table-cell>
          <table:table-cell table:formula="of:=['Pre-irrad_2_141024'.L14]" office:value-type="string" office:string-value="0100_3F27" calcext:value-type="string">
            <text:p>0100_3F27</text:p>
          </table:table-cell>
          <table:table-cell table:formula="of:=['Pre-irrad_2_141024'.M14]" office:value-type="string" office:string-value="0100_4F27" calcext:value-type="string">
            <text:p>0100_4F27</text:p>
          </table:table-cell>
        </table:table-row>
        <table:table-row table:style-name="ro1">
          <table:table-cell table:formula="of:=['Pre-irrad_2_141024'.A15]" office:value-type="string" office:string-value="S14" calcext:value-type="string">
            <text:p>S14</text:p>
          </table:table-cell>
          <table:table-cell table:style-name="ce13" table:formula="of:=['Pre-irrad_2_141024'.B15]" office:value-type="string" office:string-value="EMPTY" calcext:value-type="string">
            <text:p>EMPTY</text:p>
          </table:table-cell>
          <table:table-cell table:formula="of:=['Pre-irrad_2_141024'.C15]" office:value-type="string" office:string-value="1000_1F37" calcext:value-type="string">
            <text:p>1000_1F37</text:p>
          </table:table-cell>
          <table:table-cell table:formula="of:=['Pre-irrad_2_141024'.D15]" office:value-type="string" office:string-value="1000_2F37" calcext:value-type="string">
            <text:p>1000_2F37</text:p>
          </table:table-cell>
          <table:table-cell table:style-name="ce13" table:formula="of:=['Pre-irrad_2_141024'.E15]" office:value-type="string" office:string-value="EMPTY" calcext:value-type="string">
            <text:p>EMPTY</text:p>
          </table:table-cell>
          <table:table-cell table:formula="of:=['Pre-irrad_2_141024'.F15]" office:value-type="string" office:string-value="1000_3F37" calcext:value-type="string">
            <text:p>1000_3F37</text:p>
          </table:table-cell>
          <table:table-cell table:formula="of:=['Pre-irrad_2_141024'.G15]" office:value-type="string" office:string-value="1000_4F37" calcext:value-type="string">
            <text:p>1000_4F37</text:p>
          </table:table-cell>
          <table:table-cell table:formula="of:=['Pre-irrad_2_141024'.H15]" office:value-type="string" office:string-value="0050_1R16" calcext:value-type="string">
            <text:p>0050_1R16</text:p>
          </table:table-cell>
          <table:table-cell table:formula="of:=['Pre-irrad_2_141024'.I15]" office:value-type="string" office:string-value="0052_1R17" calcext:value-type="string">
            <text:p>0052_1R17</text:p>
          </table:table-cell>
          <table:table-cell table:formula="of:=['Pre-irrad_2_141024'.J15]" office:value-type="string" office:string-value="0050_2R16" calcext:value-type="string">
            <text:p>0050_2R16</text:p>
          </table:table-cell>
          <table:table-cell table:formula="of:=['Pre-irrad_2_141024'.K15]" office:value-type="string" office:string-value="0052_2R17" calcext:value-type="string">
            <text:p>0052_2R17</text:p>
          </table:table-cell>
          <table:table-cell table:formula="of:=['Pre-irrad_2_141024'.L15]" office:value-type="string" office:string-value="0050_3R16" calcext:value-type="string">
            <text:p>0050_3R16</text:p>
          </table:table-cell>
          <table:table-cell table:formula="of:=['Pre-irrad_2_141024'.M15]" office:value-type="string" office:string-value="0052_3R17" calcext:value-type="string">
            <text:p>0052_3R17</text:p>
          </table:table-cell>
        </table:table-row>
        <table:table-row table:style-name="ro1">
          <table:table-cell table:formula="of:=['Pre-irrad_2_141024'.A16]" office:value-type="string" office:string-value="S15" calcext:value-type="string">
            <text:p>S15</text:p>
          </table:table-cell>
          <table:table-cell table:style-name="ce13" table:formula="of:=['Pre-irrad_2_141024'.B16]" office:value-type="string" office:string-value="EMPTY" calcext:value-type="string">
            <text:p>EMPTY</text:p>
          </table:table-cell>
          <table:table-cell table:formula="of:=['Pre-irrad_2_141024'.C16]" office:value-type="string" office:string-value="0050_4R16" calcext:value-type="string">
            <text:p>0050_4R16</text:p>
          </table:table-cell>
          <table:table-cell table:formula="of:=['Pre-irrad_2_141024'.D16]" office:value-type="string" office:string-value="0052_4R17" calcext:value-type="string">
            <text:p>0052_4R17</text:p>
          </table:table-cell>
          <table:table-cell table:formula="of:=['Pre-irrad_2_141024'.E16]" office:value-type="string" office:string-value="0100_1R27" calcext:value-type="string">
            <text:p>0100_1R27</text:p>
          </table:table-cell>
          <table:table-cell table:style-name="ce13" table:formula="of:=['Pre-irrad_2_141024'.F16]" office:value-type="string" office:string-value="EMPTY" calcext:value-type="string">
            <text:p>EMPTY</text:p>
          </table:table-cell>
          <table:table-cell table:formula="of:=['Pre-irrad_2_141024'.G16]" office:value-type="string" office:string-value="0100_2R27" calcext:value-type="string">
            <text:p>0100_2R27</text:p>
          </table:table-cell>
          <table:table-cell table:formula="of:=['Pre-irrad_2_141024'.H16]" office:value-type="string" office:string-value="0100_3R27" calcext:value-type="string">
            <text:p>0100_3R27</text:p>
          </table:table-cell>
          <table:table-cell table:formula="of:=['Pre-irrad_2_141024'.I16]" office:value-type="string" office:string-value="0100_4R27" calcext:value-type="string">
            <text:p>0100_4R27</text:p>
          </table:table-cell>
          <table:table-cell table:formula="of:=['Pre-irrad_2_141024'.J16]" office:value-type="string" office:string-value="1000_1R37" calcext:value-type="string">
            <text:p>1000_1R37</text:p>
          </table:table-cell>
          <table:table-cell table:formula="of:=['Pre-irrad_2_141024'.K16]" office:value-type="string" office:string-value="1000_2R37" calcext:value-type="string">
            <text:p>1000_2R37</text:p>
          </table:table-cell>
          <table:table-cell table:formula="of:=['Pre-irrad_2_141024'.L16]" office:value-type="string" office:string-value="1000_3R37" calcext:value-type="string">
            <text:p>1000_3R37</text:p>
          </table:table-cell>
          <table:table-cell table:formula="of:=['Pre-irrad_2_141024'.M16]" office:value-type="string" office:string-value="1000_4R37" calcext:value-type="string">
            <text:p>1000_4R37</text:p>
          </table:table-cell>
        </table:table-row>
        <table:table-row table:style-name="ro1">
          <table:table-cell table:style-name="ce8" table:formula="of:=['Pre-irrad_2_141024'.A17]" office:value-type="string" office:string-value="R1" calcext:value-type="string">
            <text:p>R1</text:p>
          </table:table-cell>
          <table:table-cell table:style-name="ce2" table:formula="of:=['Pre-irrad_2_141024'.B17]" office:value-type="string" office:string-value="0050_REF1" calcext:value-type="string">
            <text:p>0050_REF1</text:p>
          </table:table-cell>
          <table:table-cell table:style-name="ce2" table:formula="of:=['Pre-irrad_2_141024'.C17]" office:value-type="string" office:string-value="0052_REF1" calcext:value-type="string">
            <text:p>0052_REF1</text:p>
          </table:table-cell>
          <table:table-cell table:style-name="ce2" table:formula="of:=['Pre-irrad_2_141024'.D17]" office:value-type="string" office:string-value="0100_REF1" calcext:value-type="string">
            <text:p>0100_REF1</text:p>
          </table:table-cell>
          <table:table-cell table:style-name="ce2" table:formula="of:=['Pre-irrad_2_141024'.E17]" office:value-type="string" office:string-value="0102_REF1" calcext:value-type="string">
            <text:p>0102_REF1</text:p>
          </table:table-cell>
          <table:table-cell table:style-name="ce2" table:formula="of:=['Pre-irrad_2_141024'.F17]" office:value-type="string" office:string-value="0140_REF1" calcext:value-type="string">
            <text:p>0140_REF1</text:p>
          </table:table-cell>
          <table:table-cell table:style-name="ce2" table:formula="of:=['Pre-irrad_2_141024'.G17]" office:value-type="string" office:string-value="0142_REF1" calcext:value-type="string">
            <text:p>0142_REF1</text:p>
          </table:table-cell>
          <table:table-cell table:style-name="ce2" table:formula="of:=['Pre-irrad_2_141024'.H17]" office:value-type="string" office:string-value="1000_REF1" calcext:value-type="string">
            <text:p>1000_REF1</text:p>
          </table:table-cell>
          <table:table-cell table:style-name="ce2" table:formula="of:=['Pre-irrad_2_141024'.I17]" office:value-type="string" office:string-value="1002_REF1" calcext:value-type="string">
            <text:p>1002_REF1</text:p>
          </table:table-cell>
          <table:table-cell table:style-name="ce2" table:formula="of:=['Pre-irrad_2_141024'.J17]" office:value-type="string" office:string-value="0050_REF2" calcext:value-type="string">
            <text:p>0050_REF2</text:p>
          </table:table-cell>
          <table:table-cell table:style-name="ce2" table:formula="of:=['Pre-irrad_2_141024'.K17]" office:value-type="string" office:string-value="0052_REF2" calcext:value-type="string">
            <text:p>0052_REF2</text:p>
          </table:table-cell>
          <table:table-cell table:style-name="ce2" table:formula="of:=['Pre-irrad_2_141024'.L17]" office:value-type="string" office:string-value="0100_REF2" calcext:value-type="string">
            <text:p>0100_REF2</text:p>
          </table:table-cell>
          <table:table-cell table:style-name="ce2" table:formula="of:=['Pre-irrad_2_141024'.M17]" office:value-type="string" office:string-value="0102_REF2" calcext:value-type="string">
            <text:p>0102_REF2</text:p>
          </table:table-cell>
        </table:table-row>
      </table:table>
      <table:table table:name="Pre-irrad_4_141031" table:style-name="ta1">
        <table:table-column table:style-name="co1" table:default-cell-style-name="ce1"/>
        <table:table-column table:style-name="co1" table:number-columns-repeated="12" table:default-cell-style-name="Default"/>
        <table:table-row table:style-name="ro1">
          <table:table-cell table:formula="of:=['Pre-irrad_3_141029'.A1]" office:value-type="string" office:string-value="Tray ID" calcext:value-type="string">
            <text:p>Tray ID</text:p>
          </table:table-cell>
          <table:table-cell table:style-name="ce1" table:formula="of:=['Pre-irrad_3_141029'.B1]" office:value-type="string" office:string-value="Position 1" calcext:value-type="string">
            <text:p>Position 1</text:p>
          </table:table-cell>
          <table:table-cell table:style-name="ce1" table:formula="of:=['Pre-irrad_3_141029'.C1]" office:value-type="string" office:string-value="Position 2" calcext:value-type="string">
            <text:p>Position 2</text:p>
          </table:table-cell>
          <table:table-cell table:style-name="ce1" table:formula="of:=['Pre-irrad_3_141029'.D1]" office:value-type="string" office:string-value="Position 3" calcext:value-type="string">
            <text:p>Position 3</text:p>
          </table:table-cell>
          <table:table-cell table:style-name="ce1" table:formula="of:=['Pre-irrad_3_141029'.E1]" office:value-type="string" office:string-value="Position 4" calcext:value-type="string">
            <text:p>Position 4</text:p>
          </table:table-cell>
          <table:table-cell table:style-name="ce1" table:formula="of:=['Pre-irrad_3_141029'.F1]" office:value-type="string" office:string-value="Position 5" calcext:value-type="string">
            <text:p>Position 5</text:p>
          </table:table-cell>
          <table:table-cell table:style-name="ce1" table:formula="of:=['Pre-irrad_3_141029'.G1]" office:value-type="string" office:string-value="Position 6" calcext:value-type="string">
            <text:p>Position 6</text:p>
          </table:table-cell>
          <table:table-cell table:style-name="ce1" table:formula="of:=['Pre-irrad_3_141029'.H1]" office:value-type="string" office:string-value="Position 7" calcext:value-type="string">
            <text:p>Position 7</text:p>
          </table:table-cell>
          <table:table-cell table:style-name="ce1" table:formula="of:=['Pre-irrad_3_141029'.I1]" office:value-type="string" office:string-value="Position 8" calcext:value-type="string">
            <text:p>Position 8</text:p>
          </table:table-cell>
          <table:table-cell table:style-name="ce1" table:formula="of:=['Pre-irrad_3_141029'.J1]" office:value-type="string" office:string-value="Position 9" calcext:value-type="string">
            <text:p>Position 9</text:p>
          </table:table-cell>
          <table:table-cell table:style-name="ce1" table:formula="of:=['Pre-irrad_3_141029'.K1]" office:value-type="string" office:string-value="Position 10" calcext:value-type="string">
            <text:p>Position 10</text:p>
          </table:table-cell>
          <table:table-cell table:style-name="ce1" table:formula="of:=['Pre-irrad_3_141029'.L1]" office:value-type="string" office:string-value="Position 11" calcext:value-type="string">
            <text:p>Position 11</text:p>
          </table:table-cell>
          <table:table-cell table:style-name="ce1" table:formula="of:=['Pre-irrad_3_141029'.M1]" office:value-type="string" office:string-value="Position 12" calcext:value-type="string">
            <text:p>Position 12</text:p>
          </table:table-cell>
        </table:table-row>
        <table:table-row table:style-name="ro1">
          <table:table-cell table:formula="of:=['Pre-irrad_3_141029'.A2]" office:value-type="string" office:string-value="S1" calcext:value-type="string">
            <text:p>S1</text:p>
          </table:table-cell>
          <table:table-cell table:style-name="ce13" table:formula="of:=['Pre-irrad_3_141029'.B2]" office:value-type="string" office:string-value="STD_3_H" calcext:value-type="string">
            <text:p>STD_3_H</text:p>
          </table:table-cell>
          <table:table-cell table:formula="of:=['Pre-irrad_3_141029'.C2]" office:value-type="string" office:string-value="0050_1F13" calcext:value-type="string">
            <text:p>0050_1F13</text:p>
          </table:table-cell>
          <table:table-cell table:formula="of:=['Pre-irrad_3_141029'.D2]" office:value-type="string" office:string-value="0052_1F14" calcext:value-type="string">
            <text:p>0052_1F14</text:p>
          </table:table-cell>
          <table:table-cell table:formula="of:=['Pre-irrad_3_141029'.E2]" office:value-type="string" office:string-value="0050_2F13" calcext:value-type="string">
            <text:p>0050_2F13</text:p>
          </table:table-cell>
          <table:table-cell table:formula="of:=['Pre-irrad_3_141029'.F2]" office:value-type="string" office:string-value="0052_2F14" calcext:value-type="string">
            <text:p>0052_2F14</text:p>
          </table:table-cell>
          <table:table-cell table:formula="of:=['Pre-irrad_3_141029'.G2]" office:value-type="string" office:string-value="0050_3F13" calcext:value-type="string">
            <text:p>0050_3F13</text:p>
          </table:table-cell>
          <table:table-cell table:formula="of:=['Pre-irrad_3_141029'.H2]" office:value-type="string" office:string-value="0052_3F14" calcext:value-type="string">
            <text:p>0052_3F14</text:p>
          </table:table-cell>
          <table:table-cell table:formula="of:=['Pre-irrad_3_141029'.I2]" office:value-type="string" office:string-value="0050_4F13" calcext:value-type="string">
            <text:p>0050_4F13</text:p>
          </table:table-cell>
          <table:table-cell table:formula="of:=['Pre-irrad_3_141029'.J2]" office:value-type="string" office:string-value="0052_4F14" calcext:value-type="string">
            <text:p>0052_4F14</text:p>
          </table:table-cell>
          <table:table-cell table:formula="of:=['Pre-irrad_3_141029'.K2]" office:value-type="string" office:string-value="0100_1F15" calcext:value-type="string">
            <text:p>0100_1F15</text:p>
          </table:table-cell>
          <table:table-cell table:formula="of:=['Pre-irrad_3_141029'.L2]" office:value-type="string" office:string-value="0102_1F25" calcext:value-type="string">
            <text:p>0102_1F25</text:p>
          </table:table-cell>
          <table:table-cell table:formula="of:=['Pre-irrad_3_141029'.M2]" office:value-type="string" office:string-value="0100_2F15" calcext:value-type="string">
            <text:p>0100_2F15</text:p>
          </table:table-cell>
        </table:table-row>
        <table:table-row table:style-name="ro1">
          <table:table-cell table:formula="of:=['Pre-irrad_3_141029'.A3]" office:value-type="string" office:string-value="S2" calcext:value-type="string">
            <text:p>S2</text:p>
          </table:table-cell>
          <table:table-cell table:formula="of:=['Pre-irrad_3_141029'.B3]" office:value-type="string" office:string-value="0102_2F25" calcext:value-type="string">
            <text:p>0102_2F25</text:p>
          </table:table-cell>
          <table:table-cell table:style-name="ce13" table:formula="of:=['Pre-irrad_3_141029'.C3]" office:value-type="string" office:string-value="STD_14_C" calcext:value-type="string">
            <text:p>STD_14_C</text:p>
          </table:table-cell>
          <table:table-cell table:formula="of:=['Pre-irrad_3_141029'.D3]" office:value-type="string" office:string-value="0100_3F15" calcext:value-type="string">
            <text:p>0100_3F15</text:p>
          </table:table-cell>
          <table:table-cell table:formula="of:=['Pre-irrad_3_141029'.E3]" office:value-type="string" office:string-value="0102_3F25" calcext:value-type="string">
            <text:p>0102_3F25</text:p>
          </table:table-cell>
          <table:table-cell table:formula="of:=['Pre-irrad_3_141029'.F3]" office:value-type="string" office:string-value="0100_4F15" calcext:value-type="string">
            <text:p>0100_4F15</text:p>
          </table:table-cell>
          <table:table-cell table:formula="of:=['Pre-irrad_3_141029'.G3]" office:value-type="string" office:string-value="0102_4F25" calcext:value-type="string">
            <text:p>0102_4F25</text:p>
          </table:table-cell>
          <table:table-cell table:formula="of:=['Pre-irrad_3_141029'.H3]" office:value-type="string" office:string-value="0140_1F23" calcext:value-type="string">
            <text:p>0140_1F23</text:p>
          </table:table-cell>
          <table:table-cell table:formula="of:=['Pre-irrad_3_141029'.I3]" office:value-type="string" office:string-value="0142_1F33" calcext:value-type="string">
            <text:p>0142_1F33</text:p>
          </table:table-cell>
          <table:table-cell table:formula="of:=['Pre-irrad_3_141029'.J3]" office:value-type="string" office:string-value="0140_2F23" calcext:value-type="string">
            <text:p>0140_2F23</text:p>
          </table:table-cell>
          <table:table-cell table:formula="of:=['Pre-irrad_3_141029'.K3]" office:value-type="string" office:string-value="0142_2F33" calcext:value-type="string">
            <text:p>0142_2F33</text:p>
          </table:table-cell>
          <table:table-cell table:formula="of:=['Pre-irrad_3_141029'.L3]" office:value-type="string" office:string-value="0140_3F23" calcext:value-type="string">
            <text:p>0140_3F23</text:p>
          </table:table-cell>
          <table:table-cell table:formula="of:=['Pre-irrad_3_141029'.M3]" office:value-type="string" office:string-value="0142_3F33" calcext:value-type="string">
            <text:p>0142_3F33</text:p>
          </table:table-cell>
        </table:table-row>
        <table:table-row table:style-name="ro1">
          <table:table-cell table:formula="of:=['Pre-irrad_3_141029'.A4]" office:value-type="string" office:string-value="S3" calcext:value-type="string">
            <text:p>S3</text:p>
          </table:table-cell>
          <table:table-cell table:formula="of:=['Pre-irrad_3_141029'.B4]" office:value-type="string" office:string-value="0140_4F23" calcext:value-type="string">
            <text:p>0140_4F23</text:p>
          </table:table-cell>
          <table:table-cell table:formula="of:=['Pre-irrad_3_141029'.C4]" office:value-type="string" office:string-value="0142_4F33" calcext:value-type="string">
            <text:p>0142_4F33</text:p>
          </table:table-cell>
          <table:table-cell table:style-name="ce13" table:formula="of:=['Pre-irrad_3_141029'.D4]" office:value-type="string" office:string-value="EMPTY" calcext:value-type="string">
            <text:p>EMPTY</text:p>
          </table:table-cell>
          <table:table-cell table:formula="of:=['Pre-irrad_3_141029'.E4]" office:value-type="string" office:string-value="1000_1F34" calcext:value-type="string">
            <text:p>1000_1F34</text:p>
          </table:table-cell>
          <table:table-cell table:formula="of:=['Pre-irrad_3_141029'.F4]" office:value-type="string" office:string-value="1002_1F35" calcext:value-type="string">
            <text:p>1002_1F35</text:p>
          </table:table-cell>
          <table:table-cell table:formula="of:=['Pre-irrad_3_141029'.G4]" office:value-type="string" office:string-value="1000_2F34" calcext:value-type="string">
            <text:p>1000_2F34</text:p>
          </table:table-cell>
          <table:table-cell table:formula="of:=['Pre-irrad_3_141029'.H4]" office:value-type="string" office:string-value="1002_2F35" calcext:value-type="string">
            <text:p>1002_2F35</text:p>
          </table:table-cell>
          <table:table-cell table:formula="of:=['Pre-irrad_3_141029'.I4]" office:value-type="string" office:string-value="1000_3F34" calcext:value-type="string">
            <text:p>1000_3F34</text:p>
          </table:table-cell>
          <table:table-cell table:formula="of:=['Pre-irrad_3_141029'.J4]" office:value-type="string" office:string-value="1002_3F35" calcext:value-type="string">
            <text:p>1002_3F35</text:p>
          </table:table-cell>
          <table:table-cell table:formula="of:=['Pre-irrad_3_141029'.K4]" office:value-type="string" office:string-value="1000_4F34" calcext:value-type="string">
            <text:p>1000_4F34</text:p>
          </table:table-cell>
          <table:table-cell table:formula="of:=['Pre-irrad_3_141029'.L4]" office:value-type="string" office:string-value="1002_4F35" calcext:value-type="string">
            <text:p>1002_4F35</text:p>
          </table:table-cell>
          <table:table-cell table:formula="of:=['Pre-irrad_3_141029'.M4]" office:value-type="string" office:string-value="0050_1R13" calcext:value-type="string">
            <text:p>0050_1R13</text:p>
          </table:table-cell>
        </table:table-row>
        <table:table-row table:style-name="ro1">
          <table:table-cell table:formula="of:=['Pre-irrad_3_141029'.A5]" office:value-type="string" office:string-value="S4" calcext:value-type="string">
            <text:p>S4</text:p>
          </table:table-cell>
          <table:table-cell table:formula="of:=['Pre-irrad_3_141029'.B5]" office:value-type="string" office:string-value="0052_1R14" calcext:value-type="string">
            <text:p>0052_1R14</text:p>
          </table:table-cell>
          <table:table-cell table:formula="of:=['Pre-irrad_3_141029'.C5]" office:value-type="string" office:string-value="0050_2R13" calcext:value-type="string">
            <text:p>0050_2R13</text:p>
          </table:table-cell>
          <table:table-cell table:formula="of:=['Pre-irrad_3_141029'.D5]" office:value-type="string" office:string-value="0052_2R14" calcext:value-type="string">
            <text:p>0052_2R14</text:p>
          </table:table-cell>
          <table:table-cell table:style-name="ce13" table:formula="of:=['Pre-irrad_3_141029'.E5]" office:value-type="string" office:string-value="EMPTY" calcext:value-type="string">
            <text:p>EMPTY</text:p>
          </table:table-cell>
          <table:table-cell table:formula="of:=['Pre-irrad_3_141029'.F5]" office:value-type="string" office:string-value="0050_3R13" calcext:value-type="string">
            <text:p>0050_3R13</text:p>
          </table:table-cell>
          <table:table-cell table:formula="of:=['Pre-irrad_3_141029'.G5]" office:value-type="string" office:string-value="0052_3R14" calcext:value-type="string">
            <text:p>0052_3R14</text:p>
          </table:table-cell>
          <table:table-cell table:formula="of:=['Pre-irrad_3_141029'.H5]" office:value-type="string" office:string-value="0050_4R13" calcext:value-type="string">
            <text:p>0050_4R13</text:p>
          </table:table-cell>
          <table:table-cell table:formula="of:=['Pre-irrad_3_141029'.I5]" office:value-type="string" office:string-value="0052_4R14" calcext:value-type="string">
            <text:p>0052_4R14</text:p>
          </table:table-cell>
          <table:table-cell table:formula="of:=['Pre-irrad_3_141029'.J5]" office:value-type="string" office:string-value="0100_1R15" calcext:value-type="string">
            <text:p>0100_1R15</text:p>
          </table:table-cell>
          <table:table-cell table:formula="of:=['Pre-irrad_3_141029'.K5]" office:value-type="string" office:string-value="0102_1R25" calcext:value-type="string">
            <text:p>0102_1R25</text:p>
          </table:table-cell>
          <table:table-cell table:formula="of:=['Pre-irrad_3_141029'.L5]" office:value-type="string" office:string-value="0100_2R15" calcext:value-type="string">
            <text:p>0100_2R15</text:p>
          </table:table-cell>
          <table:table-cell table:formula="of:=['Pre-irrad_3_141029'.M5]" office:value-type="string" office:string-value="0102_2R25" calcext:value-type="string">
            <text:p>0102_2R25</text:p>
          </table:table-cell>
        </table:table-row>
        <table:table-row table:style-name="ro1">
          <table:table-cell table:formula="of:=['Pre-irrad_3_141029'.A6]" office:value-type="string" office:string-value="S5" calcext:value-type="string">
            <text:p>S5</text:p>
          </table:table-cell>
          <table:table-cell table:formula="of:=['Pre-irrad_3_141029'.B6]" office:value-type="string" office:string-value="0100_3R15" calcext:value-type="string">
            <text:p>0100_3R15</text:p>
          </table:table-cell>
          <table:table-cell table:formula="of:=['Pre-irrad_3_141029'.C6]" office:value-type="string" office:string-value="0102_3R25" calcext:value-type="string">
            <text:p>0102_3R25</text:p>
          </table:table-cell>
          <table:table-cell table:formula="of:=['Pre-irrad_3_141029'.D6]" office:value-type="string" office:string-value="0100_4R15" calcext:value-type="string">
            <text:p>0100_4R15</text:p>
          </table:table-cell>
          <table:table-cell table:formula="of:=['Pre-irrad_3_141029'.E6]" office:value-type="string" office:string-value="0102_4R25" calcext:value-type="string">
            <text:p>0102_4R25</text:p>
          </table:table-cell>
          <table:table-cell table:style-name="ce13" table:formula="of:=['Pre-irrad_3_141029'.F6]" office:value-type="string" office:string-value="EMPTY" calcext:value-type="string">
            <text:p>EMPTY</text:p>
          </table:table-cell>
          <table:table-cell table:formula="of:=['Pre-irrad_3_141029'.G6]" office:value-type="string" office:string-value="0140_1R23" calcext:value-type="string">
            <text:p>0140_1R23</text:p>
          </table:table-cell>
          <table:table-cell table:formula="of:=['Pre-irrad_3_141029'.H6]" office:value-type="string" office:string-value="0142_1R33" calcext:value-type="string">
            <text:p>0142_1R33</text:p>
          </table:table-cell>
          <table:table-cell table:formula="of:=['Pre-irrad_3_141029'.I6]" office:value-type="string" office:string-value="0140_2R23" calcext:value-type="string">
            <text:p>0140_2R23</text:p>
          </table:table-cell>
          <table:table-cell table:formula="of:=['Pre-irrad_3_141029'.J6]" office:value-type="string" office:string-value="0142_2R33" calcext:value-type="string">
            <text:p>0142_2R33</text:p>
          </table:table-cell>
          <table:table-cell table:formula="of:=['Pre-irrad_3_141029'.K6]" office:value-type="string" office:string-value="0140_3R23" calcext:value-type="string">
            <text:p>0140_3R23</text:p>
          </table:table-cell>
          <table:table-cell table:formula="of:=['Pre-irrad_3_141029'.L6]" office:value-type="string" office:string-value="0142_3R33" calcext:value-type="string">
            <text:p>0142_3R33</text:p>
          </table:table-cell>
          <table:table-cell table:formula="of:=['Pre-irrad_3_141029'.M6]" office:value-type="string" office:string-value="0140_4R23" calcext:value-type="string">
            <text:p>0140_4R23</text:p>
          </table:table-cell>
        </table:table-row>
        <table:table-row table:style-name="ro1">
          <table:table-cell table:formula="of:=['Pre-irrad_3_141029'.A7]" office:value-type="string" office:string-value="S6" calcext:value-type="string">
            <text:p>S6</text:p>
          </table:table-cell>
          <table:table-cell table:formula="of:=['Pre-irrad_3_141029'.B7]" office:value-type="string" office:string-value="0142_4R33" calcext:value-type="string">
            <text:p>0142_4R33</text:p>
          </table:table-cell>
          <table:table-cell table:formula="of:=['Pre-irrad_3_141029'.C7]" office:value-type="string" office:string-value="1000_1R34" calcext:value-type="string">
            <text:p>1000_1R34</text:p>
          </table:table-cell>
          <table:table-cell table:formula="of:=['Pre-irrad_3_141029'.D7]" office:value-type="string" office:string-value="1002_1R35" calcext:value-type="string">
            <text:p>1002_1R35</text:p>
          </table:table-cell>
          <table:table-cell table:formula="of:=['Pre-irrad_3_141029'.E7]" office:value-type="string" office:string-value="1000_2R34" calcext:value-type="string">
            <text:p>1000_2R34</text:p>
          </table:table-cell>
          <table:table-cell table:formula="of:=['Pre-irrad_3_141029'.F7]" office:value-type="string" office:string-value="1002_2R35" calcext:value-type="string">
            <text:p>1002_2R35</text:p>
          </table:table-cell>
          <table:table-cell table:style-name="ce13" table:formula="of:=['Pre-irrad_3_141029'.G7]" office:value-type="string" office:string-value="EMPTY" calcext:value-type="string">
            <text:p>EMPTY</text:p>
          </table:table-cell>
          <table:table-cell table:formula="of:=['Pre-irrad_3_141029'.H7]" office:value-type="string" office:string-value="1000_3R34" calcext:value-type="string">
            <text:p>1000_3R34</text:p>
          </table:table-cell>
          <table:table-cell table:formula="of:=['Pre-irrad_3_141029'.I7]" office:value-type="string" office:string-value="1002_3R35" calcext:value-type="string">
            <text:p>1002_3R35</text:p>
          </table:table-cell>
          <table:table-cell table:formula="of:=['Pre-irrad_3_141029'.J7]" office:value-type="string" office:string-value="1000_4R34" calcext:value-type="string">
            <text:p>1000_4R34</text:p>
          </table:table-cell>
          <table:table-cell table:formula="of:=['Pre-irrad_3_141029'.K7]" office:value-type="string" office:string-value="1002_4R35" calcext:value-type="string">
            <text:p>1002_4R35</text:p>
          </table:table-cell>
          <table:table-cell table:formula="of:=['Pre-irrad_3_141029'.L7]" office:value-type="string" office:string-value="0050_FPMT" calcext:value-type="string">
            <text:p>0050_FPMT</text:p>
          </table:table-cell>
          <table:table-cell table:formula="of:=['Pre-irrad_3_141029'.M7]" office:value-type="string" office:string-value="0050_RPMT" calcext:value-type="string">
            <text:p>0050_RPMT</text:p>
          </table:table-cell>
        </table:table-row>
        <table:table-row table:style-name="ro1">
          <table:table-cell table:formula="of:=['Pre-irrad_3_141029'.A8]" office:value-type="string" office:string-value="S7" calcext:value-type="string">
            <text:p>S7</text:p>
          </table:table-cell>
          <table:table-cell table:formula="of:=['Pre-irrad_3_141029'.B8]" office:value-type="string" office:string-value="0050_1F11" calcext:value-type="string">
            <text:p>0050_1F11</text:p>
          </table:table-cell>
          <table:table-cell table:formula="of:=['Pre-irrad_3_141029'.C8]" office:value-type="string" office:string-value="0052_1F12" calcext:value-type="string">
            <text:p>0052_1F12</text:p>
          </table:table-cell>
          <table:table-cell table:formula="of:=['Pre-irrad_3_141029'.D8]" office:value-type="string" office:string-value="0050_2F11" calcext:value-type="string">
            <text:p>0050_2F11</text:p>
          </table:table-cell>
          <table:table-cell table:formula="of:=['Pre-irrad_3_141029'.E8]" office:value-type="string" office:string-value="0052_2F12" calcext:value-type="string">
            <text:p>0052_2F12</text:p>
          </table:table-cell>
          <table:table-cell table:formula="of:=['Pre-irrad_3_141029'.F8]" office:value-type="string" office:string-value="0050_3F11" calcext:value-type="string">
            <text:p>0050_3F11</text:p>
          </table:table-cell>
          <table:table-cell table:formula="of:=['Pre-irrad_3_141029'.G8]" office:value-type="string" office:string-value="0052_3F12" calcext:value-type="string">
            <text:p>0052_3F12</text:p>
          </table:table-cell>
          <table:table-cell table:style-name="ce13" table:formula="of:=['Pre-irrad_3_141029'.H8]" office:value-type="string" office:string-value="EMPTY" calcext:value-type="string">
            <text:p>EMPTY</text:p>
          </table:table-cell>
          <table:table-cell table:formula="of:=['Pre-irrad_3_141029'.I8]" office:value-type="string" office:string-value="0050_4F11" calcext:value-type="string">
            <text:p>0050_4F11</text:p>
          </table:table-cell>
          <table:table-cell table:formula="of:=['Pre-irrad_3_141029'.J8]" office:value-type="string" office:string-value="0052_4F12" calcext:value-type="string">
            <text:p>0052_4F12</text:p>
          </table:table-cell>
          <table:table-cell table:formula="of:=['Pre-irrad_3_141029'.K8]" office:value-type="string" office:string-value="0100_1F22" calcext:value-type="string">
            <text:p>0100_1F22</text:p>
          </table:table-cell>
          <table:table-cell table:formula="of:=['Pre-irrad_3_141029'.L8]" office:value-type="string" office:string-value="0102_1F21" calcext:value-type="string">
            <text:p>0102_1F21</text:p>
          </table:table-cell>
          <table:table-cell table:formula="of:=['Pre-irrad_3_141029'.M8]" office:value-type="string" office:string-value="0100_2F22" calcext:value-type="string">
            <text:p>0100_2F22</text:p>
          </table:table-cell>
        </table:table-row>
        <table:table-row table:style-name="ro1">
          <table:table-cell table:formula="of:=['Pre-irrad_3_141029'.A9]" office:value-type="string" office:string-value="S8" calcext:value-type="string">
            <text:p>S8</text:p>
          </table:table-cell>
          <table:table-cell table:formula="of:=['Pre-irrad_3_141029'.B9]" office:value-type="string" office:string-value="0102_2F21" calcext:value-type="string">
            <text:p>0102_2F21</text:p>
          </table:table-cell>
          <table:table-cell table:formula="of:=['Pre-irrad_3_141029'.C9]" office:value-type="string" office:string-value="0100_3F22" calcext:value-type="string">
            <text:p>0100_3F22</text:p>
          </table:table-cell>
          <table:table-cell table:formula="of:=['Pre-irrad_3_141029'.D9]" office:value-type="string" office:string-value="0102_3F21" calcext:value-type="string">
            <text:p>0102_3F21</text:p>
          </table:table-cell>
          <table:table-cell table:formula="of:=['Pre-irrad_3_141029'.E9]" office:value-type="string" office:string-value="0100_4F22" calcext:value-type="string">
            <text:p>0100_4F22</text:p>
          </table:table-cell>
          <table:table-cell table:formula="of:=['Pre-irrad_3_141029'.F9]" office:value-type="string" office:string-value="0102_4F21" calcext:value-type="string">
            <text:p>0102_4F21</text:p>
          </table:table-cell>
          <table:table-cell table:formula="of:=['Pre-irrad_3_141029'.G9]" office:value-type="string" office:string-value="0140_1F31" calcext:value-type="string">
            <text:p>0140_1F31</text:p>
          </table:table-cell>
          <table:table-cell table:formula="of:=['Pre-irrad_3_141029'.H9]" office:value-type="string" office:string-value="0142_1F26" calcext:value-type="string">
            <text:p>0142_1F26</text:p>
          </table:table-cell>
          <table:table-cell table:style-name="ce13" table:formula="of:=['Pre-irrad_3_141029'.I9]" office:value-type="string" office:string-value="EMPTY" calcext:value-type="string">
            <text:p>EMPTY</text:p>
          </table:table-cell>
          <table:table-cell table:formula="of:=['Pre-irrad_3_141029'.J9]" office:value-type="string" office:string-value="0140_2F31" calcext:value-type="string">
            <text:p>0140_2F31</text:p>
          </table:table-cell>
          <table:table-cell table:formula="of:=['Pre-irrad_3_141029'.K9]" office:value-type="string" office:string-value="0142_2F26" calcext:value-type="string">
            <text:p>0142_2F26</text:p>
          </table:table-cell>
          <table:table-cell table:formula="of:=['Pre-irrad_3_141029'.L9]" office:value-type="string" office:string-value="0140_3F31" calcext:value-type="string">
            <text:p>0140_3F31</text:p>
          </table:table-cell>
          <table:table-cell table:formula="of:=['Pre-irrad_3_141029'.M9]" office:value-type="string" office:string-value="0142_3F26" calcext:value-type="string">
            <text:p>0142_3F26</text:p>
          </table:table-cell>
        </table:table-row>
        <table:table-row table:style-name="ro1">
          <table:table-cell table:formula="of:=['Pre-irrad_3_141029'.A10]" office:value-type="string" office:string-value="S9" calcext:value-type="string">
            <text:p>S9</text:p>
          </table:table-cell>
          <table:table-cell table:formula="of:=['Pre-irrad_3_141029'.B10]" office:value-type="string" office:string-value="0140_4F31" calcext:value-type="string">
            <text:p>0140_4F31</text:p>
          </table:table-cell>
          <table:table-cell table:formula="of:=['Pre-irrad_3_141029'.C10]" office:value-type="string" office:string-value="0142_4F26" calcext:value-type="string">
            <text:p>0142_4F26</text:p>
          </table:table-cell>
          <table:table-cell table:formula="of:=['Pre-irrad_3_141029'.D10]" office:value-type="string" office:string-value="1000_1F36" calcext:value-type="string">
            <text:p>1000_1F36</text:p>
          </table:table-cell>
          <table:table-cell table:formula="of:=['Pre-irrad_3_141029'.E10]" office:value-type="string" office:string-value="1002_1F32" calcext:value-type="string">
            <text:p>1002_1F32</text:p>
          </table:table-cell>
          <table:table-cell table:formula="of:=['Pre-irrad_3_141029'.F10]" office:value-type="string" office:string-value="1000_2F36" calcext:value-type="string">
            <text:p>1000_2F36</text:p>
          </table:table-cell>
          <table:table-cell table:formula="of:=['Pre-irrad_3_141029'.G10]" office:value-type="string" office:string-value="1002_2F32" calcext:value-type="string">
            <text:p>1002_2F32</text:p>
          </table:table-cell>
          <table:table-cell table:formula="of:=['Pre-irrad_3_141029'.H10]" office:value-type="string" office:string-value="1000_3F36" calcext:value-type="string">
            <text:p>1000_3F36</text:p>
          </table:table-cell>
          <table:table-cell table:formula="of:=['Pre-irrad_3_141029'.I10]" office:value-type="string" office:string-value="1002_3F32" calcext:value-type="string">
            <text:p>1002_3F32</text:p>
          </table:table-cell>
          <table:table-cell table:style-name="ce13" table:formula="of:=['Pre-irrad_3_141029'.J10]" office:value-type="string" office:string-value="EMPTY" calcext:value-type="string">
            <text:p>EMPTY</text:p>
          </table:table-cell>
          <table:table-cell table:formula="of:=['Pre-irrad_3_141029'.K10]" office:value-type="string" office:string-value="1000_4F36" calcext:value-type="string">
            <text:p>1000_4F36</text:p>
          </table:table-cell>
          <table:table-cell table:formula="of:=['Pre-irrad_3_141029'.L10]" office:value-type="string" office:string-value="1002_4F32" calcext:value-type="string">
            <text:p>1002_4F32</text:p>
          </table:table-cell>
          <table:table-cell table:formula="of:=['Pre-irrad_3_141029'.M10]" office:value-type="string" office:string-value="0050_1R11" calcext:value-type="string">
            <text:p>0050_1R11</text:p>
          </table:table-cell>
        </table:table-row>
        <table:table-row table:style-name="ro1">
          <table:table-cell table:formula="of:=['Pre-irrad_3_141029'.A11]" office:value-type="string" office:string-value="S10" calcext:value-type="string">
            <text:p>S10</text:p>
          </table:table-cell>
          <table:table-cell table:formula="of:=['Pre-irrad_3_141029'.B11]" office:value-type="string" office:string-value="0052_1R12" calcext:value-type="string">
            <text:p>0052_1R12</text:p>
          </table:table-cell>
          <table:table-cell table:formula="of:=['Pre-irrad_3_141029'.C11]" office:value-type="string" office:string-value="0050_2R11" calcext:value-type="string">
            <text:p>0050_2R11</text:p>
          </table:table-cell>
          <table:table-cell table:formula="of:=['Pre-irrad_3_141029'.D11]" office:value-type="string" office:string-value="0052_2R12" calcext:value-type="string">
            <text:p>0052_2R12</text:p>
          </table:table-cell>
          <table:table-cell table:formula="of:=['Pre-irrad_3_141029'.E11]" office:value-type="string" office:string-value="0050_3R11" calcext:value-type="string">
            <text:p>0050_3R11</text:p>
          </table:table-cell>
          <table:table-cell table:formula="of:=['Pre-irrad_3_141029'.F11]" office:value-type="string" office:string-value="0052_3R12" calcext:value-type="string">
            <text:p>0052_3R12</text:p>
          </table:table-cell>
          <table:table-cell table:formula="of:=['Pre-irrad_3_141029'.G11]" office:value-type="string" office:string-value="0050_4R11" calcext:value-type="string">
            <text:p>0050_4R11</text:p>
          </table:table-cell>
          <table:table-cell table:formula="of:=['Pre-irrad_3_141029'.H11]" office:value-type="string" office:string-value="0052_4R12" calcext:value-type="string">
            <text:p>0052_4R12</text:p>
          </table:table-cell>
          <table:table-cell table:formula="of:=['Pre-irrad_3_141029'.I11]" office:value-type="string" office:string-value="0100_1R22" calcext:value-type="string">
            <text:p>0100_1R22</text:p>
          </table:table-cell>
          <table:table-cell table:formula="of:=['Pre-irrad_3_141029'.J11]" office:value-type="string" office:string-value="0102_1R21" calcext:value-type="string">
            <text:p>0102_1R21</text:p>
          </table:table-cell>
          <table:table-cell table:style-name="ce13" table:formula="of:=['Pre-irrad_3_141029'.K11]" office:value-type="string" office:string-value="EMPTY" calcext:value-type="string">
            <text:p>EMPTY</text:p>
          </table:table-cell>
          <table:table-cell table:formula="of:=['Pre-irrad_3_141029'.L11]" office:value-type="string" office:string-value="0100_2R22" calcext:value-type="string">
            <text:p>0100_2R22</text:p>
          </table:table-cell>
          <table:table-cell table:formula="of:=['Pre-irrad_3_141029'.M11]" office:value-type="string" office:string-value="0102_2R21" calcext:value-type="string">
            <text:p>0102_2R21</text:p>
          </table:table-cell>
        </table:table-row>
        <table:table-row table:style-name="ro1">
          <table:table-cell table:formula="of:=['Pre-irrad_3_141029'.A12]" office:value-type="string" office:string-value="S11" calcext:value-type="string">
            <text:p>S11</text:p>
          </table:table-cell>
          <table:table-cell table:formula="of:=['Pre-irrad_3_141029'.B12]" office:value-type="string" office:string-value="0100_3R22" calcext:value-type="string">
            <text:p>0100_3R22</text:p>
          </table:table-cell>
          <table:table-cell table:formula="of:=['Pre-irrad_3_141029'.C12]" office:value-type="string" office:string-value="0102_3R21" calcext:value-type="string">
            <text:p>0102_3R21</text:p>
          </table:table-cell>
          <table:table-cell table:formula="of:=['Pre-irrad_3_141029'.D12]" office:value-type="string" office:string-value="0100_4R22" calcext:value-type="string">
            <text:p>0100_4R22</text:p>
          </table:table-cell>
          <table:table-cell table:formula="of:=['Pre-irrad_3_141029'.E12]" office:value-type="string" office:string-value="0102_4R21" calcext:value-type="string">
            <text:p>0102_4R21</text:p>
          </table:table-cell>
          <table:table-cell table:formula="of:=['Pre-irrad_3_141029'.F12]" office:value-type="string" office:string-value="0140_1R31" calcext:value-type="string">
            <text:p>0140_1R31</text:p>
          </table:table-cell>
          <table:table-cell table:formula="of:=['Pre-irrad_3_141029'.G12]" office:value-type="string" office:string-value="0142_1R26" calcext:value-type="string">
            <text:p>0142_1R26</text:p>
          </table:table-cell>
          <table:table-cell table:formula="of:=['Pre-irrad_3_141029'.H12]" office:value-type="string" office:string-value="0140_2R31" calcext:value-type="string">
            <text:p>0140_2R31</text:p>
          </table:table-cell>
          <table:table-cell table:formula="of:=['Pre-irrad_3_141029'.I12]" office:value-type="string" office:string-value="0142_2R26" calcext:value-type="string">
            <text:p>0142_2R26</text:p>
          </table:table-cell>
          <table:table-cell table:formula="of:=['Pre-irrad_3_141029'.J12]" office:value-type="string" office:string-value="0140_3R31" calcext:value-type="string">
            <text:p>0140_3R31</text:p>
          </table:table-cell>
          <table:table-cell table:formula="of:=['Pre-irrad_3_141029'.K12]" office:value-type="string" office:string-value="0142_3R26" calcext:value-type="string">
            <text:p>0142_3R26</text:p>
          </table:table-cell>
          <table:table-cell table:style-name="ce13" table:formula="of:=['Pre-irrad_3_141029'.L12]" office:value-type="string" office:string-value="EMPTY" calcext:value-type="string">
            <text:p>EMPTY</text:p>
          </table:table-cell>
          <table:table-cell table:formula="of:=['Pre-irrad_3_141029'.M12]" office:value-type="string" office:string-value="0140_4R31" calcext:value-type="string">
            <text:p>0140_4R31</text:p>
          </table:table-cell>
        </table:table-row>
        <table:table-row table:style-name="ro1">
          <table:table-cell table:formula="of:=['Pre-irrad_3_141029'.A13]" office:value-type="string" office:string-value="S12" calcext:value-type="string">
            <text:p>S12</text:p>
          </table:table-cell>
          <table:table-cell table:formula="of:=['Pre-irrad_3_141029'.B13]" office:value-type="string" office:string-value="0142_4R26" calcext:value-type="string">
            <text:p>0142_4R26</text:p>
          </table:table-cell>
          <table:table-cell table:formula="of:=['Pre-irrad_3_141029'.C13]" office:value-type="string" office:string-value="1000_1R36" calcext:value-type="string">
            <text:p>1000_1R36</text:p>
          </table:table-cell>
          <table:table-cell table:formula="of:=['Pre-irrad_3_141029'.D13]" office:value-type="string" office:string-value="1002_1R32" calcext:value-type="string">
            <text:p>1002_1R32</text:p>
          </table:table-cell>
          <table:table-cell table:formula="of:=['Pre-irrad_3_141029'.E13]" office:value-type="string" office:string-value="1000_2R36" calcext:value-type="string">
            <text:p>1000_2R36</text:p>
          </table:table-cell>
          <table:table-cell table:formula="of:=['Pre-irrad_3_141029'.F13]" office:value-type="string" office:string-value="1002_2R32" calcext:value-type="string">
            <text:p>1002_2R32</text:p>
          </table:table-cell>
          <table:table-cell table:formula="of:=['Pre-irrad_3_141029'.G13]" office:value-type="string" office:string-value="1000_3R36" calcext:value-type="string">
            <text:p>1000_3R36</text:p>
          </table:table-cell>
          <table:table-cell table:formula="of:=['Pre-irrad_3_141029'.H13]" office:value-type="string" office:string-value="1002_3R32" calcext:value-type="string">
            <text:p>1002_3R32</text:p>
          </table:table-cell>
          <table:table-cell table:formula="of:=['Pre-irrad_3_141029'.I13]" office:value-type="string" office:string-value="1000_4R36" calcext:value-type="string">
            <text:p>1000_4R36</text:p>
          </table:table-cell>
          <table:table-cell table:formula="of:=['Pre-irrad_3_141029'.J13]" office:value-type="string" office:string-value="1002_4R32" calcext:value-type="string">
            <text:p>1002_4R32</text:p>
          </table:table-cell>
          <table:table-cell table:formula="of:=['Pre-irrad_3_141029'.K13]" office:value-type="string" office:string-value="0050_1F16" calcext:value-type="string">
            <text:p>0050_1F16</text:p>
          </table:table-cell>
          <table:table-cell table:formula="of:=['Pre-irrad_3_141029'.L13]" office:value-type="string" office:string-value="0052_1F17" calcext:value-type="string">
            <text:p>0052_1F17</text:p>
          </table:table-cell>
          <table:table-cell table:style-name="ce13" table:formula="of:=['Pre-irrad_3_141029'.M13]" office:value-type="string" office:string-value="EMPTY" calcext:value-type="string">
            <text:p>EMPTY</text:p>
          </table:table-cell>
        </table:table-row>
        <table:table-row table:style-name="ro1">
          <table:table-cell table:formula="of:=['Pre-irrad_3_141029'.A14]" office:value-type="string" office:string-value="S13" calcext:value-type="string">
            <text:p>S13</text:p>
          </table:table-cell>
          <table:table-cell table:style-name="ce13" table:formula="of:=['Pre-irrad_3_141029'.B14]" office:value-type="string" office:string-value="EMPTY" calcext:value-type="string">
            <text:p>EMPTY</text:p>
          </table:table-cell>
          <table:table-cell table:formula="of:=['Pre-irrad_3_141029'.C14]" office:value-type="string" office:string-value="0050_2F16" calcext:value-type="string">
            <text:p>0050_2F16</text:p>
          </table:table-cell>
          <table:table-cell table:style-name="ce13" table:formula="of:=['Pre-irrad_3_141029'.D14]" office:value-type="string" office:string-value="EMPTY" calcext:value-type="string">
            <text:p>EMPTY</text:p>
          </table:table-cell>
          <table:table-cell table:formula="of:=['Pre-irrad_3_141029'.E14]" office:value-type="string" office:string-value="0052_2F17" calcext:value-type="string">
            <text:p>0052_2F17</text:p>
          </table:table-cell>
          <table:table-cell table:formula="of:=['Pre-irrad_3_141029'.F14]" office:value-type="string" office:string-value="0050_3F16" calcext:value-type="string">
            <text:p>0050_3F16</text:p>
          </table:table-cell>
          <table:table-cell table:formula="of:=['Pre-irrad_3_141029'.G14]" office:value-type="string" office:string-value="0052_3F17" calcext:value-type="string">
            <text:p>0052_3F17</text:p>
          </table:table-cell>
          <table:table-cell table:formula="of:=['Pre-irrad_3_141029'.H14]" office:value-type="string" office:string-value="0050_4F16" calcext:value-type="string">
            <text:p>0050_4F16</text:p>
          </table:table-cell>
          <table:table-cell table:formula="of:=['Pre-irrad_3_141029'.I14]" office:value-type="string" office:string-value="0052_4F17" calcext:value-type="string">
            <text:p>0052_4F17</text:p>
          </table:table-cell>
          <table:table-cell table:formula="of:=['Pre-irrad_3_141029'.J14]" office:value-type="string" office:string-value="0100_1F27" calcext:value-type="string">
            <text:p>0100_1F27</text:p>
          </table:table-cell>
          <table:table-cell table:formula="of:=['Pre-irrad_3_141029'.K14]" office:value-type="string" office:string-value="0100_2F27" calcext:value-type="string">
            <text:p>0100_2F27</text:p>
          </table:table-cell>
          <table:table-cell table:formula="of:=['Pre-irrad_3_141029'.L14]" office:value-type="string" office:string-value="0100_3F27" calcext:value-type="string">
            <text:p>0100_3F27</text:p>
          </table:table-cell>
          <table:table-cell table:formula="of:=['Pre-irrad_3_141029'.M14]" office:value-type="string" office:string-value="0100_4F27" calcext:value-type="string">
            <text:p>0100_4F27</text:p>
          </table:table-cell>
        </table:table-row>
        <table:table-row table:style-name="ro1">
          <table:table-cell table:formula="of:=['Pre-irrad_3_141029'.A15]" office:value-type="string" office:string-value="S14" calcext:value-type="string">
            <text:p>S14</text:p>
          </table:table-cell>
          <table:table-cell table:style-name="ce13" table:formula="of:=['Pre-irrad_3_141029'.B15]" office:value-type="string" office:string-value="EMPTY" calcext:value-type="string">
            <text:p>EMPTY</text:p>
          </table:table-cell>
          <table:table-cell table:formula="of:=['Pre-irrad_3_141029'.C15]" office:value-type="string" office:string-value="1000_1F37" calcext:value-type="string">
            <text:p>1000_1F37</text:p>
          </table:table-cell>
          <table:table-cell table:formula="of:=['Pre-irrad_3_141029'.D15]" office:value-type="string" office:string-value="1000_2F37" calcext:value-type="string">
            <text:p>1000_2F37</text:p>
          </table:table-cell>
          <table:table-cell table:style-name="ce13" table:formula="of:=['Pre-irrad_3_141029'.E15]" office:value-type="string" office:string-value="EMPTY" calcext:value-type="string">
            <text:p>EMPTY</text:p>
          </table:table-cell>
          <table:table-cell table:formula="of:=['Pre-irrad_3_141029'.F15]" office:value-type="string" office:string-value="1000_3F37" calcext:value-type="string">
            <text:p>1000_3F37</text:p>
          </table:table-cell>
          <table:table-cell table:formula="of:=['Pre-irrad_3_141029'.G15]" office:value-type="string" office:string-value="1000_4F37" calcext:value-type="string">
            <text:p>1000_4F37</text:p>
          </table:table-cell>
          <table:table-cell table:formula="of:=['Pre-irrad_3_141029'.H15]" office:value-type="string" office:string-value="0050_1R16" calcext:value-type="string">
            <text:p>0050_1R16</text:p>
          </table:table-cell>
          <table:table-cell table:formula="of:=['Pre-irrad_3_141029'.I15]" office:value-type="string" office:string-value="0052_1R17" calcext:value-type="string">
            <text:p>0052_1R17</text:p>
          </table:table-cell>
          <table:table-cell table:formula="of:=['Pre-irrad_3_141029'.J15]" office:value-type="string" office:string-value="0050_2R16" calcext:value-type="string">
            <text:p>0050_2R16</text:p>
          </table:table-cell>
          <table:table-cell table:formula="of:=['Pre-irrad_3_141029'.K15]" office:value-type="string" office:string-value="0052_2R17" calcext:value-type="string">
            <text:p>0052_2R17</text:p>
          </table:table-cell>
          <table:table-cell table:formula="of:=['Pre-irrad_3_141029'.L15]" office:value-type="string" office:string-value="0050_3R16" calcext:value-type="string">
            <text:p>0050_3R16</text:p>
          </table:table-cell>
          <table:table-cell table:formula="of:=['Pre-irrad_3_141029'.M15]" office:value-type="string" office:string-value="0052_3R17" calcext:value-type="string">
            <text:p>0052_3R17</text:p>
          </table:table-cell>
        </table:table-row>
        <table:table-row table:style-name="ro1">
          <table:table-cell table:formula="of:=['Pre-irrad_3_141029'.A16]" office:value-type="string" office:string-value="S15" calcext:value-type="string">
            <text:p>S15</text:p>
          </table:table-cell>
          <table:table-cell table:style-name="ce13" table:formula="of:=['Pre-irrad_3_141029'.B16]" office:value-type="string" office:string-value="EMPTY" calcext:value-type="string">
            <text:p>EMPTY</text:p>
          </table:table-cell>
          <table:table-cell table:formula="of:=['Pre-irrad_3_141029'.C16]" office:value-type="string" office:string-value="0050_4R16" calcext:value-type="string">
            <text:p>0050_4R16</text:p>
          </table:table-cell>
          <table:table-cell table:formula="of:=['Pre-irrad_3_141029'.D16]" office:value-type="string" office:string-value="0052_4R17" calcext:value-type="string">
            <text:p>0052_4R17</text:p>
          </table:table-cell>
          <table:table-cell table:formula="of:=['Pre-irrad_3_141029'.E16]" office:value-type="string" office:string-value="0100_1R27" calcext:value-type="string">
            <text:p>0100_1R27</text:p>
          </table:table-cell>
          <table:table-cell table:style-name="ce13" table:formula="of:=['Pre-irrad_3_141029'.F16]" office:value-type="string" office:string-value="EMPTY" calcext:value-type="string">
            <text:p>EMPTY</text:p>
          </table:table-cell>
          <table:table-cell table:formula="of:=['Pre-irrad_3_141029'.G16]" office:value-type="string" office:string-value="0100_2R27" calcext:value-type="string">
            <text:p>0100_2R27</text:p>
          </table:table-cell>
          <table:table-cell table:formula="of:=['Pre-irrad_3_141029'.H16]" office:value-type="string" office:string-value="0100_3R27" calcext:value-type="string">
            <text:p>0100_3R27</text:p>
          </table:table-cell>
          <table:table-cell table:formula="of:=['Pre-irrad_3_141029'.I16]" office:value-type="string" office:string-value="0100_4R27" calcext:value-type="string">
            <text:p>0100_4R27</text:p>
          </table:table-cell>
          <table:table-cell table:formula="of:=['Pre-irrad_3_141029'.J16]" office:value-type="string" office:string-value="1000_1R37" calcext:value-type="string">
            <text:p>1000_1R37</text:p>
          </table:table-cell>
          <table:table-cell table:formula="of:=['Pre-irrad_3_141029'.K16]" office:value-type="string" office:string-value="1000_2R37" calcext:value-type="string">
            <text:p>1000_2R37</text:p>
          </table:table-cell>
          <table:table-cell table:formula="of:=['Pre-irrad_3_141029'.L16]" office:value-type="string" office:string-value="1000_3R37" calcext:value-type="string">
            <text:p>1000_3R37</text:p>
          </table:table-cell>
          <table:table-cell table:formula="of:=['Pre-irrad_3_141029'.M16]" office:value-type="string" office:string-value="1000_4R37" calcext:value-type="string">
            <text:p>1000_4R37</text:p>
          </table:table-cell>
        </table:table-row>
        <table:table-row table:style-name="ro1">
          <table:table-cell table:style-name="ce8" table:formula="of:=['Pre-irrad_3_141029'.A17]" office:value-type="string" office:string-value="R1" calcext:value-type="string">
            <text:p>R1</text:p>
          </table:table-cell>
          <table:table-cell table:style-name="ce2" table:formula="of:=['Pre-irrad_3_141029'.B17]" office:value-type="string" office:string-value="0050_REF1" calcext:value-type="string">
            <text:p>0050_REF1</text:p>
          </table:table-cell>
          <table:table-cell table:style-name="ce2" table:formula="of:=['Pre-irrad_3_141029'.C17]" office:value-type="string" office:string-value="0052_REF1" calcext:value-type="string">
            <text:p>0052_REF1</text:p>
          </table:table-cell>
          <table:table-cell table:style-name="ce2" table:formula="of:=['Pre-irrad_3_141029'.D17]" office:value-type="string" office:string-value="0100_REF1" calcext:value-type="string">
            <text:p>0100_REF1</text:p>
          </table:table-cell>
          <table:table-cell table:style-name="ce2" table:formula="of:=['Pre-irrad_3_141029'.E17]" office:value-type="string" office:string-value="0102_REF1" calcext:value-type="string">
            <text:p>0102_REF1</text:p>
          </table:table-cell>
          <table:table-cell table:style-name="ce2" table:formula="of:=['Pre-irrad_3_141029'.F17]" office:value-type="string" office:string-value="0140_REF1" calcext:value-type="string">
            <text:p>0140_REF1</text:p>
          </table:table-cell>
          <table:table-cell table:style-name="ce2" table:formula="of:=['Pre-irrad_3_141029'.G17]" office:value-type="string" office:string-value="0142_REF1" calcext:value-type="string">
            <text:p>0142_REF1</text:p>
          </table:table-cell>
          <table:table-cell table:style-name="ce2" table:formula="of:=['Pre-irrad_3_141029'.H17]" office:value-type="string" office:string-value="1000_REF1" calcext:value-type="string">
            <text:p>1000_REF1</text:p>
          </table:table-cell>
          <table:table-cell table:style-name="ce2" table:formula="of:=['Pre-irrad_3_141029'.I17]" office:value-type="string" office:string-value="1002_REF1" calcext:value-type="string">
            <text:p>1002_REF1</text:p>
          </table:table-cell>
          <table:table-cell table:style-name="ce2" table:formula="of:=['Pre-irrad_3_141029'.J17]" office:value-type="string" office:string-value="0050_REF2" calcext:value-type="string">
            <text:p>0050_REF2</text:p>
          </table:table-cell>
          <table:table-cell table:style-name="ce2" table:formula="of:=['Pre-irrad_3_141029'.K17]" office:value-type="string" office:string-value="0052_REF2" calcext:value-type="string">
            <text:p>0052_REF2</text:p>
          </table:table-cell>
          <table:table-cell table:style-name="ce2" table:formula="of:=['Pre-irrad_3_141029'.L17]" office:value-type="string" office:string-value="0100_REF2" calcext:value-type="string">
            <text:p>0100_REF2</text:p>
          </table:table-cell>
          <table:table-cell table:style-name="ce2" table:formula="of:=['Pre-irrad_3_141029'.M17]" office:value-type="string" office:string-value="0102_REF2" calcext:value-type="string">
            <text:p>0102_REF2</text:p>
          </table:table-cell>
        </table:table-row>
      </table:table>
      <table:table table:name="Pre-irrad_5_141031" table:style-name="ta1">
        <table:table-column table:style-name="co1" table:default-cell-style-name="ce1"/>
        <table:table-column table:style-name="co1" table:number-columns-repeated="12" table:default-cell-style-name="Default"/>
        <table:table-row table:style-name="ro1">
          <table:table-cell table:formula="of:=['Pre-irrad_4_141031'.A1]" office:value-type="string" office:string-value="Tray ID" calcext:value-type="string">
            <text:p>Tray ID</text:p>
          </table:table-cell>
          <table:table-cell table:style-name="ce1" table:formula="of:=['Pre-irrad_4_141031'.B1]" office:value-type="string" office:string-value="Position 1" calcext:value-type="string">
            <text:p>Position 1</text:p>
          </table:table-cell>
          <table:table-cell table:style-name="ce1" table:formula="of:=['Pre-irrad_4_141031'.C1]" office:value-type="string" office:string-value="Position 2" calcext:value-type="string">
            <text:p>Position 2</text:p>
          </table:table-cell>
          <table:table-cell table:style-name="ce1" table:formula="of:=['Pre-irrad_4_141031'.D1]" office:value-type="string" office:string-value="Position 3" calcext:value-type="string">
            <text:p>Position 3</text:p>
          </table:table-cell>
          <table:table-cell table:style-name="ce1" table:formula="of:=['Pre-irrad_4_141031'.E1]" office:value-type="string" office:string-value="Position 4" calcext:value-type="string">
            <text:p>Position 4</text:p>
          </table:table-cell>
          <table:table-cell table:style-name="ce1" table:formula="of:=['Pre-irrad_4_141031'.F1]" office:value-type="string" office:string-value="Position 5" calcext:value-type="string">
            <text:p>Position 5</text:p>
          </table:table-cell>
          <table:table-cell table:style-name="ce1" table:formula="of:=['Pre-irrad_4_141031'.G1]" office:value-type="string" office:string-value="Position 6" calcext:value-type="string">
            <text:p>Position 6</text:p>
          </table:table-cell>
          <table:table-cell table:style-name="ce1" table:formula="of:=['Pre-irrad_4_141031'.H1]" office:value-type="string" office:string-value="Position 7" calcext:value-type="string">
            <text:p>Position 7</text:p>
          </table:table-cell>
          <table:table-cell table:style-name="ce1" table:formula="of:=['Pre-irrad_4_141031'.I1]" office:value-type="string" office:string-value="Position 8" calcext:value-type="string">
            <text:p>Position 8</text:p>
          </table:table-cell>
          <table:table-cell table:style-name="ce1" table:formula="of:=['Pre-irrad_4_141031'.J1]" office:value-type="string" office:string-value="Position 9" calcext:value-type="string">
            <text:p>Position 9</text:p>
          </table:table-cell>
          <table:table-cell table:style-name="ce1" table:formula="of:=['Pre-irrad_4_141031'.K1]" office:value-type="string" office:string-value="Position 10" calcext:value-type="string">
            <text:p>Position 10</text:p>
          </table:table-cell>
          <table:table-cell table:style-name="ce1" table:formula="of:=['Pre-irrad_4_141031'.L1]" office:value-type="string" office:string-value="Position 11" calcext:value-type="string">
            <text:p>Position 11</text:p>
          </table:table-cell>
          <table:table-cell table:style-name="ce1" table:formula="of:=['Pre-irrad_4_141031'.M1]" office:value-type="string" office:string-value="Position 12" calcext:value-type="string">
            <text:p>Position 12</text:p>
          </table:table-cell>
        </table:table-row>
        <table:table-row table:style-name="ro1">
          <table:table-cell table:formula="of:=['Pre-irrad_4_141031'.A2]" office:value-type="string" office:string-value="S1" calcext:value-type="string">
            <text:p>S1</text:p>
          </table:table-cell>
          <table:table-cell table:style-name="ce13" table:formula="of:=['Pre-irrad_4_141031'.B2]" office:value-type="string" office:string-value="STD_3_H" calcext:value-type="string">
            <text:p>STD_3_H</text:p>
          </table:table-cell>
          <table:table-cell table:formula="of:=['Pre-irrad_4_141031'.C2]" office:value-type="string" office:string-value="0050_1F13" calcext:value-type="string">
            <text:p>0050_1F13</text:p>
          </table:table-cell>
          <table:table-cell table:formula="of:=['Pre-irrad_4_141031'.D2]" office:value-type="string" office:string-value="0052_1F14" calcext:value-type="string">
            <text:p>0052_1F14</text:p>
          </table:table-cell>
          <table:table-cell table:formula="of:=['Pre-irrad_4_141031'.E2]" office:value-type="string" office:string-value="0050_2F13" calcext:value-type="string">
            <text:p>0050_2F13</text:p>
          </table:table-cell>
          <table:table-cell table:formula="of:=['Pre-irrad_4_141031'.F2]" office:value-type="string" office:string-value="0052_2F14" calcext:value-type="string">
            <text:p>0052_2F14</text:p>
          </table:table-cell>
          <table:table-cell table:formula="of:=['Pre-irrad_4_141031'.G2]" office:value-type="string" office:string-value="0050_3F13" calcext:value-type="string">
            <text:p>0050_3F13</text:p>
          </table:table-cell>
          <table:table-cell table:formula="of:=['Pre-irrad_4_141031'.H2]" office:value-type="string" office:string-value="0052_3F14" calcext:value-type="string">
            <text:p>0052_3F14</text:p>
          </table:table-cell>
          <table:table-cell table:formula="of:=['Pre-irrad_4_141031'.I2]" office:value-type="string" office:string-value="0050_4F13" calcext:value-type="string">
            <text:p>0050_4F13</text:p>
          </table:table-cell>
          <table:table-cell table:formula="of:=['Pre-irrad_4_141031'.J2]" office:value-type="string" office:string-value="0052_4F14" calcext:value-type="string">
            <text:p>0052_4F14</text:p>
          </table:table-cell>
          <table:table-cell table:formula="of:=['Pre-irrad_4_141031'.K2]" office:value-type="string" office:string-value="0100_1F15" calcext:value-type="string">
            <text:p>0100_1F15</text:p>
          </table:table-cell>
          <table:table-cell table:formula="of:=['Pre-irrad_4_141031'.L2]" office:value-type="string" office:string-value="0102_1F25" calcext:value-type="string">
            <text:p>0102_1F25</text:p>
          </table:table-cell>
          <table:table-cell table:formula="of:=['Pre-irrad_4_141031'.M2]" office:value-type="string" office:string-value="0100_2F15" calcext:value-type="string">
            <text:p>0100_2F15</text:p>
          </table:table-cell>
        </table:table-row>
        <table:table-row table:style-name="ro1">
          <table:table-cell table:formula="of:=['Pre-irrad_4_141031'.A3]" office:value-type="string" office:string-value="S2" calcext:value-type="string">
            <text:p>S2</text:p>
          </table:table-cell>
          <table:table-cell table:formula="of:=['Pre-irrad_4_141031'.B3]" office:value-type="string" office:string-value="0102_2F25" calcext:value-type="string">
            <text:p>0102_2F25</text:p>
          </table:table-cell>
          <table:table-cell table:style-name="ce13" table:formula="of:=['Pre-irrad_4_141031'.C3]" office:value-type="string" office:string-value="STD_14_C" calcext:value-type="string">
            <text:p>STD_14_C</text:p>
          </table:table-cell>
          <table:table-cell table:formula="of:=['Pre-irrad_4_141031'.D3]" office:value-type="string" office:string-value="0100_3F15" calcext:value-type="string">
            <text:p>0100_3F15</text:p>
          </table:table-cell>
          <table:table-cell table:formula="of:=['Pre-irrad_4_141031'.E3]" office:value-type="string" office:string-value="0102_3F25" calcext:value-type="string">
            <text:p>0102_3F25</text:p>
          </table:table-cell>
          <table:table-cell table:formula="of:=['Pre-irrad_4_141031'.F3]" office:value-type="string" office:string-value="0100_4F15" calcext:value-type="string">
            <text:p>0100_4F15</text:p>
          </table:table-cell>
          <table:table-cell table:formula="of:=['Pre-irrad_4_141031'.G3]" office:value-type="string" office:string-value="0102_4F25" calcext:value-type="string">
            <text:p>0102_4F25</text:p>
          </table:table-cell>
          <table:table-cell table:formula="of:=['Pre-irrad_4_141031'.H3]" office:value-type="string" office:string-value="0140_1F23" calcext:value-type="string">
            <text:p>0140_1F23</text:p>
          </table:table-cell>
          <table:table-cell table:formula="of:=['Pre-irrad_4_141031'.I3]" office:value-type="string" office:string-value="0142_1F33" calcext:value-type="string">
            <text:p>0142_1F33</text:p>
          </table:table-cell>
          <table:table-cell table:formula="of:=['Pre-irrad_4_141031'.J3]" office:value-type="string" office:string-value="0140_2F23" calcext:value-type="string">
            <text:p>0140_2F23</text:p>
          </table:table-cell>
          <table:table-cell table:formula="of:=['Pre-irrad_4_141031'.K3]" office:value-type="string" office:string-value="0142_2F33" calcext:value-type="string">
            <text:p>0142_2F33</text:p>
          </table:table-cell>
          <table:table-cell table:formula="of:=['Pre-irrad_4_141031'.L3]" office:value-type="string" office:string-value="0140_3F23" calcext:value-type="string">
            <text:p>0140_3F23</text:p>
          </table:table-cell>
          <table:table-cell table:formula="of:=['Pre-irrad_4_141031'.M3]" office:value-type="string" office:string-value="0142_3F33" calcext:value-type="string">
            <text:p>0142_3F33</text:p>
          </table:table-cell>
        </table:table-row>
        <table:table-row table:style-name="ro1">
          <table:table-cell table:formula="of:=['Pre-irrad_4_141031'.A4]" office:value-type="string" office:string-value="S3" calcext:value-type="string">
            <text:p>S3</text:p>
          </table:table-cell>
          <table:table-cell table:formula="of:=['Pre-irrad_4_141031'.B4]" office:value-type="string" office:string-value="0140_4F23" calcext:value-type="string">
            <text:p>0140_4F23</text:p>
          </table:table-cell>
          <table:table-cell table:formula="of:=['Pre-irrad_4_141031'.C4]" office:value-type="string" office:string-value="0142_4F33" calcext:value-type="string">
            <text:p>0142_4F33</text:p>
          </table:table-cell>
          <table:table-cell table:style-name="ce13" table:formula="of:=['Pre-irrad_4_141031'.D4]" office:value-type="string" office:string-value="EMPTY" calcext:value-type="string">
            <text:p>EMPTY</text:p>
          </table:table-cell>
          <table:table-cell table:formula="of:=['Pre-irrad_4_141031'.E4]" office:value-type="string" office:string-value="1000_1F34" calcext:value-type="string">
            <text:p>1000_1F34</text:p>
          </table:table-cell>
          <table:table-cell table:formula="of:=['Pre-irrad_4_141031'.F4]" office:value-type="string" office:string-value="1002_1F35" calcext:value-type="string">
            <text:p>1002_1F35</text:p>
          </table:table-cell>
          <table:table-cell table:formula="of:=['Pre-irrad_4_141031'.G4]" office:value-type="string" office:string-value="1000_2F34" calcext:value-type="string">
            <text:p>1000_2F34</text:p>
          </table:table-cell>
          <table:table-cell table:formula="of:=['Pre-irrad_4_141031'.H4]" office:value-type="string" office:string-value="1002_2F35" calcext:value-type="string">
            <text:p>1002_2F35</text:p>
          </table:table-cell>
          <table:table-cell table:formula="of:=['Pre-irrad_4_141031'.I4]" office:value-type="string" office:string-value="1000_3F34" calcext:value-type="string">
            <text:p>1000_3F34</text:p>
          </table:table-cell>
          <table:table-cell table:formula="of:=['Pre-irrad_4_141031'.J4]" office:value-type="string" office:string-value="1002_3F35" calcext:value-type="string">
            <text:p>1002_3F35</text:p>
          </table:table-cell>
          <table:table-cell table:formula="of:=['Pre-irrad_4_141031'.K4]" office:value-type="string" office:string-value="1000_4F34" calcext:value-type="string">
            <text:p>1000_4F34</text:p>
          </table:table-cell>
          <table:table-cell table:formula="of:=['Pre-irrad_4_141031'.L4]" office:value-type="string" office:string-value="1002_4F35" calcext:value-type="string">
            <text:p>1002_4F35</text:p>
          </table:table-cell>
          <table:table-cell table:formula="of:=['Pre-irrad_4_141031'.M4]" office:value-type="string" office:string-value="0050_1R13" calcext:value-type="string">
            <text:p>0050_1R13</text:p>
          </table:table-cell>
        </table:table-row>
        <table:table-row table:style-name="ro1">
          <table:table-cell table:formula="of:=['Pre-irrad_4_141031'.A5]" office:value-type="string" office:string-value="S4" calcext:value-type="string">
            <text:p>S4</text:p>
          </table:table-cell>
          <table:table-cell table:formula="of:=['Pre-irrad_4_141031'.B5]" office:value-type="string" office:string-value="0052_1R14" calcext:value-type="string">
            <text:p>0052_1R14</text:p>
          </table:table-cell>
          <table:table-cell table:formula="of:=['Pre-irrad_4_141031'.C5]" office:value-type="string" office:string-value="0050_2R13" calcext:value-type="string">
            <text:p>0050_2R13</text:p>
          </table:table-cell>
          <table:table-cell table:formula="of:=['Pre-irrad_4_141031'.D5]" office:value-type="string" office:string-value="0052_2R14" calcext:value-type="string">
            <text:p>0052_2R14</text:p>
          </table:table-cell>
          <table:table-cell table:style-name="ce13" table:formula="of:=['Pre-irrad_4_141031'.E5]" office:value-type="string" office:string-value="EMPTY" calcext:value-type="string">
            <text:p>EMPTY</text:p>
          </table:table-cell>
          <table:table-cell table:formula="of:=['Pre-irrad_4_141031'.F5]" office:value-type="string" office:string-value="0050_3R13" calcext:value-type="string">
            <text:p>0050_3R13</text:p>
          </table:table-cell>
          <table:table-cell table:formula="of:=['Pre-irrad_4_141031'.G5]" office:value-type="string" office:string-value="0052_3R14" calcext:value-type="string">
            <text:p>0052_3R14</text:p>
          </table:table-cell>
          <table:table-cell table:formula="of:=['Pre-irrad_4_141031'.H5]" office:value-type="string" office:string-value="0050_4R13" calcext:value-type="string">
            <text:p>0050_4R13</text:p>
          </table:table-cell>
          <table:table-cell table:formula="of:=['Pre-irrad_4_141031'.I5]" office:value-type="string" office:string-value="0052_4R14" calcext:value-type="string">
            <text:p>0052_4R14</text:p>
          </table:table-cell>
          <table:table-cell table:formula="of:=['Pre-irrad_4_141031'.J5]" office:value-type="string" office:string-value="0100_1R15" calcext:value-type="string">
            <text:p>0100_1R15</text:p>
          </table:table-cell>
          <table:table-cell table:formula="of:=['Pre-irrad_4_141031'.K5]" office:value-type="string" office:string-value="0102_1R25" calcext:value-type="string">
            <text:p>0102_1R25</text:p>
          </table:table-cell>
          <table:table-cell table:formula="of:=['Pre-irrad_4_141031'.L5]" office:value-type="string" office:string-value="0100_2R15" calcext:value-type="string">
            <text:p>0100_2R15</text:p>
          </table:table-cell>
          <table:table-cell table:formula="of:=['Pre-irrad_4_141031'.M5]" office:value-type="string" office:string-value="0102_2R25" calcext:value-type="string">
            <text:p>0102_2R25</text:p>
          </table:table-cell>
        </table:table-row>
        <table:table-row table:style-name="ro1">
          <table:table-cell table:formula="of:=['Pre-irrad_4_141031'.A6]" office:value-type="string" office:string-value="S5" calcext:value-type="string">
            <text:p>S5</text:p>
          </table:table-cell>
          <table:table-cell table:formula="of:=['Pre-irrad_4_141031'.B6]" office:value-type="string" office:string-value="0100_3R15" calcext:value-type="string">
            <text:p>0100_3R15</text:p>
          </table:table-cell>
          <table:table-cell table:formula="of:=['Pre-irrad_4_141031'.C6]" office:value-type="string" office:string-value="0102_3R25" calcext:value-type="string">
            <text:p>0102_3R25</text:p>
          </table:table-cell>
          <table:table-cell table:formula="of:=['Pre-irrad_4_141031'.D6]" office:value-type="string" office:string-value="0100_4R15" calcext:value-type="string">
            <text:p>0100_4R15</text:p>
          </table:table-cell>
          <table:table-cell table:formula="of:=['Pre-irrad_4_141031'.E6]" office:value-type="string" office:string-value="0102_4R25" calcext:value-type="string">
            <text:p>0102_4R25</text:p>
          </table:table-cell>
          <table:table-cell table:style-name="ce13" table:formula="of:=['Pre-irrad_4_141031'.F6]" office:value-type="string" office:string-value="EMPTY" calcext:value-type="string">
            <text:p>EMPTY</text:p>
          </table:table-cell>
          <table:table-cell table:formula="of:=['Pre-irrad_4_141031'.G6]" office:value-type="string" office:string-value="0140_1R23" calcext:value-type="string">
            <text:p>0140_1R23</text:p>
          </table:table-cell>
          <table:table-cell table:formula="of:=['Pre-irrad_4_141031'.H6]" office:value-type="string" office:string-value="0142_1R33" calcext:value-type="string">
            <text:p>0142_1R33</text:p>
          </table:table-cell>
          <table:table-cell table:formula="of:=['Pre-irrad_4_141031'.I6]" office:value-type="string" office:string-value="0140_2R23" calcext:value-type="string">
            <text:p>0140_2R23</text:p>
          </table:table-cell>
          <table:table-cell table:formula="of:=['Pre-irrad_4_141031'.J6]" office:value-type="string" office:string-value="0142_2R33" calcext:value-type="string">
            <text:p>0142_2R33</text:p>
          </table:table-cell>
          <table:table-cell table:formula="of:=['Pre-irrad_4_141031'.K6]" office:value-type="string" office:string-value="0140_3R23" calcext:value-type="string">
            <text:p>0140_3R23</text:p>
          </table:table-cell>
          <table:table-cell table:formula="of:=['Pre-irrad_4_141031'.L6]" office:value-type="string" office:string-value="0142_3R33" calcext:value-type="string">
            <text:p>0142_3R33</text:p>
          </table:table-cell>
          <table:table-cell table:formula="of:=['Pre-irrad_4_141031'.M6]" office:value-type="string" office:string-value="0140_4R23" calcext:value-type="string">
            <text:p>0140_4R23</text:p>
          </table:table-cell>
        </table:table-row>
        <table:table-row table:style-name="ro1">
          <table:table-cell table:formula="of:=['Pre-irrad_4_141031'.A7]" office:value-type="string" office:string-value="S6" calcext:value-type="string">
            <text:p>S6</text:p>
          </table:table-cell>
          <table:table-cell table:formula="of:=['Pre-irrad_4_141031'.B7]" office:value-type="string" office:string-value="0142_4R33" calcext:value-type="string">
            <text:p>0142_4R33</text:p>
          </table:table-cell>
          <table:table-cell table:formula="of:=['Pre-irrad_4_141031'.C7]" office:value-type="string" office:string-value="1000_1R34" calcext:value-type="string">
            <text:p>1000_1R34</text:p>
          </table:table-cell>
          <table:table-cell table:formula="of:=['Pre-irrad_4_141031'.D7]" office:value-type="string" office:string-value="1002_1R35" calcext:value-type="string">
            <text:p>1002_1R35</text:p>
          </table:table-cell>
          <table:table-cell table:formula="of:=['Pre-irrad_4_141031'.E7]" office:value-type="string" office:string-value="1000_2R34" calcext:value-type="string">
            <text:p>1000_2R34</text:p>
          </table:table-cell>
          <table:table-cell table:formula="of:=['Pre-irrad_4_141031'.F7]" office:value-type="string" office:string-value="1002_2R35" calcext:value-type="string">
            <text:p>1002_2R35</text:p>
          </table:table-cell>
          <table:table-cell table:style-name="ce13" table:formula="of:=['Pre-irrad_4_141031'.G7]" office:value-type="string" office:string-value="EMPTY" calcext:value-type="string">
            <text:p>EMPTY</text:p>
          </table:table-cell>
          <table:table-cell table:formula="of:=['Pre-irrad_4_141031'.H7]" office:value-type="string" office:string-value="1000_3R34" calcext:value-type="string">
            <text:p>1000_3R34</text:p>
          </table:table-cell>
          <table:table-cell table:formula="of:=['Pre-irrad_4_141031'.I7]" office:value-type="string" office:string-value="1002_3R35" calcext:value-type="string">
            <text:p>1002_3R35</text:p>
          </table:table-cell>
          <table:table-cell table:formula="of:=['Pre-irrad_4_141031'.J7]" office:value-type="string" office:string-value="1000_4R34" calcext:value-type="string">
            <text:p>1000_4R34</text:p>
          </table:table-cell>
          <table:table-cell table:formula="of:=['Pre-irrad_4_141031'.K7]" office:value-type="string" office:string-value="1002_4R35" calcext:value-type="string">
            <text:p>1002_4R35</text:p>
          </table:table-cell>
          <table:table-cell table:formula="of:=['Pre-irrad_4_141031'.L7]" office:value-type="string" office:string-value="0050_FPMT" calcext:value-type="string">
            <text:p>0050_FPMT</text:p>
          </table:table-cell>
          <table:table-cell table:formula="of:=['Pre-irrad_4_141031'.M7]" office:value-type="string" office:string-value="0050_RPMT" calcext:value-type="string">
            <text:p>0050_RPMT</text:p>
          </table:table-cell>
        </table:table-row>
        <table:table-row table:style-name="ro1">
          <table:table-cell table:formula="of:=['Pre-irrad_4_141031'.A8]" office:value-type="string" office:string-value="S7" calcext:value-type="string">
            <text:p>S7</text:p>
          </table:table-cell>
          <table:table-cell table:formula="of:=['Pre-irrad_4_141031'.B8]" office:value-type="string" office:string-value="0050_1F11" calcext:value-type="string">
            <text:p>0050_1F11</text:p>
          </table:table-cell>
          <table:table-cell table:formula="of:=['Pre-irrad_4_141031'.C8]" office:value-type="string" office:string-value="0052_1F12" calcext:value-type="string">
            <text:p>0052_1F12</text:p>
          </table:table-cell>
          <table:table-cell table:formula="of:=['Pre-irrad_4_141031'.D8]" office:value-type="string" office:string-value="0050_2F11" calcext:value-type="string">
            <text:p>0050_2F11</text:p>
          </table:table-cell>
          <table:table-cell table:formula="of:=['Pre-irrad_4_141031'.E8]" office:value-type="string" office:string-value="0052_2F12" calcext:value-type="string">
            <text:p>0052_2F12</text:p>
          </table:table-cell>
          <table:table-cell table:formula="of:=['Pre-irrad_4_141031'.F8]" office:value-type="string" office:string-value="0050_3F11" calcext:value-type="string">
            <text:p>0050_3F11</text:p>
          </table:table-cell>
          <table:table-cell table:formula="of:=['Pre-irrad_4_141031'.G8]" office:value-type="string" office:string-value="0052_3F12" calcext:value-type="string">
            <text:p>0052_3F12</text:p>
          </table:table-cell>
          <table:table-cell table:style-name="ce13" table:formula="of:=['Pre-irrad_4_141031'.H8]" office:value-type="string" office:string-value="EMPTY" calcext:value-type="string">
            <text:p>EMPTY</text:p>
          </table:table-cell>
          <table:table-cell table:formula="of:=['Pre-irrad_4_141031'.I8]" office:value-type="string" office:string-value="0050_4F11" calcext:value-type="string">
            <text:p>0050_4F11</text:p>
          </table:table-cell>
          <table:table-cell table:formula="of:=['Pre-irrad_4_141031'.J8]" office:value-type="string" office:string-value="0052_4F12" calcext:value-type="string">
            <text:p>0052_4F12</text:p>
          </table:table-cell>
          <table:table-cell table:formula="of:=['Pre-irrad_4_141031'.K8]" office:value-type="string" office:string-value="0100_1F22" calcext:value-type="string">
            <text:p>0100_1F22</text:p>
          </table:table-cell>
          <table:table-cell table:formula="of:=['Pre-irrad_4_141031'.L8]" office:value-type="string" office:string-value="0102_1F21" calcext:value-type="string">
            <text:p>0102_1F21</text:p>
          </table:table-cell>
          <table:table-cell table:formula="of:=['Pre-irrad_4_141031'.M8]" office:value-type="string" office:string-value="0100_2F22" calcext:value-type="string">
            <text:p>0100_2F22</text:p>
          </table:table-cell>
        </table:table-row>
        <table:table-row table:style-name="ro1">
          <table:table-cell table:formula="of:=['Pre-irrad_4_141031'.A9]" office:value-type="string" office:string-value="S8" calcext:value-type="string">
            <text:p>S8</text:p>
          </table:table-cell>
          <table:table-cell table:formula="of:=['Pre-irrad_4_141031'.B9]" office:value-type="string" office:string-value="0102_2F21" calcext:value-type="string">
            <text:p>0102_2F21</text:p>
          </table:table-cell>
          <table:table-cell table:formula="of:=['Pre-irrad_4_141031'.C9]" office:value-type="string" office:string-value="0100_3F22" calcext:value-type="string">
            <text:p>0100_3F22</text:p>
          </table:table-cell>
          <table:table-cell table:formula="of:=['Pre-irrad_4_141031'.D9]" office:value-type="string" office:string-value="0102_3F21" calcext:value-type="string">
            <text:p>0102_3F21</text:p>
          </table:table-cell>
          <table:table-cell table:formula="of:=['Pre-irrad_4_141031'.E9]" office:value-type="string" office:string-value="0100_4F22" calcext:value-type="string">
            <text:p>0100_4F22</text:p>
          </table:table-cell>
          <table:table-cell table:formula="of:=['Pre-irrad_4_141031'.F9]" office:value-type="string" office:string-value="0102_4F21" calcext:value-type="string">
            <text:p>0102_4F21</text:p>
          </table:table-cell>
          <table:table-cell table:formula="of:=['Pre-irrad_4_141031'.G9]" office:value-type="string" office:string-value="0140_1F31" calcext:value-type="string">
            <text:p>0140_1F31</text:p>
          </table:table-cell>
          <table:table-cell table:formula="of:=['Pre-irrad_4_141031'.H9]" office:value-type="string" office:string-value="0142_1F26" calcext:value-type="string">
            <text:p>0142_1F26</text:p>
          </table:table-cell>
          <table:table-cell table:style-name="ce13" table:formula="of:=['Pre-irrad_4_141031'.I9]" office:value-type="string" office:string-value="EMPTY" calcext:value-type="string">
            <text:p>EMPTY</text:p>
          </table:table-cell>
          <table:table-cell table:formula="of:=['Pre-irrad_4_141031'.J9]" office:value-type="string" office:string-value="0140_2F31" calcext:value-type="string">
            <text:p>0140_2F31</text:p>
          </table:table-cell>
          <table:table-cell table:formula="of:=['Pre-irrad_4_141031'.K9]" office:value-type="string" office:string-value="0142_2F26" calcext:value-type="string">
            <text:p>0142_2F26</text:p>
          </table:table-cell>
          <table:table-cell table:formula="of:=['Pre-irrad_4_141031'.L9]" office:value-type="string" office:string-value="0140_3F31" calcext:value-type="string">
            <text:p>0140_3F31</text:p>
          </table:table-cell>
          <table:table-cell table:formula="of:=['Pre-irrad_4_141031'.M9]" office:value-type="string" office:string-value="0142_3F26" calcext:value-type="string">
            <text:p>0142_3F26</text:p>
          </table:table-cell>
        </table:table-row>
        <table:table-row table:style-name="ro1">
          <table:table-cell table:formula="of:=['Pre-irrad_4_141031'.A10]" office:value-type="string" office:string-value="S9" calcext:value-type="string">
            <text:p>S9</text:p>
          </table:table-cell>
          <table:table-cell table:formula="of:=['Pre-irrad_4_141031'.B10]" office:value-type="string" office:string-value="0140_4F31" calcext:value-type="string">
            <text:p>0140_4F31</text:p>
          </table:table-cell>
          <table:table-cell table:formula="of:=['Pre-irrad_4_141031'.C10]" office:value-type="string" office:string-value="0142_4F26" calcext:value-type="string">
            <text:p>0142_4F26</text:p>
          </table:table-cell>
          <table:table-cell table:formula="of:=['Pre-irrad_4_141031'.D10]" office:value-type="string" office:string-value="1000_1F36" calcext:value-type="string">
            <text:p>1000_1F36</text:p>
          </table:table-cell>
          <table:table-cell table:formula="of:=['Pre-irrad_4_141031'.E10]" office:value-type="string" office:string-value="1002_1F32" calcext:value-type="string">
            <text:p>1002_1F32</text:p>
          </table:table-cell>
          <table:table-cell table:formula="of:=['Pre-irrad_4_141031'.F10]" office:value-type="string" office:string-value="1000_2F36" calcext:value-type="string">
            <text:p>1000_2F36</text:p>
          </table:table-cell>
          <table:table-cell table:formula="of:=['Pre-irrad_4_141031'.G10]" office:value-type="string" office:string-value="1002_2F32" calcext:value-type="string">
            <text:p>1002_2F32</text:p>
          </table:table-cell>
          <table:table-cell table:formula="of:=['Pre-irrad_4_141031'.H10]" office:value-type="string" office:string-value="1000_3F36" calcext:value-type="string">
            <text:p>1000_3F36</text:p>
          </table:table-cell>
          <table:table-cell table:formula="of:=['Pre-irrad_4_141031'.I10]" office:value-type="string" office:string-value="1002_3F32" calcext:value-type="string">
            <text:p>1002_3F32</text:p>
          </table:table-cell>
          <table:table-cell table:style-name="ce13" table:formula="of:=['Pre-irrad_4_141031'.J10]" office:value-type="string" office:string-value="EMPTY" calcext:value-type="string">
            <text:p>EMPTY</text:p>
          </table:table-cell>
          <table:table-cell table:formula="of:=['Pre-irrad_4_141031'.K10]" office:value-type="string" office:string-value="1000_4F36" calcext:value-type="string">
            <text:p>1000_4F36</text:p>
          </table:table-cell>
          <table:table-cell table:formula="of:=['Pre-irrad_4_141031'.L10]" office:value-type="string" office:string-value="1002_4F32" calcext:value-type="string">
            <text:p>1002_4F32</text:p>
          </table:table-cell>
          <table:table-cell table:formula="of:=['Pre-irrad_4_141031'.M10]" office:value-type="string" office:string-value="0050_1R11" calcext:value-type="string">
            <text:p>0050_1R11</text:p>
          </table:table-cell>
        </table:table-row>
        <table:table-row table:style-name="ro1">
          <table:table-cell table:formula="of:=['Pre-irrad_4_141031'.A11]" office:value-type="string" office:string-value="S10" calcext:value-type="string">
            <text:p>S10</text:p>
          </table:table-cell>
          <table:table-cell table:formula="of:=['Pre-irrad_4_141031'.B11]" office:value-type="string" office:string-value="0052_1R12" calcext:value-type="string">
            <text:p>0052_1R12</text:p>
          </table:table-cell>
          <table:table-cell table:formula="of:=['Pre-irrad_4_141031'.C11]" office:value-type="string" office:string-value="0050_2R11" calcext:value-type="string">
            <text:p>0050_2R11</text:p>
          </table:table-cell>
          <table:table-cell table:formula="of:=['Pre-irrad_4_141031'.D11]" office:value-type="string" office:string-value="0052_2R12" calcext:value-type="string">
            <text:p>0052_2R12</text:p>
          </table:table-cell>
          <table:table-cell table:formula="of:=['Pre-irrad_4_141031'.E11]" office:value-type="string" office:string-value="0050_3R11" calcext:value-type="string">
            <text:p>0050_3R11</text:p>
          </table:table-cell>
          <table:table-cell table:formula="of:=['Pre-irrad_4_141031'.F11]" office:value-type="string" office:string-value="0052_3R12" calcext:value-type="string">
            <text:p>0052_3R12</text:p>
          </table:table-cell>
          <table:table-cell table:formula="of:=['Pre-irrad_4_141031'.G11]" office:value-type="string" office:string-value="0050_4R11" calcext:value-type="string">
            <text:p>0050_4R11</text:p>
          </table:table-cell>
          <table:table-cell table:formula="of:=['Pre-irrad_4_141031'.H11]" office:value-type="string" office:string-value="0052_4R12" calcext:value-type="string">
            <text:p>0052_4R12</text:p>
          </table:table-cell>
          <table:table-cell table:formula="of:=['Pre-irrad_4_141031'.I11]" office:value-type="string" office:string-value="0100_1R22" calcext:value-type="string">
            <text:p>0100_1R22</text:p>
          </table:table-cell>
          <table:table-cell table:formula="of:=['Pre-irrad_4_141031'.J11]" office:value-type="string" office:string-value="0102_1R21" calcext:value-type="string">
            <text:p>0102_1R21</text:p>
          </table:table-cell>
          <table:table-cell table:style-name="ce13" table:formula="of:=['Pre-irrad_4_141031'.K11]" office:value-type="string" office:string-value="EMPTY" calcext:value-type="string">
            <text:p>EMPTY</text:p>
          </table:table-cell>
          <table:table-cell table:formula="of:=['Pre-irrad_4_141031'.L11]" office:value-type="string" office:string-value="0100_2R22" calcext:value-type="string">
            <text:p>0100_2R22</text:p>
          </table:table-cell>
          <table:table-cell table:formula="of:=['Pre-irrad_4_141031'.M11]" office:value-type="string" office:string-value="0102_2R21" calcext:value-type="string">
            <text:p>0102_2R21</text:p>
          </table:table-cell>
        </table:table-row>
        <table:table-row table:style-name="ro1">
          <table:table-cell table:formula="of:=['Pre-irrad_4_141031'.A12]" office:value-type="string" office:string-value="S11" calcext:value-type="string">
            <text:p>S11</text:p>
          </table:table-cell>
          <table:table-cell table:formula="of:=['Pre-irrad_4_141031'.B12]" office:value-type="string" office:string-value="0100_3R22" calcext:value-type="string">
            <text:p>0100_3R22</text:p>
          </table:table-cell>
          <table:table-cell table:formula="of:=['Pre-irrad_4_141031'.C12]" office:value-type="string" office:string-value="0102_3R21" calcext:value-type="string">
            <text:p>0102_3R21</text:p>
          </table:table-cell>
          <table:table-cell table:formula="of:=['Pre-irrad_4_141031'.D12]" office:value-type="string" office:string-value="0100_4R22" calcext:value-type="string">
            <text:p>0100_4R22</text:p>
          </table:table-cell>
          <table:table-cell table:formula="of:=['Pre-irrad_4_141031'.E12]" office:value-type="string" office:string-value="0102_4R21" calcext:value-type="string">
            <text:p>0102_4R21</text:p>
          </table:table-cell>
          <table:table-cell table:formula="of:=['Pre-irrad_4_141031'.F12]" office:value-type="string" office:string-value="0140_1R31" calcext:value-type="string">
            <text:p>0140_1R31</text:p>
          </table:table-cell>
          <table:table-cell table:formula="of:=['Pre-irrad_4_141031'.G12]" office:value-type="string" office:string-value="0142_1R26" calcext:value-type="string">
            <text:p>0142_1R26</text:p>
          </table:table-cell>
          <table:table-cell table:formula="of:=['Pre-irrad_4_141031'.H12]" office:value-type="string" office:string-value="0140_2R31" calcext:value-type="string">
            <text:p>0140_2R31</text:p>
          </table:table-cell>
          <table:table-cell table:formula="of:=['Pre-irrad_4_141031'.I12]" office:value-type="string" office:string-value="0142_2R26" calcext:value-type="string">
            <text:p>0142_2R26</text:p>
          </table:table-cell>
          <table:table-cell table:formula="of:=['Pre-irrad_4_141031'.J12]" office:value-type="string" office:string-value="0140_3R31" calcext:value-type="string">
            <text:p>0140_3R31</text:p>
          </table:table-cell>
          <table:table-cell table:formula="of:=['Pre-irrad_4_141031'.K12]" office:value-type="string" office:string-value="0142_3R26" calcext:value-type="string">
            <text:p>0142_3R26</text:p>
          </table:table-cell>
          <table:table-cell table:style-name="ce13" table:formula="of:=['Pre-irrad_4_141031'.L12]" office:value-type="string" office:string-value="EMPTY" calcext:value-type="string">
            <text:p>EMPTY</text:p>
          </table:table-cell>
          <table:table-cell table:formula="of:=['Pre-irrad_4_141031'.M12]" office:value-type="string" office:string-value="0140_4R31" calcext:value-type="string">
            <text:p>0140_4R31</text:p>
          </table:table-cell>
        </table:table-row>
        <table:table-row table:style-name="ro1">
          <table:table-cell table:formula="of:=['Pre-irrad_4_141031'.A13]" office:value-type="string" office:string-value="S12" calcext:value-type="string">
            <text:p>S12</text:p>
          </table:table-cell>
          <table:table-cell table:formula="of:=['Pre-irrad_4_141031'.B13]" office:value-type="string" office:string-value="0142_4R26" calcext:value-type="string">
            <text:p>0142_4R26</text:p>
          </table:table-cell>
          <table:table-cell table:formula="of:=['Pre-irrad_4_141031'.C13]" office:value-type="string" office:string-value="1000_1R36" calcext:value-type="string">
            <text:p>1000_1R36</text:p>
          </table:table-cell>
          <table:table-cell table:formula="of:=['Pre-irrad_4_141031'.D13]" office:value-type="string" office:string-value="1002_1R32" calcext:value-type="string">
            <text:p>1002_1R32</text:p>
          </table:table-cell>
          <table:table-cell table:formula="of:=['Pre-irrad_4_141031'.E13]" office:value-type="string" office:string-value="1000_2R36" calcext:value-type="string">
            <text:p>1000_2R36</text:p>
          </table:table-cell>
          <table:table-cell table:formula="of:=['Pre-irrad_4_141031'.F13]" office:value-type="string" office:string-value="1002_2R32" calcext:value-type="string">
            <text:p>1002_2R32</text:p>
          </table:table-cell>
          <table:table-cell table:formula="of:=['Pre-irrad_4_141031'.G13]" office:value-type="string" office:string-value="1000_3R36" calcext:value-type="string">
            <text:p>1000_3R36</text:p>
          </table:table-cell>
          <table:table-cell table:formula="of:=['Pre-irrad_4_141031'.H13]" office:value-type="string" office:string-value="1002_3R32" calcext:value-type="string">
            <text:p>1002_3R32</text:p>
          </table:table-cell>
          <table:table-cell table:formula="of:=['Pre-irrad_4_141031'.I13]" office:value-type="string" office:string-value="1000_4R36" calcext:value-type="string">
            <text:p>1000_4R36</text:p>
          </table:table-cell>
          <table:table-cell table:formula="of:=['Pre-irrad_4_141031'.J13]" office:value-type="string" office:string-value="1002_4R32" calcext:value-type="string">
            <text:p>1002_4R32</text:p>
          </table:table-cell>
          <table:table-cell table:formula="of:=['Pre-irrad_4_141031'.K13]" office:value-type="string" office:string-value="0050_1F16" calcext:value-type="string">
            <text:p>0050_1F16</text:p>
          </table:table-cell>
          <table:table-cell table:formula="of:=['Pre-irrad_4_141031'.L13]" office:value-type="string" office:string-value="0052_1F17" calcext:value-type="string">
            <text:p>0052_1F17</text:p>
          </table:table-cell>
          <table:table-cell table:style-name="ce13" table:formula="of:=['Pre-irrad_4_141031'.M13]" office:value-type="string" office:string-value="EMPTY" calcext:value-type="string">
            <text:p>EMPTY</text:p>
          </table:table-cell>
        </table:table-row>
        <table:table-row table:style-name="ro1">
          <table:table-cell table:formula="of:=['Pre-irrad_4_141031'.A14]" office:value-type="string" office:string-value="S13" calcext:value-type="string">
            <text:p>S13</text:p>
          </table:table-cell>
          <table:table-cell table:style-name="ce13" table:formula="of:=['Pre-irrad_4_141031'.B14]" office:value-type="string" office:string-value="EMPTY" calcext:value-type="string">
            <text:p>EMPTY</text:p>
          </table:table-cell>
          <table:table-cell table:formula="of:=['Pre-irrad_4_141031'.C14]" office:value-type="string" office:string-value="0050_2F16" calcext:value-type="string">
            <text:p>0050_2F16</text:p>
          </table:table-cell>
          <table:table-cell table:style-name="ce13" table:formula="of:=['Pre-irrad_4_141031'.D14]" office:value-type="string" office:string-value="EMPTY" calcext:value-type="string">
            <text:p>EMPTY</text:p>
          </table:table-cell>
          <table:table-cell table:formula="of:=['Pre-irrad_4_141031'.E14]" office:value-type="string" office:string-value="0052_2F17" calcext:value-type="string">
            <text:p>0052_2F17</text:p>
          </table:table-cell>
          <table:table-cell table:formula="of:=['Pre-irrad_4_141031'.F14]" office:value-type="string" office:string-value="0050_3F16" calcext:value-type="string">
            <text:p>0050_3F16</text:p>
          </table:table-cell>
          <table:table-cell table:formula="of:=['Pre-irrad_4_141031'.G14]" office:value-type="string" office:string-value="0052_3F17" calcext:value-type="string">
            <text:p>0052_3F17</text:p>
          </table:table-cell>
          <table:table-cell table:formula="of:=['Pre-irrad_4_141031'.H14]" office:value-type="string" office:string-value="0050_4F16" calcext:value-type="string">
            <text:p>0050_4F16</text:p>
          </table:table-cell>
          <table:table-cell table:formula="of:=['Pre-irrad_4_141031'.I14]" office:value-type="string" office:string-value="0052_4F17" calcext:value-type="string">
            <text:p>0052_4F17</text:p>
          </table:table-cell>
          <table:table-cell table:formula="of:=['Pre-irrad_4_141031'.J14]" office:value-type="string" office:string-value="0100_1F27" calcext:value-type="string">
            <text:p>0100_1F27</text:p>
          </table:table-cell>
          <table:table-cell table:formula="of:=['Pre-irrad_4_141031'.K14]" office:value-type="string" office:string-value="0100_2F27" calcext:value-type="string">
            <text:p>0100_2F27</text:p>
          </table:table-cell>
          <table:table-cell table:formula="of:=['Pre-irrad_4_141031'.L14]" office:value-type="string" office:string-value="0100_3F27" calcext:value-type="string">
            <text:p>0100_3F27</text:p>
          </table:table-cell>
          <table:table-cell table:formula="of:=['Pre-irrad_4_141031'.M14]" office:value-type="string" office:string-value="0100_4F27" calcext:value-type="string">
            <text:p>0100_4F27</text:p>
          </table:table-cell>
        </table:table-row>
        <table:table-row table:style-name="ro1">
          <table:table-cell table:formula="of:=['Pre-irrad_4_141031'.A15]" office:value-type="string" office:string-value="S14" calcext:value-type="string">
            <text:p>S14</text:p>
          </table:table-cell>
          <table:table-cell table:style-name="ce13" table:formula="of:=['Pre-irrad_4_141031'.B15]" office:value-type="string" office:string-value="EMPTY" calcext:value-type="string">
            <text:p>EMPTY</text:p>
          </table:table-cell>
          <table:table-cell table:formula="of:=['Pre-irrad_4_141031'.C15]" office:value-type="string" office:string-value="1000_1F37" calcext:value-type="string">
            <text:p>1000_1F37</text:p>
          </table:table-cell>
          <table:table-cell table:formula="of:=['Pre-irrad_4_141031'.D15]" office:value-type="string" office:string-value="1000_2F37" calcext:value-type="string">
            <text:p>1000_2F37</text:p>
          </table:table-cell>
          <table:table-cell table:style-name="ce13" table:formula="of:=['Pre-irrad_4_141031'.E15]" office:value-type="string" office:string-value="EMPTY" calcext:value-type="string">
            <text:p>EMPTY</text:p>
          </table:table-cell>
          <table:table-cell table:formula="of:=['Pre-irrad_4_141031'.F15]" office:value-type="string" office:string-value="1000_3F37" calcext:value-type="string">
            <text:p>1000_3F37</text:p>
          </table:table-cell>
          <table:table-cell table:formula="of:=['Pre-irrad_4_141031'.G15]" office:value-type="string" office:string-value="1000_4F37" calcext:value-type="string">
            <text:p>1000_4F37</text:p>
          </table:table-cell>
          <table:table-cell table:formula="of:=['Pre-irrad_4_141031'.H15]" office:value-type="string" office:string-value="0050_1R16" calcext:value-type="string">
            <text:p>0050_1R16</text:p>
          </table:table-cell>
          <table:table-cell table:formula="of:=['Pre-irrad_4_141031'.I15]" office:value-type="string" office:string-value="0052_1R17" calcext:value-type="string">
            <text:p>0052_1R17</text:p>
          </table:table-cell>
          <table:table-cell table:formula="of:=['Pre-irrad_4_141031'.J15]" office:value-type="string" office:string-value="0050_2R16" calcext:value-type="string">
            <text:p>0050_2R16</text:p>
          </table:table-cell>
          <table:table-cell table:formula="of:=['Pre-irrad_4_141031'.K15]" office:value-type="string" office:string-value="0052_2R17" calcext:value-type="string">
            <text:p>0052_2R17</text:p>
          </table:table-cell>
          <table:table-cell table:formula="of:=['Pre-irrad_4_141031'.L15]" office:value-type="string" office:string-value="0050_3R16" calcext:value-type="string">
            <text:p>0050_3R16</text:p>
          </table:table-cell>
          <table:table-cell table:formula="of:=['Pre-irrad_4_141031'.M15]" office:value-type="string" office:string-value="0052_3R17" calcext:value-type="string">
            <text:p>0052_3R17</text:p>
          </table:table-cell>
        </table:table-row>
        <table:table-row table:style-name="ro1">
          <table:table-cell table:formula="of:=['Pre-irrad_4_141031'.A16]" office:value-type="string" office:string-value="S15" calcext:value-type="string">
            <text:p>S15</text:p>
          </table:table-cell>
          <table:table-cell table:style-name="ce13" table:formula="of:=['Pre-irrad_4_141031'.B16]" office:value-type="string" office:string-value="EMPTY" calcext:value-type="string">
            <text:p>EMPTY</text:p>
          </table:table-cell>
          <table:table-cell table:formula="of:=['Pre-irrad_4_141031'.C16]" office:value-type="string" office:string-value="0050_4R16" calcext:value-type="string">
            <text:p>0050_4R16</text:p>
          </table:table-cell>
          <table:table-cell table:formula="of:=['Pre-irrad_4_141031'.D16]" office:value-type="string" office:string-value="0052_4R17" calcext:value-type="string">
            <text:p>0052_4R17</text:p>
          </table:table-cell>
          <table:table-cell table:formula="of:=['Pre-irrad_4_141031'.E16]" office:value-type="string" office:string-value="0100_1R27" calcext:value-type="string">
            <text:p>0100_1R27</text:p>
          </table:table-cell>
          <table:table-cell table:style-name="ce13" table:formula="of:=['Pre-irrad_4_141031'.F16]" office:value-type="string" office:string-value="EMPTY" calcext:value-type="string">
            <text:p>EMPTY</text:p>
          </table:table-cell>
          <table:table-cell table:formula="of:=['Pre-irrad_4_141031'.G16]" office:value-type="string" office:string-value="0100_2R27" calcext:value-type="string">
            <text:p>0100_2R27</text:p>
          </table:table-cell>
          <table:table-cell table:formula="of:=['Pre-irrad_4_141031'.H16]" office:value-type="string" office:string-value="0100_3R27" calcext:value-type="string">
            <text:p>0100_3R27</text:p>
          </table:table-cell>
          <table:table-cell table:formula="of:=['Pre-irrad_4_141031'.I16]" office:value-type="string" office:string-value="0100_4R27" calcext:value-type="string">
            <text:p>0100_4R27</text:p>
          </table:table-cell>
          <table:table-cell table:formula="of:=['Pre-irrad_4_141031'.J16]" office:value-type="string" office:string-value="1000_1R37" calcext:value-type="string">
            <text:p>1000_1R37</text:p>
          </table:table-cell>
          <table:table-cell table:formula="of:=['Pre-irrad_4_141031'.K16]" office:value-type="string" office:string-value="1000_2R37" calcext:value-type="string">
            <text:p>1000_2R37</text:p>
          </table:table-cell>
          <table:table-cell table:formula="of:=['Pre-irrad_4_141031'.L16]" office:value-type="string" office:string-value="1000_3R37" calcext:value-type="string">
            <text:p>1000_3R37</text:p>
          </table:table-cell>
          <table:table-cell table:formula="of:=['Pre-irrad_4_141031'.M16]" office:value-type="string" office:string-value="1000_4R37" calcext:value-type="string">
            <text:p>1000_4R37</text:p>
          </table:table-cell>
        </table:table-row>
        <table:table-row table:style-name="ro1">
          <table:table-cell table:style-name="ce8" table:formula="of:=['Pre-irrad_4_141031'.A17]" office:value-type="string" office:string-value="R1" calcext:value-type="string">
            <text:p>R1</text:p>
          </table:table-cell>
          <table:table-cell table:style-name="ce2" table:formula="of:=['Pre-irrad_4_141031'.B17]" office:value-type="string" office:string-value="0050_REF1" calcext:value-type="string">
            <text:p>0050_REF1</text:p>
          </table:table-cell>
          <table:table-cell table:style-name="ce2" table:formula="of:=['Pre-irrad_4_141031'.C17]" office:value-type="string" office:string-value="0052_REF1" calcext:value-type="string">
            <text:p>0052_REF1</text:p>
          </table:table-cell>
          <table:table-cell table:style-name="ce2" table:formula="of:=['Pre-irrad_4_141031'.D17]" office:value-type="string" office:string-value="0100_REF1" calcext:value-type="string">
            <text:p>0100_REF1</text:p>
          </table:table-cell>
          <table:table-cell table:style-name="ce2" table:formula="of:=['Pre-irrad_4_141031'.E17]" office:value-type="string" office:string-value="0102_REF1" calcext:value-type="string">
            <text:p>0102_REF1</text:p>
          </table:table-cell>
          <table:table-cell table:style-name="ce2" table:formula="of:=['Pre-irrad_4_141031'.F17]" office:value-type="string" office:string-value="0140_REF1" calcext:value-type="string">
            <text:p>0140_REF1</text:p>
          </table:table-cell>
          <table:table-cell table:style-name="ce2" table:formula="of:=['Pre-irrad_4_141031'.G17]" office:value-type="string" office:string-value="0142_REF1" calcext:value-type="string">
            <text:p>0142_REF1</text:p>
          </table:table-cell>
          <table:table-cell table:style-name="ce2" table:formula="of:=['Pre-irrad_4_141031'.H17]" office:value-type="string" office:string-value="1000_REF1" calcext:value-type="string">
            <text:p>1000_REF1</text:p>
          </table:table-cell>
          <table:table-cell table:style-name="ce2" table:formula="of:=['Pre-irrad_4_141031'.I17]" office:value-type="string" office:string-value="1002_REF1" calcext:value-type="string">
            <text:p>1002_REF1</text:p>
          </table:table-cell>
          <table:table-cell table:style-name="ce2" table:formula="of:=['Pre-irrad_4_141031'.J17]" office:value-type="string" office:string-value="0050_REF2" calcext:value-type="string">
            <text:p>0050_REF2</text:p>
          </table:table-cell>
          <table:table-cell table:style-name="ce2" table:formula="of:=['Pre-irrad_4_141031'.K17]" office:value-type="string" office:string-value="0052_REF2" calcext:value-type="string">
            <text:p>0052_REF2</text:p>
          </table:table-cell>
          <table:table-cell table:style-name="ce2" table:formula="of:=['Pre-irrad_4_141031'.L17]" office:value-type="string" office:string-value="0100_REF2" calcext:value-type="string">
            <text:p>0100_REF2</text:p>
          </table:table-cell>
          <table:table-cell table:style-name="ce2" table:formula="of:=['Pre-irrad_4_141031'.M17]" office:value-type="string" office:string-value="0102_REF2" calcext:value-type="string">
            <text:p>0102_REF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5">00/00/0000</text:date>, <text:time style:data-style-name="N2" text:time-value="14:54:58.01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11-05T15:00:12.863000000</dc:date>
    <meta:editing-duration>PT9H36M33S</meta:editing-duration>
    <meta:editing-cycles>42</meta:editing-cycles>
    <meta:generator>LibreOffice/4.3.2.2$Windows_x86 LibreOffice_project/edfb5295ba211bd31ad47d0bad0118690f76407d</meta:generator>
    <meta:document-statistic meta:table-count="16" meta:cell-count="2842" meta:object-count="0"/>
  </office:meta>
</office:document-meta>
</file>